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Subtitle" style:family="paragraph">
      <style:paragraph-properties fo:border-top="none" fo:border-left="none" fo:border-bottom="0.0104in solid #000000" fo:border-right="none" fo:padding-top="0in" fo:padding-left="0in" fo:padding-bottom="0.0138in" fo:padding-right="0in" style:shadow="none"/>
    </style:style>
    <style:style style:name="P3" style:parent-style-name="ListParagraph" style:family="paragraph"/>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T14" style:parent-style-name="DefaultParagraphFont" style:family="text">
      <style:text-properties fo:color="#222222" fo:background-color="#FFFFFF"/>
    </style:style>
    <style:style style:name="T15" style:parent-style-name="Hyperlink" style:family="text">
      <style:text-properties style:font-name-complex="Calibri" fo:color="#0B0080" fo:background-color="#FFFFFF"/>
    </style:style>
    <style:style style:name="P16" style:parent-style-name="ListParagraph" style:family="paragraph"/>
    <style:style style:name="T17" style:parent-style-name="DefaultParagraphFont" style:family="text">
      <style:text-properties fo:color="#222222" fo:background-color="#FFFFFF"/>
    </style:style>
    <style:style style:name="P18" style:parent-style-name="ListParagraph" style:family="paragraph"/>
    <style:style style:name="T19" style:parent-style-name="DefaultParagraphFont" style:family="text">
      <style:text-properties fo:color="#222222" fo:background-color="#FFFFFF"/>
    </style:style>
    <style:style style:name="T20" style:parent-style-name="Hyperlink" style:family="text">
      <style:text-properties style:font-name-complex="Calibri" fo:color="#0B0080" fo:background-color="#FFFFFF"/>
    </style:style>
    <style:style style:name="T21" style:parent-style-name="Hyperlink" style:family="text">
      <style:text-properties style:font-name-complex="Calibri" fo:color="#0B0080" fo:background-color="#FFFFFF"/>
    </style:style>
    <style:style style:name="T22" style:parent-style-name="Hyperlink" style:family="text">
      <style:text-properties style:font-name-complex="Calibri" fo:color="#0B0080" fo:background-color="#FFFFFF"/>
    </style:style>
    <style:style style:name="P23" style:parent-style-name="ListParagraph" style:family="paragraph"/>
    <style:style style:name="T24" style:parent-style-name="DefaultParagraphFont" style:family="text">
      <style:text-properties fo:color="#222222" fo:background-color="#FFFFFF"/>
    </style:style>
    <style:style style:name="P25" style:parent-style-name="ListParagraph" style:family="paragraph"/>
    <style:style style:name="T26" style:parent-style-name="DefaultParagraphFont" style:family="text">
      <style:text-properties fo:color="#222222" fo:background-color="#FFFFFF"/>
    </style:style>
    <style:style style:name="P27" style:parent-style-name="ListParagraph" style:family="paragraph"/>
    <style:style style:name="T28" style:parent-style-name="DefaultParagraphFont" style:family="text">
      <style:text-properties fo:color="#222222" fo:background-color="#FFFFFF"/>
    </style:style>
    <style:style style:name="T29" style:parent-style-name="Hyperlink" style:family="text">
      <style:text-properties style:font-name-complex="Calibri" fo:color="#0B0080" fo:background-color="#FFFFFF"/>
    </style:style>
    <style:style style:name="P30" style:parent-style-name="ListParagraph" style:family="paragraph"/>
    <style:style style:name="T31" style:parent-style-name="DefaultParagraphFont" style:family="text">
      <style:text-properties fo:color="#222222" fo:background-color="#FFFFFF"/>
    </style:style>
    <style:style style:name="T32" style:parent-style-name="Hyperlink" style:family="text">
      <style:text-properties style:font-name-complex="Calibri" fo:color="#0B0080" fo:background-color="#FFFFFF"/>
    </style:style>
    <style:style style:name="P33" style:parent-style-name="ListParagraph" style:family="paragraph"/>
    <style:style style:name="T34" style:parent-style-name="DefaultParagraphFont" style:family="text">
      <style:text-properties fo:background-color="#FFFFFF"/>
    </style:style>
    <style:style style:name="P35" style:parent-style-name="ListParagraph" style:family="paragraph"/>
    <style:style style:name="T36" style:parent-style-name="DefaultParagraphFont" style:family="text">
      <style:text-properties fo:background-color="#FFFFFF"/>
    </style:style>
    <style:style style:name="P37" style:parent-style-name="ListParagraph" style:family="paragraph"/>
    <style:style style:name="T38" style:parent-style-name="DefaultParagraphFont" style:family="text">
      <style:text-properties fo:background-color="#FFFFFF"/>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fo:background-color="#FFFFFF"/>
    </style:style>
    <style:style style:name="T41" style:parent-style-name="DefaultParagraphFont" style:family="text">
      <style:text-properties fo:background-color="#FFFFFF"/>
    </style:style>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ListParagraph" style:family="paragraph"/>
    <style:style style:name="P46" style:parent-style-name="ListParagraph" style:family="paragraph"/>
    <style:style style:name="P47" style:parent-style-name="ListParagraph" style:family="paragraph"/>
    <style:style style:name="P48" style:parent-style-name="ListParagraph" style:family="paragraph"/>
    <style:style style:name="P49" style:parent-style-name="ListParagraph" style:family="paragraph"/>
    <style:style style:name="P50" style:parent-style-name="ListParagraph" style:family="paragraph"/>
    <style:style style:name="P51" style:parent-style-name="ListParagraph" style:family="paragraph"/>
    <style:style style:name="P52" style:parent-style-name="ListParagraph" style:family="paragraph"/>
    <style:style style:name="P53" style:parent-style-name="ListParagraph" style:family="paragraph"/>
    <style:style style:name="P54" style:parent-style-name="ListParagraph" style:family="paragraph"/>
    <style:style style:name="P55" style:parent-style-name="ListParagraph" style:family="paragraph"/>
    <style:style style:name="P56" style:parent-style-name="ListParagraph" style:family="paragraph"/>
    <style:style style:name="P57" style:parent-style-name="ListParagraph" style:family="paragraph"/>
    <style:style style:name="P58" style:parent-style-name="ListParagraph" style:family="paragraph"/>
    <style:style style:name="P59" style:parent-style-name="ListParagraph" style:family="paragraph"/>
    <style:style style:name="P60" style:parent-style-name="ListParagraph" style:family="paragraph"/>
    <style:style style:name="P61" style:parent-style-name="ListParagraph" style:family="paragraph"/>
    <style:style style:name="P62" style:parent-style-name="ListParagraph" style:family="paragraph"/>
    <style:style style:name="P63" style:parent-style-name="ListParagraph" style:family="paragraph"/>
    <style:style style:name="P64" style:parent-style-name="ListParagraph" style:family="paragraph"/>
    <style:style style:name="P65" style:parent-style-name="ListParagraph" style:family="paragraph"/>
    <style:style style:name="P66" style:parent-style-name="ListParagraph" style:family="paragraph"/>
    <style:style style:name="P67" style:parent-style-name="ListParagraph" style:family="paragraph"/>
    <style:style style:name="P68" style:parent-style-name="ListParagraph" style:family="paragraph"/>
    <style:style style:name="P69" style:parent-style-name="ListParagraph" style:family="paragraph"/>
    <style:style style:name="P70" style:parent-style-name="ListParagraph" style:family="paragraph"/>
    <style:style style:name="P71" style:parent-style-name="ListParagraph" style:family="paragraph"/>
    <style:style style:name="P72" style:parent-style-name="ListParagraph" style:family="paragraph"/>
    <style:style style:name="P73" style:parent-style-name="ListParagraph" style:family="paragraph"/>
    <style:style style:name="T74" style:parent-style-name="DefaultParagraphFont" style:family="text">
      <style:text-properties style:text-position="super 63.6%"/>
    </style:style>
    <style:style style:name="P75" style:parent-style-name="ListParagraph" style:family="paragraph"/>
    <style:style style:name="P76" style:parent-style-name="ListParagraph" style:family="paragraph"/>
    <style:style style:name="P77" style:parent-style-name="ListParagraph" style:family="paragraph"/>
    <style:style style:name="P78" style:parent-style-name="ListParagraph" style:family="paragraph"/>
    <style:style style:name="P79" style:parent-style-name="ListParagraph" style:family="paragraph"/>
    <style:style style:name="P80" style:parent-style-name="ListParagraph" style:family="paragraph"/>
    <style:style style:name="T81" style:parent-style-name="Hyperlink" style:family="text">
      <style:text-properties style:font-name-complex="Calibri" fo:color="#0B0080" fo:background-color="#FFFFFF"/>
    </style:style>
    <style:style style:name="T82" style:parent-style-name="Hyperlink" style:family="text">
      <style:text-properties style:font-name-complex="Calibri" fo:color="#0B0080" fo:background-color="#FFFFFF"/>
    </style:style>
    <style:style style:name="T83" style:parent-style-name="Hyperlink" style:family="text">
      <style:text-properties style:font-name-complex="Calibri" fo:color="#0B0080" fo:background-color="#FFFFFF"/>
    </style:style>
    <style:style style:name="T84" style:parent-style-name="Hyperlink" style:family="text">
      <style:text-properties style:font-name-complex="Calibri" fo:color="#0B0080" fo:background-color="#FFFFFF"/>
    </style:style>
    <style:style style:family="graphic" style:name="a227">
      <style:graphic-properties draw:fill="none" draw:stroke="solid" svg:stroke-width="0.00694in" svg:stroke-color="#4472c4" svg:stroke-opacity="100%" draw:stroke-linejoin="miter" svg:stroke-linecap="butt"/>
    </style:style>
    <style:style style:family="graphic" style:name="a303">
      <style:graphic-properties draw:fill="none" draw:stroke="solid" svg:stroke-width="0.00694in" svg:stroke-color="#4472c4" svg:stroke-opacity="100%" draw:stroke-linejoin="miter" svg:stroke-linecap="butt"/>
    </style:style>
    <style:style style:family="graphic" style:name="a228">
      <style:graphic-properties draw:fill="none" draw:stroke="solid" svg:stroke-width="0.00694in" svg:stroke-color="#4472c4" svg:stroke-opacity="100%" draw:stroke-linejoin="miter" svg:stroke-linecap="butt"/>
    </style:style>
    <style:style style:family="graphic" style:name="a304">
      <style:graphic-properties draw:fill="none" draw:stroke="solid" svg:stroke-width="0.00694in" svg:stroke-color="#4472c4" svg:stroke-opacity="100%" draw:stroke-linejoin="miter" svg:stroke-linecap="butt"/>
    </style:style>
    <style:style style:family="graphic" style:name="a229">
      <style:graphic-properties draw:fill="none" draw:stroke="solid" svg:stroke-width="0.00694in" svg:stroke-color="#4472c4" svg:stroke-opacity="100%" draw:stroke-linejoin="miter" svg:stroke-linecap="butt"/>
    </style:style>
    <style:style style:family="graphic" style:name="a305">
      <style:graphic-properties draw:fill="none" draw:stroke="solid" svg:stroke-width="0.00694in" svg:stroke-color="#4472c4" svg:stroke-opacity="100%" draw:stroke-linejoin="miter" svg:stroke-linecap="butt"/>
    </style:style>
    <style:style style:family="graphic" style:name="a306">
      <style:graphic-properties draw:fill="none" draw:stroke="solid" svg:stroke-width="0.00694in" svg:stroke-color="#4472c4" svg:stroke-opacity="100%" draw:stroke-linejoin="miter" svg:stroke-linecap="butt"/>
    </style:style>
    <style:style style:family="graphic" style:name="a307">
      <style:graphic-properties draw:fill="none" draw:stroke="solid" svg:stroke-width="0.00694in" svg:stroke-color="#4472c4" svg:stroke-opacity="100%" draw:stroke-linejoin="miter" svg:stroke-linecap="butt"/>
    </style:style>
    <style:style style:family="graphic" style:name="a308">
      <style:graphic-properties draw:fill="none" draw:stroke="solid" svg:stroke-width="0.00694in" svg:stroke-color="#4472c4" svg:stroke-opacity="100%" draw:stroke-linejoin="miter" svg:stroke-linecap="butt"/>
    </style:style>
    <style:style style:family="graphic" style:name="a309">
      <style:graphic-properties draw:fill="none" draw:stroke="solid" svg:stroke-width="0.00694in" svg:stroke-color="#4472c4" svg:stroke-opacity="100%" draw:stroke-linejoin="miter" svg:stroke-linecap="butt"/>
    </style:style>
    <style:style style:family="graphic" style:name="a150">
      <style:graphic-properties/>
    </style:style>
    <style:style style:family="graphic" style:name="a151">
      <style:graphic-properties draw:fill="solid" draw:fill-color="#ffe699" draw:opacity="100%" draw:stroke="none"/>
    </style:style>
    <style:style style:family="graphic" style:name="a152">
      <style:graphic-properties draw:fill="solid" draw:fill-color="#fff2cc" draw:opacity="100%" draw:stroke="none"/>
    </style:style>
    <style:style style:family="graphic" style:name="a230">
      <style:graphic-properties draw:fill="none" draw:stroke="solid" svg:stroke-width="0.00694in" svg:stroke-color="#4472c4" svg:stroke-opacity="100%" draw:stroke-linejoin="miter" svg:stroke-linecap="butt"/>
    </style:style>
    <style:style style:family="graphic" style:name="a154">
      <style:graphic-properties draw:fill="none" draw:stroke="dash" draw:stroke-dash="a153" svg:stroke-width="0.01389in" svg:stroke-color="#4472c4" svg:stroke-opacity="100%" draw:stroke-linejoin="miter" svg:stroke-linecap="butt"/>
    </style:style>
    <style:style style:family="graphic" style:name="a231">
      <style:graphic-properties draw:fill="none" draw:stroke="solid" svg:stroke-width="0.00694in" svg:stroke-color="#4472c4" svg:stroke-opacity="100%" draw:stroke-linejoin="miter" svg:stroke-linecap="butt"/>
    </style:style>
    <style:style style:family="graphic" style:name="a232">
      <style:graphic-properties draw:fill="none" draw:stroke="solid" svg:stroke-width="0.00694in" svg:stroke-color="#4472c4" svg:stroke-opacity="100%" draw:stroke-linejoin="miter" svg:stroke-linecap="butt"/>
    </style:style>
    <style:style style:family="graphic" style:name="a156">
      <style:graphic-properties draw:fill="none" draw:stroke="dash" draw:stroke-dash="a155" svg:stroke-width="0.01389in" svg:stroke-color="#4472c4" svg:stroke-opacity="100%" draw:stroke-linejoin="miter" svg:stroke-linecap="butt"/>
    </style:style>
    <style:style style:family="graphic" style:name="a233">
      <style:graphic-properties draw:fill="none" draw:stroke="solid" svg:stroke-width="0.00694in" svg:stroke-color="#4472c4" svg:stroke-opacity="100%" draw:stroke-linejoin="miter" svg:stroke-linecap="butt"/>
    </style:style>
    <style:style style:family="graphic" style:name="a157">
      <style:graphic-properties draw:fill="none" draw:stroke="solid" svg:stroke-width="0.00694in" svg:stroke-color="#4472c4" svg:stroke-opacity="100%" draw:stroke-linejoin="miter" svg:stroke-linecap="butt"/>
    </style:style>
    <style:style style:family="graphic" style:name="a234">
      <style:graphic-properties draw:fill="none" draw:stroke="solid" svg:stroke-width="0.00694in" svg:stroke-color="#4472c4" svg:stroke-opacity="100%" draw:stroke-linejoin="miter" svg:stroke-linecap="butt"/>
    </style:style>
    <style:style style:family="graphic" style:name="a158">
      <style:graphic-properties draw:fill="none" draw:stroke="solid" svg:stroke-width="0.00694in" svg:stroke-color="#4472c4" svg:stroke-opacity="100%" draw:stroke-linejoin="miter" svg:stroke-linecap="butt"/>
    </style:style>
    <style:style style:family="graphic" style:name="a310">
      <style:graphic-properties draw:fill="none" draw:stroke="solid" svg:stroke-width="0.00694in" svg:stroke-color="#4472c4" svg:stroke-opacity="100%" draw:stroke-linejoin="miter" svg:stroke-linecap="butt"/>
    </style:style>
    <style:style style:family="graphic" style:name="a235">
      <style:graphic-properties draw:fill="none" draw:stroke="solid" svg:stroke-width="0.00694in" svg:stroke-color="#4472c4" svg:stroke-opacity="100%" draw:stroke-linejoin="miter" svg:stroke-linecap="butt"/>
    </style:style>
    <style:style style:family="graphic" style:name="a159">
      <style:graphic-properties draw:fill="none" draw:stroke="solid" svg:stroke-width="0.00694in" svg:stroke-color="#4472c4" svg:stroke-opacity="100%" draw:stroke-linejoin="miter" svg:stroke-linecap="butt"/>
    </style:style>
    <style:style style:family="graphic" style:name="a311">
      <style:graphic-properties draw:fill="none" draw:stroke="solid" svg:stroke-width="0.00694in" svg:stroke-color="#4472c4" svg:stroke-opacity="100%" draw:stroke-linejoin="miter" svg:stroke-linecap="butt"/>
    </style:style>
    <style:style style:family="graphic" style:name="a236">
      <style:graphic-properties draw:fill="none" draw:stroke="solid" svg:stroke-width="0.00694in" svg:stroke-color="#4472c4" svg:stroke-opacity="100%" draw:stroke-linejoin="miter" svg:stroke-linecap="butt"/>
    </style:style>
    <style:style style:family="graphic" style:name="a312">
      <style:graphic-properties draw:fill="none" draw:stroke="solid" svg:stroke-width="0.00694in" svg:stroke-color="#4472c4" svg:stroke-opacity="100%" draw:stroke-linejoin="miter" svg:stroke-linecap="butt"/>
    </style:style>
    <style:style style:family="graphic" style:name="a237">
      <style:graphic-properties draw:fill="none" draw:stroke="solid" svg:stroke-width="0.00694in" svg:stroke-color="#4472c4" svg:stroke-opacity="100%" draw:stroke-linejoin="miter" svg:stroke-linecap="butt"/>
    </style:style>
    <style:style style:family="graphic" style:name="a313">
      <style:graphic-properties draw:fill="none" draw:stroke="solid" svg:stroke-width="0.00694in" svg:stroke-color="#4472c4" svg:stroke-opacity="100%" draw:stroke-linejoin="miter" svg:stroke-linecap="butt"/>
    </style:style>
    <style:style style:family="graphic" style:name="a238">
      <style:graphic-properties draw:fill="none" draw:stroke="solid" svg:stroke-width="0.00694in" svg:stroke-color="#4472c4" svg:stroke-opacity="100%" draw:stroke-linejoin="miter" svg:stroke-linecap="butt"/>
    </style:style>
    <style:style style:family="graphic" style:name="a314">
      <style:graphic-properties draw:fill="none" draw:stroke="solid" svg:stroke-width="0.00694in" svg:stroke-color="#4472c4" svg:stroke-opacity="100%" draw:stroke-linejoin="miter" svg:stroke-linecap="butt"/>
    </style:style>
    <style:style style:family="graphic" style:name="a239">
      <style:graphic-properties draw:fill="none" draw:stroke="solid" svg:stroke-width="0.00694in" svg:stroke-color="#4472c4" svg:stroke-opacity="100%" draw:stroke-linejoin="miter" svg:stroke-linecap="butt"/>
    </style:style>
    <style:style style:family="graphic" style:name="a315">
      <style:graphic-properties draw:fill="none" draw:stroke="solid" svg:stroke-width="0.00694in" svg:stroke-color="#4472c4" svg:stroke-opacity="100%" draw:stroke-linejoin="miter" svg:stroke-linecap="butt"/>
    </style:style>
    <style:style style:family="graphic" style:name="a316">
      <style:graphic-properties draw:fill="none" draw:stroke="solid" svg:stroke-width="0.00694in" svg:stroke-color="#4472c4" svg:stroke-opacity="100%" draw:stroke-linejoin="miter" svg:stroke-linecap="butt"/>
    </style:style>
    <style:style style:family="graphic" style:name="a317">
      <style:graphic-properties draw:fill="none" draw:stroke="solid" svg:stroke-width="0.00694in" svg:stroke-color="#4472c4" svg:stroke-opacity="100%" draw:stroke-linejoin="miter" svg:stroke-linecap="butt"/>
    </style:style>
    <style:style style:family="graphic" style:name="a318">
      <style:graphic-properties draw:fill="none" draw:stroke="solid" svg:stroke-width="0.00694in" svg:stroke-color="#4472c4" svg:stroke-opacity="100%" draw:stroke-linejoin="miter" svg:stroke-linecap="butt"/>
    </style:style>
    <style:style style:family="graphic" style:name="a319">
      <style:graphic-properties draw:fill="none" draw:stroke="solid" svg:stroke-width="0.00694in" svg:stroke-color="#4472c4" svg:stroke-opacity="100%" draw:stroke-linejoin="miter" svg:stroke-linecap="butt"/>
    </style:style>
    <style:style style:family="graphic" style:name="a161">
      <style:graphic-properties draw:fill="none" draw:stroke="dash" draw:stroke-dash="a160" svg:stroke-width="0.01389in" svg:stroke-color="#4472c4" svg:stroke-opacity="100%" draw:stroke-linejoin="miter" svg:stroke-linecap="butt"/>
    </style:style>
    <style:style style:family="graphic" style:name="a162">
      <style:graphic-properties draw:fill="none" draw:stroke="solid" svg:stroke-width="0.00694in" svg:stroke-color="#4472c4" svg:stroke-opacity="100%" draw:stroke-linejoin="miter" svg:stroke-linecap="butt"/>
    </style:style>
    <style:style style:family="graphic" style:name="a163">
      <style:graphic-properties draw:fill="none" draw:stroke="solid" svg:stroke-width="0.00694in" svg:stroke-color="#4472c4" svg:stroke-opacity="100%" draw:stroke-linejoin="miter" svg:stroke-linecap="butt"/>
    </style:style>
    <style:style style:family="graphic" style:name="a240">
      <style:graphic-properties draw:fill="none" draw:stroke="solid" svg:stroke-width="0.00694in" svg:stroke-color="#4472c4" svg:stroke-opacity="100%" draw:stroke-linejoin="miter" svg:stroke-linecap="butt"/>
    </style:style>
    <style:style style:family="graphic" style:name="a241">
      <style:graphic-properties draw:fill="none" draw:stroke="solid" svg:stroke-width="0.00694in" svg:stroke-color="#4472c4" svg:stroke-opacity="100%" draw:stroke-linejoin="miter" svg:stroke-linecap="butt"/>
    </style:style>
    <style:style style:family="graphic" style:name="a165">
      <style:graphic-properties draw:fill="none" draw:stroke="dash" draw:stroke-dash="a164" svg:stroke-width="0.01389in" svg:stroke-color="#4472c4" svg:stroke-opacity="100%" draw:stroke-linejoin="miter" svg:stroke-linecap="butt"/>
    </style:style>
    <style:style style:family="graphic" style:name="a242">
      <style:graphic-properties draw:fill="none" draw:stroke="solid" svg:stroke-width="0.00694in" svg:stroke-color="#4472c4" svg:stroke-opacity="100%" draw:stroke-linejoin="miter" svg:stroke-linecap="butt"/>
    </style:style>
    <style:style style:family="graphic" style:name="a166">
      <style:graphic-properties draw:fill="solid" draw:fill-color="#a5a5a5" draw:opacity="100%" draw:stroke="solid" svg:stroke-width="0.01389in" svg:stroke-color="#787878" svg:stroke-opacity="100%" draw:stroke-linejoin="miter" svg:stroke-linecap="butt"/>
    </style:style>
    <style:style style:family="graphic" style:name="a243">
      <style:graphic-properties draw:fill="none" draw:stroke="solid" svg:stroke-width="0.00694in" svg:stroke-color="#4472c4" svg:stroke-opacity="100%" draw:stroke-linejoin="miter" svg:stroke-linecap="butt"/>
    </style:style>
    <style:style style:family="graphic" style:name="a167">
      <style:graphic-properties draw:fill="solid" draw:fill-color="#a5a5a5" draw:opacity="100%" draw:stroke="solid" svg:stroke-width="0.01389in" svg:stroke-color="#787878" svg:stroke-opacity="100%" draw:stroke-linejoin="miter" svg:stroke-linecap="butt"/>
    </style:style>
    <style:style style:family="graphic" style:name="a244">
      <style:graphic-properties draw:fill="none" draw:stroke="solid" svg:stroke-width="0.00694in" svg:stroke-color="#4472c4" svg:stroke-opacity="100%" draw:stroke-linejoin="miter" svg:stroke-linecap="butt"/>
    </style:style>
    <style:style style:family="graphic" style:name="a168">
      <style:graphic-properties draw:fill="solid" draw:fill-color="#a5a5a5" draw:opacity="100%" draw:stroke="solid" svg:stroke-width="0.01389in" svg:stroke-color="#787878" svg:stroke-opacity="100%" draw:stroke-linejoin="miter" svg:stroke-linecap="butt"/>
    </style:style>
    <style:style style:family="graphic" style:name="a320">
      <style:graphic-properties draw:fill="none" draw:stroke="solid" svg:stroke-width="0.00694in" svg:stroke-color="#4472c4" svg:stroke-opacity="100%" draw:stroke-linejoin="miter" svg:stroke-linecap="butt"/>
    </style:style>
    <style:style style:family="graphic" style:name="a245">
      <style:graphic-properties draw:fill="none" draw:stroke="solid" svg:stroke-width="0.00694in" svg:stroke-color="#4472c4" svg:stroke-opacity="100%" draw:stroke-linejoin="miter" svg:stroke-linecap="butt"/>
    </style:style>
    <style:style style:family="graphic" style:name="a169">
      <style:graphic-properties draw:fill="solid" draw:fill-color="#a5a5a5" draw:opacity="100%" draw:stroke="solid" svg:stroke-width="0.01389in" svg:stroke-color="#787878" svg:stroke-opacity="100%" draw:stroke-linejoin="miter" svg:stroke-linecap="butt"/>
    </style:style>
    <style:style style:family="graphic" style:name="a321">
      <style:graphic-properties draw:fill="none" draw:stroke="solid" svg:stroke-width="0.00694in" svg:stroke-color="#4472c4" svg:stroke-opacity="100%" draw:stroke-linejoin="miter" svg:stroke-linecap="butt"/>
    </style:style>
    <style:style style:family="graphic" style:name="a246">
      <style:graphic-properties draw:fill="none" draw:stroke="solid" svg:stroke-width="0.00694in" svg:stroke-color="#4472c4" svg:stroke-opacity="100%" draw:stroke-linejoin="miter" svg:stroke-linecap="butt"/>
    </style:style>
    <style:style style:family="graphic" style:name="a322">
      <style:graphic-properties draw:fill="none" draw:stroke="solid" svg:stroke-width="0.00694in" svg:stroke-color="#4472c4" svg:stroke-opacity="100%" draw:stroke-linejoin="miter" svg:stroke-linecap="butt"/>
    </style:style>
    <style:style style:family="graphic" style:name="a247">
      <style:graphic-properties draw:fill="none" draw:stroke="solid" svg:stroke-width="0.00694in" svg:stroke-color="#4472c4" svg:stroke-opacity="100%" draw:stroke-linejoin="miter" svg:stroke-linecap="butt"/>
    </style:style>
    <style:style style:family="graphic" style:name="a323">
      <style:graphic-properties draw:fill="none" draw:stroke="solid" svg:stroke-width="0.00694in" svg:stroke-color="#4472c4" svg:stroke-opacity="100%" draw:stroke-linejoin="miter" svg:stroke-linecap="butt"/>
    </style:style>
    <style:style style:family="graphic" style:name="a248">
      <style:graphic-properties draw:fill="none" draw:stroke="solid" svg:stroke-width="0.00694in" svg:stroke-color="#4472c4" svg:stroke-opacity="100%" draw:stroke-linejoin="miter" svg:stroke-linecap="butt"/>
    </style:style>
    <style:style style:family="graphic" style:name="a400">
      <style:graphic-properties draw:fill="solid" draw:fill-color="#a5a5a5" draw:opacity="100%" draw:stroke="solid" svg:stroke-width="0.01389in" svg:stroke-color="#787878" svg:stroke-opacity="100%" draw:stroke-linejoin="miter" svg:stroke-linecap="butt"/>
    </style:style>
    <style:style style:family="graphic" style:name="a324">
      <style:graphic-properties draw:fill="none" draw:stroke="solid" svg:stroke-width="0.00694in" svg:stroke-color="#4472c4" svg:stroke-opacity="100%" draw:stroke-linejoin="miter" svg:stroke-linecap="butt"/>
    </style:style>
    <style:style style:family="graphic" style:name="a249">
      <style:graphic-properties draw:fill="none" draw:stroke="solid" svg:stroke-width="0.00694in" svg:stroke-color="#4472c4" svg:stroke-opacity="100%" draw:stroke-linejoin="miter" svg:stroke-linecap="butt"/>
    </style:style>
    <style:style style:family="graphic" style:name="a401">
      <style:graphic-properties draw:fill="solid" draw:fill-color="#a5a5a5" draw:opacity="100%" draw:stroke="solid" svg:stroke-width="0.01389in" svg:stroke-color="#787878" svg:stroke-opacity="100%" draw:stroke-linejoin="miter" svg:stroke-linecap="butt"/>
    </style:style>
    <style:style style:family="graphic" style:name="a325">
      <style:graphic-properties draw:fill="none" draw:stroke="solid" svg:stroke-width="0.00694in" svg:stroke-color="#4472c4" svg:stroke-opacity="100%" draw:stroke-linejoin="miter" svg:stroke-linecap="butt"/>
    </style:style>
    <style:style style:family="graphic" style:name="a326">
      <style:graphic-properties draw:fill="none" draw:stroke="solid" svg:stroke-width="0.00694in" svg:stroke-color="#4472c4" svg:stroke-opacity="100%" draw:stroke-linejoin="miter" svg:stroke-linecap="butt"/>
    </style:style>
    <style:style style:family="graphic" style:name="a402">
      <style:graphic-properties draw:fill="solid" draw:fill-color="#a5a5a5" draw:opacity="100%" draw:stroke="solid" svg:stroke-width="0.01389in" svg:stroke-color="#787878" svg:stroke-opacity="100%" draw:stroke-linejoin="miter" svg:stroke-linecap="butt"/>
    </style:style>
    <style:style style:family="graphic" style:name="a327">
      <style:graphic-properties draw:fill="none" draw:stroke="solid" svg:stroke-width="0.00694in" svg:stroke-color="#4472c4" svg:stroke-opacity="100%" draw:stroke-linejoin="miter" svg:stroke-linecap="butt"/>
    </style:style>
    <style:style style:family="graphic" style:name="a403">
      <style:graphic-properties draw:fill="solid" draw:fill-color="#a5a5a5" draw:opacity="100%" draw:stroke="solid" svg:stroke-width="0.01389in" svg:stroke-color="#787878" svg:stroke-opacity="100%" draw:stroke-linejoin="miter" svg:stroke-linecap="butt"/>
    </style:style>
    <style:style style:family="graphic" style:name="a328">
      <style:graphic-properties draw:fill="none" draw:stroke="solid" svg:stroke-width="0.00694in" svg:stroke-color="#4472c4" svg:stroke-opacity="100%" draw:stroke-linejoin="miter" svg:stroke-linecap="butt"/>
    </style:style>
    <style:style style:family="graphic" style:name="a404">
      <style:graphic-properties draw:fill="solid" draw:fill-color="#a5a5a5" draw:opacity="100%" draw:stroke="solid" svg:stroke-width="0.01389in" svg:stroke-color="#787878" svg:stroke-opacity="100%" draw:stroke-linejoin="miter" svg:stroke-linecap="butt"/>
    </style:style>
    <style:style style:family="graphic" style:name="a329">
      <style:graphic-properties draw:fill="none" draw:stroke="solid" svg:stroke-width="0.00694in" svg:stroke-color="#4472c4" svg:stroke-opacity="100%" draw:stroke-linejoin="miter" svg:stroke-linecap="butt"/>
    </style:style>
    <style:style style:family="graphic" style:name="a405">
      <style:graphic-properties draw:fill="solid" draw:fill-color="#a5a5a5" draw:opacity="100%" draw:stroke="solid" svg:stroke-width="0.01389in" svg:stroke-color="#787878" svg:stroke-opacity="100%" draw:stroke-linejoin="miter" svg:stroke-linecap="butt"/>
    </style:style>
    <style:style style:family="graphic" style:name="a406">
      <style:graphic-properties draw:fill="solid" draw:fill-color="#a5a5a5" draw:opacity="100%" draw:stroke="solid" svg:stroke-width="0.01389in" svg:stroke-color="#787878" svg:stroke-opacity="100%" draw:stroke-linejoin="miter" svg:stroke-linecap="butt"/>
    </style:style>
    <style:style style:family="graphic" style:name="a407">
      <style:graphic-properties draw:fill="solid" draw:fill-color="#a5a5a5" draw:opacity="100%" draw:stroke="solid" svg:stroke-width="0.01389in" svg:stroke-color="#787878" svg:stroke-opacity="100%" draw:stroke-linejoin="miter" svg:stroke-linecap="butt"/>
    </style:style>
    <style:style style:family="graphic" style:name="a408">
      <style:graphic-properties draw:fill="solid" draw:fill-color="#a5a5a5" draw:opacity="100%" draw:stroke="solid" svg:stroke-width="0.01389in" svg:stroke-color="#787878" svg:stroke-opacity="100%" draw:stroke-linejoin="miter" svg:stroke-linecap="butt"/>
    </style:style>
    <style:style style:family="graphic" style:name="a409">
      <style:graphic-properties draw:fill="solid" draw:fill-color="#a5a5a5" draw:opacity="100%" draw:stroke="solid" svg:stroke-width="0.01389in" svg:stroke-color="#787878" svg:stroke-opacity="100%" draw:stroke-linejoin="miter" svg:stroke-linecap="butt"/>
    </style:style>
    <style:style style:family="graphic" style:name="a170">
      <style:graphic-properties draw:fill="solid" draw:fill-color="#a5a5a5" draw:opacity="100%" draw:stroke="solid" svg:stroke-width="0.01389in" svg:stroke-color="#787878" svg:stroke-opacity="100%" draw:stroke-linejoin="miter" svg:stroke-linecap="butt"/>
    </style:style>
    <style:style style:family="graphic" style:name="a171">
      <style:graphic-properties draw:fill="solid" draw:fill-color="#a5a5a5" draw:opacity="100%" draw:stroke="solid" svg:stroke-width="0.01389in" svg:stroke-color="#787878" svg:stroke-opacity="100%" draw:stroke-linejoin="miter" svg:stroke-linecap="butt"/>
    </style:style>
    <style:style style:family="graphic" style:name="a172">
      <style:graphic-properties draw:fill="solid" draw:fill-color="#a5a5a5" draw:opacity="100%" draw:stroke="solid" svg:stroke-width="0.01389in" svg:stroke-color="#787878" svg:stroke-opacity="100%" draw:stroke-linejoin="miter" svg:stroke-linecap="butt"/>
    </style:style>
    <style:style style:family="graphic" style:name="a173">
      <style:graphic-properties draw:fill="solid" draw:fill-color="#a5a5a5" draw:opacity="100%" draw:stroke="solid" svg:stroke-width="0.01389in" svg:stroke-color="#787878" svg:stroke-opacity="100%" draw:stroke-linejoin="miter" svg:stroke-linecap="butt"/>
    </style:style>
    <style:style style:family="graphic" style:name="a250">
      <style:graphic-properties draw:fill="none" draw:stroke="solid" svg:stroke-width="0.00694in" svg:stroke-color="#4472c4" svg:stroke-opacity="100%" draw:stroke-linejoin="miter" svg:stroke-linecap="butt"/>
    </style:style>
    <style:style style:family="graphic" style:name="a174">
      <style:graphic-properties draw:fill="solid" draw:fill-color="#a5a5a5" draw:opacity="100%" draw:stroke="solid" svg:stroke-width="0.01389in" svg:stroke-color="#787878" svg:stroke-opacity="100%" draw:stroke-linejoin="miter" svg:stroke-linecap="butt"/>
    </style:style>
    <style:style style:family="graphic" style:name="a251">
      <style:graphic-properties draw:fill="none" draw:stroke="solid" svg:stroke-width="0.00694in" svg:stroke-color="#4472c4" svg:stroke-opacity="100%" draw:stroke-linejoin="miter" svg:stroke-linecap="butt"/>
    </style:style>
    <style:style style:family="graphic" style:name="a175">
      <style:graphic-properties draw:fill="solid" draw:fill-color="#a5a5a5" draw:opacity="100%" draw:stroke="solid" svg:stroke-width="0.01389in" svg:stroke-color="#787878" svg:stroke-opacity="100%" draw:stroke-linejoin="miter" svg:stroke-linecap="butt"/>
    </style:style>
    <style:style style:family="graphic" style:name="a252">
      <style:graphic-properties draw:fill="none" draw:stroke="solid" svg:stroke-width="0.00694in" svg:stroke-color="#4472c4" svg:stroke-opacity="100%" draw:stroke-linejoin="miter" svg:stroke-linecap="butt"/>
    </style:style>
    <style:style style:family="graphic" style:name="a176">
      <style:graphic-properties draw:fill="solid" draw:fill-color="#a5a5a5" draw:opacity="100%" draw:stroke="solid" svg:stroke-width="0.01389in" svg:stroke-color="#787878" svg:stroke-opacity="100%" draw:stroke-linejoin="miter" svg:stroke-linecap="butt"/>
    </style:style>
    <style:style style:family="graphic" style:name="a253">
      <style:graphic-properties draw:fill="none" draw:stroke="solid" svg:stroke-width="0.00694in" svg:stroke-color="#4472c4" svg:stroke-opacity="100%" draw:stroke-linejoin="miter" svg:stroke-linecap="butt"/>
    </style:style>
    <style:style style:family="graphic" style:name="a177">
      <style:graphic-properties draw:fill="solid" draw:fill-color="#a5a5a5" draw:opacity="100%" draw:stroke="solid" svg:stroke-width="0.01389in" svg:stroke-color="#787878" svg:stroke-opacity="100%" draw:stroke-linejoin="miter" svg:stroke-linecap="butt"/>
    </style:style>
    <style:style style:family="graphic" style:name="a254">
      <style:graphic-properties draw:fill="none" draw:stroke="solid" svg:stroke-width="0.00694in" svg:stroke-color="#4472c4" svg:stroke-opacity="100%" draw:stroke-linejoin="miter" svg:stroke-linecap="butt"/>
    </style:style>
    <style:style style:family="graphic" style:name="a178">
      <style:graphic-properties draw:fill="solid" draw:fill-color="#a5a5a5" draw:opacity="100%" draw:stroke="solid" svg:stroke-width="0.01389in" svg:stroke-color="#787878" svg:stroke-opacity="100%" draw:stroke-linejoin="miter" svg:stroke-linecap="butt"/>
    </style:style>
    <style:style style:family="graphic" style:name="a330">
      <style:graphic-properties draw:fill="none" draw:stroke="solid" svg:stroke-width="0.00694in" svg:stroke-color="#4472c4" svg:stroke-opacity="100%" draw:stroke-linejoin="miter" svg:stroke-linecap="butt"/>
    </style:style>
    <style:style style:family="graphic" style:name="a255">
      <style:graphic-properties draw:fill="none" draw:stroke="solid" svg:stroke-width="0.00694in" svg:stroke-color="#4472c4" svg:stroke-opacity="100%" draw:stroke-linejoin="miter" svg:stroke-linecap="butt"/>
    </style:style>
    <style:style style:family="graphic" style:name="a179">
      <style:graphic-properties draw:fill="solid" draw:fill-color="#a5a5a5" draw:opacity="100%" draw:stroke="solid" svg:stroke-width="0.01389in" svg:stroke-color="#787878" svg:stroke-opacity="100%" draw:stroke-linejoin="miter" svg:stroke-linecap="butt"/>
    </style:style>
    <style:style style:family="graphic" style:name="a331">
      <style:graphic-properties draw:fill="none" draw:stroke="solid" svg:stroke-width="0.00694in" svg:stroke-color="#4472c4" svg:stroke-opacity="100%" draw:stroke-linejoin="miter" svg:stroke-linecap="butt"/>
    </style:style>
    <style:style style:family="graphic" style:name="a256">
      <style:graphic-properties draw:fill="none" draw:stroke="solid" svg:stroke-width="0.00694in" svg:stroke-color="#4472c4" svg:stroke-opacity="100%" draw:stroke-linejoin="miter" svg:stroke-linecap="butt"/>
    </style:style>
    <style:style style:family="graphic" style:name="a332">
      <style:graphic-properties draw:fill="none" draw:stroke="solid" svg:stroke-width="0.00694in" svg:stroke-color="#4472c4" svg:stroke-opacity="100%" draw:stroke-linejoin="miter" svg:stroke-linecap="butt"/>
    </style:style>
    <style:style style:family="graphic" style:name="a257">
      <style:graphic-properties draw:fill="none" draw:stroke="solid" svg:stroke-width="0.00694in" svg:stroke-color="#4472c4" svg:stroke-opacity="100%" draw:stroke-linejoin="miter" svg:stroke-linecap="butt"/>
    </style:style>
    <style:style style:family="graphic" style:name="a333">
      <style:graphic-properties draw:fill="none" draw:stroke="solid" svg:stroke-width="0.00694in" svg:stroke-color="#4472c4" svg:stroke-opacity="100%" draw:stroke-linejoin="miter" svg:stroke-linecap="butt"/>
    </style:style>
    <style:style style:family="graphic" style:name="a258">
      <style:graphic-properties draw:fill="none" draw:stroke="solid" svg:stroke-width="0.00694in" svg:stroke-color="#4472c4" svg:stroke-opacity="100%" draw:stroke-linejoin="miter" svg:stroke-linecap="butt"/>
    </style:style>
    <style:style style:family="graphic" style:name="a410">
      <style:graphic-properties draw:fill="solid" draw:fill-color="#a5a5a5" draw:opacity="100%" draw:stroke="solid" svg:stroke-width="0.01389in" svg:stroke-color="#787878" svg:stroke-opacity="100%" draw:stroke-linejoin="miter" svg:stroke-linecap="butt"/>
    </style:style>
    <style:style style:family="graphic" style:name="a334">
      <style:graphic-properties draw:fill="none" draw:stroke="solid" svg:stroke-width="0.00694in" svg:stroke-color="#4472c4" svg:stroke-opacity="100%" draw:stroke-linejoin="miter" svg:stroke-linecap="butt"/>
    </style:style>
    <style:style style:family="graphic" style:name="a259">
      <style:graphic-properties draw:fill="none" draw:stroke="solid" svg:stroke-width="0.00694in" svg:stroke-color="#4472c4" svg:stroke-opacity="100%" draw:stroke-linejoin="miter" svg:stroke-linecap="butt"/>
    </style:style>
    <style:style style:family="graphic" style:name="a411">
      <style:graphic-properties draw:fill="solid" draw:fill-color="#a5a5a5" draw:opacity="100%" draw:stroke="solid" svg:stroke-width="0.01389in" svg:stroke-color="#787878" svg:stroke-opacity="100%" draw:stroke-linejoin="miter" svg:stroke-linecap="butt"/>
    </style:style>
    <style:style style:family="graphic" style:name="a335">
      <style:graphic-properties draw:fill="none" draw:stroke="solid" svg:stroke-width="0.00694in" svg:stroke-color="#4472c4" svg:stroke-opacity="100%" draw:stroke-linejoin="miter" svg:stroke-linecap="butt"/>
    </style:style>
    <style:style style:family="graphic" style:name="a336">
      <style:graphic-properties draw:fill="solid" draw:fill-color="#a5a5a5" draw:opacity="100%" draw:stroke="solid" svg:stroke-width="0.01389in" svg:stroke-color="#787878" svg:stroke-opacity="100%" draw:stroke-linejoin="miter" svg:stroke-linecap="butt"/>
    </style:style>
    <style:style style:family="graphic" style:name="a412">
      <style:graphic-properties draw:fill="solid" draw:fill-color="#a5a5a5" draw:opacity="100%" draw:stroke="solid" svg:stroke-width="0.01389in" svg:stroke-color="#787878" svg:stroke-opacity="100%" draw:stroke-linejoin="miter" svg:stroke-linecap="butt"/>
    </style:style>
    <style:style style:family="graphic" style:name="a337">
      <style:graphic-properties draw:fill="solid" draw:fill-color="#a5a5a5" draw:opacity="100%" draw:stroke="solid" svg:stroke-width="0.01389in" svg:stroke-color="#787878" svg:stroke-opacity="100%" draw:stroke-linejoin="miter" svg:stroke-linecap="butt"/>
    </style:style>
    <style:style style:family="graphic" style:name="a413">
      <style:graphic-properties draw:fill="solid" draw:fill-color="#a5a5a5" draw:opacity="100%" draw:stroke="solid" svg:stroke-width="0.01389in" svg:stroke-color="#787878" svg:stroke-opacity="100%" draw:stroke-linejoin="miter" svg:stroke-linecap="butt"/>
    </style:style>
    <style:style style:family="graphic" style:name="a338">
      <style:graphic-properties draw:fill="solid" draw:fill-color="#a5a5a5" draw:opacity="100%" draw:stroke="solid" svg:stroke-width="0.01389in" svg:stroke-color="#787878" svg:stroke-opacity="100%" draw:stroke-linejoin="miter" svg:stroke-linecap="butt"/>
    </style:style>
    <style:style style:family="graphic" style:name="a414">
      <style:graphic-properties draw:fill="solid" draw:fill-color="#a5a5a5" draw:opacity="100%" draw:stroke="solid" svg:stroke-width="0.01389in" svg:stroke-color="#787878" svg:stroke-opacity="100%" draw:stroke-linejoin="miter" svg:stroke-linecap="butt"/>
    </style:style>
    <style:style style:family="graphic" style:name="a339">
      <style:graphic-properties draw:fill="solid" draw:fill-color="#a5a5a5" draw:opacity="100%" draw:stroke="solid" svg:stroke-width="0.01389in" svg:stroke-color="#787878" svg:stroke-opacity="100%" draw:stroke-linejoin="miter" svg:stroke-linecap="butt"/>
    </style:style>
    <style:style style:family="graphic" style:name="a415">
      <style:graphic-properties draw:fill="solid" draw:fill-color="#a5a5a5" draw:opacity="100%" draw:stroke="solid" svg:stroke-width="0.01389in" svg:stroke-color="#787878" svg:stroke-opacity="100%" draw:stroke-linejoin="miter" svg:stroke-linecap="butt"/>
    </style:style>
    <style:style style:family="graphic" style:name="a416">
      <style:graphic-properties draw:fill="solid" draw:fill-color="#a5a5a5" draw:opacity="100%" draw:stroke="solid" svg:stroke-width="0.01389in" svg:stroke-color="#787878" svg:stroke-opacity="100%" draw:stroke-linejoin="miter" svg:stroke-linecap="butt"/>
    </style:style>
    <style:style style:family="graphic" style:name="a417">
      <style:graphic-properties draw:fill="solid" draw:fill-color="#a5a5a5" draw:opacity="100%" draw:stroke="solid" svg:stroke-width="0.01389in" svg:stroke-color="#787878" svg:stroke-opacity="100%" draw:stroke-linejoin="miter" svg:stroke-linecap="butt"/>
    </style:style>
    <style:style style:family="graphic" style:name="a418">
      <style:graphic-properties draw:fill="solid" draw:fill-color="#a5a5a5" draw:opacity="100%" draw:stroke="solid" svg:stroke-width="0.01389in" svg:stroke-color="#787878" svg:stroke-opacity="100%" draw:stroke-linejoin="miter" svg:stroke-linecap="butt"/>
    </style:style>
    <style:style style:family="graphic" style:name="a419">
      <style:graphic-properties draw:fill="solid" draw:fill-color="#a5a5a5" draw:opacity="100%" draw:stroke="solid" svg:stroke-width="0.01389in" svg:stroke-color="#787878" svg:stroke-opacity="100%" draw:stroke-linejoin="miter" svg:stroke-linecap="butt"/>
    </style:style>
    <style:style style:family="graphic" style:name="a180">
      <style:graphic-properties draw:fill="solid" draw:fill-color="#ed7d31" draw:opacity="100%" draw:stroke="solid" svg:stroke-width="0.01389in" svg:stroke-color="#ae5a21" svg:stroke-opacity="100%" draw:stroke-linejoin="miter" svg:stroke-linecap="butt"/>
    </style:style>
    <style:style style:family="graphic" style:name="a181">
      <style:graphic-properties/>
    </style:style>
    <style:style style:family="graphic" style:name="a183">
      <style:graphic-properties draw:fill="none" draw:stroke="dash" draw:stroke-dash="a182" svg:stroke-width="0.01389in" svg:stroke-color="#4472c4" svg:stroke-opacity="100%" draw:stroke-linejoin="miter" svg:stroke-linecap="butt"/>
    </style:style>
    <style:style style:family="graphic" style:name="a260">
      <style:graphic-properties draw:fill="none" draw:stroke="solid" svg:stroke-width="0.00694in" svg:stroke-color="#4472c4" svg:stroke-opacity="100%" draw:stroke-linejoin="miter" svg:stroke-linecap="butt"/>
    </style:style>
    <style:style style:family="graphic" style:name="a261">
      <style:graphic-properties draw:fill="none" draw:stroke="solid" svg:stroke-width="0.00694in" svg:stroke-color="#4472c4" svg:stroke-opacity="100%" draw:stroke-linejoin="miter" svg:stroke-linecap="butt"/>
    </style:style>
    <style:style style:family="graphic" style:name="a185">
      <style:graphic-properties draw:fill="none" draw:stroke="dash" draw:stroke-dash="a184" svg:stroke-width="0.01389in" svg:stroke-color="#4472c4" svg:stroke-opacity="100%" draw:stroke-linejoin="miter" svg:stroke-linecap="butt"/>
    </style:style>
    <style:style style:family="graphic" style:name="a262">
      <style:graphic-properties draw:fill="none" draw:stroke="solid" svg:stroke-width="0.00694in" svg:stroke-color="#4472c4" svg:stroke-opacity="100%" draw:stroke-linejoin="miter" svg:stroke-linecap="butt"/>
    </style:style>
    <style:style style:family="graphic" style:name="a186">
      <style:graphic-properties draw:fill="none" draw:stroke="solid" svg:stroke-width="0.00694in" svg:stroke-color="#4472c4" svg:stroke-opacity="100%" draw:stroke-linejoin="miter" svg:stroke-linecap="butt"/>
    </style:style>
    <style:style style:family="graphic" style:name="a263">
      <style:graphic-properties draw:fill="none" draw:stroke="solid" svg:stroke-width="0.00694in" svg:stroke-color="#4472c4" svg:stroke-opacity="100%" draw:stroke-linejoin="miter" svg:stroke-linecap="butt"/>
    </style:style>
    <style:style style:family="graphic" style:name="a187">
      <style:graphic-properties draw:fill="none" draw:stroke="solid" svg:stroke-width="0.00694in" svg:stroke-color="#4472c4" svg:stroke-opacity="100%" draw:stroke-linejoin="miter" svg:stroke-linecap="butt"/>
    </style:style>
    <style:style style:family="graphic" style:name="a264">
      <style:graphic-properties draw:fill="none" draw:stroke="solid" svg:stroke-width="0.00694in" svg:stroke-color="#4472c4" svg:stroke-opacity="100%" draw:stroke-linejoin="miter" svg:stroke-linecap="butt"/>
    </style:style>
    <style:style style:family="graphic" style:name="a188">
      <style:graphic-properties draw:fill="none" draw:stroke="solid" svg:stroke-width="0.00694in" svg:stroke-color="#4472c4" svg:stroke-opacity="100%" draw:stroke-linejoin="miter" svg:stroke-linecap="butt"/>
    </style:style>
    <style:style style:family="graphic" style:name="a340">
      <style:graphic-properties draw:fill="solid" draw:fill-color="#a5a5a5" draw:opacity="100%" draw:stroke="solid" svg:stroke-width="0.01389in" svg:stroke-color="#787878" svg:stroke-opacity="100%" draw:stroke-linejoin="miter" svg:stroke-linecap="butt"/>
    </style:style>
    <style:style style:family="graphic" style:name="a265">
      <style:graphic-properties draw:fill="none" draw:stroke="solid" svg:stroke-width="0.00694in" svg:stroke-color="#4472c4" svg:stroke-opacity="100%" draw:stroke-linejoin="miter" svg:stroke-linecap="butt"/>
    </style:style>
    <style:style style:family="graphic" style:name="a341">
      <style:graphic-properties draw:fill="solid" draw:fill-color="#a5a5a5" draw:opacity="100%" draw:stroke="solid" svg:stroke-width="0.01389in" svg:stroke-color="#787878" svg:stroke-opacity="100%" draw:stroke-linejoin="miter" svg:stroke-linecap="butt"/>
    </style:style>
    <style:style style:family="graphic" style:name="a266">
      <style:graphic-properties draw:fill="none" draw:stroke="solid" svg:stroke-width="0.00694in" svg:stroke-color="#4472c4" svg:stroke-opacity="100%" draw:stroke-linejoin="miter" svg:stroke-linecap="butt"/>
    </style:style>
    <style:style style:family="graphic" style:name="a342">
      <style:graphic-properties draw:fill="solid" draw:fill-color="#a5a5a5" draw:opacity="100%" draw:stroke="solid" svg:stroke-width="0.01389in" svg:stroke-color="#787878" svg:stroke-opacity="100%" draw:stroke-linejoin="miter" svg:stroke-linecap="butt"/>
    </style:style>
    <style:style style:family="graphic" style:name="a267">
      <style:graphic-properties/>
    </style:style>
    <style:style style:family="graphic" style:name="a343">
      <style:graphic-properties draw:fill="solid" draw:fill-color="#a5a5a5" draw:opacity="100%" draw:stroke="solid" svg:stroke-width="0.01389in" svg:stroke-color="#787878" svg:stroke-opacity="100%" draw:stroke-linejoin="miter" svg:stroke-linecap="butt"/>
    </style:style>
    <style:style style:family="graphic" style:name="a344">
      <style:graphic-properties draw:fill="solid" draw:fill-color="#a5a5a5" draw:opacity="100%" draw:stroke="solid" svg:stroke-width="0.01389in" svg:stroke-color="#787878" svg:stroke-opacity="100%" draw:stroke-linejoin="miter" svg:stroke-linecap="butt"/>
    </style:style>
    <style:style style:family="graphic" style:name="a420">
      <style:graphic-properties draw:fill="solid" draw:fill-color="#a5a5a5" draw:opacity="100%" draw:stroke="solid" svg:stroke-width="0.01389in" svg:stroke-color="#787878" svg:stroke-opacity="100%" draw:stroke-linejoin="miter" svg:stroke-linecap="butt"/>
    </style:style>
    <style:style style:family="graphic" style:name="a269">
      <style:graphic-properties draw:fill="solid" draw:fill-color="#fff2cc" draw:opacity="100%" draw:stroke="dash" draw:stroke-dash="a268" svg:stroke-width="0.01389in" svg:stroke-color="#2f528f" svg:stroke-opacity="100%" draw:stroke-linejoin="miter" svg:stroke-linecap="butt"/>
    </style:style>
    <style:style style:family="graphic" style:name="a421">
      <style:graphic-properties draw:fill="solid" draw:fill-color="#a5a5a5" draw:opacity="100%" draw:stroke="solid" svg:stroke-width="0.01389in" svg:stroke-color="#787878" svg:stroke-opacity="100%" draw:stroke-linejoin="miter" svg:stroke-linecap="butt"/>
    </style:style>
    <style:style style:family="graphic" style:name="a345">
      <style:graphic-properties draw:fill="solid" draw:fill-color="#a5a5a5" draw:opacity="100%" draw:stroke="solid" svg:stroke-width="0.01389in" svg:stroke-color="#787878" svg:stroke-opacity="100%" draw:stroke-linejoin="miter" svg:stroke-linecap="butt"/>
    </style:style>
    <style:style style:family="graphic" style:name="a346">
      <style:graphic-properties draw:fill="solid" draw:fill-color="#a5a5a5" draw:opacity="100%" draw:stroke="solid" svg:stroke-width="0.01389in" svg:stroke-color="#787878" svg:stroke-opacity="100%" draw:stroke-linejoin="miter" svg:stroke-linecap="butt"/>
    </style:style>
    <style:style style:family="graphic" style:name="a422">
      <style:graphic-properties draw:fill="solid" draw:fill-color="#a5a5a5" draw:opacity="100%" draw:stroke="solid" svg:stroke-width="0.01389in" svg:stroke-color="#787878" svg:stroke-opacity="100%" draw:stroke-linejoin="miter" svg:stroke-linecap="butt"/>
    </style:style>
    <style:style style:family="graphic" style:name="a347">
      <style:graphic-properties draw:fill="solid" draw:fill-color="#a5a5a5" draw:opacity="100%" draw:stroke="solid" svg:stroke-width="0.01389in" svg:stroke-color="#787878" svg:stroke-opacity="100%" draw:stroke-linejoin="miter" svg:stroke-linecap="butt"/>
    </style:style>
    <style:style style:family="graphic" style:name="a423">
      <style:graphic-properties draw:fill="solid" draw:fill-color="#a5a5a5" draw:opacity="100%" draw:stroke="solid" svg:stroke-width="0.01389in" svg:stroke-color="#787878" svg:stroke-opacity="100%" draw:stroke-linejoin="miter" svg:stroke-linecap="butt"/>
    </style:style>
    <style:style style:family="graphic" style:name="a500">
      <style:graphic-properties draw:fill="solid" draw:fill-color="#a5a5a5" draw:opacity="100%" draw:stroke="solid" svg:stroke-width="0.01389in" svg:stroke-color="#787878" svg:stroke-opacity="100%" draw:stroke-linejoin="miter" svg:stroke-linecap="butt"/>
    </style:style>
    <style:style style:family="graphic" style:name="a424">
      <style:graphic-properties draw:fill="solid" draw:fill-color="#a5a5a5" draw:opacity="100%" draw:stroke="solid" svg:stroke-width="0.01389in" svg:stroke-color="#787878" svg:stroke-opacity="100%" draw:stroke-linejoin="miter" svg:stroke-linecap="butt"/>
    </style:style>
    <style:style style:family="graphic" style:name="a348">
      <style:graphic-properties draw:fill="solid" draw:fill-color="#a5a5a5" draw:opacity="100%" draw:stroke="solid" svg:stroke-width="0.01389in" svg:stroke-color="#787878" svg:stroke-opacity="100%" draw:stroke-linejoin="miter" svg:stroke-linecap="butt"/>
    </style:style>
    <style:style style:family="graphic" style:name="a501">
      <style:graphic-properties draw:fill="solid" draw:fill-color="#a5a5a5" draw:opacity="100%" draw:stroke="solid" svg:stroke-width="0.01389in" svg:stroke-color="#787878" svg:stroke-opacity="100%" draw:stroke-linejoin="miter" svg:stroke-linecap="butt"/>
    </style:style>
    <style:style style:family="graphic" style:name="a425">
      <style:graphic-properties draw:fill="solid" draw:fill-color="#a5a5a5" draw:opacity="100%" draw:stroke="solid" svg:stroke-width="0.01389in" svg:stroke-color="#787878" svg:stroke-opacity="100%" draw:stroke-linejoin="miter" svg:stroke-linecap="butt"/>
    </style:style>
    <style:style style:family="graphic" style:name="a349">
      <style:graphic-properties draw:fill="solid" draw:fill-color="#a5a5a5" draw:opacity="100%" draw:stroke="solid" svg:stroke-width="0.01389in" svg:stroke-color="#787878" svg:stroke-opacity="100%" draw:stroke-linejoin="miter" svg:stroke-linecap="butt"/>
    </style:style>
    <style:style style:family="graphic" style:name="a502">
      <style:graphic-properties draw:fill="solid" draw:fill-color="#a5a5a5" draw:opacity="100%" draw:stroke="solid" svg:stroke-width="0.01389in" svg:stroke-color="#787878" svg:stroke-opacity="100%" draw:stroke-linejoin="miter" svg:stroke-linecap="butt"/>
    </style:style>
    <style:style style:family="graphic" style:name="a426">
      <style:graphic-properties draw:fill="solid" draw:fill-color="#a5a5a5" draw:opacity="100%" draw:stroke="solid" svg:stroke-width="0.01389in" svg:stroke-color="#787878" svg:stroke-opacity="100%" draw:stroke-linejoin="miter" svg:stroke-linecap="butt"/>
    </style:style>
    <style:style style:family="graphic" style:name="a503">
      <style:graphic-properties draw:fill="solid" draw:fill-color="#a5a5a5" draw:opacity="100%" draw:stroke="solid" svg:stroke-width="0.01389in" svg:stroke-color="#787878" svg:stroke-opacity="100%" draw:stroke-linejoin="miter" svg:stroke-linecap="butt"/>
    </style:style>
    <style:style style:family="graphic" style:name="a427">
      <style:graphic-properties draw:fill="solid" draw:fill-color="#a5a5a5" draw:opacity="100%" draw:stroke="solid" svg:stroke-width="0.01389in" svg:stroke-color="#787878" svg:stroke-opacity="100%" draw:stroke-linejoin="miter" svg:stroke-linecap="butt"/>
    </style:style>
    <style:style style:family="graphic" style:name="a504">
      <style:graphic-properties draw:fill="solid" draw:fill-color="#a5a5a5" draw:opacity="100%" draw:stroke="solid" svg:stroke-width="0.01389in" svg:stroke-color="#787878" svg:stroke-opacity="100%" draw:stroke-linejoin="miter" svg:stroke-linecap="butt"/>
    </style:style>
    <style:style style:family="graphic" style:name="a428">
      <style:graphic-properties draw:fill="solid" draw:fill-color="#a5a5a5" draw:opacity="100%" draw:stroke="solid" svg:stroke-width="0.01389in" svg:stroke-color="#787878" svg:stroke-opacity="100%" draw:stroke-linejoin="miter" svg:stroke-linecap="butt"/>
    </style:style>
    <style:style style:family="graphic" style:name="a505">
      <style:graphic-properties draw:fill="solid" draw:fill-color="#a5a5a5" draw:opacity="100%" draw:stroke="solid" svg:stroke-width="0.01389in" svg:stroke-color="#787878" svg:stroke-opacity="100%" draw:stroke-linejoin="miter" svg:stroke-linecap="butt"/>
    </style:style>
    <style:style style:family="graphic" style:name="a429">
      <style:graphic-properties draw:fill="solid" draw:fill-color="#a5a5a5" draw:opacity="100%" draw:stroke="solid" svg:stroke-width="0.01389in" svg:stroke-color="#787878" svg:stroke-opacity="100%" draw:stroke-linejoin="miter" svg:stroke-linecap="butt"/>
    </style:style>
    <style:style style:family="graphic" style:name="a506">
      <style:graphic-properties draw:fill="solid" draw:fill-color="#a5a5a5" draw:opacity="100%" draw:stroke="solid" svg:stroke-width="0.01389in" svg:stroke-color="#787878" svg:stroke-opacity="100%" draw:stroke-linejoin="miter" svg:stroke-linecap="butt"/>
    </style:style>
    <style:style style:family="graphic" style:name="a507">
      <style:graphic-properties draw:fill="solid" draw:fill-color="#a5a5a5" draw:opacity="100%" draw:stroke="solid" svg:stroke-width="0.01389in" svg:stroke-color="#787878" svg:stroke-opacity="100%" draw:stroke-linejoin="miter" svg:stroke-linecap="butt"/>
    </style:style>
    <style:style style:family="graphic" style:name="a508">
      <style:graphic-properties draw:fill="solid" draw:fill-color="#a5a5a5" draw:opacity="100%" draw:stroke="solid" svg:stroke-width="0.01389in" svg:stroke-color="#787878" svg:stroke-opacity="100%" draw:stroke-linejoin="miter" svg:stroke-linecap="butt"/>
    </style:style>
    <style:style style:family="graphic" style:name="a509">
      <style:graphic-properties draw:fill="solid" draw:fill-color="#a5a5a5" draw:opacity="100%" draw:stroke="solid" svg:stroke-width="0.01389in" svg:stroke-color="#787878" svg:stroke-opacity="100%" draw:stroke-linejoin="miter" svg:stroke-linecap="butt"/>
    </style:style>
    <style:style style:family="graphic" style:name="a190">
      <style:graphic-properties draw:fill="none" draw:stroke="dash" draw:stroke-dash="a189" svg:stroke-width="0.01389in" svg:stroke-color="#4472c4" svg:stroke-opacity="100%" draw:stroke-linejoin="miter" svg:stroke-linecap="butt"/>
    </style:style>
    <style:style style:family="graphic" style:name="a191">
      <style:graphic-properties draw:fill="none" draw:stroke="solid" svg:stroke-width="0.00694in" svg:stroke-color="#4472c4" svg:stroke-opacity="100%" draw:stroke-linejoin="miter" svg:stroke-linecap="butt"/>
    </style:style>
    <style:style style:family="graphic" style:name="a192">
      <style:graphic-properties draw:fill="none" draw:stroke="solid" svg:stroke-width="0.00694in" svg:stroke-color="#4472c4" svg:stroke-opacity="100%" draw:stroke-linejoin="miter" svg:stroke-linecap="butt"/>
    </style:style>
    <style:style style:family="graphic" style:name="a270">
      <style:graphic-properties draw:fill="solid" draw:fill-color="#4472c4" draw:opacity="100%" draw:stroke="solid" svg:stroke-width="0.01389in" svg:stroke-color="#2f528f" svg:stroke-opacity="100%" draw:stroke-linejoin="miter" svg:stroke-linecap="butt"/>
    </style:style>
    <style:style style:family="graphic" style:name="a194">
      <style:graphic-properties draw:fill="none" draw:stroke="dash" draw:stroke-dash="a193" svg:stroke-width="0.01389in" svg:stroke-color="#4472c4" svg:stroke-opacity="100%" draw:stroke-linejoin="miter" svg:stroke-linecap="butt"/>
    </style:style>
    <style:style style:family="graphic" style:name="a271">
      <style:graphic-properties draw:fill="solid" draw:fill-color="#4472c4" draw:opacity="100%" draw:stroke="solid" svg:stroke-width="0.01389in" svg:stroke-color="#2f528f" svg:stroke-opacity="100%" draw:stroke-linejoin="miter" svg:stroke-linecap="butt"/>
    </style:style>
    <style:style style:family="graphic" style:name="a195">
      <style:graphic-properties draw:fill="none" draw:stroke="solid" svg:stroke-width="0.00694in" svg:stroke-color="#4472c4" svg:stroke-opacity="100%" draw:stroke-linejoin="miter" svg:stroke-linecap="butt"/>
    </style:style>
    <style:style style:family="graphic" style:name="a272">
      <style:graphic-properties draw:fill="solid" draw:fill-color="#4472c4" draw:opacity="100%" draw:stroke="solid" svg:stroke-width="0.01389in" svg:stroke-color="#2f528f" svg:stroke-opacity="100%" draw:stroke-linejoin="miter" svg:stroke-linecap="butt"/>
    </style:style>
    <style:style style:family="graphic" style:name="a196">
      <style:graphic-properties draw:fill="none" draw:stroke="solid" svg:stroke-width="0.00694in" svg:stroke-color="#4472c4" svg:stroke-opacity="100%" draw:stroke-linejoin="miter" svg:stroke-linecap="butt"/>
    </style:style>
    <style:style style:family="graphic" style:name="a273">
      <style:graphic-properties draw:fill="solid" draw:fill-color="#4472c4" draw:opacity="100%" draw:stroke="solid" svg:stroke-width="0.01389in" svg:stroke-color="#2f528f" svg:stroke-opacity="100%" draw:stroke-linejoin="miter" svg:stroke-linecap="butt"/>
    </style:style>
    <style:style style:family="graphic" style:name="a197">
      <style:graphic-properties draw:fill="none" draw:stroke="solid" svg:stroke-width="0.00694in" svg:stroke-color="#4472c4" svg:stroke-opacity="100%" draw:stroke-linejoin="miter" svg:stroke-linecap="butt"/>
    </style:style>
    <style:style style:family="graphic" style:name="a274">
      <style:graphic-properties draw:fill="solid" draw:fill-color="#4472c4" draw:opacity="100%" draw:stroke="solid" svg:stroke-width="0.01389in" svg:stroke-color="#2f528f" svg:stroke-opacity="100%" draw:stroke-linejoin="miter" svg:stroke-linecap="butt"/>
    </style:style>
    <style:style style:family="graphic" style:name="a198">
      <style:graphic-properties draw:fill="none" draw:stroke="solid" svg:stroke-width="0.00694in" svg:stroke-color="#4472c4" svg:stroke-opacity="100%" draw:stroke-linejoin="miter" svg:stroke-linecap="butt"/>
    </style:style>
    <style:style style:family="graphic" style:name="a350">
      <style:graphic-properties draw:fill="solid" draw:fill-color="#a5a5a5" draw:opacity="100%" draw:stroke="solid" svg:stroke-width="0.01389in" svg:stroke-color="#787878" svg:stroke-opacity="100%" draw:stroke-linejoin="miter" svg:stroke-linecap="butt"/>
    </style:style>
    <style:style style:family="graphic" style:name="a275">
      <style:graphic-properties draw:fill="solid" draw:fill-color="#4472c4" draw:opacity="100%" draw:stroke="solid" svg:stroke-width="0.01389in" svg:stroke-color="#2f528f" svg:stroke-opacity="100%" draw:stroke-linejoin="miter" svg:stroke-linecap="butt"/>
    </style:style>
    <style:style style:family="graphic" style:name="a199">
      <style:graphic-properties draw:fill="none" draw:stroke="solid" svg:stroke-width="0.00694in" svg:stroke-color="#4472c4" svg:stroke-opacity="100%" draw:stroke-linejoin="miter" svg:stroke-linecap="butt"/>
    </style:style>
    <style:style style:family="graphic" style:name="a351">
      <style:graphic-properties draw:fill="solid" draw:fill-color="#a5a5a5" draw:opacity="100%" draw:stroke="solid" svg:stroke-width="0.01389in" svg:stroke-color="#787878" svg:stroke-opacity="100%" draw:stroke-linejoin="miter" svg:stroke-linecap="butt"/>
    </style:style>
    <style:style style:family="graphic" style:name="a276">
      <style:graphic-properties draw:fill="solid" draw:fill-color="#ed7d31" draw:opacity="100%" draw:stroke="solid" svg:stroke-width="0.01389in" svg:stroke-color="#ae5a21" svg:stroke-opacity="100%" draw:stroke-linejoin="miter" svg:stroke-linecap="butt"/>
    </style:style>
    <style:style style:family="graphic" style:name="a352">
      <style:graphic-properties draw:fill="solid" draw:fill-color="#a5a5a5" draw:opacity="100%" draw:stroke="solid" svg:stroke-width="0.01389in" svg:stroke-color="#787878" svg:stroke-opacity="100%" draw:stroke-linejoin="miter" svg:stroke-linecap="butt"/>
    </style:style>
    <style:style style:family="graphic" style:name="a277">
      <style:graphic-properties draw:fill="solid" draw:fill-color="#ed7d31" draw:opacity="100%" draw:stroke="solid" svg:stroke-width="0.01389in" svg:stroke-color="#ae5a21" svg:stroke-opacity="100%" draw:stroke-linejoin="miter" svg:stroke-linecap="butt"/>
    </style:style>
    <style:style style:family="graphic" style:name="a353">
      <style:graphic-properties draw:fill="solid" draw:fill-color="#a5a5a5" draw:opacity="100%" draw:stroke="solid" svg:stroke-width="0.01389in" svg:stroke-color="#787878" svg:stroke-opacity="100%" draw:stroke-linejoin="miter" svg:stroke-linecap="butt"/>
    </style:style>
    <style:style style:family="graphic" style:name="a278">
      <style:graphic-properties draw:fill="solid" draw:fill-color="#4472c4" draw:opacity="100%" draw:stroke="solid" svg:stroke-width="0.01389in" svg:stroke-color="#2f528f" svg:stroke-opacity="100%" draw:stroke-linejoin="miter" svg:stroke-linecap="butt"/>
    </style:style>
    <style:style style:family="graphic" style:name="a430">
      <style:graphic-properties draw:fill="solid" draw:fill-color="#a5a5a5" draw:opacity="100%" draw:stroke="solid" svg:stroke-width="0.01389in" svg:stroke-color="#787878" svg:stroke-opacity="100%" draw:stroke-linejoin="miter" svg:stroke-linecap="butt"/>
    </style:style>
    <style:style style:family="graphic" style:name="a354">
      <style:graphic-properties draw:fill="solid" draw:fill-color="#a5a5a5" draw:opacity="100%" draw:stroke="solid" svg:stroke-width="0.01389in" svg:stroke-color="#787878" svg:stroke-opacity="100%" draw:stroke-linejoin="miter" svg:stroke-linecap="butt"/>
    </style:style>
    <style:style style:family="graphic" style:name="a355">
      <style:graphic-properties draw:fill="solid" draw:fill-color="#a5a5a5" draw:opacity="100%" draw:stroke="solid" svg:stroke-width="0.01389in" svg:stroke-color="#787878" svg:stroke-opacity="100%" draw:stroke-linejoin="miter" svg:stroke-linecap="butt"/>
    </style:style>
    <style:style style:family="graphic" style:name="a431">
      <style:graphic-properties draw:fill="solid" draw:fill-color="#a5a5a5" draw:opacity="100%" draw:stroke="solid" svg:stroke-width="0.01389in" svg:stroke-color="#787878" svg:stroke-opacity="100%" draw:stroke-linejoin="miter" svg:stroke-linecap="butt"/>
    </style:style>
    <style:style style:family="graphic" style:name="a356">
      <style:graphic-properties draw:fill="solid" draw:fill-color="#a5a5a5" draw:opacity="100%" draw:stroke="solid" svg:stroke-width="0.01389in" svg:stroke-color="#787878" svg:stroke-opacity="100%" draw:stroke-linejoin="miter" svg:stroke-linecap="butt"/>
    </style:style>
    <style:style style:family="graphic" style:name="a432">
      <style:graphic-properties draw:fill="solid" draw:fill-color="#a5a5a5" draw:opacity="100%" draw:stroke="solid" svg:stroke-width="0.01389in" svg:stroke-color="#787878" svg:stroke-opacity="100%" draw:stroke-linejoin="miter" svg:stroke-linecap="butt"/>
    </style:style>
    <style:style style:family="graphic" style:name="a357">
      <style:graphic-properties draw:fill="solid" draw:fill-color="#a5a5a5" draw:opacity="100%" draw:stroke="solid" svg:stroke-width="0.01389in" svg:stroke-color="#787878" svg:stroke-opacity="100%" draw:stroke-linejoin="miter" svg:stroke-linecap="butt"/>
    </style:style>
    <style:style style:family="graphic" style:name="a433">
      <style:graphic-properties draw:fill="solid" draw:fill-color="#a5a5a5" draw:opacity="100%" draw:stroke="solid" svg:stroke-width="0.01389in" svg:stroke-color="#787878" svg:stroke-opacity="100%" draw:stroke-linejoin="miter" svg:stroke-linecap="butt"/>
    </style:style>
    <style:style style:family="graphic" style:name="a510">
      <style:graphic-properties draw:fill="solid" draw:fill-color="#a5a5a5" draw:opacity="100%" draw:stroke="solid" svg:stroke-width="0.01389in" svg:stroke-color="#787878" svg:stroke-opacity="100%" draw:stroke-linejoin="miter" svg:stroke-linecap="butt"/>
    </style:style>
    <style:style style:family="graphic" style:name="a434">
      <style:graphic-properties draw:fill="solid" draw:fill-color="#a5a5a5" draw:opacity="100%" draw:stroke="solid" svg:stroke-width="0.01389in" svg:stroke-color="#787878" svg:stroke-opacity="100%" draw:stroke-linejoin="miter" svg:stroke-linecap="butt"/>
    </style:style>
    <style:style style:family="graphic" style:name="a358">
      <style:graphic-properties draw:fill="solid" draw:fill-color="#a5a5a5" draw:opacity="100%" draw:stroke="solid" svg:stroke-width="0.01389in" svg:stroke-color="#787878" svg:stroke-opacity="100%" draw:stroke-linejoin="miter" svg:stroke-linecap="butt"/>
    </style:style>
    <style:style style:family="graphic" style:name="a511">
      <style:graphic-properties draw:fill="solid" draw:fill-color="#a5a5a5" draw:opacity="100%" draw:stroke="solid" svg:stroke-width="0.01389in" svg:stroke-color="#787878" svg:stroke-opacity="100%" draw:stroke-linejoin="miter" svg:stroke-linecap="butt"/>
    </style:style>
    <style:style style:family="graphic" style:name="a435">
      <style:graphic-properties draw:fill="solid" draw:fill-color="#a5a5a5" draw:opacity="100%" draw:stroke="solid" svg:stroke-width="0.01389in" svg:stroke-color="#787878" svg:stroke-opacity="100%" draw:stroke-linejoin="miter" svg:stroke-linecap="butt"/>
    </style:style>
    <style:style style:family="graphic" style:name="a359">
      <style:graphic-properties draw:fill="solid" draw:fill-color="#a5a5a5" draw:opacity="100%" draw:stroke="solid" svg:stroke-width="0.01389in" svg:stroke-color="#787878" svg:stroke-opacity="100%" draw:stroke-linejoin="miter" svg:stroke-linecap="butt"/>
    </style:style>
    <style:style style:family="graphic" style:name="a512">
      <style:graphic-properties draw:fill="solid" draw:fill-color="#a5a5a5" draw:opacity="100%" draw:stroke="solid" svg:stroke-width="0.01389in" svg:stroke-color="#787878" svg:stroke-opacity="100%" draw:stroke-linejoin="miter" svg:stroke-linecap="butt"/>
    </style:style>
    <style:style style:family="graphic" style:name="a436">
      <style:graphic-properties draw:fill="solid" draw:fill-color="#a5a5a5" draw:opacity="100%" draw:stroke="solid" svg:stroke-width="0.01389in" svg:stroke-color="#787878" svg:stroke-opacity="100%" draw:stroke-linejoin="miter" svg:stroke-linecap="butt"/>
    </style:style>
    <style:style style:family="graphic" style:name="a513">
      <style:graphic-properties draw:fill="solid" draw:fill-color="#a5a5a5" draw:opacity="100%" draw:stroke="solid" svg:stroke-width="0.01389in" svg:stroke-color="#787878" svg:stroke-opacity="100%" draw:stroke-linejoin="miter" svg:stroke-linecap="butt"/>
    </style:style>
    <style:style style:family="graphic" style:name="a437">
      <style:graphic-properties draw:fill="solid" draw:fill-color="#a5a5a5" draw:opacity="100%" draw:stroke="solid" svg:stroke-width="0.01389in" svg:stroke-color="#787878" svg:stroke-opacity="100%" draw:stroke-linejoin="miter" svg:stroke-linecap="butt"/>
    </style:style>
    <style:style style:family="graphic" style:name="a514">
      <style:graphic-properties draw:fill="solid" draw:fill-color="#a5a5a5" draw:opacity="100%" draw:stroke="solid" svg:stroke-width="0.01389in" svg:stroke-color="#787878" svg:stroke-opacity="100%" draw:stroke-linejoin="miter" svg:stroke-linecap="butt"/>
    </style:style>
    <style:style style:family="graphic" style:name="a438">
      <style:graphic-properties draw:fill="solid" draw:fill-color="#a5a5a5" draw:opacity="100%" draw:stroke="solid" svg:stroke-width="0.01389in" svg:stroke-color="#787878" svg:stroke-opacity="100%" draw:stroke-linejoin="miter" svg:stroke-linecap="butt"/>
    </style:style>
    <style:style style:family="graphic" style:name="a515">
      <style:graphic-properties draw:fill="solid" draw:fill-color="#a5a5a5" draw:opacity="100%" draw:stroke="solid" svg:stroke-width="0.01389in" svg:stroke-color="#787878" svg:stroke-opacity="100%" draw:stroke-linejoin="miter" svg:stroke-linecap="butt"/>
    </style:style>
    <style:style style:family="graphic" style:name="a439">
      <style:graphic-properties draw:fill="solid" draw:fill-color="#a5a5a5" draw:opacity="100%" draw:stroke="solid" svg:stroke-width="0.01389in" svg:stroke-color="#787878" svg:stroke-opacity="100%" draw:stroke-linejoin="miter" svg:stroke-linecap="butt"/>
    </style:style>
    <style:style style:family="graphic" style:name="a516">
      <style:graphic-properties draw:fill="solid" draw:fill-color="#a5a5a5" draw:opacity="100%" draw:stroke="solid" svg:stroke-width="0.01389in" svg:stroke-color="#787878" svg:stroke-opacity="100%" draw:stroke-linejoin="miter" svg:stroke-linecap="butt"/>
    </style:style>
    <style:style style:family="graphic" style:name="a517">
      <style:graphic-properties draw:fill="solid" draw:fill-color="#a5a5a5" draw:opacity="100%" draw:stroke="solid" svg:stroke-width="0.01389in" svg:stroke-color="#787878" svg:stroke-opacity="100%" draw:stroke-linejoin="miter" svg:stroke-linecap="butt"/>
    </style:style>
    <style:style style:family="graphic" style:name="a518">
      <style:graphic-properties draw:fill="solid" draw:fill-color="#a5a5a5" draw:opacity="100%" draw:stroke="solid" svg:stroke-width="0.01389in" svg:stroke-color="#787878" svg:stroke-opacity="100%" draw:stroke-linejoin="miter" svg:stroke-linecap="butt"/>
    </style:style>
    <style:style style:family="graphic" style:name="a519">
      <style:graphic-properties draw:fill="solid" draw:fill-color="#a5a5a5" draw:opacity="100%" draw:stroke="solid" svg:stroke-width="0.01389in" svg:stroke-color="#787878" svg:stroke-opacity="100%" draw:stroke-linejoin="miter" svg:stroke-linecap="butt"/>
    </style:style>
    <style:style style:family="graphic" style:name="a280">
      <style:graphic-properties draw:fill="none" draw:stroke="solid" svg:stroke-width="0.00694in" svg:stroke-color="#4472c4" draw:marker-end="a279" svg:stroke-opacity="100%" draw:stroke-linejoin="miter" svg:stroke-linecap="butt"/>
    </style:style>
    <style:style style:family="graphic" style:name="a0">
      <style:graphic-properties draw:fill="solid" draw:fill-color="#4472c4" draw:opacity="100%" draw:stroke="solid" svg:stroke-width="0.01389in" svg:stroke-color="#2f528f" svg:stroke-opacity="100%" draw:stroke-linejoin="miter" svg:stroke-linecap="butt"/>
    </style:style>
    <style:style style:family="graphic" style:name="a281">
      <style:graphic-properties draw:fill="solid" draw:fill-color="#4472c4" draw:opacity="100%" draw:stroke="solid" svg:stroke-width="0.01389in" svg:stroke-color="#2f528f" svg:stroke-opacity="100%" draw:stroke-linejoin="miter" svg:stroke-linecap="butt"/>
    </style:style>
    <style:style style:family="graphic" style:name="a1">
      <style:graphic-properties draw:fill="solid" draw:fill-color="#4472c4" draw:opacity="100%" draw:stroke="solid" svg:stroke-width="0.01389in" svg:stroke-color="#2f528f" svg:stroke-opacity="100%" draw:stroke-linejoin="miter" svg:stroke-linecap="butt"/>
    </style:style>
    <style:style style:family="graphic" style:name="a282">
      <style:graphic-properties draw:fill="solid" draw:fill-color="#4472c4" draw:opacity="100%" draw:stroke="solid" svg:stroke-width="0.01389in" svg:stroke-color="#2f528f" svg:stroke-opacity="100%" draw:stroke-linejoin="miter" svg:stroke-linecap="butt"/>
    </style:style>
    <style:style style:family="graphic" style:name="a2">
      <style:graphic-properties draw:fill="solid" draw:fill-color="#4472c4" draw:opacity="100%" draw:stroke="solid" svg:stroke-width="0.01389in" svg:stroke-color="#2f528f" svg:stroke-opacity="100%" draw:stroke-linejoin="miter" svg:stroke-linecap="butt"/>
    </style:style>
    <style:style style:family="graphic" style:name="a3">
      <style:graphic-properties draw:fill="solid" draw:fill-color="#4472c4" draw:opacity="100%" draw:stroke="solid" svg:stroke-width="0.01389in" svg:stroke-color="#2f528f" svg:stroke-opacity="100%" draw:stroke-linejoin="miter" svg:stroke-linecap="butt"/>
    </style:style>
    <style:style style:family="graphic" style:name="a360">
      <style:graphic-properties draw:fill="solid" draw:fill-color="#a5a5a5" draw:opacity="100%" draw:stroke="solid" svg:stroke-width="0.01389in" svg:stroke-color="#787878" svg:stroke-opacity="100%" draw:stroke-linejoin="miter" svg:stroke-linecap="butt"/>
    </style:style>
    <style:style style:family="graphic" style:name="a284">
      <style:graphic-properties draw:fill="none" draw:stroke="solid" svg:stroke-width="0.00694in" svg:stroke-color="#4472c4" draw:marker-end="a283" svg:stroke-opacity="100%" draw:stroke-linejoin="miter" svg:stroke-linecap="butt"/>
    </style:style>
    <style:style style:family="graphic" style:name="a4">
      <style:graphic-properties draw:fill="solid" draw:fill-color="#4472c4" draw:opacity="100%" draw:stroke="solid" svg:stroke-width="0.01389in" svg:stroke-color="#2f528f" svg:stroke-opacity="100%" draw:stroke-linejoin="miter" svg:stroke-linecap="butt"/>
    </style:style>
    <style:style style:family="graphic" style:name="a361">
      <style:graphic-properties draw:fill="solid" draw:fill-color="#a5a5a5" draw:opacity="100%" draw:stroke="solid" svg:stroke-width="0.01389in" svg:stroke-color="#787878" svg:stroke-opacity="100%" draw:stroke-linejoin="miter" svg:stroke-linecap="butt"/>
    </style:style>
    <style:style style:family="graphic" style:name="a285">
      <style:graphic-properties draw:fill="none" draw:stroke="solid" svg:stroke-width="0.00694in" svg:stroke-color="#4472c4" svg:stroke-opacity="100%" draw:stroke-linejoin="miter" svg:stroke-linecap="butt"/>
    </style:style>
    <style:style style:family="graphic" style:name="a5">
      <style:graphic-properties draw:fill="solid" draw:fill-color="#4472c4" draw:opacity="100%" draw:stroke="solid" svg:stroke-width="0.01389in" svg:stroke-color="#2f528f" svg:stroke-opacity="100%" draw:stroke-linejoin="miter" svg:stroke-linecap="butt"/>
    </style:style>
    <style:style style:family="graphic" style:name="a362">
      <style:graphic-properties draw:fill="solid" draw:fill-color="#a5a5a5" draw:opacity="100%" draw:stroke="solid" svg:stroke-width="0.01389in" svg:stroke-color="#787878" svg:stroke-opacity="100%" draw:stroke-linejoin="miter" svg:stroke-linecap="butt"/>
    </style:style>
    <style:style style:family="graphic" style:name="a286">
      <style:graphic-properties draw:fill="none" draw:stroke="solid" svg:stroke-width="0.00694in" svg:stroke-color="#4472c4" svg:stroke-opacity="100%" draw:stroke-linejoin="miter" svg:stroke-linecap="butt"/>
    </style:style>
    <style:style style:family="graphic" style:name="a6">
      <style:graphic-properties draw:fill="solid" draw:fill-color="#4472c4" draw:opacity="100%" draw:stroke="solid" svg:stroke-width="0.01389in" svg:stroke-color="#2f528f" svg:stroke-opacity="100%" draw:stroke-linejoin="miter" svg:stroke-linecap="butt"/>
    </style:style>
    <style:style style:family="graphic" style:name="a363">
      <style:graphic-properties draw:fill="solid" draw:fill-color="#a5a5a5" draw:opacity="100%" draw:stroke="solid" svg:stroke-width="0.01389in" svg:stroke-color="#787878" svg:stroke-opacity="100%" draw:stroke-linejoin="miter" svg:stroke-linecap="butt"/>
    </style:style>
    <style:style style:family="graphic" style:name="a287">
      <style:graphic-properties draw:fill="none" draw:stroke="solid" svg:stroke-width="0.00694in" svg:stroke-color="#4472c4" svg:stroke-opacity="100%" draw:stroke-linejoin="miter" svg:stroke-linecap="butt"/>
    </style:style>
    <style:style style:family="graphic" style:name="a440">
      <style:graphic-properties draw:fill="solid" draw:fill-color="#a5a5a5" draw:opacity="100%" draw:stroke="solid" svg:stroke-width="0.01389in" svg:stroke-color="#787878" svg:stroke-opacity="100%" draw:stroke-linejoin="miter" svg:stroke-linecap="butt"/>
    </style:style>
    <style:style style:family="graphic" style:name="a364">
      <style:graphic-properties draw:fill="solid" draw:fill-color="#a5a5a5" draw:opacity="100%" draw:stroke="solid" svg:stroke-width="0.01389in" svg:stroke-color="#787878" svg:stroke-opacity="100%" draw:stroke-linejoin="miter" svg:stroke-linecap="butt"/>
    </style:style>
    <style:style style:family="graphic" style:name="a288">
      <style:graphic-properties draw:fill="none" draw:stroke="solid" svg:stroke-width="0.00694in" svg:stroke-color="#4472c4" svg:stroke-opacity="100%" draw:stroke-linejoin="miter" svg:stroke-linecap="butt"/>
    </style:style>
    <style:style style:family="graphic" style:name="a7">
      <style:graphic-properties draw:fill="solid" draw:fill-color="#4472c4" draw:opacity="100%" draw:stroke="solid" svg:stroke-width="0.01389in" svg:stroke-color="#2f528f" svg:stroke-opacity="100%" draw:stroke-linejoin="miter" svg:stroke-linecap="butt"/>
    </style:style>
    <style:style style:family="graphic" style:name="a441">
      <style:graphic-properties draw:fill="solid" draw:fill-color="#a5a5a5" draw:opacity="100%" draw:stroke="solid" svg:stroke-width="0.01389in" svg:stroke-color="#787878" svg:stroke-opacity="100%" draw:stroke-linejoin="miter" svg:stroke-linecap="butt"/>
    </style:style>
    <style:style style:family="graphic" style:name="a365">
      <style:graphic-properties draw:fill="solid" draw:fill-color="#a5a5a5" draw:opacity="100%" draw:stroke="solid" svg:stroke-width="0.01389in" svg:stroke-color="#787878" svg:stroke-opacity="100%" draw:stroke-linejoin="miter" svg:stroke-linecap="butt"/>
    </style:style>
    <style:style style:family="graphic" style:name="a289">
      <style:graphic-properties draw:fill="none" draw:stroke="solid" svg:stroke-width="0.00694in" svg:stroke-color="#4472c4" svg:stroke-opacity="100%" draw:stroke-linejoin="miter" svg:stroke-linecap="butt"/>
    </style:style>
    <style:style style:family="graphic" style:name="a8">
      <style:graphic-properties draw:fill="solid" draw:fill-color="#c00000" draw:opacity="100%" draw:stroke="solid" svg:stroke-width="0.01389in" svg:stroke-color="#595959" svg:stroke-opacity="100%" draw:stroke-linejoin="miter" svg:stroke-linecap="butt"/>
    </style:style>
    <style:style style:family="graphic" style:name="a442">
      <style:graphic-properties draw:fill="solid" draw:fill-color="#a5a5a5" draw:opacity="100%" draw:stroke="solid" svg:stroke-width="0.01389in" svg:stroke-color="#787878" svg:stroke-opacity="100%" draw:stroke-linejoin="miter" svg:stroke-linecap="butt"/>
    </style:style>
    <style:style style:family="graphic" style:name="a366">
      <style:graphic-properties draw:fill="solid" draw:fill-color="#a5a5a5" draw:opacity="100%" draw:stroke="solid" svg:stroke-width="0.01389in" svg:stroke-color="#787878" svg:stroke-opacity="100%" draw:stroke-linejoin="miter" svg:stroke-linecap="butt"/>
    </style:style>
    <style:style style:family="graphic" style:name="a9">
      <style:graphic-properties draw:fill="solid" draw:fill-color="#a5a5a5" draw:opacity="100%" draw:stroke="solid" svg:stroke-width="0.01389in" svg:stroke-color="#787878" svg:stroke-opacity="100%" draw:stroke-linejoin="miter" svg:stroke-linecap="butt"/>
    </style:style>
    <style:style style:family="graphic" style:name="a443">
      <style:graphic-properties draw:fill="solid" draw:fill-color="#a5a5a5" draw:opacity="100%" draw:stroke="solid" svg:stroke-width="0.01389in" svg:stroke-color="#787878" svg:stroke-opacity="100%" draw:stroke-linejoin="miter" svg:stroke-linecap="butt"/>
    </style:style>
    <style:style style:family="graphic" style:name="a367">
      <style:graphic-properties draw:fill="solid" draw:fill-color="#a5a5a5" draw:opacity="100%" draw:stroke="solid" svg:stroke-width="0.01389in" svg:stroke-color="#787878" svg:stroke-opacity="100%" draw:stroke-linejoin="miter" svg:stroke-linecap="butt"/>
    </style:style>
    <style:style style:family="graphic" style:name="a444">
      <style:graphic-properties draw:fill="solid" draw:fill-color="#a5a5a5" draw:opacity="100%" draw:stroke="solid" svg:stroke-width="0.01389in" svg:stroke-color="#787878" svg:stroke-opacity="100%" draw:stroke-linejoin="miter" svg:stroke-linecap="butt"/>
    </style:style>
    <style:style style:family="graphic" style:name="a368">
      <style:graphic-properties draw:fill="solid" draw:fill-color="#a5a5a5" draw:opacity="100%" draw:stroke="solid" svg:stroke-width="0.01389in" svg:stroke-color="#787878" svg:stroke-opacity="100%" draw:stroke-linejoin="miter" svg:stroke-linecap="butt"/>
    </style:style>
    <style:style style:family="graphic" style:name="a520">
      <style:graphic-properties draw:fill="solid" draw:fill-color="#a5a5a5" draw:opacity="100%" draw:stroke="solid" svg:stroke-width="0.01389in" svg:stroke-color="#787878" svg:stroke-opacity="100%" draw:stroke-linejoin="miter" svg:stroke-linecap="butt"/>
    </style:style>
    <style:style style:family="graphic" style:name="a445">
      <style:graphic-properties draw:fill="solid" draw:fill-color="#a5a5a5" draw:opacity="100%" draw:stroke="solid" svg:stroke-width="0.01389in" svg:stroke-color="#787878" svg:stroke-opacity="100%" draw:stroke-linejoin="miter" svg:stroke-linecap="butt"/>
    </style:style>
    <style:style style:family="graphic" style:name="a369">
      <style:graphic-properties draw:fill="solid" draw:fill-color="#a5a5a5" draw:opacity="100%" draw:stroke="solid" svg:stroke-width="0.01389in" svg:stroke-color="#787878" svg:stroke-opacity="100%" draw:stroke-linejoin="miter" svg:stroke-linecap="butt"/>
    </style:style>
    <style:style style:family="graphic" style:name="a521">
      <style:graphic-properties draw:fill="solid" draw:fill-color="#a5a5a5" draw:opacity="100%" draw:stroke="solid" svg:stroke-width="0.01389in" svg:stroke-color="#787878" svg:stroke-opacity="100%" draw:stroke-linejoin="miter" svg:stroke-linecap="butt"/>
    </style:style>
    <style:style style:family="graphic" style:name="a446">
      <style:graphic-properties draw:fill="solid" draw:fill-color="#a5a5a5" draw:opacity="100%" draw:stroke="solid" svg:stroke-width="0.01389in" svg:stroke-color="#787878" svg:stroke-opacity="100%" draw:stroke-linejoin="miter" svg:stroke-linecap="butt"/>
    </style:style>
    <style:style style:family="graphic" style:name="a522">
      <style:graphic-properties draw:fill="solid" draw:fill-color="#a5a5a5" draw:opacity="100%" draw:stroke="solid" svg:stroke-width="0.01389in" svg:stroke-color="#787878" svg:stroke-opacity="100%" draw:stroke-linejoin="miter" svg:stroke-linecap="butt"/>
    </style:style>
    <style:style style:family="graphic" style:name="a447">
      <style:graphic-properties draw:fill="solid" draw:fill-color="#a5a5a5" draw:opacity="100%" draw:stroke="solid" svg:stroke-width="0.01389in" svg:stroke-color="#787878" svg:stroke-opacity="100%" draw:stroke-linejoin="miter" svg:stroke-linecap="butt"/>
    </style:style>
    <style:style style:family="graphic" style:name="a523">
      <style:graphic-properties draw:fill="solid" draw:fill-color="#a5a5a5" draw:opacity="100%" draw:stroke="solid" svg:stroke-width="0.01389in" svg:stroke-color="#787878" svg:stroke-opacity="100%" draw:stroke-linejoin="miter" svg:stroke-linecap="butt"/>
    </style:style>
    <style:style style:family="graphic" style:name="a448">
      <style:graphic-properties draw:fill="solid" draw:fill-color="#a5a5a5" draw:opacity="100%" draw:stroke="solid" svg:stroke-width="0.01389in" svg:stroke-color="#787878" svg:stroke-opacity="100%" draw:stroke-linejoin="miter" svg:stroke-linecap="butt"/>
    </style:style>
    <style:style style:family="graphic" style:name="a600">
      <style:graphic-properties draw:fill="none" draw:stroke="solid" svg:stroke-width="0.00694in" svg:stroke-color="#4472c4" svg:stroke-opacity="100%" draw:stroke-linejoin="miter" svg:stroke-linecap="butt"/>
    </style:style>
    <style:style style:family="graphic" style:name="a524">
      <style:graphic-properties draw:fill="solid" draw:fill-color="#a5a5a5" draw:opacity="100%" draw:stroke="solid" svg:stroke-width="0.01389in" svg:stroke-color="#787878" svg:stroke-opacity="100%" draw:stroke-linejoin="miter" svg:stroke-linecap="butt"/>
    </style:style>
    <style:style style:family="graphic" style:name="a449">
      <style:graphic-properties draw:fill="solid" draw:fill-color="#a5a5a5" draw:opacity="100%" draw:stroke="solid" svg:stroke-width="0.01389in" svg:stroke-color="#787878" svg:stroke-opacity="100%" draw:stroke-linejoin="miter" svg:stroke-linecap="butt"/>
    </style:style>
    <style:style style:family="graphic" style:name="a601">
      <style:graphic-properties draw:fill="none" draw:stroke="solid" svg:stroke-width="0.00694in" svg:stroke-color="#4472c4" svg:stroke-opacity="100%" draw:stroke-linejoin="miter" svg:stroke-linecap="butt"/>
    </style:style>
    <style:style style:family="graphic" style:name="a525">
      <style:graphic-properties draw:fill="solid" draw:fill-color="#a5a5a5" draw:opacity="100%" draw:stroke="solid" svg:stroke-width="0.01389in" svg:stroke-color="#787878" svg:stroke-opacity="100%" draw:stroke-linejoin="miter" svg:stroke-linecap="butt"/>
    </style:style>
    <style:style style:family="graphic" style:name="a526">
      <style:graphic-properties draw:fill="solid" draw:fill-color="#a5a5a5" draw:opacity="100%" draw:stroke="solid" svg:stroke-width="0.01389in" svg:stroke-color="#787878" svg:stroke-opacity="100%" draw:stroke-linejoin="miter" svg:stroke-linecap="butt"/>
    </style:style>
    <style:style style:family="graphic" style:name="a602">
      <style:graphic-properties draw:fill="none" draw:stroke="solid" svg:stroke-width="0.00694in" svg:stroke-color="#4472c4" svg:stroke-opacity="100%" draw:stroke-linejoin="miter" svg:stroke-linecap="butt"/>
    </style:style>
    <style:style style:family="graphic" style:name="a527">
      <style:graphic-properties draw:fill="solid" draw:fill-color="#a5a5a5" draw:opacity="100%" draw:stroke="solid" svg:stroke-width="0.01389in" svg:stroke-color="#787878" svg:stroke-opacity="100%" draw:stroke-linejoin="miter" svg:stroke-linecap="butt"/>
    </style:style>
    <style:style style:family="graphic" style:name="a603">
      <style:graphic-properties draw:fill="none" draw:stroke="solid" svg:stroke-width="0.00694in" svg:stroke-color="#4472c4" svg:stroke-opacity="100%" draw:stroke-linejoin="miter" svg:stroke-linecap="butt"/>
    </style:style>
    <style:style style:family="graphic" style:name="a528">
      <style:graphic-properties draw:fill="solid" draw:fill-color="#a5a5a5" draw:opacity="100%" draw:stroke="solid" svg:stroke-width="0.01389in" svg:stroke-color="#787878" svg:stroke-opacity="100%" draw:stroke-linejoin="miter" svg:stroke-linecap="butt"/>
    </style:style>
    <style:style style:family="graphic" style:name="a604">
      <style:graphic-properties draw:fill="none" draw:stroke="solid" svg:stroke-width="0.00694in" svg:stroke-color="#4472c4" svg:stroke-opacity="100%" draw:stroke-linejoin="miter" svg:stroke-linecap="butt"/>
    </style:style>
    <style:style style:family="graphic" style:name="a529">
      <style:graphic-properties draw:fill="solid" draw:fill-color="#a5a5a5" draw:opacity="100%" draw:stroke="solid" svg:stroke-width="0.01389in" svg:stroke-color="#787878" svg:stroke-opacity="100%" draw:stroke-linejoin="miter" svg:stroke-linecap="butt"/>
    </style:style>
    <style:style style:family="graphic" style:name="a605">
      <style:graphic-properties draw:fill="none" draw:stroke="solid" svg:stroke-width="0.00694in" svg:stroke-color="#4472c4" svg:stroke-opacity="100%" draw:stroke-linejoin="miter" svg:stroke-linecap="butt"/>
    </style:style>
    <style:style style:family="graphic" style:name="a606">
      <style:graphic-properties draw:fill="none" draw:stroke="solid" svg:stroke-width="0.00694in" svg:stroke-color="#4472c4" svg:stroke-opacity="100%" draw:stroke-linejoin="miter" svg:stroke-linecap="butt"/>
    </style:style>
    <style:style style:family="graphic" style:name="a607">
      <style:graphic-properties draw:fill="none" draw:stroke="solid" svg:stroke-width="0.00694in" svg:stroke-color="#4472c4" svg:stroke-opacity="100%" draw:stroke-linejoin="miter" svg:stroke-linecap="butt"/>
    </style:style>
    <style:style style:family="graphic" style:name="a608">
      <style:graphic-properties draw:fill="none" draw:stroke="solid" svg:stroke-width="0.00694in" svg:stroke-color="#4472c4" svg:stroke-opacity="100%" draw:stroke-linejoin="miter" svg:stroke-linecap="butt"/>
    </style:style>
    <style:style style:family="graphic" style:name="a609">
      <style:graphic-properties draw:fill="none" draw:stroke="solid" svg:stroke-width="0.00694in" svg:stroke-color="#4472c4" svg:stroke-opacity="100%" draw:stroke-linejoin="miter" svg:stroke-linecap="butt"/>
    </style:style>
    <style:style style:family="graphic" style:name="a290">
      <style:graphic-properties draw:fill="none" draw:stroke="solid" svg:stroke-width="0.00694in" svg:stroke-color="#4472c4" svg:stroke-opacity="100%" draw:stroke-linejoin="miter" svg:stroke-linecap="butt"/>
    </style:style>
    <style:style style:family="graphic" style:name="a291">
      <style:graphic-properties draw:fill="none" draw:stroke="solid" svg:stroke-width="0.00694in" svg:stroke-color="#4472c4" svg:stroke-opacity="100%" draw:stroke-linejoin="miter" svg:stroke-linecap="butt"/>
    </style:style>
    <style:style style:family="graphic" style:name="a292">
      <style:graphic-properties draw:fill="none" draw:stroke="solid" svg:stroke-width="0.00694in" svg:stroke-color="#4472c4" svg:stroke-opacity="100%" draw:stroke-linejoin="miter" svg:stroke-linecap="butt"/>
    </style:style>
    <style:style style:family="graphic" style:name="a293">
      <style:graphic-properties draw:fill="none" draw:stroke="solid" svg:stroke-width="0.00694in" svg:stroke-color="#4472c4" svg:stroke-opacity="100%" draw:stroke-linejoin="miter" svg:stroke-linecap="butt"/>
    </style:style>
    <style:style style:family="graphic" style:name="a294">
      <style:graphic-properties draw:fill="none" draw:stroke="solid" svg:stroke-width="0.00694in" svg:stroke-color="#4472c4" svg:stroke-opacity="100%" draw:stroke-linejoin="miter" svg:stroke-linecap="butt"/>
    </style:style>
    <style:style style:family="graphic" style:name="a370">
      <style:graphic-properties draw:fill="solid" draw:fill-color="#a5a5a5" draw:opacity="100%" draw:stroke="solid" svg:stroke-width="0.01389in" svg:stroke-color="#787878" svg:stroke-opacity="100%" draw:stroke-linejoin="miter" svg:stroke-linecap="butt"/>
    </style:style>
    <style:style style:family="graphic" style:name="a295">
      <style:graphic-properties draw:fill="none" draw:stroke="solid" svg:stroke-width="0.00694in" svg:stroke-color="#4472c4" svg:stroke-opacity="100%" draw:stroke-linejoin="miter" svg:stroke-linecap="butt"/>
    </style:style>
    <style:style style:family="graphic" style:name="a371">
      <style:graphic-properties draw:fill="solid" draw:fill-color="#a5a5a5" draw:opacity="100%" draw:stroke="solid" svg:stroke-width="0.01389in" svg:stroke-color="#787878" svg:stroke-opacity="100%" draw:stroke-linejoin="miter" svg:stroke-linecap="butt"/>
    </style:style>
    <style:style style:family="graphic" style:name="a296">
      <style:graphic-properties draw:fill="none" draw:stroke="solid" svg:stroke-width="0.00694in" svg:stroke-color="#4472c4" svg:stroke-opacity="100%" draw:stroke-linejoin="miter" svg:stroke-linecap="butt"/>
    </style:style>
    <style:style style:family="graphic" style:name="a372">
      <style:graphic-properties draw:fill="solid" draw:fill-color="#a5a5a5" draw:opacity="100%" draw:stroke="solid" svg:stroke-width="0.01389in" svg:stroke-color="#787878" svg:stroke-opacity="100%" draw:stroke-linejoin="miter" svg:stroke-linecap="butt"/>
    </style:style>
    <style:style style:family="graphic" style:name="a297">
      <style:graphic-properties draw:fill="none" draw:stroke="solid" svg:stroke-width="0.00694in" svg:stroke-color="#4472c4" svg:stroke-opacity="100%" draw:stroke-linejoin="miter" svg:stroke-linecap="butt"/>
    </style:style>
    <style:style style:family="graphic" style:name="a373">
      <style:graphic-properties draw:fill="solid" draw:fill-color="#a5a5a5" draw:opacity="100%" draw:stroke="solid" svg:stroke-width="0.01389in" svg:stroke-color="#787878" svg:stroke-opacity="100%" draw:stroke-linejoin="miter" svg:stroke-linecap="butt"/>
    </style:style>
    <style:style style:family="graphic" style:name="a450">
      <style:graphic-properties draw:fill="solid" draw:fill-color="#a5a5a5" draw:opacity="100%" draw:stroke="solid" svg:stroke-width="0.01389in" svg:stroke-color="#787878" svg:stroke-opacity="100%" draw:stroke-linejoin="miter" svg:stroke-linecap="butt"/>
    </style:style>
    <style:style style:family="graphic" style:name="a374">
      <style:graphic-properties draw:fill="solid" draw:fill-color="#a5a5a5" draw:opacity="100%" draw:stroke="solid" svg:stroke-width="0.01389in" svg:stroke-color="#787878" svg:stroke-opacity="100%" draw:stroke-linejoin="miter" svg:stroke-linecap="butt"/>
    </style:style>
    <style:style style:family="graphic" style:name="a298">
      <style:graphic-properties draw:fill="none" draw:stroke="solid" svg:stroke-width="0.00694in" svg:stroke-color="#4472c4" svg:stroke-opacity="100%" draw:stroke-linejoin="miter" svg:stroke-linecap="butt"/>
    </style:style>
    <style:style style:family="graphic" style:name="a451">
      <style:graphic-properties draw:fill="solid" draw:fill-color="#a5a5a5" draw:opacity="100%" draw:stroke="solid" svg:stroke-width="0.01389in" svg:stroke-color="#787878" svg:stroke-opacity="100%" draw:stroke-linejoin="miter" svg:stroke-linecap="butt"/>
    </style:style>
    <style:style style:family="graphic" style:name="a375">
      <style:graphic-properties draw:fill="solid" draw:fill-color="#a5a5a5" draw:opacity="100%" draw:stroke="solid" svg:stroke-width="0.01389in" svg:stroke-color="#787878" svg:stroke-opacity="100%" draw:stroke-linejoin="miter" svg:stroke-linecap="butt"/>
    </style:style>
    <style:style style:family="graphic" style:name="a299">
      <style:graphic-properties draw:fill="none" draw:stroke="solid" svg:stroke-width="0.00694in" svg:stroke-color="#4472c4" svg:stroke-opacity="100%" draw:stroke-linejoin="miter" svg:stroke-linecap="butt"/>
    </style:style>
    <style:style style:family="graphic" style:name="a452">
      <style:graphic-properties draw:fill="solid" draw:fill-color="#a5a5a5" draw:opacity="100%" draw:stroke="solid" svg:stroke-width="0.01389in" svg:stroke-color="#787878" svg:stroke-opacity="100%" draw:stroke-linejoin="miter" svg:stroke-linecap="butt"/>
    </style:style>
    <style:style style:family="graphic" style:name="a376">
      <style:graphic-properties draw:fill="solid" draw:fill-color="#a5a5a5" draw:opacity="100%" draw:stroke="solid" svg:stroke-width="0.01389in" svg:stroke-color="#787878" svg:stroke-opacity="100%" draw:stroke-linejoin="miter" svg:stroke-linecap="butt"/>
    </style:style>
    <style:style style:family="graphic" style:name="a453">
      <style:graphic-properties draw:fill="solid" draw:fill-color="#a5a5a5" draw:opacity="100%" draw:stroke="solid" svg:stroke-width="0.01389in" svg:stroke-color="#787878" svg:stroke-opacity="100%" draw:stroke-linejoin="miter" svg:stroke-linecap="butt"/>
    </style:style>
    <style:style style:family="graphic" style:name="a377">
      <style:graphic-properties draw:fill="solid" draw:fill-color="#a5a5a5" draw:opacity="100%" draw:stroke="solid" svg:stroke-width="0.01389in" svg:stroke-color="#787878" svg:stroke-opacity="100%" draw:stroke-linejoin="miter" svg:stroke-linecap="butt"/>
    </style:style>
    <style:style style:family="graphic" style:name="a454">
      <style:graphic-properties draw:fill="solid" draw:fill-color="#a5a5a5" draw:opacity="100%" draw:stroke="solid" svg:stroke-width="0.01389in" svg:stroke-color="#787878" svg:stroke-opacity="100%" draw:stroke-linejoin="miter" svg:stroke-linecap="butt"/>
    </style:style>
    <style:style style:family="graphic" style:name="a378">
      <style:graphic-properties draw:fill="solid" draw:fill-color="#a5a5a5" draw:opacity="100%" draw:stroke="solid" svg:stroke-width="0.01389in" svg:stroke-color="#787878" svg:stroke-opacity="100%" draw:stroke-linejoin="miter" svg:stroke-linecap="butt"/>
    </style:style>
    <style:style style:family="graphic" style:name="a530">
      <style:graphic-properties draw:fill="solid" draw:fill-color="#a5a5a5" draw:opacity="100%" draw:stroke="solid" svg:stroke-width="0.01389in" svg:stroke-color="#787878" svg:stroke-opacity="100%" draw:stroke-linejoin="miter" svg:stroke-linecap="butt"/>
    </style:style>
    <style:style style:family="graphic" style:name="a455">
      <style:graphic-properties draw:fill="solid" draw:fill-color="#a5a5a5" draw:opacity="100%" draw:stroke="solid" svg:stroke-width="0.01389in" svg:stroke-color="#787878" svg:stroke-opacity="100%" draw:stroke-linejoin="miter" svg:stroke-linecap="butt"/>
    </style:style>
    <style:style style:family="graphic" style:name="a379">
      <style:graphic-properties draw:fill="solid" draw:fill-color="#a5a5a5" draw:opacity="100%" draw:stroke="solid" svg:stroke-width="0.01389in" svg:stroke-color="#787878" svg:stroke-opacity="100%" draw:stroke-linejoin="miter" svg:stroke-linecap="butt"/>
    </style:style>
    <style:style style:family="graphic" style:name="a531">
      <style:graphic-properties draw:fill="solid" draw:fill-color="#a5a5a5" draw:opacity="100%" draw:stroke="solid" svg:stroke-width="0.01389in" svg:stroke-color="#787878" svg:stroke-opacity="100%" draw:stroke-linejoin="miter" svg:stroke-linecap="butt"/>
    </style:style>
    <style:style style:family="graphic" style:name="a456">
      <style:graphic-properties draw:fill="solid" draw:fill-color="#a5a5a5" draw:opacity="100%" draw:stroke="solid" svg:stroke-width="0.01389in" svg:stroke-color="#787878" svg:stroke-opacity="100%" draw:stroke-linejoin="miter" svg:stroke-linecap="butt"/>
    </style:style>
    <style:style style:family="graphic" style:name="a532">
      <style:graphic-properties draw:fill="solid" draw:fill-color="#a5a5a5" draw:opacity="100%" draw:stroke="solid" svg:stroke-width="0.01389in" svg:stroke-color="#787878" svg:stroke-opacity="100%" draw:stroke-linejoin="miter" svg:stroke-linecap="butt"/>
    </style:style>
    <style:style style:family="graphic" style:name="a457">
      <style:graphic-properties draw:fill="solid" draw:fill-color="#a5a5a5" draw:opacity="100%" draw:stroke="solid" svg:stroke-width="0.01389in" svg:stroke-color="#787878" svg:stroke-opacity="100%" draw:stroke-linejoin="miter" svg:stroke-linecap="butt"/>
    </style:style>
    <style:style style:family="graphic" style:name="a533">
      <style:graphic-properties draw:fill="solid" draw:fill-color="#a5a5a5" draw:opacity="100%" draw:stroke="solid" svg:stroke-width="0.01389in" svg:stroke-color="#787878" svg:stroke-opacity="100%" draw:stroke-linejoin="miter" svg:stroke-linecap="butt"/>
    </style:style>
    <style:style style:family="graphic" style:name="a458">
      <style:graphic-properties draw:fill="solid" draw:fill-color="#a5a5a5" draw:opacity="100%" draw:stroke="solid" svg:stroke-width="0.01389in" svg:stroke-color="#787878" svg:stroke-opacity="100%" draw:stroke-linejoin="miter" svg:stroke-linecap="butt"/>
    </style:style>
    <style:style style:family="graphic" style:name="a610">
      <style:graphic-properties draw:fill="none" draw:stroke="solid" svg:stroke-width="0.00694in" svg:stroke-color="#4472c4" svg:stroke-opacity="100%" draw:stroke-linejoin="miter" svg:stroke-linecap="butt"/>
    </style:style>
    <style:style style:family="graphic" style:name="a534">
      <style:graphic-properties draw:fill="solid" draw:fill-color="#a5a5a5" draw:opacity="100%" draw:stroke="solid" svg:stroke-width="0.01389in" svg:stroke-color="#787878" svg:stroke-opacity="100%" draw:stroke-linejoin="miter" svg:stroke-linecap="butt"/>
    </style:style>
    <style:style style:family="graphic" style:name="a459">
      <style:graphic-properties draw:fill="solid" draw:fill-color="#a5a5a5" draw:opacity="100%" draw:stroke="solid" svg:stroke-width="0.01389in" svg:stroke-color="#787878" svg:stroke-opacity="100%" draw:stroke-linejoin="miter" svg:stroke-linecap="butt"/>
    </style:style>
    <style:style style:family="graphic" style:name="a611">
      <style:graphic-properties draw:fill="none" draw:stroke="solid" svg:stroke-width="0.00694in" svg:stroke-color="#4472c4" svg:stroke-opacity="100%" draw:stroke-linejoin="miter" svg:stroke-linecap="butt"/>
    </style:style>
    <style:style style:family="graphic" style:name="a535">
      <style:graphic-properties draw:fill="solid" draw:fill-color="#a5a5a5" draw:opacity="100%" draw:stroke="solid" svg:stroke-width="0.01389in" svg:stroke-color="#787878" svg:stroke-opacity="100%" draw:stroke-linejoin="miter" svg:stroke-linecap="butt"/>
    </style:style>
    <style:style style:family="graphic" style:name="a536">
      <style:graphic-properties draw:fill="solid" draw:fill-color="#a5a5a5" draw:opacity="100%" draw:stroke="solid" svg:stroke-width="0.01389in" svg:stroke-color="#787878" svg:stroke-opacity="100%" draw:stroke-linejoin="miter" svg:stroke-linecap="butt"/>
    </style:style>
    <style:style style:family="graphic" style:name="a612">
      <style:graphic-properties draw:fill="solid" draw:fill-color="#a5a5a5" draw:opacity="100%" draw:stroke="solid" svg:stroke-width="0.01389in" svg:stroke-color="#787878" svg:stroke-opacity="100%" draw:stroke-linejoin="miter" svg:stroke-linecap="butt"/>
    </style:style>
    <style:style style:family="graphic" style:name="a537">
      <style:graphic-properties draw:fill="solid" draw:fill-color="#a5a5a5" draw:opacity="100%" draw:stroke="solid" svg:stroke-width="0.01389in" svg:stroke-color="#787878" svg:stroke-opacity="100%" draw:stroke-linejoin="miter" svg:stroke-linecap="butt"/>
    </style:style>
    <style:style style:family="graphic" style:name="a613">
      <style:graphic-properties draw:fill="solid" draw:fill-color="#a5a5a5" draw:opacity="100%" draw:stroke="solid" svg:stroke-width="0.01389in" svg:stroke-color="#787878" svg:stroke-opacity="100%" draw:stroke-linejoin="miter" svg:stroke-linecap="butt"/>
    </style:style>
    <style:style style:family="graphic" style:name="a538">
      <style:graphic-properties draw:fill="solid" draw:fill-color="#a5a5a5" draw:opacity="100%" draw:stroke="solid" svg:stroke-width="0.01389in" svg:stroke-color="#787878" svg:stroke-opacity="100%" draw:stroke-linejoin="miter" svg:stroke-linecap="butt"/>
    </style:style>
    <style:style style:family="graphic" style:name="a614">
      <style:graphic-properties draw:fill="solid" draw:fill-color="#a5a5a5" draw:opacity="100%" draw:stroke="solid" svg:stroke-width="0.01389in" svg:stroke-color="#787878" svg:stroke-opacity="100%" draw:stroke-linejoin="miter" svg:stroke-linecap="butt"/>
    </style:style>
    <style:style style:family="graphic" style:name="a539">
      <style:graphic-properties draw:fill="solid" draw:fill-color="#a5a5a5" draw:opacity="100%" draw:stroke="solid" svg:stroke-width="0.01389in" svg:stroke-color="#787878" svg:stroke-opacity="100%" draw:stroke-linejoin="miter" svg:stroke-linecap="butt"/>
    </style:style>
    <style:style style:family="graphic" style:name="a615">
      <style:graphic-properties draw:fill="solid" draw:fill-color="#a5a5a5" draw:opacity="100%" draw:stroke="solid" svg:stroke-width="0.01389in" svg:stroke-color="#787878" svg:stroke-opacity="100%" draw:stroke-linejoin="miter" svg:stroke-linecap="butt"/>
    </style:style>
    <style:style style:family="graphic" style:name="a616">
      <style:graphic-properties draw:fill="solid" draw:fill-color="#a5a5a5" draw:opacity="100%" draw:stroke="solid" svg:stroke-width="0.01389in" svg:stroke-color="#787878" svg:stroke-opacity="100%" draw:stroke-linejoin="miter" svg:stroke-linecap="butt"/>
    </style:style>
    <style:style style:family="graphic" style:name="a617">
      <style:graphic-properties draw:fill="solid" draw:fill-color="#a5a5a5" draw:opacity="100%" draw:stroke="solid" svg:stroke-width="0.01389in" svg:stroke-color="#787878" svg:stroke-opacity="100%" draw:stroke-linejoin="miter" svg:stroke-linecap="butt"/>
    </style:style>
    <style:style style:family="graphic" style:name="a618">
      <style:graphic-properties draw:fill="solid" draw:fill-color="#a5a5a5" draw:opacity="100%" draw:stroke="solid" svg:stroke-width="0.01389in" svg:stroke-color="#787878" svg:stroke-opacity="100%" draw:stroke-linejoin="miter" svg:stroke-linecap="butt"/>
    </style:style>
    <style:style style:family="graphic" style:name="a619">
      <style:graphic-properties draw:fill="solid" draw:fill-color="#a5a5a5" draw:opacity="100%" draw:stroke="solid" svg:stroke-width="0.01389in" svg:stroke-color="#787878" svg:stroke-opacity="100%" draw:stroke-linejoin="miter" svg:stroke-linecap="butt"/>
    </style:style>
    <style:style style:family="graphic" style:name="a380">
      <style:graphic-properties draw:fill="solid" draw:fill-color="#a5a5a5" draw:opacity="100%" draw:stroke="solid" svg:stroke-width="0.01389in" svg:stroke-color="#787878" svg:stroke-opacity="100%" draw:stroke-linejoin="miter" svg:stroke-linecap="butt"/>
    </style:style>
    <style:style style:family="graphic" style:name="a381">
      <style:graphic-properties draw:fill="solid" draw:fill-color="#a5a5a5" draw:opacity="100%" draw:stroke="solid" svg:stroke-width="0.01389in" svg:stroke-color="#787878" svg:stroke-opacity="100%" draw:stroke-linejoin="miter" svg:stroke-linecap="butt"/>
    </style:style>
    <style:style style:family="graphic" style:name="a382">
      <style:graphic-properties draw:fill="solid" draw:fill-color="#a5a5a5" draw:opacity="100%" draw:stroke="solid" svg:stroke-width="0.01389in" svg:stroke-color="#787878" svg:stroke-opacity="100%" draw:stroke-linejoin="miter" svg:stroke-linecap="butt"/>
    </style:style>
    <style:style style:family="graphic" style:name="a383">
      <style:graphic-properties draw:fill="solid" draw:fill-color="#a5a5a5" draw:opacity="100%" draw:stroke="solid" svg:stroke-width="0.01389in" svg:stroke-color="#787878" svg:stroke-opacity="100%" draw:stroke-linejoin="miter" svg:stroke-linecap="butt"/>
    </style:style>
    <style:style style:family="graphic" style:name="a460">
      <style:graphic-properties draw:fill="solid" draw:fill-color="#a5a5a5" draw:opacity="100%" draw:stroke="solid" svg:stroke-width="0.01389in" svg:stroke-color="#787878" svg:stroke-opacity="100%" draw:stroke-linejoin="miter" svg:stroke-linecap="butt"/>
    </style:style>
    <style:style style:family="graphic" style:name="a384">
      <style:graphic-properties draw:fill="solid" draw:fill-color="#a5a5a5" draw:opacity="100%" draw:stroke="solid" svg:stroke-width="0.01389in" svg:stroke-color="#787878" svg:stroke-opacity="100%" draw:stroke-linejoin="miter" svg:stroke-linecap="butt"/>
    </style:style>
    <style:style style:family="graphic" style:name="a461">
      <style:graphic-properties draw:fill="solid" draw:fill-color="#a5a5a5" draw:opacity="100%" draw:stroke="solid" svg:stroke-width="0.01389in" svg:stroke-color="#787878" svg:stroke-opacity="100%" draw:stroke-linejoin="miter" svg:stroke-linecap="butt"/>
    </style:style>
    <style:style style:family="graphic" style:name="a385">
      <style:graphic-properties draw:fill="solid" draw:fill-color="#a5a5a5" draw:opacity="100%" draw:stroke="solid" svg:stroke-width="0.01389in" svg:stroke-color="#787878" svg:stroke-opacity="100%" draw:stroke-linejoin="miter" svg:stroke-linecap="butt"/>
    </style:style>
    <style:style style:family="graphic" style:name="a462">
      <style:graphic-properties draw:fill="solid" draw:fill-color="#a5a5a5" draw:opacity="100%" draw:stroke="solid" svg:stroke-width="0.01389in" svg:stroke-color="#787878" svg:stroke-opacity="100%" draw:stroke-linejoin="miter" svg:stroke-linecap="butt"/>
    </style:style>
    <style:style style:family="graphic" style:name="a386">
      <style:graphic-properties draw:fill="solid" draw:fill-color="#a5a5a5" draw:opacity="100%" draw:stroke="solid" svg:stroke-width="0.01389in" svg:stroke-color="#787878" svg:stroke-opacity="100%" draw:stroke-linejoin="miter" svg:stroke-linecap="butt"/>
    </style:style>
    <style:style style:family="graphic" style:name="a463">
      <style:graphic-properties draw:fill="solid" draw:fill-color="#a5a5a5" draw:opacity="100%" draw:stroke="solid" svg:stroke-width="0.01389in" svg:stroke-color="#787878" svg:stroke-opacity="100%" draw:stroke-linejoin="miter" svg:stroke-linecap="butt"/>
    </style:style>
    <style:style style:family="graphic" style:name="a387">
      <style:graphic-properties draw:fill="solid" draw:fill-color="#a5a5a5" draw:opacity="100%" draw:stroke="solid" svg:stroke-width="0.01389in" svg:stroke-color="#787878" svg:stroke-opacity="100%" draw:stroke-linejoin="miter" svg:stroke-linecap="butt"/>
    </style:style>
    <style:style style:family="graphic" style:name="a464">
      <style:graphic-properties draw:fill="solid" draw:fill-color="#a5a5a5" draw:opacity="100%" draw:stroke="solid" svg:stroke-width="0.01389in" svg:stroke-color="#787878" svg:stroke-opacity="100%" draw:stroke-linejoin="miter" svg:stroke-linecap="butt"/>
    </style:style>
    <style:style style:family="graphic" style:name="a388">
      <style:graphic-properties draw:fill="solid" draw:fill-color="#a5a5a5" draw:opacity="100%" draw:stroke="solid" svg:stroke-width="0.01389in" svg:stroke-color="#787878" svg:stroke-opacity="100%" draw:stroke-linejoin="miter" svg:stroke-linecap="butt"/>
    </style:style>
    <style:style style:family="graphic" style:name="a540">
      <style:graphic-properties draw:fill="solid" draw:fill-color="#a5a5a5" draw:opacity="100%" draw:stroke="solid" svg:stroke-width="0.01389in" svg:stroke-color="#787878" svg:stroke-opacity="100%" draw:stroke-linejoin="miter" svg:stroke-linecap="butt"/>
    </style:style>
    <style:style style:family="graphic" style:name="a465">
      <style:graphic-properties draw:fill="solid" draw:fill-color="#a5a5a5" draw:opacity="100%" draw:stroke="solid" svg:stroke-width="0.01389in" svg:stroke-color="#787878" svg:stroke-opacity="100%" draw:stroke-linejoin="miter" svg:stroke-linecap="butt"/>
    </style:style>
    <style:style style:family="graphic" style:name="a389">
      <style:graphic-properties draw:fill="solid" draw:fill-color="#a5a5a5" draw:opacity="100%" draw:stroke="solid" svg:stroke-width="0.01389in" svg:stroke-color="#787878" svg:stroke-opacity="100%" draw:stroke-linejoin="miter" svg:stroke-linecap="butt"/>
    </style:style>
    <style:style style:family="graphic" style:name="a541">
      <style:graphic-properties draw:fill="solid" draw:fill-color="#ed7d31" draw:opacity="100%" draw:stroke="solid" svg:stroke-width="0.01389in" svg:stroke-color="#ae5a21" svg:stroke-opacity="100%" draw:stroke-linejoin="miter" svg:stroke-linecap="butt"/>
    </style:style>
    <style:style style:family="graphic" style:name="a466">
      <style:graphic-properties draw:fill="solid" draw:fill-color="#a5a5a5" draw:opacity="100%" draw:stroke="solid" svg:stroke-width="0.01389in" svg:stroke-color="#787878" svg:stroke-opacity="100%" draw:stroke-linejoin="miter" svg:stroke-linecap="butt"/>
    </style:style>
    <style:style style:family="graphic" style:name="a542">
      <style:graphic-properties draw:fill="solid" draw:fill-color="#ed7d31" draw:opacity="100%" draw:stroke="solid" svg:stroke-width="0.01389in" svg:stroke-color="#ae5a21" svg:stroke-opacity="100%" draw:stroke-linejoin="miter" svg:stroke-linecap="butt"/>
    </style:style>
    <style:style style:family="graphic" style:name="a467">
      <style:graphic-properties draw:fill="solid" draw:fill-color="#a5a5a5" draw:opacity="100%" draw:stroke="solid" svg:stroke-width="0.01389in" svg:stroke-color="#787878" svg:stroke-opacity="100%" draw:stroke-linejoin="miter" svg:stroke-linecap="butt"/>
    </style:style>
    <style:style style:family="graphic" style:name="a543">
      <style:graphic-properties/>
    </style:style>
    <style:style style:family="graphic" style:name="a468">
      <style:graphic-properties draw:fill="solid" draw:fill-color="#a5a5a5" draw:opacity="100%" draw:stroke="solid" svg:stroke-width="0.01389in" svg:stroke-color="#787878" svg:stroke-opacity="100%" draw:stroke-linejoin="miter" svg:stroke-linecap="butt"/>
    </style:style>
    <style:style style:family="graphic" style:name="a620">
      <style:graphic-properties draw:fill="solid" draw:fill-color="#a5a5a5" draw:opacity="100%" draw:stroke="solid" svg:stroke-width="0.01389in" svg:stroke-color="#787878" svg:stroke-opacity="100%" draw:stroke-linejoin="miter" svg:stroke-linecap="butt"/>
    </style:style>
    <style:style style:family="graphic" style:name="a469">
      <style:graphic-properties draw:fill="solid" draw:fill-color="#a5a5a5" draw:opacity="100%" draw:stroke="solid" svg:stroke-width="0.01389in" svg:stroke-color="#787878" svg:stroke-opacity="100%" draw:stroke-linejoin="miter" svg:stroke-linecap="butt"/>
    </style:style>
    <style:style style:family="graphic" style:name="a621">
      <style:graphic-properties draw:fill="solid" draw:fill-color="#a5a5a5" draw:opacity="100%" draw:stroke="solid" svg:stroke-width="0.01389in" svg:stroke-color="#787878" svg:stroke-opacity="100%" draw:stroke-linejoin="miter" svg:stroke-linecap="butt"/>
    </style:style>
    <style:style style:family="graphic" style:name="a545">
      <style:graphic-properties draw:fill="solid" draw:fill-color="#fff2cc" draw:opacity="100%" draw:stroke="dash" draw:stroke-dash="a544" svg:stroke-width="0.01389in" svg:stroke-color="#2f528f" svg:stroke-opacity="100%" draw:stroke-linejoin="miter" svg:stroke-linecap="butt"/>
    </style:style>
    <style:style style:family="graphic" style:name="a546">
      <style:graphic-properties draw:fill="solid" draw:fill-color="#4472c4" draw:opacity="100%" draw:stroke="solid" svg:stroke-width="0.01389in" svg:stroke-color="#2f528f" svg:stroke-opacity="100%" draw:stroke-linejoin="miter" svg:stroke-linecap="butt"/>
    </style:style>
    <style:style style:family="graphic" style:name="a622">
      <style:graphic-properties draw:fill="solid" draw:fill-color="#a5a5a5" draw:opacity="100%" draw:stroke="solid" svg:stroke-width="0.01389in" svg:stroke-color="#787878" svg:stroke-opacity="100%" draw:stroke-linejoin="miter" svg:stroke-linecap="butt"/>
    </style:style>
    <style:style style:family="graphic" style:name="a547">
      <style:graphic-properties draw:fill="solid" draw:fill-color="#4472c4" draw:opacity="100%" draw:stroke="solid" svg:stroke-width="0.01389in" svg:stroke-color="#2f528f" svg:stroke-opacity="100%" draw:stroke-linejoin="miter" svg:stroke-linecap="butt"/>
    </style:style>
    <style:style style:family="graphic" style:name="a623">
      <style:graphic-properties draw:fill="solid" draw:fill-color="#a5a5a5" draw:opacity="100%" draw:stroke="solid" svg:stroke-width="0.01389in" svg:stroke-color="#787878" svg:stroke-opacity="100%" draw:stroke-linejoin="miter" svg:stroke-linecap="butt"/>
    </style:style>
    <style:style style:family="graphic" style:name="a700">
      <style:graphic-properties draw:fill="solid" draw:fill-color="#a5a5a5" draw:opacity="100%" draw:stroke="solid" svg:stroke-width="0.01389in" svg:stroke-color="#787878" svg:stroke-opacity="100%" draw:stroke-linejoin="miter" svg:stroke-linecap="butt"/>
    </style:style>
    <style:style style:family="graphic" style:name="a624">
      <style:graphic-properties draw:fill="solid" draw:fill-color="#a5a5a5" draw:opacity="100%" draw:stroke="solid" svg:stroke-width="0.01389in" svg:stroke-color="#787878" svg:stroke-opacity="100%" draw:stroke-linejoin="miter" svg:stroke-linecap="butt"/>
    </style:style>
    <style:style style:family="graphic" style:name="a548">
      <style:graphic-properties draw:fill="solid" draw:fill-color="#4472c4" draw:opacity="100%" draw:stroke="solid" svg:stroke-width="0.01389in" svg:stroke-color="#2f528f" svg:stroke-opacity="100%" draw:stroke-linejoin="miter" svg:stroke-linecap="butt"/>
    </style:style>
    <style:style style:family="graphic" style:name="a701">
      <style:graphic-properties draw:fill="solid" draw:fill-color="#a5a5a5" draw:opacity="100%" draw:stroke="solid" svg:stroke-width="0.01389in" svg:stroke-color="#787878" svg:stroke-opacity="100%" draw:stroke-linejoin="miter" svg:stroke-linecap="butt"/>
    </style:style>
    <style:style style:family="graphic" style:name="a625">
      <style:graphic-properties draw:fill="solid" draw:fill-color="#a5a5a5" draw:opacity="100%" draw:stroke="solid" svg:stroke-width="0.01389in" svg:stroke-color="#787878" svg:stroke-opacity="100%" draw:stroke-linejoin="miter" svg:stroke-linecap="butt"/>
    </style:style>
    <style:style style:family="graphic" style:name="a549">
      <style:graphic-properties draw:fill="solid" draw:fill-color="#4472c4" draw:opacity="100%" draw:stroke="solid" svg:stroke-width="0.01389in" svg:stroke-color="#2f528f" svg:stroke-opacity="100%" draw:stroke-linejoin="miter" svg:stroke-linecap="butt"/>
    </style:style>
    <style:style style:family="graphic" style:name="a702">
      <style:graphic-properties draw:fill="solid" draw:fill-color="#a5a5a5" draw:opacity="100%" draw:stroke="solid" svg:stroke-width="0.01389in" svg:stroke-color="#787878" svg:stroke-opacity="100%" draw:stroke-linejoin="miter" svg:stroke-linecap="butt"/>
    </style:style>
    <style:style style:family="graphic" style:name="a626">
      <style:graphic-properties draw:fill="solid" draw:fill-color="#a5a5a5" draw:opacity="100%" draw:stroke="solid" svg:stroke-width="0.01389in" svg:stroke-color="#787878" svg:stroke-opacity="100%" draw:stroke-linejoin="miter" svg:stroke-linecap="butt"/>
    </style:style>
    <style:style style:family="graphic" style:name="a703">
      <style:graphic-properties draw:fill="solid" draw:fill-color="#a5a5a5" draw:opacity="100%" draw:stroke="solid" svg:stroke-width="0.01389in" svg:stroke-color="#787878" svg:stroke-opacity="100%" draw:stroke-linejoin="miter" svg:stroke-linecap="butt"/>
    </style:style>
    <style:style style:family="graphic" style:name="a627">
      <style:graphic-properties draw:fill="solid" draw:fill-color="#a5a5a5" draw:opacity="100%" draw:stroke="solid" svg:stroke-width="0.01389in" svg:stroke-color="#787878" svg:stroke-opacity="100%" draw:stroke-linejoin="miter" svg:stroke-linecap="butt"/>
    </style:style>
    <style:style style:family="graphic" style:name="a704">
      <style:graphic-properties draw:fill="solid" draw:fill-color="#a5a5a5" draw:opacity="100%" draw:stroke="solid" svg:stroke-width="0.01389in" svg:stroke-color="#787878" svg:stroke-opacity="100%" draw:stroke-linejoin="miter" svg:stroke-linecap="butt"/>
    </style:style>
    <style:style style:family="graphic" style:name="a628">
      <style:graphic-properties draw:fill="solid" draw:fill-color="#a5a5a5" draw:opacity="100%" draw:stroke="solid" svg:stroke-width="0.01389in" svg:stroke-color="#787878" svg:stroke-opacity="100%" draw:stroke-linejoin="miter" svg:stroke-linecap="butt"/>
    </style:style>
    <style:style style:family="graphic" style:name="a705">
      <style:graphic-properties draw:fill="solid" draw:fill-color="#a5a5a5" draw:opacity="100%" draw:stroke="solid" svg:stroke-width="0.01389in" svg:stroke-color="#787878" svg:stroke-opacity="100%" draw:stroke-linejoin="miter" svg:stroke-linecap="butt"/>
    </style:style>
    <style:style style:family="graphic" style:name="a629">
      <style:graphic-properties draw:fill="solid" draw:fill-color="#a5a5a5" draw:opacity="100%" draw:stroke="solid" svg:stroke-width="0.01389in" svg:stroke-color="#787878" svg:stroke-opacity="100%" draw:stroke-linejoin="miter" svg:stroke-linecap="butt"/>
    </style:style>
    <style:style style:family="graphic" style:name="a706">
      <style:graphic-properties draw:fill="solid" draw:fill-color="#a5a5a5" draw:opacity="100%" draw:stroke="solid" svg:stroke-width="0.01389in" svg:stroke-color="#787878" svg:stroke-opacity="100%" draw:stroke-linejoin="miter" svg:stroke-linecap="butt"/>
    </style:style>
    <style:style style:family="graphic" style:name="a707">
      <style:graphic-properties draw:fill="solid" draw:fill-color="#a5a5a5" draw:opacity="100%" draw:stroke="solid" svg:stroke-width="0.01389in" svg:stroke-color="#787878" svg:stroke-opacity="100%" draw:stroke-linejoin="miter" svg:stroke-linecap="butt"/>
    </style:style>
    <style:style style:family="graphic" style:name="a708">
      <style:graphic-properties draw:fill="solid" draw:fill-color="#a5a5a5" draw:opacity="100%" draw:stroke="solid" svg:stroke-width="0.01389in" svg:stroke-color="#787878" svg:stroke-opacity="100%" draw:stroke-linejoin="miter" svg:stroke-linecap="butt"/>
    </style:style>
    <style:style style:family="graphic" style:name="a709">
      <style:graphic-properties draw:fill="solid" draw:fill-color="#a5a5a5" draw:opacity="100%" draw:stroke="solid" svg:stroke-width="0.01389in" svg:stroke-color="#787878" svg:stroke-opacity="100%" draw:stroke-linejoin="miter" svg:stroke-linecap="butt"/>
    </style:style>
    <style:style style:family="graphic" style:name="a390">
      <style:graphic-properties draw:fill="solid" draw:fill-color="#a5a5a5" draw:opacity="100%" draw:stroke="solid" svg:stroke-width="0.01389in" svg:stroke-color="#787878" svg:stroke-opacity="100%" draw:stroke-linejoin="miter" svg:stroke-linecap="butt"/>
    </style:style>
    <style:style style:family="graphic" style:name="a391">
      <style:graphic-properties draw:fill="solid" draw:fill-color="#a5a5a5" draw:opacity="100%" draw:stroke="solid" svg:stroke-width="0.01389in" svg:stroke-color="#787878" svg:stroke-opacity="100%" draw:stroke-linejoin="miter" svg:stroke-linecap="butt"/>
    </style:style>
    <style:style style:family="graphic" style:name="a392">
      <style:graphic-properties draw:fill="solid" draw:fill-color="#a5a5a5" draw:opacity="100%" draw:stroke="solid" svg:stroke-width="0.01389in" svg:stroke-color="#787878" svg:stroke-opacity="100%" draw:stroke-linejoin="miter" svg:stroke-linecap="butt"/>
    </style:style>
    <style:style style:family="graphic" style:name="a393">
      <style:graphic-properties draw:fill="solid" draw:fill-color="#a5a5a5" draw:opacity="100%" draw:stroke="solid" svg:stroke-width="0.01389in" svg:stroke-color="#787878" svg:stroke-opacity="100%" draw:stroke-linejoin="miter" svg:stroke-linecap="butt"/>
    </style:style>
    <style:style style:family="graphic" style:name="a470">
      <style:graphic-properties draw:fill="solid" draw:fill-color="#a5a5a5" draw:opacity="100%" draw:stroke="solid" svg:stroke-width="0.01389in" svg:stroke-color="#787878" svg:stroke-opacity="100%" draw:stroke-linejoin="miter" svg:stroke-linecap="butt"/>
    </style:style>
    <style:style style:family="graphic" style:name="a394">
      <style:graphic-properties draw:fill="solid" draw:fill-color="#a5a5a5" draw:opacity="100%" draw:stroke="solid" svg:stroke-width="0.01389in" svg:stroke-color="#787878" svg:stroke-opacity="100%" draw:stroke-linejoin="miter" svg:stroke-linecap="butt"/>
    </style:style>
    <style:style style:family="graphic" style:name="a471">
      <style:graphic-properties draw:fill="solid" draw:fill-color="#a5a5a5" draw:opacity="100%" draw:stroke="solid" svg:stroke-width="0.01389in" svg:stroke-color="#787878" svg:stroke-opacity="100%" draw:stroke-linejoin="miter" svg:stroke-linecap="butt"/>
    </style:style>
    <style:style style:family="graphic" style:name="a395">
      <style:graphic-properties draw:fill="solid" draw:fill-color="#a5a5a5" draw:opacity="100%" draw:stroke="solid" svg:stroke-width="0.01389in" svg:stroke-color="#787878" svg:stroke-opacity="100%" draw:stroke-linejoin="miter" svg:stroke-linecap="butt"/>
    </style:style>
    <style:style style:family="graphic" style:name="a472">
      <style:graphic-properties draw:fill="solid" draw:fill-color="#a5a5a5" draw:opacity="100%" draw:stroke="solid" svg:stroke-width="0.01389in" svg:stroke-color="#787878" svg:stroke-opacity="100%" draw:stroke-linejoin="miter" svg:stroke-linecap="butt"/>
    </style:style>
    <style:style style:family="graphic" style:name="a396">
      <style:graphic-properties draw:fill="solid" draw:fill-color="#a5a5a5" draw:opacity="100%" draw:stroke="solid" svg:stroke-width="0.01389in" svg:stroke-color="#787878" svg:stroke-opacity="100%" draw:stroke-linejoin="miter" svg:stroke-linecap="butt"/>
    </style:style>
    <style:style style:family="graphic" style:name="a473">
      <style:graphic-properties draw:fill="solid" draw:fill-color="#a5a5a5" draw:opacity="100%" draw:stroke="solid" svg:stroke-width="0.01389in" svg:stroke-color="#787878" svg:stroke-opacity="100%" draw:stroke-linejoin="miter" svg:stroke-linecap="butt"/>
    </style:style>
    <style:style style:family="graphic" style:name="a397">
      <style:graphic-properties draw:fill="solid" draw:fill-color="#a5a5a5" draw:opacity="100%" draw:stroke="solid" svg:stroke-width="0.01389in" svg:stroke-color="#787878" svg:stroke-opacity="100%" draw:stroke-linejoin="miter" svg:stroke-linecap="butt"/>
    </style:style>
    <style:style style:family="graphic" style:name="a474">
      <style:graphic-properties draw:fill="solid" draw:fill-color="#a5a5a5" draw:opacity="100%" draw:stroke="solid" svg:stroke-width="0.01389in" svg:stroke-color="#787878" svg:stroke-opacity="100%" draw:stroke-linejoin="miter" svg:stroke-linecap="butt"/>
    </style:style>
    <style:style style:family="graphic" style:name="a398">
      <style:graphic-properties draw:fill="solid" draw:fill-color="#a5a5a5" draw:opacity="100%" draw:stroke="solid" svg:stroke-width="0.01389in" svg:stroke-color="#787878" svg:stroke-opacity="100%" draw:stroke-linejoin="miter" svg:stroke-linecap="butt"/>
    </style:style>
    <style:style style:family="graphic" style:name="a550">
      <style:graphic-properties draw:fill="solid" draw:fill-color="#4472c4" draw:opacity="100%" draw:stroke="solid" svg:stroke-width="0.01389in" svg:stroke-color="#2f528f" svg:stroke-opacity="100%" draw:stroke-linejoin="miter" svg:stroke-linecap="butt"/>
    </style:style>
    <style:style style:family="graphic" style:name="a475">
      <style:graphic-properties draw:fill="solid" draw:fill-color="#a5a5a5" draw:opacity="100%" draw:stroke="solid" svg:stroke-width="0.01389in" svg:stroke-color="#787878" svg:stroke-opacity="100%" draw:stroke-linejoin="miter" svg:stroke-linecap="butt"/>
    </style:style>
    <style:style style:family="graphic" style:name="a399">
      <style:graphic-properties draw:fill="solid" draw:fill-color="#a5a5a5" draw:opacity="100%" draw:stroke="solid" svg:stroke-width="0.01389in" svg:stroke-color="#787878" svg:stroke-opacity="100%" draw:stroke-linejoin="miter" svg:stroke-linecap="butt"/>
    </style:style>
    <style:style style:family="graphic" style:name="a10">
      <style:graphic-properties draw:fill="solid" draw:fill-color="#a5a5a5" draw:opacity="100%" draw:stroke="solid" svg:stroke-width="0.01389in" svg:stroke-color="#787878" svg:stroke-opacity="100%" draw:stroke-linejoin="miter" svg:stroke-linecap="butt"/>
    </style:style>
    <style:style style:family="graphic" style:name="a551">
      <style:graphic-properties draw:fill="solid" draw:fill-color="#4472c4" draw:opacity="100%" draw:stroke="solid" svg:stroke-width="0.01389in" svg:stroke-color="#2f528f" svg:stroke-opacity="100%" draw:stroke-linejoin="miter" svg:stroke-linecap="butt"/>
    </style:style>
    <style:style style:family="graphic" style:name="a476">
      <style:graphic-properties draw:fill="solid" draw:fill-color="#a5a5a5" draw:opacity="100%" draw:stroke="solid" svg:stroke-width="0.01389in" svg:stroke-color="#787878" svg:stroke-opacity="100%" draw:stroke-linejoin="miter" svg:stroke-linecap="butt"/>
    </style:style>
    <style:style style:family="graphic" style:name="a11">
      <style:graphic-properties draw:fill="solid" draw:fill-color="#a5a5a5" draw:opacity="100%" draw:stroke="solid" svg:stroke-width="0.01389in" svg:stroke-color="#787878" svg:stroke-opacity="100%" draw:stroke-linejoin="miter" svg:stroke-linecap="butt"/>
    </style:style>
    <style:style style:family="graphic" style:name="a552">
      <style:graphic-properties draw:fill="solid" draw:fill-color="#ed7d31" draw:opacity="100%" draw:stroke="solid" svg:stroke-width="0.01389in" svg:stroke-color="#ae5a21" svg:stroke-opacity="100%" draw:stroke-linejoin="miter" svg:stroke-linecap="butt"/>
    </style:style>
    <style:style style:family="graphic" style:name="a477">
      <style:graphic-properties draw:fill="solid" draw:fill-color="#a5a5a5" draw:opacity="100%" draw:stroke="solid" svg:stroke-width="0.01389in" svg:stroke-color="#787878" svg:stroke-opacity="100%" draw:stroke-linejoin="miter" svg:stroke-linecap="butt"/>
    </style:style>
    <style:style style:family="graphic" style:name="a12">
      <style:graphic-properties draw:fill="solid" draw:fill-color="#a5a5a5" draw:opacity="100%" draw:stroke="solid" svg:stroke-width="0.01389in" svg:stroke-color="#787878" svg:stroke-opacity="100%" draw:stroke-linejoin="miter" svg:stroke-linecap="butt"/>
    </style:style>
    <style:style style:family="graphic" style:name="a553">
      <style:graphic-properties draw:fill="solid" draw:fill-color="#ed7d31" draw:opacity="100%" draw:stroke="solid" svg:stroke-width="0.01389in" svg:stroke-color="#ae5a21" svg:stroke-opacity="100%" draw:stroke-linejoin="miter" svg:stroke-linecap="butt"/>
    </style:style>
    <style:style style:family="graphic" style:name="a478">
      <style:graphic-properties draw:fill="solid" draw:fill-color="#a5a5a5" draw:opacity="100%" draw:stroke="solid" svg:stroke-width="0.01389in" svg:stroke-color="#787878" svg:stroke-opacity="100%" draw:stroke-linejoin="miter" svg:stroke-linecap="butt"/>
    </style:style>
    <style:style style:family="graphic" style:name="a630">
      <style:graphic-properties draw:fill="solid" draw:fill-color="#a5a5a5" draw:opacity="100%" draw:stroke="solid" svg:stroke-width="0.01389in" svg:stroke-color="#787878" svg:stroke-opacity="100%" draw:stroke-linejoin="miter" svg:stroke-linecap="butt"/>
    </style:style>
    <style:style style:family="graphic" style:name="a13">
      <style:graphic-properties draw:fill="solid" draw:fill-color="#000000" draw:opacity="100%" draw:stroke="solid" svg:stroke-width="0.01389in" svg:stroke-color="#000000" svg:stroke-opacity="100%" draw:stroke-linejoin="miter" svg:stroke-linecap="butt"/>
    </style:style>
    <style:style style:family="graphic" style:name="a554">
      <style:graphic-properties draw:fill="solid" draw:fill-color="#4472c4" draw:opacity="100%" draw:stroke="solid" svg:stroke-width="0.01389in" svg:stroke-color="#2f528f" svg:stroke-opacity="100%" draw:stroke-linejoin="miter" svg:stroke-linecap="butt"/>
    </style:style>
    <style:style style:family="graphic" style:name="a479">
      <style:graphic-properties draw:fill="solid" draw:fill-color="#a5a5a5" draw:opacity="100%" draw:stroke="solid" svg:stroke-width="0.01389in" svg:stroke-color="#787878" svg:stroke-opacity="100%" draw:stroke-linejoin="miter" svg:stroke-linecap="butt"/>
    </style:style>
    <style:style style:family="graphic" style:name="a631">
      <style:graphic-properties draw:fill="solid" draw:fill-color="#a5a5a5" draw:opacity="100%" draw:stroke="solid" svg:stroke-width="0.01389in" svg:stroke-color="#787878" svg:stroke-opacity="100%" draw:stroke-linejoin="miter" svg:stroke-linecap="butt"/>
    </style:style>
    <style:style style:family="graphic" style:name="a556">
      <style:graphic-properties draw:fill="none" draw:stroke="solid" svg:stroke-width="0.00694in" svg:stroke-color="#4472c4" draw:marker-end="a555" svg:stroke-opacity="100%" draw:stroke-linejoin="miter" svg:stroke-linecap="butt"/>
    </style:style>
    <style:style style:family="graphic" style:name="a632">
      <style:graphic-properties draw:fill="solid" draw:fill-color="#a5a5a5" draw:opacity="100%" draw:stroke="solid" svg:stroke-width="0.01389in" svg:stroke-color="#787878" svg:stroke-opacity="100%" draw:stroke-linejoin="miter" svg:stroke-linecap="butt"/>
    </style:style>
    <style:style style:family="graphic" style:name="a15">
      <style:graphic-properties draw:fill="none" draw:stroke="solid" svg:stroke-width="0.00694in" svg:stroke-color="#4472c4" draw:marker-end="a14" svg:stroke-opacity="100%" draw:stroke-linejoin="miter" svg:stroke-linecap="butt"/>
    </style:style>
    <style:style style:family="graphic" style:name="a557">
      <style:graphic-properties draw:fill="solid" draw:fill-color="#4472c4" draw:opacity="100%" draw:stroke="solid" svg:stroke-width="0.01389in" svg:stroke-color="#2f528f" svg:stroke-opacity="100%" draw:stroke-linejoin="miter" svg:stroke-linecap="butt"/>
    </style:style>
    <style:style style:family="graphic" style:name="a633">
      <style:graphic-properties draw:fill="solid" draw:fill-color="#a5a5a5" draw:opacity="100%" draw:stroke="solid" svg:stroke-width="0.01389in" svg:stroke-color="#787878" svg:stroke-opacity="100%" draw:stroke-linejoin="miter" svg:stroke-linecap="butt"/>
    </style:style>
    <style:style style:family="graphic" style:name="a710">
      <style:graphic-properties draw:fill="solid" draw:fill-color="#a5a5a5" draw:opacity="100%" draw:stroke="solid" svg:stroke-width="0.01389in" svg:stroke-color="#787878" svg:stroke-opacity="100%" draw:stroke-linejoin="miter" svg:stroke-linecap="butt"/>
    </style:style>
    <style:style style:family="graphic" style:name="a634">
      <style:graphic-properties draw:fill="solid" draw:fill-color="#a5a5a5" draw:opacity="100%" draw:stroke="solid" svg:stroke-width="0.01389in" svg:stroke-color="#787878" svg:stroke-opacity="100%" draw:stroke-linejoin="miter" svg:stroke-linecap="butt"/>
    </style:style>
    <style:style style:family="graphic" style:name="a17">
      <style:graphic-properties draw:fill="none" draw:stroke="solid" svg:stroke-width="0.00694in" svg:stroke-color="#4472c4" draw:marker-end="a16" svg:stroke-opacity="100%" draw:stroke-linejoin="miter" svg:stroke-linecap="butt"/>
    </style:style>
    <style:style style:family="graphic" style:name="a558">
      <style:graphic-properties draw:fill="solid" draw:fill-color="#4472c4" draw:opacity="100%" draw:stroke="solid" svg:stroke-width="0.01389in" svg:stroke-color="#2f528f" svg:stroke-opacity="100%" draw:stroke-linejoin="miter" svg:stroke-linecap="butt"/>
    </style:style>
    <style:style style:family="graphic" style:name="a711">
      <style:graphic-properties draw:fill="solid" draw:fill-color="#a5a5a5" draw:opacity="100%" draw:stroke="solid" svg:stroke-width="0.01389in" svg:stroke-color="#787878" svg:stroke-opacity="100%" draw:stroke-linejoin="miter" svg:stroke-linecap="butt"/>
    </style:style>
    <style:style style:family="graphic" style:name="a635">
      <style:graphic-properties draw:fill="solid" draw:fill-color="#a5a5a5" draw:opacity="100%" draw:stroke="solid" svg:stroke-width="0.01389in" svg:stroke-color="#787878" svg:stroke-opacity="100%" draw:stroke-linejoin="miter" svg:stroke-linecap="butt"/>
    </style:style>
    <style:style style:family="graphic" style:name="a18">
      <style:graphic-properties draw:fill="solid" draw:fill-color="#4472c4" draw:opacity="100%" draw:stroke="solid" svg:stroke-width="0.01389in" svg:stroke-color="#2f528f" svg:stroke-opacity="100%" draw:stroke-linejoin="miter" svg:stroke-linecap="butt"/>
    </style:style>
    <style:style style:family="graphic" style:name="a712">
      <style:graphic-properties draw:fill="solid" draw:fill-color="#a5a5a5" draw:opacity="100%" draw:stroke="solid" svg:stroke-width="0.01389in" svg:stroke-color="#787878" svg:stroke-opacity="100%" draw:stroke-linejoin="miter" svg:stroke-linecap="butt"/>
    </style:style>
    <style:style style:family="graphic" style:name="a636">
      <style:graphic-properties draw:fill="solid" draw:fill-color="#a5a5a5" draw:opacity="100%" draw:stroke="solid" svg:stroke-width="0.01389in" svg:stroke-color="#787878" svg:stroke-opacity="100%" draw:stroke-linejoin="miter" svg:stroke-linecap="butt"/>
    </style:style>
    <style:style style:family="graphic" style:name="a19">
      <style:graphic-properties draw:fill="solid" draw:fill-color="#ed7d31" draw:opacity="100%" draw:stroke="solid" svg:stroke-width="0.01389in" svg:stroke-color="#ae5a21" svg:stroke-opacity="100%" draw:stroke-linejoin="miter" svg:stroke-linecap="butt"/>
    </style:style>
    <style:style style:family="graphic" style:name="a713">
      <style:graphic-properties draw:fill="solid" draw:fill-color="#a5a5a5" draw:opacity="100%" draw:stroke="solid" svg:stroke-width="0.01389in" svg:stroke-color="#787878" svg:stroke-opacity="100%" draw:stroke-linejoin="miter" svg:stroke-linecap="butt"/>
    </style:style>
    <style:style style:family="graphic" style:name="a637">
      <style:graphic-properties draw:fill="solid" draw:fill-color="#a5a5a5" draw:opacity="100%" draw:stroke="solid" svg:stroke-width="0.01389in" svg:stroke-color="#787878" svg:stroke-opacity="100%" draw:stroke-linejoin="miter" svg:stroke-linecap="butt"/>
    </style:style>
    <style:style style:family="graphic" style:name="a714">
      <style:graphic-properties draw:fill="solid" draw:fill-color="#a5a5a5" draw:opacity="100%" draw:stroke="solid" svg:stroke-width="0.01389in" svg:stroke-color="#787878" svg:stroke-opacity="100%" draw:stroke-linejoin="miter" svg:stroke-linecap="butt"/>
    </style:style>
    <style:style style:family="graphic" style:name="a638">
      <style:graphic-properties draw:fill="solid" draw:fill-color="#a5a5a5" draw:opacity="100%" draw:stroke="solid" svg:stroke-width="0.01389in" svg:stroke-color="#787878" svg:stroke-opacity="100%" draw:stroke-linejoin="miter" svg:stroke-linecap="butt"/>
    </style:style>
    <style:style style:family="graphic" style:name="a715">
      <style:graphic-properties draw:fill="solid" draw:fill-color="#a5a5a5" draw:opacity="100%" draw:stroke="solid" svg:stroke-width="0.01389in" svg:stroke-color="#787878" svg:stroke-opacity="100%" draw:stroke-linejoin="miter" svg:stroke-linecap="butt"/>
    </style:style>
    <style:style style:family="graphic" style:name="a639">
      <style:graphic-properties draw:fill="solid" draw:fill-color="#a5a5a5" draw:opacity="100%" draw:stroke="solid" svg:stroke-width="0.01389in" svg:stroke-color="#787878" svg:stroke-opacity="100%" draw:stroke-linejoin="miter" svg:stroke-linecap="butt"/>
    </style:style>
    <style:style style:family="graphic" style:name="a716">
      <style:graphic-properties draw:fill="solid" draw:fill-color="#a5a5a5" draw:opacity="100%" draw:stroke="solid" svg:stroke-width="0.01389in" svg:stroke-color="#787878" svg:stroke-opacity="100%" draw:stroke-linejoin="miter" svg:stroke-linecap="butt"/>
    </style:style>
    <style:style style:family="graphic" style:name="a717">
      <style:graphic-properties draw:fill="solid" draw:fill-color="#a5a5a5" draw:opacity="100%" draw:stroke="solid" svg:stroke-width="0.01389in" svg:stroke-color="#787878" svg:stroke-opacity="100%" draw:stroke-linejoin="miter" svg:stroke-linecap="butt"/>
    </style:style>
    <style:style style:family="graphic" style:name="a718">
      <style:graphic-properties draw:fill="solid" draw:fill-color="#a5a5a5" draw:opacity="100%" draw:stroke="solid" svg:stroke-width="0.01389in" svg:stroke-color="#787878" svg:stroke-opacity="100%" draw:stroke-linejoin="miter" svg:stroke-linecap="butt"/>
    </style:style>
    <style:style style:family="graphic" style:name="a719">
      <style:graphic-properties draw:fill="solid" draw:fill-color="#a5a5a5" draw:opacity="100%" draw:stroke="solid" svg:stroke-width="0.01389in" svg:stroke-color="#787878" svg:stroke-opacity="100%" draw:stroke-linejoin="miter" svg:stroke-linecap="butt"/>
    </style:style>
    <style:style style:family="graphic" style:name="a480">
      <style:graphic-properties draw:fill="solid" draw:fill-color="#a5a5a5" draw:opacity="100%" draw:stroke="solid" svg:stroke-width="0.01389in" svg:stroke-color="#787878" svg:stroke-opacity="100%" draw:stroke-linejoin="miter" svg:stroke-linecap="butt"/>
    </style:style>
    <style:style style:family="graphic" style:name="a481">
      <style:graphic-properties draw:fill="solid" draw:fill-color="#a5a5a5" draw:opacity="100%" draw:stroke="solid" svg:stroke-width="0.01389in" svg:stroke-color="#787878" svg:stroke-opacity="100%" draw:stroke-linejoin="miter" svg:stroke-linecap="butt"/>
    </style:style>
    <style:style style:family="graphic" style:name="a482">
      <style:graphic-properties draw:fill="solid" draw:fill-color="#a5a5a5" draw:opacity="100%" draw:stroke="solid" svg:stroke-width="0.01389in" svg:stroke-color="#787878" svg:stroke-opacity="100%" draw:stroke-linejoin="miter" svg:stroke-linecap="butt"/>
    </style:style>
    <style:style style:family="graphic" style:name="a483">
      <style:graphic-properties draw:fill="solid" draw:fill-color="#a5a5a5" draw:opacity="100%" draw:stroke="solid" svg:stroke-width="0.01389in" svg:stroke-color="#787878" svg:stroke-opacity="100%" draw:stroke-linejoin="miter" svg:stroke-linecap="butt"/>
    </style:style>
    <style:style style:family="graphic" style:name="a484">
      <style:graphic-properties draw:fill="solid" draw:fill-color="#a5a5a5" draw:opacity="100%" draw:stroke="solid" svg:stroke-width="0.01389in" svg:stroke-color="#787878" svg:stroke-opacity="100%" draw:stroke-linejoin="miter" svg:stroke-linecap="butt"/>
    </style:style>
    <style:style style:family="graphic" style:name="a560">
      <style:graphic-properties draw:fill="none" draw:stroke="solid" svg:stroke-width="0.00694in" svg:stroke-color="#4472c4" draw:marker-end="a559" svg:stroke-opacity="100%" draw:stroke-linejoin="miter" svg:stroke-linecap="butt"/>
    </style:style>
    <style:style style:family="graphic" style:name="a485">
      <style:graphic-properties draw:fill="solid" draw:fill-color="#a5a5a5" draw:opacity="100%" draw:stroke="solid" svg:stroke-width="0.01389in" svg:stroke-color="#787878" svg:stroke-opacity="100%" draw:stroke-linejoin="miter" svg:stroke-linecap="butt"/>
    </style:style>
    <style:style style:family="graphic" style:name="a20">
      <style:graphic-properties draw:fill="solid" draw:fill-color="#ed7d31" draw:opacity="100%" draw:stroke="solid" svg:stroke-width="0.01389in" svg:stroke-color="#ae5a21" svg:stroke-opacity="100%" draw:stroke-linejoin="miter" svg:stroke-linecap="butt"/>
    </style:style>
    <style:style style:family="graphic" style:name="a561">
      <style:graphic-properties draw:fill="none" draw:stroke="solid" svg:stroke-width="0.00694in" svg:stroke-color="#4472c4" svg:stroke-opacity="100%" draw:stroke-linejoin="miter" svg:stroke-linecap="butt"/>
    </style:style>
    <style:style style:family="graphic" style:name="a486">
      <style:graphic-properties draw:fill="solid" draw:fill-color="#a5a5a5" draw:opacity="100%" draw:stroke="solid" svg:stroke-width="0.01389in" svg:stroke-color="#787878" svg:stroke-opacity="100%" draw:stroke-linejoin="miter" svg:stroke-linecap="butt"/>
    </style:style>
    <style:style style:family="graphic" style:name="a21">
      <style:graphic-properties/>
    </style:style>
    <style:style style:family="graphic" style:name="a562">
      <style:graphic-properties draw:fill="none" draw:stroke="solid" svg:stroke-width="0.00694in" svg:stroke-color="#4472c4" svg:stroke-opacity="100%" draw:stroke-linejoin="miter" svg:stroke-linecap="butt"/>
    </style:style>
    <style:style style:family="graphic" style:name="a487">
      <style:graphic-properties draw:fill="solid" draw:fill-color="#a5a5a5" draw:opacity="100%" draw:stroke="solid" svg:stroke-width="0.01389in" svg:stroke-color="#787878" svg:stroke-opacity="100%" draw:stroke-linejoin="miter" svg:stroke-linecap="butt"/>
    </style:style>
    <style:style style:family="graphic" style:name="a22">
      <style:graphic-properties draw:fill="solid" draw:fill-color="#4472c4" draw:opacity="100%" draw:stroke="solid" svg:stroke-width="0.01389in" svg:stroke-color="#2f528f" svg:stroke-opacity="100%" draw:stroke-linejoin="miter" svg:stroke-linecap="butt"/>
    </style:style>
    <style:style style:family="graphic" style:name="a563">
      <style:graphic-properties draw:fill="none" draw:stroke="solid" svg:stroke-width="0.00694in" svg:stroke-color="#4472c4" svg:stroke-opacity="100%" draw:stroke-linejoin="miter" svg:stroke-linecap="butt"/>
    </style:style>
    <style:style style:family="graphic" style:name="a488">
      <style:graphic-properties draw:fill="solid" draw:fill-color="#a5a5a5" draw:opacity="100%" draw:stroke="solid" svg:stroke-width="0.01389in" svg:stroke-color="#787878" svg:stroke-opacity="100%" draw:stroke-linejoin="miter" svg:stroke-linecap="butt"/>
    </style:style>
    <style:style style:family="graphic" style:name="a640">
      <style:graphic-properties draw:fill="solid" draw:fill-color="#a5a5a5" draw:opacity="100%" draw:stroke="solid" svg:stroke-width="0.01389in" svg:stroke-color="#787878" svg:stroke-opacity="100%" draw:stroke-linejoin="miter" svg:stroke-linecap="butt"/>
    </style:style>
    <style:style style:family="graphic" style:name="a23">
      <style:graphic-properties draw:fill="solid" draw:fill-color="#4472c4" draw:opacity="100%" draw:stroke="solid" svg:stroke-width="0.01389in" svg:stroke-color="#2f528f" svg:stroke-opacity="100%" draw:stroke-linejoin="miter" svg:stroke-linecap="butt"/>
    </style:style>
    <style:style style:family="graphic" style:name="a564">
      <style:graphic-properties draw:fill="none" draw:stroke="solid" svg:stroke-width="0.00694in" svg:stroke-color="#4472c4" svg:stroke-opacity="100%" draw:stroke-linejoin="miter" svg:stroke-linecap="butt"/>
    </style:style>
    <style:style style:family="graphic" style:name="a489">
      <style:graphic-properties draw:fill="solid" draw:fill-color="#a5a5a5" draw:opacity="100%" draw:stroke="solid" svg:stroke-width="0.01389in" svg:stroke-color="#787878" svg:stroke-opacity="100%" draw:stroke-linejoin="miter" svg:stroke-linecap="butt"/>
    </style:style>
    <style:style style:family="graphic" style:name="a641">
      <style:graphic-properties draw:fill="solid" draw:fill-color="#a5a5a5" draw:opacity="100%" draw:stroke="solid" svg:stroke-width="0.01389in" svg:stroke-color="#787878" svg:stroke-opacity="100%" draw:stroke-linejoin="miter" svg:stroke-linecap="butt"/>
    </style:style>
    <style:style style:family="graphic" style:name="a24">
      <style:graphic-properties draw:fill="solid" draw:fill-color="#4472c4" draw:opacity="100%" draw:stroke="solid" svg:stroke-width="0.01389in" svg:stroke-color="#2f528f" svg:stroke-opacity="100%" draw:stroke-linejoin="miter" svg:stroke-linecap="butt"/>
    </style:style>
    <style:style style:family="graphic" style:name="a565">
      <style:graphic-properties draw:fill="none" draw:stroke="solid" svg:stroke-width="0.00694in" svg:stroke-color="#4472c4" svg:stroke-opacity="100%" draw:stroke-linejoin="miter" svg:stroke-linecap="butt"/>
    </style:style>
    <style:style style:family="graphic" style:name="a566">
      <style:graphic-properties draw:fill="none" draw:stroke="solid" svg:stroke-width="0.00694in" svg:stroke-color="#4472c4" svg:stroke-opacity="100%" draw:stroke-linejoin="miter" svg:stroke-linecap="butt"/>
    </style:style>
    <style:style style:family="graphic" style:name="a642">
      <style:graphic-properties draw:fill="solid" draw:fill-color="#a5a5a5" draw:opacity="100%" draw:stroke="solid" svg:stroke-width="0.01389in" svg:stroke-color="#787878" svg:stroke-opacity="100%" draw:stroke-linejoin="miter" svg:stroke-linecap="butt"/>
    </style:style>
    <style:style style:family="graphic" style:name="a25">
      <style:graphic-properties draw:fill="solid" draw:fill-color="#4472c4" draw:opacity="100%" draw:stroke="solid" svg:stroke-width="0.01389in" svg:stroke-color="#2f528f" svg:stroke-opacity="100%" draw:stroke-linejoin="miter" svg:stroke-linecap="butt"/>
    </style:style>
    <style:style style:family="graphic" style:name="a567">
      <style:graphic-properties draw:fill="none" draw:stroke="solid" svg:stroke-width="0.00694in" svg:stroke-color="#4472c4" svg:stroke-opacity="100%" draw:stroke-linejoin="miter" svg:stroke-linecap="butt"/>
    </style:style>
    <style:style style:family="graphic" style:name="a643">
      <style:graphic-properties draw:fill="solid" draw:fill-color="#a5a5a5" draw:opacity="100%" draw:stroke="solid" svg:stroke-width="0.01389in" svg:stroke-color="#787878" svg:stroke-opacity="100%" draw:stroke-linejoin="miter" svg:stroke-linecap="butt"/>
    </style:style>
    <style:style style:family="graphic" style:name="a26">
      <style:graphic-properties draw:fill="solid" draw:fill-color="#4472c4" draw:opacity="100%" draw:stroke="solid" svg:stroke-width="0.01389in" svg:stroke-color="#2f528f" svg:stroke-opacity="100%" draw:stroke-linejoin="miter" svg:stroke-linecap="butt"/>
    </style:style>
    <style:style style:family="graphic" style:name="a720">
      <style:graphic-properties draw:fill="solid" draw:fill-color="#a5a5a5" draw:opacity="100%" draw:stroke="solid" svg:stroke-width="0.01389in" svg:stroke-color="#787878" svg:stroke-opacity="100%" draw:stroke-linejoin="miter" svg:stroke-linecap="butt"/>
    </style:style>
    <style:style style:family="graphic" style:name="a644">
      <style:graphic-properties draw:fill="solid" draw:fill-color="#a5a5a5" draw:opacity="100%" draw:stroke="solid" svg:stroke-width="0.01389in" svg:stroke-color="#787878" svg:stroke-opacity="100%" draw:stroke-linejoin="miter" svg:stroke-linecap="butt"/>
    </style:style>
    <style:style style:family="graphic" style:name="a27">
      <style:graphic-properties draw:fill="solid" draw:fill-color="#4472c4" draw:opacity="100%" draw:stroke="solid" svg:stroke-width="0.01389in" svg:stroke-color="#2f528f" svg:stroke-opacity="100%" draw:stroke-linejoin="miter" svg:stroke-linecap="butt"/>
    </style:style>
    <style:style style:family="graphic" style:name="a568">
      <style:graphic-properties draw:fill="none" draw:stroke="solid" svg:stroke-width="0.00694in" svg:stroke-color="#4472c4" svg:stroke-opacity="100%" draw:stroke-linejoin="miter" svg:stroke-linecap="butt"/>
    </style:style>
    <style:style style:family="graphic" style:name="a721">
      <style:graphic-properties draw:fill="solid" draw:fill-color="#a5a5a5" draw:opacity="100%" draw:stroke="solid" svg:stroke-width="0.01389in" svg:stroke-color="#787878" svg:stroke-opacity="100%" draw:stroke-linejoin="miter" svg:stroke-linecap="butt"/>
    </style:style>
    <style:style style:family="graphic" style:name="a645">
      <style:graphic-properties draw:fill="solid" draw:fill-color="#a5a5a5" draw:opacity="100%" draw:stroke="solid" svg:stroke-width="0.01389in" svg:stroke-color="#787878" svg:stroke-opacity="100%" draw:stroke-linejoin="miter" svg:stroke-linecap="butt"/>
    </style:style>
    <style:style style:family="graphic" style:name="a28">
      <style:graphic-properties draw:fill="solid" draw:fill-color="#fff2cc" draw:opacity="100%" draw:stroke="none"/>
    </style:style>
    <style:style style:family="graphic" style:name="a569">
      <style:graphic-properties draw:fill="none" draw:stroke="solid" svg:stroke-width="0.00694in" svg:stroke-color="#4472c4" svg:stroke-opacity="100%" draw:stroke-linejoin="miter" svg:stroke-linecap="butt"/>
    </style:style>
    <style:style style:family="graphic" style:name="a722">
      <style:graphic-properties draw:fill="solid" draw:fill-color="#a5a5a5" draw:opacity="100%" draw:stroke="solid" svg:stroke-width="0.01389in" svg:stroke-color="#787878" svg:stroke-opacity="100%" draw:stroke-linejoin="miter" svg:stroke-linecap="butt"/>
    </style:style>
    <style:style style:family="graphic" style:name="a646">
      <style:graphic-properties draw:fill="solid" draw:fill-color="#a5a5a5" draw:opacity="100%" draw:stroke="solid" svg:stroke-width="0.01389in" svg:stroke-color="#787878" svg:stroke-opacity="100%" draw:stroke-linejoin="miter" svg:stroke-linecap="butt"/>
    </style:style>
    <style:style style:family="graphic" style:name="a29">
      <style:graphic-properties draw:fill="solid" draw:fill-color="#fff2cc" draw:opacity="100%" draw:stroke="none"/>
    </style:style>
    <style:style style:family="graphic" style:name="a723">
      <style:graphic-properties draw:fill="solid" draw:fill-color="#a5a5a5" draw:opacity="100%" draw:stroke="solid" svg:stroke-width="0.01389in" svg:stroke-color="#787878" svg:stroke-opacity="100%" draw:stroke-linejoin="miter" svg:stroke-linecap="butt"/>
    </style:style>
    <style:style style:family="graphic" style:name="a647">
      <style:graphic-properties draw:fill="solid" draw:fill-color="#a5a5a5" draw:opacity="100%" draw:stroke="solid" svg:stroke-width="0.01389in" svg:stroke-color="#787878" svg:stroke-opacity="100%" draw:stroke-linejoin="miter" svg:stroke-linecap="butt"/>
    </style:style>
    <style:style style:family="graphic" style:name="a724">
      <style:graphic-properties draw:fill="solid" draw:fill-color="#a5a5a5" draw:opacity="100%" draw:stroke="solid" svg:stroke-width="0.01389in" svg:stroke-color="#787878" svg:stroke-opacity="100%" draw:stroke-linejoin="miter" svg:stroke-linecap="butt"/>
    </style:style>
    <style:style style:family="graphic" style:name="a648">
      <style:graphic-properties draw:fill="solid" draw:fill-color="#a5a5a5" draw:opacity="100%" draw:stroke="solid" svg:stroke-width="0.01389in" svg:stroke-color="#787878" svg:stroke-opacity="100%" draw:stroke-linejoin="miter" svg:stroke-linecap="butt"/>
    </style:style>
    <style:style style:family="graphic" style:name="a800">
      <style:graphic-properties draw:fill="solid" draw:fill-color="#a5a5a5" draw:opacity="100%" draw:stroke="solid" svg:stroke-width="0.01389in" svg:stroke-color="#787878" svg:stroke-opacity="100%" draw:stroke-linejoin="miter" svg:stroke-linecap="butt"/>
    </style:style>
    <style:style style:family="graphic" style:name="a725">
      <style:graphic-properties draw:fill="solid" draw:fill-color="#a5a5a5" draw:opacity="100%" draw:stroke="solid" svg:stroke-width="0.01389in" svg:stroke-color="#787878" svg:stroke-opacity="100%" draw:stroke-linejoin="miter" svg:stroke-linecap="butt"/>
    </style:style>
    <style:style style:family="graphic" style:name="a649">
      <style:graphic-properties draw:fill="solid" draw:fill-color="#a5a5a5" draw:opacity="100%" draw:stroke="solid" svg:stroke-width="0.01389in" svg:stroke-color="#787878" svg:stroke-opacity="100%" draw:stroke-linejoin="miter" svg:stroke-linecap="butt"/>
    </style:style>
    <style:style style:family="graphic" style:name="a801">
      <style:graphic-properties draw:fill="solid" draw:fill-color="#a5a5a5" draw:opacity="100%" draw:stroke="solid" svg:stroke-width="0.01389in" svg:stroke-color="#787878" svg:stroke-opacity="100%" draw:stroke-linejoin="miter" svg:stroke-linecap="butt"/>
    </style:style>
    <style:style style:family="graphic" style:name="a726">
      <style:graphic-properties draw:fill="solid" draw:fill-color="#a5a5a5" draw:opacity="100%" draw:stroke="solid" svg:stroke-width="0.01389in" svg:stroke-color="#787878" svg:stroke-opacity="100%" draw:stroke-linejoin="miter" svg:stroke-linecap="butt"/>
    </style:style>
    <style:style style:family="graphic" style:name="a802">
      <style:graphic-properties draw:fill="solid" draw:fill-color="#a5a5a5" draw:opacity="100%" draw:stroke="solid" svg:stroke-width="0.01389in" svg:stroke-color="#787878" svg:stroke-opacity="100%" draw:stroke-linejoin="miter" svg:stroke-linecap="butt"/>
    </style:style>
    <style:style style:family="graphic" style:name="a727">
      <style:graphic-properties draw:fill="solid" draw:fill-color="#a5a5a5" draw:opacity="100%" draw:stroke="solid" svg:stroke-width="0.01389in" svg:stroke-color="#787878" svg:stroke-opacity="100%" draw:stroke-linejoin="miter" svg:stroke-linecap="butt"/>
    </style:style>
    <style:style style:family="graphic" style:name="a803">
      <style:graphic-properties draw:fill="solid" draw:fill-color="#a5a5a5" draw:opacity="100%" draw:stroke="solid" svg:stroke-width="0.01389in" svg:stroke-color="#787878" svg:stroke-opacity="100%" draw:stroke-linejoin="miter" svg:stroke-linecap="butt"/>
    </style:style>
    <style:style style:family="graphic" style:name="a728">
      <style:graphic-properties draw:fill="solid" draw:fill-color="#a5a5a5" draw:opacity="100%" draw:stroke="solid" svg:stroke-width="0.01389in" svg:stroke-color="#787878" svg:stroke-opacity="100%" draw:stroke-linejoin="miter" svg:stroke-linecap="butt"/>
    </style:style>
    <style:style style:family="graphic" style:name="a804">
      <style:graphic-properties draw:fill="solid" draw:fill-color="#a5a5a5" draw:opacity="100%" draw:stroke="solid" svg:stroke-width="0.01389in" svg:stroke-color="#787878" svg:stroke-opacity="100%" draw:stroke-linejoin="miter" svg:stroke-linecap="butt"/>
    </style:style>
    <style:style style:family="graphic" style:name="a729">
      <style:graphic-properties draw:fill="solid" draw:fill-color="#a5a5a5" draw:opacity="100%" draw:stroke="solid" svg:stroke-width="0.01389in" svg:stroke-color="#787878" svg:stroke-opacity="100%" draw:stroke-linejoin="miter" svg:stroke-linecap="butt"/>
    </style:style>
    <style:style style:family="graphic" style:name="a805">
      <style:graphic-properties draw:fill="solid" draw:fill-color="#a5a5a5" draw:opacity="100%" draw:stroke="solid" svg:stroke-width="0.01389in" svg:stroke-color="#787878" svg:stroke-opacity="100%" draw:stroke-linejoin="miter" svg:stroke-linecap="butt"/>
    </style:style>
    <style:style style:family="graphic" style:name="a806">
      <style:graphic-properties draw:fill="solid" draw:fill-color="#a5a5a5" draw:opacity="100%" draw:stroke="solid" svg:stroke-width="0.01389in" svg:stroke-color="#787878" svg:stroke-opacity="100%" draw:stroke-linejoin="miter" svg:stroke-linecap="butt"/>
    </style:style>
    <style:style style:family="graphic" style:name="a807">
      <style:graphic-properties draw:fill="solid" draw:fill-color="#a5a5a5" draw:opacity="100%" draw:stroke="solid" svg:stroke-width="0.01389in" svg:stroke-color="#787878" svg:stroke-opacity="100%" draw:stroke-linejoin="miter" svg:stroke-linecap="butt"/>
    </style:style>
    <style:style style:family="graphic" style:name="a808">
      <style:graphic-properties draw:fill="solid" draw:fill-color="#a5a5a5" draw:opacity="100%" draw:stroke="solid" svg:stroke-width="0.01389in" svg:stroke-color="#787878" svg:stroke-opacity="100%" draw:stroke-linejoin="miter" svg:stroke-linecap="butt"/>
    </style:style>
    <style:style style:family="graphic" style:name="a809">
      <style:graphic-properties draw:fill="solid" draw:fill-color="#a5a5a5" draw:opacity="100%" draw:stroke="solid" svg:stroke-width="0.01389in" svg:stroke-color="#787878" svg:stroke-opacity="100%" draw:stroke-linejoin="miter" svg:stroke-linecap="butt"/>
    </style:style>
    <style:style style:family="graphic" style:name="a490">
      <style:graphic-properties draw:fill="solid" draw:fill-color="#a5a5a5" draw:opacity="100%" draw:stroke="solid" svg:stroke-width="0.01389in" svg:stroke-color="#787878" svg:stroke-opacity="100%" draw:stroke-linejoin="miter" svg:stroke-linecap="butt"/>
    </style:style>
    <style:style style:family="graphic" style:name="a491">
      <style:graphic-properties draw:fill="solid" draw:fill-color="#a5a5a5" draw:opacity="100%" draw:stroke="solid" svg:stroke-width="0.01389in" svg:stroke-color="#787878" svg:stroke-opacity="100%" draw:stroke-linejoin="miter" svg:stroke-linecap="butt"/>
    </style:style>
    <style:style style:family="graphic" style:name="a492">
      <style:graphic-properties draw:fill="solid" draw:fill-color="#a5a5a5" draw:opacity="100%" draw:stroke="solid" svg:stroke-width="0.01389in" svg:stroke-color="#787878" svg:stroke-opacity="100%" draw:stroke-linejoin="miter" svg:stroke-linecap="butt"/>
    </style:style>
    <style:style style:family="graphic" style:name="a493">
      <style:graphic-properties draw:fill="solid" draw:fill-color="#a5a5a5" draw:opacity="100%" draw:stroke="solid" svg:stroke-width="0.01389in" svg:stroke-color="#787878" svg:stroke-opacity="100%" draw:stroke-linejoin="miter" svg:stroke-linecap="butt"/>
    </style:style>
    <style:style style:family="graphic" style:name="a494">
      <style:graphic-properties draw:fill="solid" draw:fill-color="#a5a5a5" draw:opacity="100%" draw:stroke="solid" svg:stroke-width="0.01389in" svg:stroke-color="#787878" svg:stroke-opacity="100%" draw:stroke-linejoin="miter" svg:stroke-linecap="butt"/>
    </style:style>
    <style:style style:family="graphic" style:name="a570">
      <style:graphic-properties draw:fill="none" draw:stroke="solid" svg:stroke-width="0.00694in" svg:stroke-color="#4472c4" svg:stroke-opacity="100%" draw:stroke-linejoin="miter" svg:stroke-linecap="butt"/>
    </style:style>
    <style:style style:family="graphic" style:name="a495">
      <style:graphic-properties draw:fill="solid" draw:fill-color="#a5a5a5" draw:opacity="100%" draw:stroke="solid" svg:stroke-width="0.01389in" svg:stroke-color="#787878" svg:stroke-opacity="100%" draw:stroke-linejoin="miter" svg:stroke-linecap="butt"/>
    </style:style>
    <style:style style:family="graphic" style:name="a30">
      <style:graphic-properties draw:fill="solid" draw:fill-color="#fff2cc" draw:opacity="100%" draw:stroke="none"/>
    </style:style>
    <style:style style:family="graphic" style:name="a571">
      <style:graphic-properties draw:fill="none" draw:stroke="solid" svg:stroke-width="0.00694in" svg:stroke-color="#4472c4" svg:stroke-opacity="100%" draw:stroke-linejoin="miter" svg:stroke-linecap="butt"/>
    </style:style>
    <style:style style:family="graphic" style:name="a496">
      <style:graphic-properties draw:fill="solid" draw:fill-color="#a5a5a5" draw:opacity="100%" draw:stroke="solid" svg:stroke-width="0.01389in" svg:stroke-color="#787878" svg:stroke-opacity="100%" draw:stroke-linejoin="miter" svg:stroke-linecap="butt"/>
    </style:style>
    <style:style style:family="graphic" style:name="a31">
      <style:graphic-properties draw:fill="solid" draw:fill-color="#fff2cc" draw:opacity="100%" draw:stroke="none"/>
    </style:style>
    <style:style style:family="graphic" style:name="a572">
      <style:graphic-properties draw:fill="none" draw:stroke="solid" svg:stroke-width="0.00694in" svg:stroke-color="#4472c4" svg:stroke-opacity="100%" draw:stroke-linejoin="miter" svg:stroke-linecap="butt"/>
    </style:style>
    <style:style style:family="graphic" style:name="a497">
      <style:graphic-properties draw:fill="solid" draw:fill-color="#a5a5a5" draw:opacity="100%" draw:stroke="solid" svg:stroke-width="0.01389in" svg:stroke-color="#787878" svg:stroke-opacity="100%" draw:stroke-linejoin="miter" svg:stroke-linecap="butt"/>
    </style:style>
    <style:style style:family="graphic" style:name="a32">
      <style:graphic-properties draw:fill="solid" draw:fill-color="#fff2cc" draw:opacity="100%" draw:stroke="none"/>
    </style:style>
    <style:style style:family="graphic" style:name="a573">
      <style:graphic-properties draw:fill="none" draw:stroke="solid" svg:stroke-width="0.00694in" svg:stroke-color="#4472c4" svg:stroke-opacity="100%" draw:stroke-linejoin="miter" svg:stroke-linecap="butt"/>
    </style:style>
    <style:style style:family="graphic" style:name="a498">
      <style:graphic-properties draw:fill="solid" draw:fill-color="#a5a5a5" draw:opacity="100%" draw:stroke="solid" svg:stroke-width="0.01389in" svg:stroke-color="#787878" svg:stroke-opacity="100%" draw:stroke-linejoin="miter" svg:stroke-linecap="butt"/>
    </style:style>
    <style:style style:family="graphic" style:name="a650">
      <style:graphic-properties draw:fill="solid" draw:fill-color="#a5a5a5" draw:opacity="100%" draw:stroke="solid" svg:stroke-width="0.01389in" svg:stroke-color="#787878" svg:stroke-opacity="100%" draw:stroke-linejoin="miter" svg:stroke-linecap="butt"/>
    </style:style>
    <style:style style:family="graphic" style:name="a33">
      <style:graphic-properties draw:fill="solid" draw:fill-color="#fff2cc" draw:opacity="100%" draw:stroke="none"/>
    </style:style>
    <style:style style:family="graphic" style:name="a574">
      <style:graphic-properties draw:fill="none" draw:stroke="solid" svg:stroke-width="0.00694in" svg:stroke-color="#4472c4" svg:stroke-opacity="100%" draw:stroke-linejoin="miter" svg:stroke-linecap="butt"/>
    </style:style>
    <style:style style:family="graphic" style:name="a499">
      <style:graphic-properties draw:fill="solid" draw:fill-color="#a5a5a5" draw:opacity="100%" draw:stroke="solid" svg:stroke-width="0.01389in" svg:stroke-color="#787878" svg:stroke-opacity="100%" draw:stroke-linejoin="miter" svg:stroke-linecap="butt"/>
    </style:style>
    <style:style style:family="graphic" style:name="a651">
      <style:graphic-properties draw:fill="solid" draw:fill-color="#a5a5a5" draw:opacity="100%" draw:stroke="solid" svg:stroke-width="0.01389in" svg:stroke-color="#787878" svg:stroke-opacity="100%" draw:stroke-linejoin="miter" svg:stroke-linecap="butt"/>
    </style:style>
    <style:style style:family="graphic" style:name="a34">
      <style:graphic-properties draw:fill="solid" draw:fill-color="#4472c4" draw:opacity="100%" draw:stroke="solid" svg:stroke-width="0.01389in" svg:stroke-color="#2f528f" svg:stroke-opacity="100%" draw:stroke-linejoin="miter" svg:stroke-linecap="butt"/>
    </style:style>
    <style:style style:family="graphic" style:name="a575">
      <style:graphic-properties draw:fill="none" draw:stroke="solid" svg:stroke-width="0.00694in" svg:stroke-color="#4472c4" svg:stroke-opacity="100%" draw:stroke-linejoin="miter" svg:stroke-linecap="butt"/>
    </style:style>
    <style:style style:family="graphic" style:name="a576">
      <style:graphic-properties draw:fill="none" draw:stroke="solid" svg:stroke-width="0.00694in" svg:stroke-color="#4472c4" svg:stroke-opacity="100%" draw:stroke-linejoin="miter" svg:stroke-linecap="butt"/>
    </style:style>
    <style:style style:family="graphic" style:name="a652">
      <style:graphic-properties draw:fill="solid" draw:fill-color="#a5a5a5" draw:opacity="100%" draw:stroke="solid" svg:stroke-width="0.01389in" svg:stroke-color="#787878" svg:stroke-opacity="100%" draw:stroke-linejoin="miter" svg:stroke-linecap="butt"/>
    </style:style>
    <style:style style:family="graphic" style:name="a35">
      <style:graphic-properties draw:fill="solid" draw:fill-color="#4472c4" draw:opacity="100%" draw:stroke="solid" svg:stroke-width="0.01389in" svg:stroke-color="#2f528f" svg:stroke-opacity="100%" draw:stroke-linejoin="miter" svg:stroke-linecap="butt"/>
    </style:style>
    <style:style style:family="graphic" style:name="a577">
      <style:graphic-properties draw:fill="none" draw:stroke="solid" svg:stroke-width="0.00694in" svg:stroke-color="#4472c4" svg:stroke-opacity="100%" draw:stroke-linejoin="miter" svg:stroke-linecap="butt"/>
    </style:style>
    <style:style style:family="graphic" style:name="a653">
      <style:graphic-properties draw:fill="solid" draw:fill-color="#a5a5a5" draw:opacity="100%" draw:stroke="solid" svg:stroke-width="0.01389in" svg:stroke-color="#787878" svg:stroke-opacity="100%" draw:stroke-linejoin="miter" svg:stroke-linecap="butt"/>
    </style:style>
    <style:style style:family="graphic" style:name="a36">
      <style:graphic-properties draw:fill="solid" draw:fill-color="#4472c4" draw:opacity="100%" draw:stroke="solid" svg:stroke-width="0.01389in" svg:stroke-color="#2f528f" svg:stroke-opacity="100%" draw:stroke-linejoin="miter" svg:stroke-linecap="butt"/>
    </style:style>
    <style:style style:family="graphic" style:name="a730">
      <style:graphic-properties draw:fill="solid" draw:fill-color="#a5a5a5" draw:opacity="100%" draw:stroke="solid" svg:stroke-width="0.01389in" svg:stroke-color="#787878" svg:stroke-opacity="100%" draw:stroke-linejoin="miter" svg:stroke-linecap="butt"/>
    </style:style>
    <style:style style:family="graphic" style:name="a654">
      <style:graphic-properties draw:fill="solid" draw:fill-color="#a5a5a5" draw:opacity="100%" draw:stroke="solid" svg:stroke-width="0.01389in" svg:stroke-color="#787878" svg:stroke-opacity="100%" draw:stroke-linejoin="miter" svg:stroke-linecap="butt"/>
    </style:style>
    <style:style style:family="graphic" style:name="a37">
      <style:graphic-properties draw:fill="solid" draw:fill-color="#4472c4" draw:opacity="100%" draw:stroke="solid" svg:stroke-width="0.01389in" svg:stroke-color="#2f528f" svg:stroke-opacity="100%" draw:stroke-linejoin="miter" svg:stroke-linecap="butt"/>
    </style:style>
    <style:style style:family="graphic" style:name="a578">
      <style:graphic-properties draw:fill="none" draw:stroke="solid" svg:stroke-width="0.00694in" svg:stroke-color="#4472c4" svg:stroke-opacity="100%" draw:stroke-linejoin="miter" svg:stroke-linecap="butt"/>
    </style:style>
    <style:style style:family="graphic" style:name="a731">
      <style:graphic-properties draw:fill="solid" draw:fill-color="#a5a5a5" draw:opacity="100%" draw:stroke="solid" svg:stroke-width="0.01389in" svg:stroke-color="#787878" svg:stroke-opacity="100%" draw:stroke-linejoin="miter" svg:stroke-linecap="butt"/>
    </style:style>
    <style:style style:family="graphic" style:name="a655">
      <style:graphic-properties draw:fill="solid" draw:fill-color="#a5a5a5" draw:opacity="100%" draw:stroke="solid" svg:stroke-width="0.01389in" svg:stroke-color="#787878" svg:stroke-opacity="100%" draw:stroke-linejoin="miter" svg:stroke-linecap="butt"/>
    </style:style>
    <style:style style:family="graphic" style:name="a38">
      <style:graphic-properties draw:fill="solid" draw:fill-color="#4472c4" draw:opacity="100%" draw:stroke="solid" svg:stroke-width="0.01389in" svg:stroke-color="#2f528f" svg:stroke-opacity="100%" draw:stroke-linejoin="miter" svg:stroke-linecap="butt"/>
    </style:style>
    <style:style style:family="graphic" style:name="a579">
      <style:graphic-properties draw:fill="none" draw:stroke="solid" svg:stroke-width="0.00694in" svg:stroke-color="#4472c4" svg:stroke-opacity="100%" draw:stroke-linejoin="miter" svg:stroke-linecap="butt"/>
    </style:style>
    <style:style style:family="graphic" style:name="a732">
      <style:graphic-properties draw:fill="solid" draw:fill-color="#a5a5a5" draw:opacity="100%" draw:stroke="solid" svg:stroke-width="0.01389in" svg:stroke-color="#787878" svg:stroke-opacity="100%" draw:stroke-linejoin="miter" svg:stroke-linecap="butt"/>
    </style:style>
    <style:style style:family="graphic" style:name="a656">
      <style:graphic-properties draw:fill="solid" draw:fill-color="#a5a5a5" draw:opacity="100%" draw:stroke="solid" svg:stroke-width="0.01389in" svg:stroke-color="#787878" svg:stroke-opacity="100%" draw:stroke-linejoin="miter" svg:stroke-linecap="butt"/>
    </style:style>
    <style:style style:family="graphic" style:name="a39">
      <style:graphic-properties draw:fill="solid" draw:fill-color="#4472c4" draw:opacity="100%" draw:stroke="solid" svg:stroke-width="0.01389in" svg:stroke-color="#2f528f" svg:stroke-opacity="100%" draw:stroke-linejoin="miter" svg:stroke-linecap="butt"/>
    </style:style>
    <style:style style:family="graphic" style:name="a733">
      <style:graphic-properties draw:fill="solid" draw:fill-color="#a5a5a5" draw:opacity="100%" draw:stroke="solid" svg:stroke-width="0.01389in" svg:stroke-color="#787878" svg:stroke-opacity="100%" draw:stroke-linejoin="miter" svg:stroke-linecap="butt"/>
    </style:style>
    <style:style style:family="graphic" style:name="a657">
      <style:graphic-properties draw:fill="solid" draw:fill-color="#a5a5a5" draw:opacity="100%" draw:stroke="solid" svg:stroke-width="0.01389in" svg:stroke-color="#787878" svg:stroke-opacity="100%" draw:stroke-linejoin="miter" svg:stroke-linecap="butt"/>
    </style:style>
    <style:style style:family="graphic" style:name="a734">
      <style:graphic-properties draw:fill="solid" draw:fill-color="#a5a5a5" draw:opacity="100%" draw:stroke="solid" svg:stroke-width="0.01389in" svg:stroke-color="#787878" svg:stroke-opacity="100%" draw:stroke-linejoin="miter" svg:stroke-linecap="butt"/>
    </style:style>
    <style:style style:family="graphic" style:name="a658">
      <style:graphic-properties draw:fill="solid" draw:fill-color="#a5a5a5" draw:opacity="100%" draw:stroke="solid" svg:stroke-width="0.01389in" svg:stroke-color="#787878" svg:stroke-opacity="100%" draw:stroke-linejoin="miter" svg:stroke-linecap="butt"/>
    </style:style>
    <style:style style:family="graphic" style:name="a810">
      <style:graphic-properties draw:fill="solid" draw:fill-color="#a5a5a5" draw:opacity="100%" draw:stroke="solid" svg:stroke-width="0.01389in" svg:stroke-color="#787878" svg:stroke-opacity="100%" draw:stroke-linejoin="miter" svg:stroke-linecap="butt"/>
    </style:style>
    <style:style style:family="graphic" style:name="a735">
      <style:graphic-properties draw:fill="solid" draw:fill-color="#a5a5a5" draw:opacity="100%" draw:stroke="solid" svg:stroke-width="0.01389in" svg:stroke-color="#787878" svg:stroke-opacity="100%" draw:stroke-linejoin="miter" svg:stroke-linecap="butt"/>
    </style:style>
    <style:style style:family="graphic" style:name="a659">
      <style:graphic-properties draw:fill="solid" draw:fill-color="#a5a5a5" draw:opacity="100%" draw:stroke="solid" svg:stroke-width="0.01389in" svg:stroke-color="#787878" svg:stroke-opacity="100%" draw:stroke-linejoin="miter" svg:stroke-linecap="butt"/>
    </style:style>
    <style:style style:family="graphic" style:name="a811">
      <style:graphic-properties draw:fill="solid" draw:fill-color="#a5a5a5" draw:opacity="100%" draw:stroke="solid" svg:stroke-width="0.01389in" svg:stroke-color="#787878" svg:stroke-opacity="100%" draw:stroke-linejoin="miter" svg:stroke-linecap="butt"/>
    </style:style>
    <style:style style:family="graphic" style:name="a736">
      <style:graphic-properties draw:fill="solid" draw:fill-color="#a5a5a5" draw:opacity="100%" draw:stroke="solid" svg:stroke-width="0.01389in" svg:stroke-color="#787878" svg:stroke-opacity="100%" draw:stroke-linejoin="miter" svg:stroke-linecap="butt"/>
    </style:style>
    <style:style style:family="graphic" style:name="a812">
      <style:graphic-properties draw:fill="solid" draw:fill-color="#a5a5a5" draw:opacity="100%" draw:stroke="solid" svg:stroke-width="0.01389in" svg:stroke-color="#787878" svg:stroke-opacity="100%" draw:stroke-linejoin="miter" svg:stroke-linecap="butt"/>
    </style:style>
    <style:style style:family="graphic" style:name="a737">
      <style:graphic-properties draw:fill="solid" draw:fill-color="#a5a5a5" draw:opacity="100%" draw:stroke="solid" svg:stroke-width="0.01389in" svg:stroke-color="#787878" svg:stroke-opacity="100%" draw:stroke-linejoin="miter" svg:stroke-linecap="butt"/>
    </style:style>
    <style:style style:family="graphic" style:name="a813">
      <style:graphic-properties draw:fill="solid" draw:fill-color="#a5a5a5" draw:opacity="100%" draw:stroke="solid" svg:stroke-width="0.01389in" svg:stroke-color="#787878" svg:stroke-opacity="100%" draw:stroke-linejoin="miter" svg:stroke-linecap="butt"/>
    </style:style>
    <style:style style:family="graphic" style:name="a738">
      <style:graphic-properties draw:fill="solid" draw:fill-color="#a5a5a5" draw:opacity="100%" draw:stroke="solid" svg:stroke-width="0.01389in" svg:stroke-color="#787878" svg:stroke-opacity="100%" draw:stroke-linejoin="miter" svg:stroke-linecap="butt"/>
    </style:style>
    <style:style style:family="graphic" style:name="a814">
      <style:graphic-properties draw:fill="solid" draw:fill-color="#a5a5a5" draw:opacity="100%" draw:stroke="solid" svg:stroke-width="0.01389in" svg:stroke-color="#787878" svg:stroke-opacity="100%" draw:stroke-linejoin="miter" svg:stroke-linecap="butt"/>
    </style:style>
    <style:style style:family="graphic" style:name="a739">
      <style:graphic-properties draw:fill="solid" draw:fill-color="#a5a5a5" draw:opacity="100%" draw:stroke="solid" svg:stroke-width="0.01389in" svg:stroke-color="#787878" svg:stroke-opacity="100%" draw:stroke-linejoin="miter" svg:stroke-linecap="butt"/>
    </style:style>
    <style:style style:family="graphic" style:name="a815">
      <style:graphic-properties draw:fill="solid" draw:fill-color="#a5a5a5" draw:opacity="100%" draw:stroke="solid" svg:stroke-width="0.01389in" svg:stroke-color="#787878" svg:stroke-opacity="100%" draw:stroke-linejoin="miter" svg:stroke-linecap="butt"/>
    </style:style>
    <style:style style:family="graphic" style:name="a816">
      <style:graphic-properties draw:fill="solid" draw:fill-color="#a5a5a5" draw:opacity="100%" draw:stroke="solid" svg:stroke-width="0.01389in" svg:stroke-color="#787878" svg:stroke-opacity="100%" draw:stroke-linejoin="miter" svg:stroke-linecap="butt"/>
    </style:style>
    <style:style style:family="graphic" style:name="a817">
      <style:graphic-properties draw:fill="none" draw:stroke="solid" svg:stroke-width="0.01389in" svg:stroke-color="#ed7d31" svg:stroke-opacity="100%" draw:stroke-linejoin="miter" svg:stroke-linecap="butt"/>
    </style:style>
    <style:style style:family="graphic" style:name="a818">
      <style:graphic-properties draw:fill="none" draw:stroke="solid" svg:stroke-width="0.01389in" svg:stroke-color="#ed7d31" svg:stroke-opacity="100%" draw:stroke-linejoin="miter" svg:stroke-linecap="butt"/>
    </style:style>
    <style:style style:family="graphic" style:name="a819">
      <style:graphic-properties draw:fill="none" draw:stroke="solid" svg:stroke-width="0.01389in" svg:stroke-color="#ed7d31" svg:stroke-opacity="100%" draw:stroke-linejoin="miter" svg:stroke-linecap="butt"/>
    </style:style>
    <style:style style:family="graphic" style:name="a580">
      <style:graphic-properties draw:fill="none" draw:stroke="solid" svg:stroke-width="0.00694in" svg:stroke-color="#4472c4" svg:stroke-opacity="100%" draw:stroke-linejoin="miter" svg:stroke-linecap="butt"/>
    </style:style>
    <style:style style:family="graphic" style:name="a581">
      <style:graphic-properties draw:fill="none" draw:stroke="solid" svg:stroke-width="0.00694in" svg:stroke-color="#4472c4" svg:stroke-opacity="100%" draw:stroke-linejoin="miter" svg:stroke-linecap="butt"/>
    </style:style>
    <style:style style:family="graphic" style:name="a40">
      <style:graphic-properties draw:fill="solid" draw:fill-color="#4472c4" draw:opacity="100%" draw:stroke="solid" svg:stroke-width="0.01389in" svg:stroke-color="#2f528f" svg:stroke-opacity="100%" draw:stroke-linejoin="miter" svg:stroke-linecap="butt"/>
    </style:style>
    <style:style style:family="graphic" style:name="a582">
      <style:graphic-properties draw:fill="none" draw:stroke="solid" svg:stroke-width="0.00694in" svg:stroke-color="#4472c4" svg:stroke-opacity="100%" draw:stroke-linejoin="miter" svg:stroke-linecap="butt"/>
    </style:style>
    <style:style style:family="graphic" style:name="a41">
      <style:graphic-properties draw:fill="solid" draw:fill-color="#4472c4" draw:opacity="100%" draw:stroke="solid" svg:stroke-width="0.01389in" svg:stroke-color="#2f528f" svg:stroke-opacity="100%" draw:stroke-linejoin="miter" svg:stroke-linecap="butt"/>
    </style:style>
    <style:style style:family="graphic" style:name="a583">
      <style:graphic-properties draw:fill="none" draw:stroke="solid" svg:stroke-width="0.00694in" svg:stroke-color="#4472c4" svg:stroke-opacity="100%" draw:stroke-linejoin="miter" svg:stroke-linecap="butt"/>
    </style:style>
    <style:style style:family="graphic" style:name="a42">
      <style:graphic-properties draw:fill="solid" draw:fill-color="#4472c4" draw:opacity="100%" draw:stroke="solid" svg:stroke-width="0.01389in" svg:stroke-color="#2f528f" svg:stroke-opacity="100%" draw:stroke-linejoin="miter" svg:stroke-linecap="butt"/>
    </style:style>
    <style:style style:family="graphic" style:name="a584">
      <style:graphic-properties draw:fill="none" draw:stroke="solid" svg:stroke-width="0.00694in" svg:stroke-color="#4472c4" svg:stroke-opacity="100%" draw:stroke-linejoin="miter" svg:stroke-linecap="butt"/>
    </style:style>
    <style:style style:family="graphic" style:name="a660">
      <style:graphic-properties draw:fill="solid" draw:fill-color="#a5a5a5" draw:opacity="100%" draw:stroke="solid" svg:stroke-width="0.01389in" svg:stroke-color="#787878" svg:stroke-opacity="100%" draw:stroke-linejoin="miter" svg:stroke-linecap="butt"/>
    </style:style>
    <style:style style:family="graphic" style:name="a43">
      <style:graphic-properties draw:fill="solid" draw:fill-color="#4472c4" draw:opacity="100%" draw:stroke="solid" svg:stroke-width="0.01389in" svg:stroke-color="#2f528f" svg:stroke-opacity="100%" draw:stroke-linejoin="miter" svg:stroke-linecap="butt"/>
    </style:style>
    <style:style style:family="graphic" style:name="a585">
      <style:graphic-properties draw:fill="none" draw:stroke="solid" svg:stroke-width="0.00694in" svg:stroke-color="#4472c4" svg:stroke-opacity="100%" draw:stroke-linejoin="miter" svg:stroke-linecap="butt"/>
    </style:style>
    <style:style style:family="graphic" style:name="a661">
      <style:graphic-properties draw:fill="solid" draw:fill-color="#a5a5a5" draw:opacity="100%" draw:stroke="solid" svg:stroke-width="0.01389in" svg:stroke-color="#787878" svg:stroke-opacity="100%" draw:stroke-linejoin="miter" svg:stroke-linecap="butt"/>
    </style:style>
    <style:style style:family="graphic" style:name="a44">
      <style:graphic-properties draw:fill="solid" draw:fill-color="#4472c4" draw:opacity="100%" draw:stroke="solid" svg:stroke-width="0.01389in" svg:stroke-color="#2f528f" svg:stroke-opacity="100%" draw:stroke-linejoin="miter" svg:stroke-linecap="butt"/>
    </style:style>
    <style:style style:family="graphic" style:name="a586">
      <style:graphic-properties draw:fill="none" draw:stroke="solid" svg:stroke-width="0.00694in" svg:stroke-color="#4472c4" svg:stroke-opacity="100%" draw:stroke-linejoin="miter" svg:stroke-linecap="butt"/>
    </style:style>
    <style:style style:family="graphic" style:name="a662">
      <style:graphic-properties draw:fill="solid" draw:fill-color="#a5a5a5" draw:opacity="100%" draw:stroke="solid" svg:stroke-width="0.01389in" svg:stroke-color="#787878" svg:stroke-opacity="100%" draw:stroke-linejoin="miter" svg:stroke-linecap="butt"/>
    </style:style>
    <style:style style:family="graphic" style:name="a45">
      <style:graphic-properties draw:fill="solid" draw:fill-color="#4472c4" draw:opacity="100%" draw:stroke="solid" svg:stroke-width="0.01389in" svg:stroke-color="#2f528f" svg:stroke-opacity="100%" draw:stroke-linejoin="miter" svg:stroke-linecap="butt"/>
    </style:style>
    <style:style style:family="graphic" style:name="a587">
      <style:graphic-properties draw:fill="none" draw:stroke="solid" svg:stroke-width="0.00694in" svg:stroke-color="#4472c4" svg:stroke-opacity="100%" draw:stroke-linejoin="miter" svg:stroke-linecap="butt"/>
    </style:style>
    <style:style style:family="graphic" style:name="a663">
      <style:graphic-properties draw:fill="solid" draw:fill-color="#a5a5a5" draw:opacity="100%" draw:stroke="solid" svg:stroke-width="0.01389in" svg:stroke-color="#787878" svg:stroke-opacity="100%" draw:stroke-linejoin="miter" svg:stroke-linecap="butt"/>
    </style:style>
    <style:style style:family="graphic" style:name="a46">
      <style:graphic-properties draw:fill="solid" draw:fill-color="#4472c4" draw:opacity="100%" draw:stroke="solid" svg:stroke-width="0.01389in" svg:stroke-color="#2f528f" svg:stroke-opacity="100%" draw:stroke-linejoin="miter" svg:stroke-linecap="butt"/>
    </style:style>
    <style:style style:family="graphic" style:name="a740">
      <style:graphic-properties draw:fill="solid" draw:fill-color="#a5a5a5" draw:opacity="100%" draw:stroke="solid" svg:stroke-width="0.01389in" svg:stroke-color="#787878" svg:stroke-opacity="100%" draw:stroke-linejoin="miter" svg:stroke-linecap="butt"/>
    </style:style>
    <style:style style:family="graphic" style:name="a664">
      <style:graphic-properties draw:fill="solid" draw:fill-color="#a5a5a5" draw:opacity="100%" draw:stroke="solid" svg:stroke-width="0.01389in" svg:stroke-color="#787878" svg:stroke-opacity="100%" draw:stroke-linejoin="miter" svg:stroke-linecap="butt"/>
    </style:style>
    <style:style style:family="graphic" style:name="a47">
      <style:graphic-properties draw:fill="solid" draw:fill-color="#4472c4" draw:opacity="100%" draw:stroke="solid" svg:stroke-width="0.01389in" svg:stroke-color="#2f528f" svg:stroke-opacity="100%" draw:stroke-linejoin="miter" svg:stroke-linecap="butt"/>
    </style:style>
    <style:style style:family="graphic" style:name="a588">
      <style:graphic-properties draw:fill="none" draw:stroke="solid" svg:stroke-width="0.00694in" svg:stroke-color="#4472c4" svg:stroke-opacity="100%" draw:stroke-linejoin="miter" svg:stroke-linecap="butt"/>
    </style:style>
    <style:style style:family="graphic" style:name="a741">
      <style:graphic-properties draw:fill="solid" draw:fill-color="#a5a5a5" draw:opacity="100%" draw:stroke="solid" svg:stroke-width="0.01389in" svg:stroke-color="#787878" svg:stroke-opacity="100%" draw:stroke-linejoin="miter" svg:stroke-linecap="butt"/>
    </style:style>
    <style:style style:family="graphic" style:name="a665">
      <style:graphic-properties draw:fill="solid" draw:fill-color="#a5a5a5" draw:opacity="100%" draw:stroke="solid" svg:stroke-width="0.01389in" svg:stroke-color="#787878" svg:stroke-opacity="100%" draw:stroke-linejoin="miter" svg:stroke-linecap="butt"/>
    </style:style>
    <style:style style:family="graphic" style:name="a48">
      <style:graphic-properties draw:fill="solid" draw:fill-color="#4472c4" draw:opacity="100%" draw:stroke="solid" svg:stroke-width="0.01389in" svg:stroke-color="#2f528f" svg:stroke-opacity="100%" draw:stroke-linejoin="miter" svg:stroke-linecap="butt"/>
    </style:style>
    <style:style style:family="graphic" style:name="a589">
      <style:graphic-properties draw:fill="none" draw:stroke="solid" svg:stroke-width="0.00694in" svg:stroke-color="#4472c4" svg:stroke-opacity="100%" draw:stroke-linejoin="miter" svg:stroke-linecap="butt"/>
    </style:style>
    <style:style style:family="graphic" style:name="a742">
      <style:graphic-properties draw:fill="solid" draw:fill-color="#a5a5a5" draw:opacity="100%" draw:stroke="solid" svg:stroke-width="0.01389in" svg:stroke-color="#787878" svg:stroke-opacity="100%" draw:stroke-linejoin="miter" svg:stroke-linecap="butt"/>
    </style:style>
    <style:style style:family="graphic" style:name="a666">
      <style:graphic-properties draw:fill="solid" draw:fill-color="#a5a5a5" draw:opacity="100%" draw:stroke="solid" svg:stroke-width="0.01389in" svg:stroke-color="#787878" svg:stroke-opacity="100%" draw:stroke-linejoin="miter" svg:stroke-linecap="butt"/>
    </style:style>
    <style:style style:family="graphic" style:name="a49">
      <style:graphic-properties draw:fill="solid" draw:fill-color="#4472c4" draw:opacity="100%" draw:stroke="solid" svg:stroke-width="0.01389in" svg:stroke-color="#2f528f" svg:stroke-opacity="100%" draw:stroke-linejoin="miter" svg:stroke-linecap="butt"/>
    </style:style>
    <style:style style:family="graphic" style:name="a743">
      <style:graphic-properties draw:fill="solid" draw:fill-color="#a5a5a5" draw:opacity="100%" draw:stroke="solid" svg:stroke-width="0.01389in" svg:stroke-color="#787878" svg:stroke-opacity="100%" draw:stroke-linejoin="miter" svg:stroke-linecap="butt"/>
    </style:style>
    <style:style style:family="graphic" style:name="a667">
      <style:graphic-properties draw:fill="solid" draw:fill-color="#a5a5a5" draw:opacity="100%" draw:stroke="solid" svg:stroke-width="0.01389in" svg:stroke-color="#787878" svg:stroke-opacity="100%" draw:stroke-linejoin="miter" svg:stroke-linecap="butt"/>
    </style:style>
    <style:style style:family="graphic" style:name="a744">
      <style:graphic-properties draw:fill="solid" draw:fill-color="#a5a5a5" draw:opacity="100%" draw:stroke="solid" svg:stroke-width="0.01389in" svg:stroke-color="#787878" svg:stroke-opacity="100%" draw:stroke-linejoin="miter" svg:stroke-linecap="butt"/>
    </style:style>
    <style:style style:family="graphic" style:name="a668">
      <style:graphic-properties draw:fill="solid" draw:fill-color="#a5a5a5" draw:opacity="100%" draw:stroke="solid" svg:stroke-width="0.01389in" svg:stroke-color="#787878" svg:stroke-opacity="100%" draw:stroke-linejoin="miter" svg:stroke-linecap="butt"/>
    </style:style>
    <style:style style:family="graphic" style:name="a820">
      <style:graphic-properties draw:fill="none" draw:stroke="solid" svg:stroke-width="0.01389in" svg:stroke-color="#ed7d31" svg:stroke-opacity="100%" draw:stroke-linejoin="miter" svg:stroke-linecap="butt"/>
    </style:style>
    <style:style style:family="graphic" style:name="a745">
      <style:graphic-properties draw:fill="solid" draw:fill-color="#a5a5a5" draw:opacity="100%" draw:stroke="solid" svg:stroke-width="0.01389in" svg:stroke-color="#787878" svg:stroke-opacity="100%" draw:stroke-linejoin="miter" svg:stroke-linecap="butt"/>
    </style:style>
    <style:style style:family="graphic" style:name="a669">
      <style:graphic-properties draw:fill="solid" draw:fill-color="#a5a5a5" draw:opacity="100%" draw:stroke="solid" svg:stroke-width="0.01389in" svg:stroke-color="#787878" svg:stroke-opacity="100%" draw:stroke-linejoin="miter" svg:stroke-linecap="butt"/>
    </style:style>
    <style:style style:family="graphic" style:name="a821">
      <style:graphic-properties draw:fill="none" draw:stroke="solid" svg:stroke-width="0.01389in" svg:stroke-color="#ed7d31" svg:stroke-opacity="100%" draw:stroke-linejoin="miter" svg:stroke-linecap="butt"/>
    </style:style>
    <style:style style:family="graphic" style:name="a746">
      <style:graphic-properties draw:fill="solid" draw:fill-color="#a5a5a5" draw:opacity="100%" draw:stroke="solid" svg:stroke-width="0.01389in" svg:stroke-color="#787878" svg:stroke-opacity="100%" draw:stroke-linejoin="miter" svg:stroke-linecap="butt"/>
    </style:style>
    <style:style style:family="graphic" style:name="a822">
      <style:graphic-properties draw:fill="none" draw:stroke="solid" svg:stroke-width="0.01389in" svg:stroke-color="#ed7d31" svg:stroke-opacity="100%" draw:stroke-linejoin="miter" svg:stroke-linecap="butt"/>
    </style:style>
    <style:style style:family="graphic" style:name="a747">
      <style:graphic-properties draw:fill="solid" draw:fill-color="#a5a5a5" draw:opacity="100%" draw:stroke="solid" svg:stroke-width="0.01389in" svg:stroke-color="#787878" svg:stroke-opacity="100%" draw:stroke-linejoin="miter" svg:stroke-linecap="butt"/>
    </style:style>
    <style:style style:family="graphic" style:name="a823">
      <style:graphic-properties draw:fill="none" draw:stroke="solid" svg:stroke-width="0.01389in" svg:stroke-color="#ed7d31" svg:stroke-opacity="100%" draw:stroke-linejoin="miter" svg:stroke-linecap="butt"/>
    </style:style>
    <style:style style:family="graphic" style:name="a748">
      <style:graphic-properties draw:fill="solid" draw:fill-color="#a5a5a5" draw:opacity="100%" draw:stroke="solid" svg:stroke-width="0.01389in" svg:stroke-color="#787878" svg:stroke-opacity="100%" draw:stroke-linejoin="miter" svg:stroke-linecap="butt"/>
    </style:style>
    <style:style style:family="graphic" style:name="a900">
      <style:graphic-properties draw:fill="none" draw:stroke="solid" svg:stroke-width="0.00694in" svg:stroke-color="#4472c4" svg:stroke-opacity="100%" draw:stroke-linejoin="miter" svg:stroke-linecap="butt"/>
    </style:style>
    <style:style style:family="graphic" style:name="a824">
      <style:graphic-properties draw:fill="none" draw:stroke="solid" svg:stroke-width="0.01389in" svg:stroke-color="#ed7d31" svg:stroke-opacity="100%" draw:stroke-linejoin="miter" svg:stroke-linecap="butt"/>
    </style:style>
    <style:style style:family="graphic" style:name="a749">
      <style:graphic-properties draw:fill="solid" draw:fill-color="#a5a5a5" draw:opacity="100%" draw:stroke="solid" svg:stroke-width="0.01389in" svg:stroke-color="#787878" svg:stroke-opacity="100%" draw:stroke-linejoin="miter" svg:stroke-linecap="butt"/>
    </style:style>
    <style:style style:family="graphic" style:name="a901">
      <style:graphic-properties draw:fill="none" draw:stroke="solid" svg:stroke-width="0.00694in" svg:stroke-color="#4472c4" svg:stroke-opacity="100%" draw:stroke-linejoin="miter" svg:stroke-linecap="butt"/>
    </style:style>
    <style:style style:family="graphic" style:name="a825">
      <style:graphic-properties draw:fill="none" draw:stroke="solid" svg:stroke-width="0.01389in" svg:stroke-color="#ed7d31" svg:stroke-opacity="100%" draw:stroke-linejoin="miter" svg:stroke-linecap="butt"/>
    </style:style>
    <style:style style:family="graphic" style:name="a826">
      <style:graphic-properties draw:fill="none" draw:stroke="solid" svg:stroke-width="0.01389in" svg:stroke-color="#ed7d31" svg:stroke-opacity="100%" draw:stroke-linejoin="miter" svg:stroke-linecap="butt"/>
    </style:style>
    <style:style style:family="graphic" style:name="a902">
      <style:graphic-properties draw:fill="solid" draw:fill-color="#a5a5a5" draw:opacity="100%" draw:stroke="solid" svg:stroke-width="0.01389in" svg:stroke-color="#787878" svg:stroke-opacity="100%" draw:stroke-linejoin="miter" svg:stroke-linecap="butt"/>
    </style:style>
    <style:style style:family="graphic" style:name="a827">
      <style:graphic-properties draw:fill="none" draw:stroke="solid" svg:stroke-width="0.01389in" svg:stroke-color="#ed7d31" svg:stroke-opacity="100%" draw:stroke-linejoin="miter" svg:stroke-linecap="butt"/>
    </style:style>
    <style:style style:family="graphic" style:name="a903">
      <style:graphic-properties draw:fill="solid" draw:fill-color="#a5a5a5" draw:opacity="100%" draw:stroke="solid" svg:stroke-width="0.01389in" svg:stroke-color="#787878" svg:stroke-opacity="100%" draw:stroke-linejoin="miter" svg:stroke-linecap="butt"/>
    </style:style>
    <style:style style:family="graphic" style:name="a828">
      <style:graphic-properties draw:fill="none" draw:stroke="solid" svg:stroke-width="0.01389in" svg:stroke-color="#ed7d31" svg:stroke-opacity="100%" draw:stroke-linejoin="miter" svg:stroke-linecap="butt"/>
    </style:style>
    <style:style style:family="graphic" style:name="a904">
      <style:graphic-properties draw:fill="solid" draw:fill-color="#a5a5a5" draw:opacity="100%" draw:stroke="solid" svg:stroke-width="0.01389in" svg:stroke-color="#787878" svg:stroke-opacity="100%" draw:stroke-linejoin="miter" svg:stroke-linecap="butt"/>
    </style:style>
    <style:style style:family="graphic" style:name="a829">
      <style:graphic-properties draw:fill="none" draw:stroke="solid" svg:stroke-width="0.01389in" svg:stroke-color="#ed7d31" svg:stroke-opacity="100%" draw:stroke-linejoin="miter" svg:stroke-linecap="butt"/>
    </style:style>
    <style:style style:family="graphic" style:name="a905">
      <style:graphic-properties draw:fill="solid" draw:fill-color="#a5a5a5" draw:opacity="100%" draw:stroke="solid" svg:stroke-width="0.01389in" svg:stroke-color="#787878" svg:stroke-opacity="100%" draw:stroke-linejoin="miter" svg:stroke-linecap="butt"/>
    </style:style>
    <style:style style:family="graphic" style:name="a906">
      <style:graphic-properties draw:fill="solid" draw:fill-color="#a5a5a5" draw:opacity="100%" draw:stroke="solid" svg:stroke-width="0.01389in" svg:stroke-color="#787878" svg:stroke-opacity="100%" draw:stroke-linejoin="miter" svg:stroke-linecap="butt"/>
    </style:style>
    <style:style style:family="graphic" style:name="a907">
      <style:graphic-properties draw:fill="solid" draw:fill-color="#a5a5a5" draw:opacity="100%" draw:stroke="solid" svg:stroke-width="0.01389in" svg:stroke-color="#787878" svg:stroke-opacity="100%" draw:stroke-linejoin="miter" svg:stroke-linecap="butt"/>
    </style:style>
    <style:style style:family="graphic" style:name="a1000">
      <style:graphic-properties draw:fill="solid" draw:fill-color="#a5a5a5" draw:opacity="100%" draw:stroke="solid" svg:stroke-width="0.01389in" svg:stroke-color="#787878" svg:stroke-opacity="100%" draw:stroke-linejoin="miter" svg:stroke-linecap="butt"/>
    </style:style>
    <style:style style:family="graphic" style:name="a908">
      <style:graphic-properties draw:fill="solid" draw:fill-color="#a5a5a5" draw:opacity="100%" draw:stroke="solid" svg:stroke-width="0.01389in" svg:stroke-color="#787878" svg:stroke-opacity="100%" draw:stroke-linejoin="miter" svg:stroke-linecap="butt"/>
    </style:style>
    <style:style style:family="graphic" style:name="a1001">
      <style:graphic-properties draw:fill="solid" draw:fill-color="#a5a5a5" draw:opacity="100%" draw:stroke="solid" svg:stroke-width="0.01389in" svg:stroke-color="#787878" svg:stroke-opacity="100%" draw:stroke-linejoin="miter" svg:stroke-linecap="butt"/>
    </style:style>
    <style:style style:family="graphic" style:name="a909">
      <style:graphic-properties draw:fill="solid" draw:fill-color="#a5a5a5" draw:opacity="100%" draw:stroke="solid" svg:stroke-width="0.01389in" svg:stroke-color="#787878" svg:stroke-opacity="100%" draw:stroke-linejoin="miter" svg:stroke-linecap="butt"/>
    </style:style>
    <style:style style:family="graphic" style:name="a1002">
      <style:graphic-properties draw:fill="solid" draw:fill-color="#a5a5a5" draw:opacity="100%" draw:stroke="solid" svg:stroke-width="0.01389in" svg:stroke-color="#787878" svg:stroke-opacity="100%" draw:stroke-linejoin="miter" svg:stroke-linecap="butt"/>
    </style:style>
    <style:style style:family="graphic" style:name="a1003">
      <style:graphic-properties draw:fill="solid" draw:fill-color="#a5a5a5" draw:opacity="100%" draw:stroke="solid" svg:stroke-width="0.01389in" svg:stroke-color="#787878" svg:stroke-opacity="100%" draw:stroke-linejoin="miter" svg:stroke-linecap="butt"/>
    </style:style>
    <style:style style:family="graphic" style:name="a1004">
      <style:graphic-properties draw:fill="solid" draw:fill-color="#a5a5a5" draw:opacity="100%" draw:stroke="solid" svg:stroke-width="0.01389in" svg:stroke-color="#787878" svg:stroke-opacity="100%" draw:stroke-linejoin="miter" svg:stroke-linecap="butt"/>
    </style:style>
    <style:style style:family="graphic" style:name="a1005">
      <style:graphic-properties draw:fill="solid" draw:fill-color="#a5a5a5" draw:opacity="100%" draw:stroke="solid" svg:stroke-width="0.01389in" svg:stroke-color="#787878" svg:stroke-opacity="100%" draw:stroke-linejoin="miter" svg:stroke-linecap="butt"/>
    </style:style>
    <style:style style:family="graphic" style:name="a1006">
      <style:graphic-properties draw:fill="solid" draw:fill-color="#a5a5a5" draw:opacity="100%" draw:stroke="solid" svg:stroke-width="0.01389in" svg:stroke-color="#787878" svg:stroke-opacity="100%" draw:stroke-linejoin="miter" svg:stroke-linecap="butt"/>
    </style:style>
    <style:style style:family="graphic" style:name="a1007">
      <style:graphic-properties draw:fill="solid" draw:fill-color="#a5a5a5" draw:opacity="100%" draw:stroke="solid" svg:stroke-width="0.01389in" svg:stroke-color="#787878" svg:stroke-opacity="100%" draw:stroke-linejoin="miter" svg:stroke-linecap="butt"/>
    </style:style>
    <style:style style:family="graphic" style:name="a1008">
      <style:graphic-properties draw:fill="solid" draw:fill-color="#a5a5a5" draw:opacity="100%" draw:stroke="solid" svg:stroke-width="0.01389in" svg:stroke-color="#787878" svg:stroke-opacity="100%" draw:stroke-linejoin="miter" svg:stroke-linecap="butt"/>
    </style:style>
    <style:style style:family="graphic" style:name="a1009">
      <style:graphic-properties draw:fill="solid" draw:fill-color="#a5a5a5" draw:opacity="100%" draw:stroke="solid" svg:stroke-width="0.01389in" svg:stroke-color="#787878" svg:stroke-opacity="100%" draw:stroke-linejoin="miter" svg:stroke-linecap="butt"/>
    </style:style>
    <style:style style:family="graphic" style:name="a590">
      <style:graphic-properties draw:fill="none" draw:stroke="solid" svg:stroke-width="0.00694in" svg:stroke-color="#4472c4" svg:stroke-opacity="100%" draw:stroke-linejoin="miter" svg:stroke-linecap="butt"/>
    </style:style>
    <style:style style:family="graphic" style:name="a591">
      <style:graphic-properties draw:fill="none" draw:stroke="solid" svg:stroke-width="0.00694in" svg:stroke-color="#4472c4" svg:stroke-opacity="100%" draw:stroke-linejoin="miter" svg:stroke-linecap="butt"/>
    </style:style>
    <style:style style:family="graphic" style:name="a50">
      <style:graphic-properties draw:fill="solid" draw:fill-color="#ed7d31" draw:opacity="100%" draw:stroke="solid" svg:stroke-width="0.01389in" svg:stroke-color="#ae5a21" svg:stroke-opacity="100%" draw:stroke-linejoin="miter" svg:stroke-linecap="butt"/>
    </style:style>
    <style:style style:family="graphic" style:name="a592">
      <style:graphic-properties draw:fill="none" draw:stroke="solid" svg:stroke-width="0.00694in" svg:stroke-color="#4472c4" svg:stroke-opacity="100%" draw:stroke-linejoin="miter" svg:stroke-linecap="butt"/>
    </style:style>
    <style:style style:family="graphic" style:name="a51">
      <style:graphic-properties draw:fill="solid" draw:fill-color="#4472c4" draw:opacity="100%" draw:stroke="solid" svg:stroke-width="0.01389in" svg:stroke-color="#2f528f" svg:stroke-opacity="100%" draw:stroke-linejoin="miter" svg:stroke-linecap="butt"/>
    </style:style>
    <style:style style:family="graphic" style:name="a593">
      <style:graphic-properties draw:fill="none" draw:stroke="solid" svg:stroke-width="0.00694in" svg:stroke-color="#4472c4" svg:stroke-opacity="100%" draw:stroke-linejoin="miter" svg:stroke-linecap="butt"/>
    </style:style>
    <style:style style:family="graphic" style:name="a52">
      <style:graphic-properties draw:fill="solid" draw:fill-color="#4472c4" draw:opacity="100%" draw:stroke="solid" svg:stroke-width="0.01389in" svg:stroke-color="#2f528f" svg:stroke-opacity="100%" draw:stroke-linejoin="miter" svg:stroke-linecap="butt"/>
    </style:style>
    <style:style style:family="graphic" style:name="a670">
      <style:graphic-properties draw:fill="solid" draw:fill-color="#a5a5a5" draw:opacity="100%" draw:stroke="solid" svg:stroke-width="0.01389in" svg:stroke-color="#787878" svg:stroke-opacity="100%" draw:stroke-linejoin="miter" svg:stroke-linecap="butt"/>
    </style:style>
    <style:style style:family="graphic" style:name="a53">
      <style:graphic-properties draw:fill="solid" draw:fill-color="#4472c4" draw:opacity="100%" draw:stroke="solid" svg:stroke-width="0.01389in" svg:stroke-color="#2f528f" svg:stroke-opacity="100%" draw:stroke-linejoin="miter" svg:stroke-linecap="butt"/>
    </style:style>
    <style:style style:family="graphic" style:name="a594">
      <style:graphic-properties draw:fill="none" draw:stroke="solid" svg:stroke-width="0.00694in" svg:stroke-color="#4472c4" svg:stroke-opacity="100%" draw:stroke-linejoin="miter" svg:stroke-linecap="butt"/>
    </style:style>
    <style:style style:family="graphic" style:name="a671">
      <style:graphic-properties draw:fill="solid" draw:fill-color="#a5a5a5" draw:opacity="100%" draw:stroke="solid" svg:stroke-width="0.01389in" svg:stroke-color="#787878" svg:stroke-opacity="100%" draw:stroke-linejoin="miter" svg:stroke-linecap="butt"/>
    </style:style>
    <style:style style:family="graphic" style:name="a54">
      <style:graphic-properties draw:fill="solid" draw:fill-color="#4472c4" draw:opacity="100%" draw:stroke="solid" svg:stroke-width="0.01389in" svg:stroke-color="#2f528f" svg:stroke-opacity="100%" draw:stroke-linejoin="miter" svg:stroke-linecap="butt"/>
    </style:style>
    <style:style style:family="graphic" style:name="a595">
      <style:graphic-properties draw:fill="none" draw:stroke="solid" svg:stroke-width="0.00694in" svg:stroke-color="#4472c4" svg:stroke-opacity="100%" draw:stroke-linejoin="miter" svg:stroke-linecap="butt"/>
    </style:style>
    <style:style style:family="graphic" style:name="a672">
      <style:graphic-properties draw:fill="solid" draw:fill-color="#a5a5a5" draw:opacity="100%" draw:stroke="solid" svg:stroke-width="0.01389in" svg:stroke-color="#787878" svg:stroke-opacity="100%" draw:stroke-linejoin="miter" svg:stroke-linecap="butt"/>
    </style:style>
    <style:style style:family="graphic" style:name="a55">
      <style:graphic-properties draw:fill="solid" draw:fill-color="#4472c4" draw:opacity="100%" draw:stroke="solid" svg:stroke-width="0.01389in" svg:stroke-color="#2f528f" svg:stroke-opacity="100%" draw:stroke-linejoin="miter" svg:stroke-linecap="butt"/>
    </style:style>
    <style:style style:family="graphic" style:name="a596">
      <style:graphic-properties draw:fill="none" draw:stroke="solid" svg:stroke-width="0.00694in" svg:stroke-color="#4472c4" svg:stroke-opacity="100%" draw:stroke-linejoin="miter" svg:stroke-linecap="butt"/>
    </style:style>
    <style:style style:family="graphic" style:name="a673">
      <style:graphic-properties draw:fill="solid" draw:fill-color="#a5a5a5" draw:opacity="100%" draw:stroke="solid" svg:stroke-width="0.01389in" svg:stroke-color="#787878" svg:stroke-opacity="100%" draw:stroke-linejoin="miter" svg:stroke-linecap="butt"/>
    </style:style>
    <style:style style:family="graphic" style:name="a56">
      <style:graphic-properties draw:fill="solid" draw:fill-color="#4472c4" draw:opacity="100%" draw:stroke="solid" svg:stroke-width="0.01389in" svg:stroke-color="#2f528f" svg:stroke-opacity="100%" draw:stroke-linejoin="miter" svg:stroke-linecap="butt"/>
    </style:style>
    <style:style style:family="graphic" style:name="a597">
      <style:graphic-properties draw:fill="none" draw:stroke="solid" svg:stroke-width="0.00694in" svg:stroke-color="#4472c4" svg:stroke-opacity="100%" draw:stroke-linejoin="miter" svg:stroke-linecap="butt"/>
    </style:style>
    <style:style style:family="graphic" style:name="a674">
      <style:graphic-properties draw:fill="solid" draw:fill-color="#a5a5a5" draw:opacity="100%" draw:stroke="solid" svg:stroke-width="0.01389in" svg:stroke-color="#787878" svg:stroke-opacity="100%" draw:stroke-linejoin="miter" svg:stroke-linecap="butt"/>
    </style:style>
    <style:style style:family="graphic" style:name="a57">
      <style:graphic-properties draw:fill="solid" draw:fill-color="#4472c4" draw:opacity="100%" draw:stroke="solid" svg:stroke-width="0.01389in" svg:stroke-color="#2f528f" svg:stroke-opacity="100%" draw:stroke-linejoin="miter" svg:stroke-linecap="butt"/>
    </style:style>
    <style:style style:family="graphic" style:name="a598">
      <style:graphic-properties draw:fill="none" draw:stroke="solid" svg:stroke-width="0.00694in" svg:stroke-color="#4472c4" svg:stroke-opacity="100%" draw:stroke-linejoin="miter" svg:stroke-linecap="butt"/>
    </style:style>
    <style:style style:family="graphic" style:name="a750">
      <style:graphic-properties draw:fill="solid" draw:fill-color="#a5a5a5" draw:opacity="100%" draw:stroke="solid" svg:stroke-width="0.01389in" svg:stroke-color="#787878" svg:stroke-opacity="100%" draw:stroke-linejoin="miter" svg:stroke-linecap="butt"/>
    </style:style>
    <style:style style:family="graphic" style:name="a675">
      <style:graphic-properties draw:fill="solid" draw:fill-color="#a5a5a5" draw:opacity="100%" draw:stroke="solid" svg:stroke-width="0.01389in" svg:stroke-color="#787878" svg:stroke-opacity="100%" draw:stroke-linejoin="miter" svg:stroke-linecap="butt"/>
    </style:style>
    <style:style style:family="graphic" style:name="a58">
      <style:graphic-properties draw:fill="solid" draw:fill-color="#4472c4" draw:opacity="100%" draw:stroke="solid" svg:stroke-width="0.01389in" svg:stroke-color="#2f528f" svg:stroke-opacity="100%" draw:stroke-linejoin="miter" svg:stroke-linecap="butt"/>
    </style:style>
    <style:style style:family="graphic" style:name="a599">
      <style:graphic-properties draw:fill="none" draw:stroke="solid" svg:stroke-width="0.00694in" svg:stroke-color="#4472c4" svg:stroke-opacity="100%" draw:stroke-linejoin="miter" svg:stroke-linecap="butt"/>
    </style:style>
    <style:style style:family="graphic" style:name="a751">
      <style:graphic-properties draw:fill="solid" draw:fill-color="#a5a5a5" draw:opacity="100%" draw:stroke="solid" svg:stroke-width="0.01389in" svg:stroke-color="#787878" svg:stroke-opacity="100%" draw:stroke-linejoin="miter" svg:stroke-linecap="butt"/>
    </style:style>
    <style:style style:family="graphic" style:name="a676">
      <style:graphic-properties draw:fill="solid" draw:fill-color="#a5a5a5" draw:opacity="100%" draw:stroke="solid" svg:stroke-width="0.01389in" svg:stroke-color="#787878" svg:stroke-opacity="100%" draw:stroke-linejoin="miter" svg:stroke-linecap="butt"/>
    </style:style>
    <style:style style:family="graphic" style:name="a59">
      <style:graphic-properties draw:fill="solid" draw:fill-color="#4472c4" draw:opacity="100%" draw:stroke="solid" svg:stroke-width="0.01389in" svg:stroke-color="#2f528f" svg:stroke-opacity="100%" draw:stroke-linejoin="miter" svg:stroke-linecap="butt"/>
    </style:style>
    <style:style style:family="graphic" style:name="a752">
      <style:graphic-properties draw:fill="solid" draw:fill-color="#a5a5a5" draw:opacity="100%" draw:stroke="solid" svg:stroke-width="0.01389in" svg:stroke-color="#787878" svg:stroke-opacity="100%" draw:stroke-linejoin="miter" svg:stroke-linecap="butt"/>
    </style:style>
    <style:style style:family="graphic" style:name="a677">
      <style:graphic-properties draw:fill="solid" draw:fill-color="#a5a5a5" draw:opacity="100%" draw:stroke="solid" svg:stroke-width="0.01389in" svg:stroke-color="#787878" svg:stroke-opacity="100%" draw:stroke-linejoin="miter" svg:stroke-linecap="butt"/>
    </style:style>
    <style:style style:family="graphic" style:name="a753">
      <style:graphic-properties draw:fill="solid" draw:fill-color="#a5a5a5" draw:opacity="100%" draw:stroke="solid" svg:stroke-width="0.01389in" svg:stroke-color="#787878" svg:stroke-opacity="100%" draw:stroke-linejoin="miter" svg:stroke-linecap="butt"/>
    </style:style>
    <style:style style:family="graphic" style:name="a678">
      <style:graphic-properties draw:fill="solid" draw:fill-color="#a5a5a5" draw:opacity="100%" draw:stroke="solid" svg:stroke-width="0.01389in" svg:stroke-color="#787878" svg:stroke-opacity="100%" draw:stroke-linejoin="miter" svg:stroke-linecap="butt"/>
    </style:style>
    <style:style style:family="graphic" style:name="a830">
      <style:graphic-properties draw:fill="none" draw:stroke="solid" svg:stroke-width="0.01389in" svg:stroke-color="#ed7d31" svg:stroke-opacity="100%" draw:stroke-linejoin="miter" svg:stroke-linecap="butt"/>
    </style:style>
    <style:style style:family="graphic" style:name="a754">
      <style:graphic-properties draw:fill="solid" draw:fill-color="#a5a5a5" draw:opacity="100%" draw:stroke="solid" svg:stroke-width="0.01389in" svg:stroke-color="#787878" svg:stroke-opacity="100%" draw:stroke-linejoin="miter" svg:stroke-linecap="butt"/>
    </style:style>
    <style:style style:family="graphic" style:name="a679">
      <style:graphic-properties draw:fill="solid" draw:fill-color="#a5a5a5" draw:opacity="100%" draw:stroke="solid" svg:stroke-width="0.01389in" svg:stroke-color="#787878" svg:stroke-opacity="100%" draw:stroke-linejoin="miter" svg:stroke-linecap="butt"/>
    </style:style>
    <style:style style:family="graphic" style:name="a831">
      <style:graphic-properties draw:fill="solid" draw:fill-color="#ed7d31" draw:opacity="100%" draw:stroke="solid" svg:stroke-width="0.01389in" svg:stroke-color="#ae5a21" svg:stroke-opacity="100%" draw:stroke-linejoin="miter" svg:stroke-linecap="butt"/>
    </style:style>
    <style:style style:family="graphic" style:name="a755">
      <style:graphic-properties draw:fill="solid" draw:fill-color="#a5a5a5" draw:opacity="100%" draw:stroke="solid" svg:stroke-width="0.01389in" svg:stroke-color="#787878" svg:stroke-opacity="100%" draw:stroke-linejoin="miter" svg:stroke-linecap="butt"/>
    </style:style>
    <style:style style:family="graphic" style:name="a756">
      <style:graphic-properties draw:fill="solid" draw:fill-color="#a5a5a5" draw:opacity="100%" draw:stroke="solid" svg:stroke-width="0.01389in" svg:stroke-color="#787878" svg:stroke-opacity="100%" draw:stroke-linejoin="miter" svg:stroke-linecap="butt"/>
    </style:style>
    <style:style style:family="graphic" style:name="a832">
      <style:graphic-properties draw:fill="solid" draw:fill-color="#ed7d31" draw:opacity="100%" draw:stroke="solid" svg:stroke-width="0.01389in" svg:stroke-color="#ae5a21" svg:stroke-opacity="100%" draw:stroke-linejoin="miter" svg:stroke-linecap="butt"/>
    </style:style>
    <style:style style:family="graphic" style:name="a757">
      <style:graphic-properties draw:fill="solid" draw:fill-color="#a5a5a5" draw:opacity="100%" draw:stroke="solid" svg:stroke-width="0.01389in" svg:stroke-color="#787878" svg:stroke-opacity="100%" draw:stroke-linejoin="miter" svg:stroke-linecap="butt"/>
    </style:style>
    <style:style style:family="graphic" style:name="a833">
      <style:graphic-properties/>
    </style:style>
    <style:style style:family="graphic" style:name="a758">
      <style:graphic-properties draw:fill="solid" draw:fill-color="#a5a5a5" draw:opacity="100%" draw:stroke="solid" svg:stroke-width="0.01389in" svg:stroke-color="#787878" svg:stroke-opacity="100%" draw:stroke-linejoin="miter" svg:stroke-linecap="butt"/>
    </style:style>
    <style:style style:family="graphic" style:name="a910">
      <style:graphic-properties draw:fill="solid" draw:fill-color="#a5a5a5" draw:opacity="100%" draw:stroke="solid" svg:stroke-width="0.01389in" svg:stroke-color="#787878" svg:stroke-opacity="100%" draw:stroke-linejoin="miter" svg:stroke-linecap="butt"/>
    </style:style>
    <style:style style:family="graphic" style:name="a759">
      <style:graphic-properties draw:fill="solid" draw:fill-color="#a5a5a5" draw:opacity="100%" draw:stroke="solid" svg:stroke-width="0.01389in" svg:stroke-color="#787878" svg:stroke-opacity="100%" draw:stroke-linejoin="miter" svg:stroke-linecap="butt"/>
    </style:style>
    <style:style style:family="graphic" style:name="a911">
      <style:graphic-properties draw:fill="solid" draw:fill-color="#a5a5a5" draw:opacity="100%" draw:stroke="solid" svg:stroke-width="0.01389in" svg:stroke-color="#787878" svg:stroke-opacity="100%" draw:stroke-linejoin="miter" svg:stroke-linecap="butt"/>
    </style:style>
    <style:style style:family="graphic" style:name="a835">
      <style:graphic-properties draw:fill="solid" draw:fill-color="#fff2cc" draw:opacity="100%" draw:stroke="dash" draw:stroke-dash="a834" svg:stroke-width="0.01389in" svg:stroke-color="#2f528f" svg:stroke-opacity="100%" draw:stroke-linejoin="miter" svg:stroke-linecap="butt"/>
    </style:style>
    <style:style style:family="graphic" style:name="a836">
      <style:graphic-properties draw:fill="solid" draw:fill-color="#4472c4" draw:opacity="100%" draw:stroke="solid" svg:stroke-width="0.01389in" svg:stroke-color="#2f528f" svg:stroke-opacity="100%" draw:stroke-linejoin="miter" svg:stroke-linecap="butt"/>
    </style:style>
    <style:style style:family="graphic" style:name="a912">
      <style:graphic-properties draw:fill="solid" draw:fill-color="#a5a5a5" draw:opacity="100%" draw:stroke="solid" svg:stroke-width="0.01389in" svg:stroke-color="#787878" svg:stroke-opacity="100%" draw:stroke-linejoin="miter" svg:stroke-linecap="butt"/>
    </style:style>
    <style:style style:family="graphic" style:name="a837">
      <style:graphic-properties draw:fill="solid" draw:fill-color="#4472c4" draw:opacity="100%" draw:stroke="solid" svg:stroke-width="0.01389in" svg:stroke-color="#2f528f" svg:stroke-opacity="100%" draw:stroke-linejoin="miter" svg:stroke-linecap="butt"/>
    </style:style>
    <style:style style:family="graphic" style:name="a913">
      <style:graphic-properties draw:fill="solid" draw:fill-color="#a5a5a5" draw:opacity="100%" draw:stroke="solid" svg:stroke-width="0.01389in" svg:stroke-color="#787878" svg:stroke-opacity="100%" draw:stroke-linejoin="miter" svg:stroke-linecap="butt"/>
    </style:style>
    <style:style style:family="graphic" style:name="a838">
      <style:graphic-properties draw:fill="solid" draw:fill-color="#4472c4" draw:opacity="100%" draw:stroke="solid" svg:stroke-width="0.01389in" svg:stroke-color="#2f528f" svg:stroke-opacity="100%" draw:stroke-linejoin="miter" svg:stroke-linecap="butt"/>
    </style:style>
    <style:style style:family="graphic" style:name="a914">
      <style:graphic-properties draw:fill="solid" draw:fill-color="#a5a5a5" draw:opacity="100%" draw:stroke="solid" svg:stroke-width="0.01389in" svg:stroke-color="#787878" svg:stroke-opacity="100%" draw:stroke-linejoin="miter" svg:stroke-linecap="butt"/>
    </style:style>
    <style:style style:family="graphic" style:name="a839">
      <style:graphic-properties draw:fill="solid" draw:fill-color="#4472c4" draw:opacity="100%" draw:stroke="solid" svg:stroke-width="0.01389in" svg:stroke-color="#2f528f" svg:stroke-opacity="100%" draw:stroke-linejoin="miter" svg:stroke-linecap="butt"/>
    </style:style>
    <style:style style:family="graphic" style:name="a915">
      <style:graphic-properties draw:fill="solid" draw:fill-color="#a5a5a5" draw:opacity="100%" draw:stroke="solid" svg:stroke-width="0.01389in" svg:stroke-color="#787878" svg:stroke-opacity="100%" draw:stroke-linejoin="miter" svg:stroke-linecap="butt"/>
    </style:style>
    <style:style style:family="graphic" style:name="a916">
      <style:graphic-properties draw:fill="solid" draw:fill-color="#a5a5a5" draw:opacity="100%" draw:stroke="solid" svg:stroke-width="0.01389in" svg:stroke-color="#787878" svg:stroke-opacity="100%" draw:stroke-linejoin="miter" svg:stroke-linecap="butt"/>
    </style:style>
    <style:style style:family="graphic" style:name="a917">
      <style:graphic-properties draw:fill="solid" draw:fill-color="#a5a5a5" draw:opacity="100%" draw:stroke="solid" svg:stroke-width="0.01389in" svg:stroke-color="#787878" svg:stroke-opacity="100%" draw:stroke-linejoin="miter" svg:stroke-linecap="butt"/>
    </style:style>
    <style:style style:family="graphic" style:name="a1010">
      <style:graphic-properties draw:fill="solid" draw:fill-color="#a5a5a5" draw:opacity="100%" draw:stroke="solid" svg:stroke-width="0.01389in" svg:stroke-color="#787878" svg:stroke-opacity="100%" draw:stroke-linejoin="miter" svg:stroke-linecap="butt"/>
    </style:style>
    <style:style style:family="graphic" style:name="a918">
      <style:graphic-properties draw:fill="solid" draw:fill-color="#a5a5a5" draw:opacity="100%" draw:stroke="solid" svg:stroke-width="0.01389in" svg:stroke-color="#787878" svg:stroke-opacity="100%" draw:stroke-linejoin="miter" svg:stroke-linecap="butt"/>
    </style:style>
    <style:style style:family="graphic" style:name="a1011">
      <style:graphic-properties draw:fill="solid" draw:fill-color="#a5a5a5" draw:opacity="100%" draw:stroke="solid" svg:stroke-width="0.01389in" svg:stroke-color="#787878" svg:stroke-opacity="100%" draw:stroke-linejoin="miter" svg:stroke-linecap="butt"/>
    </style:style>
    <style:style style:family="graphic" style:name="a919">
      <style:graphic-properties draw:fill="solid" draw:fill-color="#a5a5a5" draw:opacity="100%" draw:stroke="solid" svg:stroke-width="0.01389in" svg:stroke-color="#787878" svg:stroke-opacity="100%" draw:stroke-linejoin="miter" svg:stroke-linecap="butt"/>
    </style:style>
    <style:style style:family="graphic" style:name="a1012">
      <style:graphic-properties draw:fill="solid" draw:fill-color="#a5a5a5" draw:opacity="100%" draw:stroke="solid" svg:stroke-width="0.01389in" svg:stroke-color="#787878" svg:stroke-opacity="100%" draw:stroke-linejoin="miter" svg:stroke-linecap="butt"/>
    </style:style>
    <style:style style:family="graphic" style:name="a1013">
      <style:graphic-properties draw:fill="solid" draw:fill-color="#a5a5a5" draw:opacity="100%" draw:stroke="solid" svg:stroke-width="0.01389in" svg:stroke-color="#787878" svg:stroke-opacity="100%" draw:stroke-linejoin="miter" svg:stroke-linecap="butt"/>
    </style:style>
    <style:style style:family="graphic" style:name="a1014">
      <style:graphic-properties draw:fill="solid" draw:fill-color="#a5a5a5" draw:opacity="100%" draw:stroke="solid" svg:stroke-width="0.01389in" svg:stroke-color="#787878" svg:stroke-opacity="100%" draw:stroke-linejoin="miter" svg:stroke-linecap="butt"/>
    </style:style>
    <style:style style:family="graphic" style:name="a1015">
      <style:graphic-properties draw:fill="solid" draw:fill-color="#a5a5a5" draw:opacity="100%" draw:stroke="solid" svg:stroke-width="0.01389in" svg:stroke-color="#787878" svg:stroke-opacity="100%" draw:stroke-linejoin="miter" svg:stroke-linecap="butt"/>
    </style:style>
    <style:style style:family="graphic" style:name="a1016">
      <style:graphic-properties draw:fill="solid" draw:fill-color="#a5a5a5" draw:opacity="100%" draw:stroke="solid" svg:stroke-width="0.01389in" svg:stroke-color="#787878" svg:stroke-opacity="100%" draw:stroke-linejoin="miter" svg:stroke-linecap="butt"/>
    </style:style>
    <style:style style:family="graphic" style:name="a1017">
      <style:graphic-properties draw:fill="solid" draw:fill-color="#a5a5a5" draw:opacity="100%" draw:stroke="solid" svg:stroke-width="0.01389in" svg:stroke-color="#787878" svg:stroke-opacity="100%" draw:stroke-linejoin="miter" svg:stroke-linecap="butt"/>
    </style:style>
    <style:style style:family="graphic" style:name="a1018">
      <style:graphic-properties draw:fill="solid" draw:fill-color="#a5a5a5" draw:opacity="100%" draw:stroke="solid" svg:stroke-width="0.01389in" svg:stroke-color="#787878" svg:stroke-opacity="100%" draw:stroke-linejoin="miter" svg:stroke-linecap="butt"/>
    </style:style>
    <style:style style:family="graphic" style:name="a1019">
      <style:graphic-properties draw:fill="solid" draw:fill-color="#a5a5a5" draw:opacity="100%" draw:stroke="solid" svg:stroke-width="0.01389in" svg:stroke-color="#787878" svg:stroke-opacity="100%" draw:stroke-linejoin="miter" svg:stroke-linecap="butt"/>
    </style:style>
    <style:style style:family="graphic" style:name="a60">
      <style:graphic-properties draw:fill="solid" draw:fill-color="#4472c4" draw:opacity="100%" draw:stroke="solid" svg:stroke-width="0.01389in" svg:stroke-color="#2f528f" svg:stroke-opacity="100%" draw:stroke-linejoin="miter" svg:stroke-linecap="butt"/>
    </style:style>
    <style:style style:family="graphic" style:name="a61">
      <style:graphic-properties draw:fill="solid" draw:fill-color="#4472c4" draw:opacity="100%" draw:stroke="solid" svg:stroke-width="0.01389in" svg:stroke-color="#2f528f" svg:stroke-opacity="100%" draw:stroke-linejoin="miter" svg:stroke-linecap="butt"/>
    </style:style>
    <style:style style:family="graphic" style:name="a62">
      <style:graphic-properties draw:fill="solid" draw:fill-color="#4472c4" draw:opacity="100%" draw:stroke="solid" svg:stroke-width="0.01389in" svg:stroke-color="#2f528f" svg:stroke-opacity="100%" draw:stroke-linejoin="miter" svg:stroke-linecap="butt"/>
    </style:style>
    <style:style style:family="graphic" style:name="a680">
      <style:graphic-properties draw:fill="solid" draw:fill-color="#a5a5a5" draw:opacity="100%" draw:stroke="solid" svg:stroke-width="0.01389in" svg:stroke-color="#787878" svg:stroke-opacity="100%" draw:stroke-linejoin="miter" svg:stroke-linecap="butt"/>
    </style:style>
    <style:style style:family="graphic" style:name="a63">
      <style:graphic-properties draw:fill="solid" draw:fill-color="#4472c4" draw:opacity="100%" draw:stroke="solid" svg:stroke-width="0.01389in" svg:stroke-color="#2f528f" svg:stroke-opacity="100%" draw:stroke-linejoin="miter" svg:stroke-linecap="butt"/>
    </style:style>
    <style:style style:family="graphic" style:name="a681">
      <style:graphic-properties draw:fill="solid" draw:fill-color="#a5a5a5" draw:opacity="100%" draw:stroke="solid" svg:stroke-width="0.01389in" svg:stroke-color="#787878" svg:stroke-opacity="100%" draw:stroke-linejoin="miter" svg:stroke-linecap="butt"/>
    </style:style>
    <style:style style:family="graphic" style:name="a64">
      <style:graphic-properties draw:fill="solid" draw:fill-color="#4472c4" draw:opacity="100%" draw:stroke="solid" svg:stroke-width="0.01389in" svg:stroke-color="#2f528f" svg:stroke-opacity="100%" draw:stroke-linejoin="miter" svg:stroke-linecap="butt"/>
    </style:style>
    <style:style style:family="graphic" style:name="a682">
      <style:graphic-properties draw:fill="solid" draw:fill-color="#a5a5a5" draw:opacity="100%" draw:stroke="solid" svg:stroke-width="0.01389in" svg:stroke-color="#787878" svg:stroke-opacity="100%" draw:stroke-linejoin="miter" svg:stroke-linecap="butt"/>
    </style:style>
    <style:style style:family="graphic" style:name="a65">
      <style:graphic-properties draw:fill="solid" draw:fill-color="#4472c4" draw:opacity="100%" draw:stroke="solid" svg:stroke-width="0.01389in" svg:stroke-color="#2f528f" svg:stroke-opacity="100%" draw:stroke-linejoin="miter" svg:stroke-linecap="butt"/>
    </style:style>
    <style:style style:family="graphic" style:name="a683">
      <style:graphic-properties draw:fill="solid" draw:fill-color="#a5a5a5" draw:opacity="100%" draw:stroke="solid" svg:stroke-width="0.01389in" svg:stroke-color="#787878" svg:stroke-opacity="100%" draw:stroke-linejoin="miter" svg:stroke-linecap="butt"/>
    </style:style>
    <style:style style:family="graphic" style:name="a66">
      <style:graphic-properties draw:fill="solid" draw:fill-color="#4472c4" draw:opacity="100%" draw:stroke="solid" svg:stroke-width="0.01389in" svg:stroke-color="#2f528f" svg:stroke-opacity="100%" draw:stroke-linejoin="miter" svg:stroke-linecap="butt"/>
    </style:style>
    <style:style style:family="graphic" style:name="a684">
      <style:graphic-properties draw:fill="solid" draw:fill-color="#a5a5a5" draw:opacity="100%" draw:stroke="solid" svg:stroke-width="0.01389in" svg:stroke-color="#787878" svg:stroke-opacity="100%" draw:stroke-linejoin="miter" svg:stroke-linecap="butt"/>
    </style:style>
    <style:style style:family="graphic" style:name="a67">
      <style:graphic-properties draw:fill="solid" draw:fill-color="#4472c4" draw:opacity="100%" draw:stroke="solid" svg:stroke-width="0.01389in" svg:stroke-color="#2f528f" svg:stroke-opacity="100%" draw:stroke-linejoin="miter" svg:stroke-linecap="butt"/>
    </style:style>
    <style:style style:family="graphic" style:name="a760">
      <style:graphic-properties draw:fill="solid" draw:fill-color="#a5a5a5" draw:opacity="100%" draw:stroke="solid" svg:stroke-width="0.01389in" svg:stroke-color="#787878" svg:stroke-opacity="100%" draw:stroke-linejoin="miter" svg:stroke-linecap="butt"/>
    </style:style>
    <style:style style:family="graphic" style:name="a685">
      <style:graphic-properties draw:fill="solid" draw:fill-color="#a5a5a5" draw:opacity="100%" draw:stroke="solid" svg:stroke-width="0.01389in" svg:stroke-color="#787878" svg:stroke-opacity="100%" draw:stroke-linejoin="miter" svg:stroke-linecap="butt"/>
    </style:style>
    <style:style style:family="graphic" style:name="a68">
      <style:graphic-properties draw:fill="solid" draw:fill-color="#4472c4" draw:opacity="100%" draw:stroke="solid" svg:stroke-width="0.01389in" svg:stroke-color="#2f528f" svg:stroke-opacity="100%" draw:stroke-linejoin="miter" svg:stroke-linecap="butt"/>
    </style:style>
    <style:style style:family="graphic" style:name="a761">
      <style:graphic-properties draw:fill="solid" draw:fill-color="#a5a5a5" draw:opacity="100%" draw:stroke="solid" svg:stroke-width="0.01389in" svg:stroke-color="#787878" svg:stroke-opacity="100%" draw:stroke-linejoin="miter" svg:stroke-linecap="butt"/>
    </style:style>
    <style:style style:family="graphic" style:name="a686">
      <style:graphic-properties draw:fill="solid" draw:fill-color="#a5a5a5" draw:opacity="100%" draw:stroke="solid" svg:stroke-width="0.01389in" svg:stroke-color="#787878" svg:stroke-opacity="100%" draw:stroke-linejoin="miter" svg:stroke-linecap="butt"/>
    </style:style>
    <style:style style:family="graphic" style:name="a69">
      <style:graphic-properties draw:fill="solid" draw:fill-color="#ed7d31" draw:opacity="100%" draw:stroke="solid" svg:stroke-width="0.01389in" svg:stroke-color="#ae5a21" svg:stroke-opacity="100%" draw:stroke-linejoin="miter" svg:stroke-linecap="butt"/>
    </style:style>
    <style:style style:family="graphic" style:name="a762">
      <style:graphic-properties draw:fill="solid" draw:fill-color="#a5a5a5" draw:opacity="100%" draw:stroke="solid" svg:stroke-width="0.01389in" svg:stroke-color="#787878" svg:stroke-opacity="100%" draw:stroke-linejoin="miter" svg:stroke-linecap="butt"/>
    </style:style>
    <style:style style:family="graphic" style:name="a687">
      <style:graphic-properties draw:fill="solid" draw:fill-color="#a5a5a5" draw:opacity="100%" draw:stroke="solid" svg:stroke-width="0.01389in" svg:stroke-color="#787878" svg:stroke-opacity="100%" draw:stroke-linejoin="miter" svg:stroke-linecap="butt"/>
    </style:style>
    <style:style style:family="graphic" style:name="a763">
      <style:graphic-properties draw:fill="solid" draw:fill-color="#a5a5a5" draw:opacity="100%" draw:stroke="solid" svg:stroke-width="0.01389in" svg:stroke-color="#787878" svg:stroke-opacity="100%" draw:stroke-linejoin="miter" svg:stroke-linecap="butt"/>
    </style:style>
    <style:style style:family="graphic" style:name="a688">
      <style:graphic-properties draw:fill="solid" draw:fill-color="#a5a5a5" draw:opacity="100%" draw:stroke="solid" svg:stroke-width="0.01389in" svg:stroke-color="#787878" svg:stroke-opacity="100%" draw:stroke-linejoin="miter" svg:stroke-linecap="butt"/>
    </style:style>
    <style:style style:family="graphic" style:name="a840">
      <style:graphic-properties draw:fill="solid" draw:fill-color="#4472c4" draw:opacity="100%" draw:stroke="solid" svg:stroke-width="0.01389in" svg:stroke-color="#2f528f" svg:stroke-opacity="100%" draw:stroke-linejoin="miter" svg:stroke-linecap="butt"/>
    </style:style>
    <style:style style:family="graphic" style:name="a764">
      <style:graphic-properties draw:fill="solid" draw:fill-color="#a5a5a5" draw:opacity="100%" draw:stroke="solid" svg:stroke-width="0.01389in" svg:stroke-color="#787878" svg:stroke-opacity="100%" draw:stroke-linejoin="miter" svg:stroke-linecap="butt"/>
    </style:style>
    <style:style style:family="graphic" style:name="a689">
      <style:graphic-properties draw:fill="solid" draw:fill-color="#a5a5a5" draw:opacity="100%" draw:stroke="solid" svg:stroke-width="0.01389in" svg:stroke-color="#787878" svg:stroke-opacity="100%" draw:stroke-linejoin="miter" svg:stroke-linecap="butt"/>
    </style:style>
    <style:style style:family="graphic" style:name="a841">
      <style:graphic-properties draw:fill="solid" draw:fill-color="#4472c4" draw:opacity="100%" draw:stroke="solid" svg:stroke-width="0.01389in" svg:stroke-color="#2f528f" svg:stroke-opacity="100%" draw:stroke-linejoin="miter" svg:stroke-linecap="butt"/>
    </style:style>
    <style:style style:family="graphic" style:name="a765">
      <style:graphic-properties draw:fill="solid" draw:fill-color="#a5a5a5" draw:opacity="100%" draw:stroke="solid" svg:stroke-width="0.01389in" svg:stroke-color="#787878" svg:stroke-opacity="100%" draw:stroke-linejoin="miter" svg:stroke-linecap="butt"/>
    </style:style>
    <style:style style:family="graphic" style:name="a766">
      <style:graphic-properties draw:fill="solid" draw:fill-color="#a5a5a5" draw:opacity="100%" draw:stroke="solid" svg:stroke-width="0.01389in" svg:stroke-color="#787878" svg:stroke-opacity="100%" draw:stroke-linejoin="miter" svg:stroke-linecap="butt"/>
    </style:style>
    <style:style style:family="graphic" style:name="a842">
      <style:graphic-properties draw:fill="solid" draw:fill-color="#ed7d31" draw:opacity="100%" draw:stroke="solid" svg:stroke-width="0.01389in" svg:stroke-color="#ae5a21" svg:stroke-opacity="100%" draw:stroke-linejoin="miter" svg:stroke-linecap="butt"/>
    </style:style>
    <style:style style:family="graphic" style:name="a767">
      <style:graphic-properties draw:fill="solid" draw:fill-color="#a5a5a5" draw:opacity="100%" draw:stroke="solid" svg:stroke-width="0.01389in" svg:stroke-color="#787878" svg:stroke-opacity="100%" draw:stroke-linejoin="miter" svg:stroke-linecap="butt"/>
    </style:style>
    <style:style style:family="graphic" style:name="a843">
      <style:graphic-properties draw:fill="solid" draw:fill-color="#ed7d31" draw:opacity="100%" draw:stroke="solid" svg:stroke-width="0.01389in" svg:stroke-color="#ae5a21" svg:stroke-opacity="100%" draw:stroke-linejoin="miter" svg:stroke-linecap="butt"/>
    </style:style>
    <style:style style:family="graphic" style:name="a768">
      <style:graphic-properties draw:fill="solid" draw:fill-color="#a5a5a5" draw:opacity="100%" draw:stroke="solid" svg:stroke-width="0.01389in" svg:stroke-color="#787878" svg:stroke-opacity="100%" draw:stroke-linejoin="miter" svg:stroke-linecap="butt"/>
    </style:style>
    <style:style style:family="graphic" style:name="a920">
      <style:graphic-properties draw:fill="solid" draw:fill-color="#a5a5a5" draw:opacity="100%" draw:stroke="solid" svg:stroke-width="0.01389in" svg:stroke-color="#787878" svg:stroke-opacity="100%" draw:stroke-linejoin="miter" svg:stroke-linecap="butt"/>
    </style:style>
    <style:style style:family="graphic" style:name="a844">
      <style:graphic-properties draw:fill="solid" draw:fill-color="#4472c4" draw:opacity="100%" draw:stroke="solid" svg:stroke-width="0.01389in" svg:stroke-color="#2f528f" svg:stroke-opacity="100%" draw:stroke-linejoin="miter" svg:stroke-linecap="butt"/>
    </style:style>
    <style:style style:family="graphic" style:name="a769">
      <style:graphic-properties draw:fill="solid" draw:fill-color="#a5a5a5" draw:opacity="100%" draw:stroke="solid" svg:stroke-width="0.01389in" svg:stroke-color="#787878" svg:stroke-opacity="100%" draw:stroke-linejoin="miter" svg:stroke-linecap="butt"/>
    </style:style>
    <style:style style:family="graphic" style:name="a921">
      <style:graphic-properties draw:fill="solid" draw:fill-color="#a5a5a5" draw:opacity="100%" draw:stroke="solid" svg:stroke-width="0.01389in" svg:stroke-color="#787878" svg:stroke-opacity="100%" draw:stroke-linejoin="miter" svg:stroke-linecap="butt"/>
    </style:style>
    <style:style style:family="graphic" style:name="a846">
      <style:graphic-properties draw:fill="none" draw:stroke="solid" svg:stroke-width="0.00694in" svg:stroke-color="#4472c4" draw:marker-end="a845" svg:stroke-opacity="100%" draw:stroke-linejoin="miter" svg:stroke-linecap="butt"/>
    </style:style>
    <style:style style:family="graphic" style:name="a922">
      <style:graphic-properties draw:fill="solid" draw:fill-color="#a5a5a5" draw:opacity="100%" draw:stroke="solid" svg:stroke-width="0.01389in" svg:stroke-color="#787878" svg:stroke-opacity="100%" draw:stroke-linejoin="miter" svg:stroke-linecap="butt"/>
    </style:style>
    <style:style style:family="graphic" style:name="a847">
      <style:graphic-properties draw:fill="solid" draw:fill-color="#4472c4" draw:opacity="100%" draw:stroke="solid" svg:stroke-width="0.01389in" svg:stroke-color="#2f528f" svg:stroke-opacity="100%" draw:stroke-linejoin="miter" svg:stroke-linecap="butt"/>
    </style:style>
    <style:style style:family="graphic" style:name="a923">
      <style:graphic-properties draw:fill="solid" draw:fill-color="#a5a5a5" draw:opacity="100%" draw:stroke="solid" svg:stroke-width="0.01389in" svg:stroke-color="#787878" svg:stroke-opacity="100%" draw:stroke-linejoin="miter" svg:stroke-linecap="butt"/>
    </style:style>
    <style:style style:family="graphic" style:name="a848">
      <style:graphic-properties draw:fill="solid" draw:fill-color="#4472c4" draw:opacity="100%" draw:stroke="solid" svg:stroke-width="0.01389in" svg:stroke-color="#2f528f" svg:stroke-opacity="100%" draw:stroke-linejoin="miter" svg:stroke-linecap="butt"/>
    </style:style>
    <style:style style:family="graphic" style:name="a924">
      <style:graphic-properties draw:fill="solid" draw:fill-color="#a5a5a5" draw:opacity="100%" draw:stroke="solid" svg:stroke-width="0.01389in" svg:stroke-color="#787878" svg:stroke-opacity="100%" draw:stroke-linejoin="miter" svg:stroke-linecap="butt"/>
    </style:style>
    <style:style style:family="graphic" style:name="a925">
      <style:graphic-properties draw:fill="solid" draw:fill-color="#a5a5a5" draw:opacity="100%" draw:stroke="solid" svg:stroke-width="0.01389in" svg:stroke-color="#787878" svg:stroke-opacity="100%" draw:stroke-linejoin="miter" svg:stroke-linecap="butt"/>
    </style:style>
    <style:style style:family="graphic" style:name="a926">
      <style:graphic-properties draw:fill="solid" draw:fill-color="#a5a5a5" draw:opacity="100%" draw:stroke="solid" svg:stroke-width="0.01389in" svg:stroke-color="#787878" svg:stroke-opacity="100%" draw:stroke-linejoin="miter" svg:stroke-linecap="butt"/>
    </style:style>
    <style:style style:family="graphic" style:name="a927">
      <style:graphic-properties draw:fill="solid" draw:fill-color="#a5a5a5" draw:opacity="100%" draw:stroke="solid" svg:stroke-width="0.01389in" svg:stroke-color="#787878" svg:stroke-opacity="100%" draw:stroke-linejoin="miter" svg:stroke-linecap="butt"/>
    </style:style>
    <style:style style:family="graphic" style:name="a1020">
      <style:graphic-properties draw:fill="solid" draw:fill-color="#a5a5a5" draw:opacity="100%" draw:stroke="solid" svg:stroke-width="0.01389in" svg:stroke-color="#787878" svg:stroke-opacity="100%" draw:stroke-linejoin="miter" svg:stroke-linecap="butt"/>
    </style:style>
    <style:style style:family="graphic" style:name="a928">
      <style:graphic-properties draw:fill="solid" draw:fill-color="#a5a5a5" draw:opacity="100%" draw:stroke="solid" svg:stroke-width="0.01389in" svg:stroke-color="#787878" svg:stroke-opacity="100%" draw:stroke-linejoin="miter" svg:stroke-linecap="butt"/>
    </style:style>
    <style:style style:family="graphic" style:name="a1021">
      <style:graphic-properties draw:fill="solid" draw:fill-color="#a5a5a5" draw:opacity="100%" draw:stroke="solid" svg:stroke-width="0.01389in" svg:stroke-color="#787878" svg:stroke-opacity="100%" draw:stroke-linejoin="miter" svg:stroke-linecap="butt"/>
    </style:style>
    <style:style style:family="graphic" style:name="a929">
      <style:graphic-properties draw:fill="solid" draw:fill-color="#a5a5a5" draw:opacity="100%" draw:stroke="solid" svg:stroke-width="0.01389in" svg:stroke-color="#787878" svg:stroke-opacity="100%" draw:stroke-linejoin="miter" svg:stroke-linecap="butt"/>
    </style:style>
    <style:style style:family="graphic" style:name="a1022">
      <style:graphic-properties draw:fill="solid" draw:fill-color="#a5a5a5" draw:opacity="100%" draw:stroke="solid" svg:stroke-width="0.01389in" svg:stroke-color="#787878" svg:stroke-opacity="100%" draw:stroke-linejoin="miter" svg:stroke-linecap="butt"/>
    </style:style>
    <style:style style:family="graphic" style:name="a1023">
      <style:graphic-properties draw:fill="solid" draw:fill-color="#a5a5a5" draw:opacity="100%" draw:stroke="solid" svg:stroke-width="0.01389in" svg:stroke-color="#787878" svg:stroke-opacity="100%" draw:stroke-linejoin="miter" svg:stroke-linecap="butt"/>
    </style:style>
    <style:style style:family="graphic" style:name="a1024">
      <style:graphic-properties draw:fill="solid" draw:fill-color="#a5a5a5" draw:opacity="100%" draw:stroke="solid" svg:stroke-width="0.01389in" svg:stroke-color="#787878" svg:stroke-opacity="100%" draw:stroke-linejoin="miter" svg:stroke-linecap="butt"/>
    </style:style>
    <style:style style:family="graphic" style:name="a1100">
      <style:graphic-properties draw:fill="solid" draw:fill-color="#a5a5a5" draw:opacity="100%" draw:stroke="solid" svg:stroke-width="0.01389in" svg:stroke-color="#787878" svg:stroke-opacity="100%" draw:stroke-linejoin="miter" svg:stroke-linecap="butt"/>
    </style:style>
    <style:style style:family="graphic" style:name="a1025">
      <style:graphic-properties draw:fill="solid" draw:fill-color="#a5a5a5" draw:opacity="100%" draw:stroke="solid" svg:stroke-width="0.01389in" svg:stroke-color="#787878" svg:stroke-opacity="100%" draw:stroke-linejoin="miter" svg:stroke-linecap="butt"/>
    </style:style>
    <style:style style:family="graphic" style:name="a1101">
      <style:graphic-properties draw:fill="solid" draw:fill-color="#a5a5a5" draw:opacity="100%" draw:stroke="solid" svg:stroke-width="0.01389in" svg:stroke-color="#787878" svg:stroke-opacity="100%" draw:stroke-linejoin="miter" svg:stroke-linecap="butt"/>
    </style:style>
    <style:style style:family="graphic" style:name="a1026">
      <style:graphic-properties draw:fill="solid" draw:fill-color="#a5a5a5" draw:opacity="100%" draw:stroke="solid" svg:stroke-width="0.01389in" svg:stroke-color="#787878" svg:stroke-opacity="100%" draw:stroke-linejoin="miter" svg:stroke-linecap="butt"/>
    </style:style>
    <style:style style:family="graphic" style:name="a1102">
      <style:graphic-properties draw:fill="solid" draw:fill-color="#a5a5a5" draw:opacity="100%" draw:stroke="solid" svg:stroke-width="0.01389in" svg:stroke-color="#787878" svg:stroke-opacity="100%" draw:stroke-linejoin="miter" svg:stroke-linecap="butt"/>
    </style:style>
    <style:style style:family="graphic" style:name="a1027">
      <style:graphic-properties draw:fill="solid" draw:fill-color="#a5a5a5" draw:opacity="100%" draw:stroke="solid" svg:stroke-width="0.01389in" svg:stroke-color="#787878" svg:stroke-opacity="100%" draw:stroke-linejoin="miter" svg:stroke-linecap="butt"/>
    </style:style>
    <style:style style:family="graphic" style:name="a1103">
      <style:graphic-properties draw:fill="solid" draw:fill-color="#a5a5a5" draw:opacity="100%" draw:stroke="solid" svg:stroke-width="0.01389in" svg:stroke-color="#787878" svg:stroke-opacity="100%" draw:stroke-linejoin="miter" svg:stroke-linecap="butt"/>
    </style:style>
    <style:style style:family="graphic" style:name="a1028">
      <style:graphic-properties draw:fill="solid" draw:fill-color="#a5a5a5" draw:opacity="100%" draw:stroke="solid" svg:stroke-width="0.01389in" svg:stroke-color="#787878" svg:stroke-opacity="100%" draw:stroke-linejoin="miter" svg:stroke-linecap="butt"/>
    </style:style>
    <style:style style:family="graphic" style:name="a1104">
      <style:graphic-properties draw:fill="solid" draw:fill-color="#a5a5a5" draw:opacity="100%" draw:stroke="solid" svg:stroke-width="0.01389in" svg:stroke-color="#787878" svg:stroke-opacity="100%" draw:stroke-linejoin="miter" svg:stroke-linecap="butt"/>
    </style:style>
    <style:style style:family="graphic" style:name="a1029">
      <style:graphic-properties draw:fill="solid" draw:fill-color="#a5a5a5" draw:opacity="100%" draw:stroke="solid" svg:stroke-width="0.01389in" svg:stroke-color="#787878" svg:stroke-opacity="100%" draw:stroke-linejoin="miter" svg:stroke-linecap="butt"/>
    </style:style>
    <style:style style:family="graphic" style:name="a1105">
      <style:graphic-properties draw:fill="solid" draw:fill-color="#a5a5a5" draw:opacity="100%" draw:stroke="solid" svg:stroke-width="0.01389in" svg:stroke-color="#787878" svg:stroke-opacity="100%" draw:stroke-linejoin="miter" svg:stroke-linecap="butt"/>
    </style:style>
    <style:style style:family="graphic" style:name="a1106">
      <style:graphic-properties draw:fill="solid" draw:fill-color="#a5a5a5" draw:opacity="100%" draw:stroke="solid" svg:stroke-width="0.01389in" svg:stroke-color="#787878" svg:stroke-opacity="100%" draw:stroke-linejoin="miter" svg:stroke-linecap="butt"/>
    </style:style>
    <style:style style:family="graphic" style:name="a70">
      <style:graphic-properties draw:fill="solid" draw:fill-color="#4472c4" draw:opacity="100%" draw:stroke="solid" svg:stroke-width="0.01389in" svg:stroke-color="#2f528f" svg:stroke-opacity="100%" draw:stroke-linejoin="miter" svg:stroke-linecap="butt"/>
    </style:style>
    <style:style style:family="graphic" style:name="a1107">
      <style:graphic-properties draw:fill="none" draw:stroke="solid" svg:stroke-width="0.00694in" svg:stroke-color="#a5a5a5" svg:stroke-opacity="100%" draw:stroke-linejoin="miter" svg:stroke-linecap="butt"/>
    </style:style>
    <style:style style:family="graphic" style:name="a1108">
      <style:graphic-properties draw:fill="none" draw:stroke="solid" svg:stroke-width="0.00694in" svg:stroke-color="#a5a5a5" svg:stroke-opacity="100%" draw:stroke-linejoin="miter" svg:stroke-linecap="butt"/>
    </style:style>
    <style:style style:family="graphic" style:name="a72">
      <style:graphic-properties draw:fill="none" draw:stroke="solid" svg:stroke-width="0.00694in" svg:stroke-color="#4472c4" draw:marker-end="a71" svg:stroke-opacity="100%" draw:stroke-linejoin="miter" svg:stroke-linecap="butt"/>
    </style:style>
    <style:style style:family="graphic" style:name="a1109">
      <style:graphic-properties draw:fill="none" draw:stroke="solid" svg:stroke-width="0.00694in" svg:stroke-color="#a5a5a5" svg:stroke-opacity="100%" draw:stroke-linejoin="miter" svg:stroke-linecap="butt"/>
    </style:style>
    <style:style style:family="graphic" style:name="a73">
      <style:graphic-properties draw:fill="solid" draw:fill-color="#4472c4" draw:opacity="100%" draw:stroke="solid" svg:stroke-width="0.01389in" svg:stroke-color="#2f528f" svg:stroke-opacity="100%" draw:stroke-linejoin="miter" svg:stroke-linecap="butt"/>
    </style:style>
    <style:style style:family="graphic" style:name="a690">
      <style:graphic-properties draw:fill="solid" draw:fill-color="#a5a5a5" draw:opacity="100%" draw:stroke="solid" svg:stroke-width="0.01389in" svg:stroke-color="#787878" svg:stroke-opacity="100%" draw:stroke-linejoin="miter" svg:stroke-linecap="butt"/>
    </style:style>
    <style:style style:family="graphic" style:name="a74">
      <style:graphic-properties draw:fill="solid" draw:fill-color="#4472c4" draw:opacity="100%" draw:stroke="solid" svg:stroke-width="0.01389in" svg:stroke-color="#2f528f" svg:stroke-opacity="100%" draw:stroke-linejoin="miter" svg:stroke-linecap="butt"/>
    </style:style>
    <style:style style:family="graphic" style:name="a691">
      <style:graphic-properties draw:fill="solid" draw:fill-color="#a5a5a5" draw:opacity="100%" draw:stroke="solid" svg:stroke-width="0.01389in" svg:stroke-color="#787878" svg:stroke-opacity="100%" draw:stroke-linejoin="miter" svg:stroke-linecap="butt"/>
    </style:style>
    <style:style style:family="graphic" style:name="a692">
      <style:graphic-properties draw:fill="solid" draw:fill-color="#a5a5a5" draw:opacity="100%" draw:stroke="solid" svg:stroke-width="0.01389in" svg:stroke-color="#787878" svg:stroke-opacity="100%" draw:stroke-linejoin="miter" svg:stroke-linecap="butt"/>
    </style:style>
    <style:style style:family="graphic" style:name="a76">
      <style:graphic-properties draw:fill="none" draw:stroke="solid" svg:stroke-width="0.00694in" svg:stroke-color="#4472c4" draw:marker-end="a75" svg:stroke-opacity="100%" draw:stroke-linejoin="miter" svg:stroke-linecap="butt"/>
    </style:style>
    <style:style style:family="graphic" style:name="a693">
      <style:graphic-properties draw:fill="solid" draw:fill-color="#a5a5a5" draw:opacity="100%" draw:stroke="solid" svg:stroke-width="0.01389in" svg:stroke-color="#787878" svg:stroke-opacity="100%" draw:stroke-linejoin="miter" svg:stroke-linecap="butt"/>
    </style:style>
    <style:style style:family="graphic" style:name="a77">
      <style:graphic-properties draw:fill="solid" draw:fill-color="#ed7d31" draw:opacity="100%" draw:stroke="solid" svg:stroke-width="0.01389in" svg:stroke-color="#ae5a21" svg:stroke-opacity="100%" draw:stroke-linejoin="miter" svg:stroke-linecap="butt"/>
    </style:style>
    <style:style style:family="graphic" style:name="a770">
      <style:graphic-properties draw:fill="solid" draw:fill-color="#a5a5a5" draw:opacity="100%" draw:stroke="solid" svg:stroke-width="0.01389in" svg:stroke-color="#787878" svg:stroke-opacity="100%" draw:stroke-linejoin="miter" svg:stroke-linecap="butt"/>
    </style:style>
    <style:style style:family="graphic" style:name="a694">
      <style:graphic-properties draw:fill="solid" draw:fill-color="#a5a5a5" draw:opacity="100%" draw:stroke="solid" svg:stroke-width="0.01389in" svg:stroke-color="#787878" svg:stroke-opacity="100%" draw:stroke-linejoin="miter" svg:stroke-linecap="butt"/>
    </style:style>
    <style:style style:family="graphic" style:name="a78">
      <style:graphic-properties draw:fill="solid" draw:fill-color="#ed7d31" draw:opacity="100%" draw:stroke="solid" svg:stroke-width="0.01389in" svg:stroke-color="#ae5a21" svg:stroke-opacity="100%" draw:stroke-linejoin="miter" svg:stroke-linecap="butt"/>
    </style:style>
    <style:style style:family="graphic" style:name="a771">
      <style:graphic-properties draw:fill="solid" draw:fill-color="#a5a5a5" draw:opacity="100%" draw:stroke="solid" svg:stroke-width="0.01389in" svg:stroke-color="#787878" svg:stroke-opacity="100%" draw:stroke-linejoin="miter" svg:stroke-linecap="butt"/>
    </style:style>
    <style:style style:family="graphic" style:name="a695">
      <style:graphic-properties draw:fill="solid" draw:fill-color="#a5a5a5" draw:opacity="100%" draw:stroke="solid" svg:stroke-width="0.01389in" svg:stroke-color="#787878" svg:stroke-opacity="100%" draw:stroke-linejoin="miter" svg:stroke-linecap="butt"/>
    </style:style>
    <style:style style:family="graphic" style:name="a79">
      <style:graphic-properties/>
    </style:style>
    <style:style style:family="graphic" style:name="a772">
      <style:graphic-properties draw:fill="solid" draw:fill-color="#a5a5a5" draw:opacity="100%" draw:stroke="solid" svg:stroke-width="0.01389in" svg:stroke-color="#787878" svg:stroke-opacity="100%" draw:stroke-linejoin="miter" svg:stroke-linecap="butt"/>
    </style:style>
    <style:style style:family="graphic" style:name="a696">
      <style:graphic-properties draw:fill="solid" draw:fill-color="#a5a5a5" draw:opacity="100%" draw:stroke="solid" svg:stroke-width="0.01389in" svg:stroke-color="#787878" svg:stroke-opacity="100%" draw:stroke-linejoin="miter" svg:stroke-linecap="butt"/>
    </style:style>
    <style:style style:family="graphic" style:name="a697">
      <style:graphic-properties draw:fill="solid" draw:fill-color="#a5a5a5" draw:opacity="100%" draw:stroke="solid" svg:stroke-width="0.01389in" svg:stroke-color="#787878" svg:stroke-opacity="100%" draw:stroke-linejoin="miter" svg:stroke-linecap="butt"/>
    </style:style>
    <style:style style:family="graphic" style:name="a773">
      <style:graphic-properties draw:fill="solid" draw:fill-color="#a5a5a5" draw:opacity="100%" draw:stroke="solid" svg:stroke-width="0.01389in" svg:stroke-color="#787878" svg:stroke-opacity="100%" draw:stroke-linejoin="miter" svg:stroke-linecap="butt"/>
    </style:style>
    <style:style style:family="graphic" style:name="a698">
      <style:graphic-properties draw:fill="solid" draw:fill-color="#a5a5a5" draw:opacity="100%" draw:stroke="solid" svg:stroke-width="0.01389in" svg:stroke-color="#787878" svg:stroke-opacity="100%" draw:stroke-linejoin="miter" svg:stroke-linecap="butt"/>
    </style:style>
    <style:style style:family="graphic" style:name="a850">
      <style:graphic-properties draw:fill="none" draw:stroke="solid" svg:stroke-width="0.00694in" svg:stroke-color="#4472c4" draw:marker-end="a849" svg:stroke-opacity="100%" draw:stroke-linejoin="miter" svg:stroke-linecap="butt"/>
    </style:style>
    <style:style style:family="graphic" style:name="a774">
      <style:graphic-properties draw:fill="solid" draw:fill-color="#a5a5a5" draw:opacity="100%" draw:stroke="solid" svg:stroke-width="0.01389in" svg:stroke-color="#787878" svg:stroke-opacity="100%" draw:stroke-linejoin="miter" svg:stroke-linecap="butt"/>
    </style:style>
    <style:style style:family="graphic" style:name="a699">
      <style:graphic-properties draw:fill="solid" draw:fill-color="#a5a5a5" draw:opacity="100%" draw:stroke="solid" svg:stroke-width="0.01389in" svg:stroke-color="#787878" svg:stroke-opacity="100%" draw:stroke-linejoin="miter" svg:stroke-linecap="butt"/>
    </style:style>
    <style:style style:family="graphic" style:name="a851">
      <style:graphic-properties draw:fill="none" draw:stroke="solid" svg:stroke-width="0.00694in" svg:stroke-color="#4472c4" svg:stroke-opacity="100%" draw:stroke-linejoin="miter" svg:stroke-linecap="butt"/>
    </style:style>
    <style:style style:family="graphic" style:name="a775">
      <style:graphic-properties draw:fill="solid" draw:fill-color="#a5a5a5" draw:opacity="100%" draw:stroke="solid" svg:stroke-width="0.01389in" svg:stroke-color="#787878" svg:stroke-opacity="100%" draw:stroke-linejoin="miter" svg:stroke-linecap="butt"/>
    </style:style>
    <style:style style:family="graphic" style:name="a776">
      <style:graphic-properties draw:fill="solid" draw:fill-color="#a5a5a5" draw:opacity="100%" draw:stroke="solid" svg:stroke-width="0.01389in" svg:stroke-color="#787878" svg:stroke-opacity="100%" draw:stroke-linejoin="miter" svg:stroke-linecap="butt"/>
    </style:style>
    <style:style style:family="graphic" style:name="a852">
      <style:graphic-properties draw:fill="none" draw:stroke="solid" svg:stroke-width="0.00694in" svg:stroke-color="#4472c4" svg:stroke-opacity="100%" draw:stroke-linejoin="miter" svg:stroke-linecap="butt"/>
    </style:style>
    <style:style style:family="graphic" style:name="a777">
      <style:graphic-properties draw:fill="solid" draw:fill-color="#a5a5a5" draw:opacity="100%" draw:stroke="solid" svg:stroke-width="0.01389in" svg:stroke-color="#787878" svg:stroke-opacity="100%" draw:stroke-linejoin="miter" svg:stroke-linecap="butt"/>
    </style:style>
    <style:style style:family="graphic" style:name="a853">
      <style:graphic-properties draw:fill="none" draw:stroke="solid" svg:stroke-width="0.00694in" svg:stroke-color="#4472c4" svg:stroke-opacity="100%" draw:stroke-linejoin="miter" svg:stroke-linecap="butt"/>
    </style:style>
    <style:style style:family="graphic" style:name="a778">
      <style:graphic-properties draw:fill="solid" draw:fill-color="#a5a5a5" draw:opacity="100%" draw:stroke="solid" svg:stroke-width="0.01389in" svg:stroke-color="#787878" svg:stroke-opacity="100%" draw:stroke-linejoin="miter" svg:stroke-linecap="butt"/>
    </style:style>
    <style:style style:family="graphic" style:name="a930">
      <style:graphic-properties draw:fill="solid" draw:fill-color="#a5a5a5" draw:opacity="100%" draw:stroke="solid" svg:stroke-width="0.01389in" svg:stroke-color="#787878" svg:stroke-opacity="100%" draw:stroke-linejoin="miter" svg:stroke-linecap="butt"/>
    </style:style>
    <style:style style:family="graphic" style:name="a854">
      <style:graphic-properties draw:fill="none" draw:stroke="solid" svg:stroke-width="0.00694in" svg:stroke-color="#4472c4" svg:stroke-opacity="100%" draw:stroke-linejoin="miter" svg:stroke-linecap="butt"/>
    </style:style>
    <style:style style:family="graphic" style:name="a779">
      <style:graphic-properties draw:fill="solid" draw:fill-color="#a5a5a5" draw:opacity="100%" draw:stroke="solid" svg:stroke-width="0.01389in" svg:stroke-color="#787878" svg:stroke-opacity="100%" draw:stroke-linejoin="miter" svg:stroke-linecap="butt"/>
    </style:style>
    <style:style style:family="graphic" style:name="a931">
      <style:graphic-properties draw:fill="solid" draw:fill-color="#a5a5a5" draw:opacity="100%" draw:stroke="solid" svg:stroke-width="0.01389in" svg:stroke-color="#787878" svg:stroke-opacity="100%" draw:stroke-linejoin="miter" svg:stroke-linecap="butt"/>
    </style:style>
    <style:style style:family="graphic" style:name="a855">
      <style:graphic-properties draw:fill="none" draw:stroke="solid" svg:stroke-width="0.00694in" svg:stroke-color="#4472c4" svg:stroke-opacity="100%" draw:stroke-linejoin="miter" svg:stroke-linecap="butt"/>
    </style:style>
    <style:style style:family="graphic" style:name="a856">
      <style:graphic-properties draw:fill="none" draw:stroke="solid" svg:stroke-width="0.00694in" svg:stroke-color="#4472c4" svg:stroke-opacity="100%" draw:stroke-linejoin="miter" svg:stroke-linecap="butt"/>
    </style:style>
    <style:style style:family="graphic" style:name="a932">
      <style:graphic-properties draw:fill="solid" draw:fill-color="#a5a5a5" draw:opacity="100%" draw:stroke="solid" svg:stroke-width="0.01389in" svg:stroke-color="#787878" svg:stroke-opacity="100%" draw:stroke-linejoin="miter" svg:stroke-linecap="butt"/>
    </style:style>
    <style:style style:family="graphic" style:name="a857">
      <style:graphic-properties draw:fill="none" draw:stroke="solid" svg:stroke-width="0.00694in" svg:stroke-color="#4472c4" svg:stroke-opacity="100%" draw:stroke-linejoin="miter" svg:stroke-linecap="butt"/>
    </style:style>
    <style:style style:family="graphic" style:name="a933">
      <style:graphic-properties draw:fill="solid" draw:fill-color="#a5a5a5" draw:opacity="100%" draw:stroke="solid" svg:stroke-width="0.01389in" svg:stroke-color="#787878" svg:stroke-opacity="100%" draw:stroke-linejoin="miter" svg:stroke-linecap="butt"/>
    </style:style>
    <style:style style:family="graphic" style:name="a858">
      <style:graphic-properties draw:fill="none" draw:stroke="solid" svg:stroke-width="0.00694in" svg:stroke-color="#4472c4" svg:stroke-opacity="100%" draw:stroke-linejoin="miter" svg:stroke-linecap="butt"/>
    </style:style>
    <style:style style:family="graphic" style:name="a934">
      <style:graphic-properties draw:fill="solid" draw:fill-color="#a5a5a5" draw:opacity="100%" draw:stroke="solid" svg:stroke-width="0.01389in" svg:stroke-color="#787878" svg:stroke-opacity="100%" draw:stroke-linejoin="miter" svg:stroke-linecap="butt"/>
    </style:style>
    <style:style style:family="graphic" style:name="a859">
      <style:graphic-properties draw:fill="none" draw:stroke="solid" svg:stroke-width="0.00694in" svg:stroke-color="#4472c4" svg:stroke-opacity="100%" draw:stroke-linejoin="miter" svg:stroke-linecap="butt"/>
    </style:style>
    <style:style style:family="graphic" style:name="a935">
      <style:graphic-properties draw:fill="solid" draw:fill-color="#a5a5a5" draw:opacity="100%" draw:stroke="solid" svg:stroke-width="0.01389in" svg:stroke-color="#787878" svg:stroke-opacity="100%" draw:stroke-linejoin="miter" svg:stroke-linecap="butt"/>
    </style:style>
    <style:style style:family="graphic" style:name="a936">
      <style:graphic-properties draw:fill="solid" draw:fill-color="#a5a5a5" draw:opacity="100%" draw:stroke="solid" svg:stroke-width="0.01389in" svg:stroke-color="#787878" svg:stroke-opacity="100%" draw:stroke-linejoin="miter" svg:stroke-linecap="butt"/>
    </style:style>
    <style:style style:family="graphic" style:name="a937">
      <style:graphic-properties draw:fill="solid" draw:fill-color="#a5a5a5" draw:opacity="100%" draw:stroke="solid" svg:stroke-width="0.01389in" svg:stroke-color="#787878" svg:stroke-opacity="100%" draw:stroke-linejoin="miter" svg:stroke-linecap="butt"/>
    </style:style>
    <style:style style:family="graphic" style:name="a1030">
      <style:graphic-properties draw:fill="solid" draw:fill-color="#a5a5a5" draw:opacity="100%" draw:stroke="solid" svg:stroke-width="0.01389in" svg:stroke-color="#787878" svg:stroke-opacity="100%" draw:stroke-linejoin="miter" svg:stroke-linecap="butt"/>
    </style:style>
    <style:style style:family="graphic" style:name="a938">
      <style:graphic-properties draw:fill="solid" draw:fill-color="#a5a5a5" draw:opacity="100%" draw:stroke="solid" svg:stroke-width="0.01389in" svg:stroke-color="#787878" svg:stroke-opacity="100%" draw:stroke-linejoin="miter" svg:stroke-linecap="butt"/>
    </style:style>
    <style:style style:family="graphic" style:name="a1031">
      <style:graphic-properties draw:fill="solid" draw:fill-color="#a5a5a5" draw:opacity="100%" draw:stroke="solid" svg:stroke-width="0.01389in" svg:stroke-color="#787878" svg:stroke-opacity="100%" draw:stroke-linejoin="miter" svg:stroke-linecap="butt"/>
    </style:style>
    <style:style style:family="graphic" style:name="a939">
      <style:graphic-properties draw:fill="solid" draw:fill-color="#a5a5a5" draw:opacity="100%" draw:stroke="solid" svg:stroke-width="0.01389in" svg:stroke-color="#787878" svg:stroke-opacity="100%" draw:stroke-linejoin="miter" svg:stroke-linecap="butt"/>
    </style:style>
    <style:style style:family="graphic" style:name="a1032">
      <style:graphic-properties draw:fill="solid" draw:fill-color="#a5a5a5" draw:opacity="100%" draw:stroke="solid" svg:stroke-width="0.01389in" svg:stroke-color="#787878" svg:stroke-opacity="100%" draw:stroke-linejoin="miter" svg:stroke-linecap="butt"/>
    </style:style>
    <style:style style:family="graphic" style:name="a1033">
      <style:graphic-properties draw:fill="solid" draw:fill-color="#a5a5a5" draw:opacity="100%" draw:stroke="solid" svg:stroke-width="0.01389in" svg:stroke-color="#787878" svg:stroke-opacity="100%" draw:stroke-linejoin="miter" svg:stroke-linecap="butt"/>
    </style:style>
    <style:style style:family="graphic" style:name="a1034">
      <style:graphic-properties draw:fill="solid" draw:fill-color="#a5a5a5" draw:opacity="100%" draw:stroke="solid" svg:stroke-width="0.01389in" svg:stroke-color="#787878" svg:stroke-opacity="100%" draw:stroke-linejoin="miter" svg:stroke-linecap="butt"/>
    </style:style>
    <style:style style:family="graphic" style:name="a1110">
      <style:graphic-properties draw:fill="none" draw:stroke="solid" svg:stroke-width="0.00694in" svg:stroke-color="#a5a5a5" svg:stroke-opacity="100%" draw:stroke-linejoin="miter" svg:stroke-linecap="butt"/>
    </style:style>
    <style:style style:family="graphic" style:name="a1035">
      <style:graphic-properties draw:fill="solid" draw:fill-color="#a5a5a5" draw:opacity="100%" draw:stroke="solid" svg:stroke-width="0.01389in" svg:stroke-color="#787878" svg:stroke-opacity="100%" draw:stroke-linejoin="miter" svg:stroke-linecap="butt"/>
    </style:style>
    <style:style style:family="graphic" style:name="a1111">
      <style:graphic-properties draw:fill="none" draw:stroke="solid" svg:stroke-width="0.00694in" svg:stroke-color="#a5a5a5" svg:stroke-opacity="100%" draw:stroke-linejoin="miter" svg:stroke-linecap="butt"/>
    </style:style>
    <style:style style:family="graphic" style:name="a1036">
      <style:graphic-properties draw:fill="solid" draw:fill-color="#a5a5a5" draw:opacity="100%" draw:stroke="solid" svg:stroke-width="0.01389in" svg:stroke-color="#787878" svg:stroke-opacity="100%" draw:stroke-linejoin="miter" svg:stroke-linecap="butt"/>
    </style:style>
    <style:style style:family="graphic" style:name="a1112">
      <style:graphic-properties draw:fill="none" draw:stroke="solid" svg:stroke-width="0.00694in" svg:stroke-color="#a5a5a5" svg:stroke-opacity="100%" draw:stroke-linejoin="miter" svg:stroke-linecap="butt"/>
    </style:style>
    <style:style style:family="graphic" style:name="a1037">
      <style:graphic-properties draw:fill="solid" draw:fill-color="#a5a5a5" draw:opacity="100%" draw:stroke="solid" svg:stroke-width="0.01389in" svg:stroke-color="#787878" svg:stroke-opacity="100%" draw:stroke-linejoin="miter" svg:stroke-linecap="butt"/>
    </style:style>
    <style:style style:family="graphic" style:name="a1113">
      <style:graphic-properties draw:fill="none" draw:stroke="solid" svg:stroke-width="0.02083in" svg:stroke-color="#ed7d31" svg:stroke-opacity="100%" draw:stroke-linejoin="miter" svg:stroke-linecap="butt"/>
    </style:style>
    <style:style style:family="graphic" style:name="a1038">
      <style:graphic-properties draw:fill="solid" draw:fill-color="#a5a5a5" draw:opacity="100%" draw:stroke="solid" svg:stroke-width="0.01389in" svg:stroke-color="#787878" svg:stroke-opacity="100%" draw:stroke-linejoin="miter" svg:stroke-linecap="butt"/>
    </style:style>
    <style:style style:family="graphic" style:name="a1114">
      <style:graphic-properties draw:fill="none" draw:stroke="solid" svg:stroke-width="0.00694in" svg:stroke-color="#a5a5a5" svg:stroke-opacity="100%" draw:stroke-linejoin="miter" svg:stroke-linecap="butt"/>
    </style:style>
    <style:style style:family="graphic" style:name="a1039">
      <style:graphic-properties draw:fill="solid" draw:fill-color="#a5a5a5" draw:opacity="100%" draw:stroke="solid" svg:stroke-width="0.01389in" svg:stroke-color="#787878" svg:stroke-opacity="100%" draw:stroke-linejoin="miter" svg:stroke-linecap="butt"/>
    </style:style>
    <style:style style:family="graphic" style:name="a1115">
      <style:graphic-properties draw:fill="none" draw:stroke="solid" svg:stroke-width="0.00694in" svg:stroke-color="#a5a5a5" svg:stroke-opacity="100%" draw:stroke-linejoin="miter" svg:stroke-linecap="butt"/>
    </style:style>
    <style:style style:family="graphic" style:name="a1116">
      <style:graphic-properties draw:fill="none" draw:stroke="solid" svg:stroke-width="0.00694in" svg:stroke-color="#a5a5a5" svg:stroke-opacity="100%" draw:stroke-linejoin="miter" svg:stroke-linecap="butt"/>
    </style:style>
    <style:style style:family="graphic" style:name="a1117">
      <style:graphic-properties draw:fill="none" draw:stroke="solid" svg:stroke-width="0.00694in" svg:stroke-color="#a5a5a5" svg:stroke-opacity="100%" draw:stroke-linejoin="miter" svg:stroke-linecap="butt"/>
    </style:style>
    <style:style style:family="graphic" style:name="a81">
      <style:graphic-properties draw:fill="solid" draw:fill-color="#fff2cc" draw:opacity="100%" draw:stroke="dash" draw:stroke-dash="a80" svg:stroke-width="0.00694in" svg:stroke-color="#2f528f" svg:stroke-opacity="100%" draw:stroke-linejoin="miter" svg:stroke-linecap="butt"/>
    </style:style>
    <style:style style:family="graphic" style:name="a1118">
      <style:graphic-properties draw:fill="none" draw:stroke="solid" svg:stroke-width="0.00694in" svg:stroke-color="#a5a5a5" svg:stroke-opacity="100%" draw:stroke-linejoin="miter" svg:stroke-linecap="butt"/>
    </style:style>
    <style:style style:family="graphic" style:name="a82">
      <style:graphic-properties draw:fill="solid" draw:fill-color="#4472c4" draw:opacity="100%" draw:stroke="solid" svg:stroke-width="0.01389in" svg:stroke-color="#2f528f" svg:stroke-opacity="100%" draw:stroke-linejoin="miter" svg:stroke-linecap="butt"/>
    </style:style>
    <style:style style:family="graphic" style:name="a1119">
      <style:graphic-properties draw:fill="none" draw:stroke="solid" svg:stroke-width="0.00694in" svg:stroke-color="#a5a5a5" svg:stroke-opacity="100%" draw:stroke-linejoin="miter" svg:stroke-linecap="butt"/>
    </style:style>
    <style:style style:family="graphic" style:name="a83">
      <style:graphic-properties draw:fill="solid" draw:fill-color="#4472c4" draw:opacity="100%" draw:stroke="solid" svg:stroke-width="0.01389in" svg:stroke-color="#2f528f" svg:stroke-opacity="100%" draw:stroke-linejoin="miter" svg:stroke-linecap="butt"/>
    </style:style>
    <style:style style:family="graphic" style:name="a84">
      <style:graphic-properties draw:fill="solid" draw:fill-color="#4472c4" draw:opacity="100%" draw:stroke="solid" svg:stroke-width="0.01389in" svg:stroke-color="#2f528f" svg:stroke-opacity="100%" draw:stroke-linejoin="miter" svg:stroke-linecap="butt"/>
    </style:style>
    <style:style style:family="graphic" style:name="a85">
      <style:graphic-properties draw:fill="solid" draw:fill-color="#4472c4" draw:opacity="100%" draw:stroke="solid" svg:stroke-width="0.01389in" svg:stroke-color="#2f528f" svg:stroke-opacity="100%" draw:stroke-linejoin="miter" svg:stroke-linecap="butt"/>
    </style:style>
    <style:style style:family="graphic" style:name="a86">
      <style:graphic-properties draw:fill="solid" draw:fill-color="#4472c4" draw:opacity="100%" draw:stroke="solid" svg:stroke-width="0.01389in" svg:stroke-color="#2f528f" svg:stroke-opacity="100%" draw:stroke-linejoin="miter" svg:stroke-linecap="butt"/>
    </style:style>
    <style:style style:family="graphic" style:name="a87">
      <style:graphic-properties draw:fill="solid" draw:fill-color="#4472c4" draw:opacity="100%" draw:stroke="solid" svg:stroke-width="0.01389in" svg:stroke-color="#2f528f" svg:stroke-opacity="100%" draw:stroke-linejoin="miter" svg:stroke-linecap="butt"/>
    </style:style>
    <style:style style:family="graphic" style:name="a780">
      <style:graphic-properties draw:fill="solid" draw:fill-color="#a5a5a5" draw:opacity="100%" draw:stroke="solid" svg:stroke-width="0.01389in" svg:stroke-color="#787878" svg:stroke-opacity="100%" draw:stroke-linejoin="miter" svg:stroke-linecap="butt"/>
    </style:style>
    <style:style style:family="graphic" style:name="a88">
      <style:graphic-properties draw:fill="solid" draw:fill-color="#ed7d31" draw:opacity="100%" draw:stroke="solid" svg:stroke-width="0.01389in" svg:stroke-color="#ae5a21" svg:stroke-opacity="100%" draw:stroke-linejoin="miter" svg:stroke-linecap="butt"/>
    </style:style>
    <style:style style:family="graphic" style:name="a781">
      <style:graphic-properties draw:fill="solid" draw:fill-color="#a5a5a5" draw:opacity="100%" draw:stroke="solid" svg:stroke-width="0.01389in" svg:stroke-color="#787878" svg:stroke-opacity="100%" draw:stroke-linejoin="miter" svg:stroke-linecap="butt"/>
    </style:style>
    <style:style style:family="graphic" style:name="a89">
      <style:graphic-properties draw:fill="solid" draw:fill-color="#ed7d31" draw:opacity="100%" draw:stroke="solid" svg:stroke-width="0.01389in" svg:stroke-color="#ae5a21" svg:stroke-opacity="100%" draw:stroke-linejoin="miter" svg:stroke-linecap="butt"/>
    </style:style>
    <style:style style:family="graphic" style:name="a782">
      <style:graphic-properties draw:fill="solid" draw:fill-color="#a5a5a5" draw:opacity="100%" draw:stroke="solid" svg:stroke-width="0.01389in" svg:stroke-color="#787878" svg:stroke-opacity="100%" draw:stroke-linejoin="miter" svg:stroke-linecap="butt"/>
    </style:style>
    <style:style style:family="graphic" style:name="a783">
      <style:graphic-properties draw:fill="solid" draw:fill-color="#a5a5a5" draw:opacity="100%" draw:stroke="solid" svg:stroke-width="0.01389in" svg:stroke-color="#787878" svg:stroke-opacity="100%" draw:stroke-linejoin="miter" svg:stroke-linecap="butt"/>
    </style:style>
    <style:style style:family="graphic" style:name="a784">
      <style:graphic-properties draw:fill="solid" draw:fill-color="#a5a5a5" draw:opacity="100%" draw:stroke="solid" svg:stroke-width="0.01389in" svg:stroke-color="#787878" svg:stroke-opacity="100%" draw:stroke-linejoin="miter" svg:stroke-linecap="butt"/>
    </style:style>
    <style:style style:family="graphic" style:name="a860">
      <style:graphic-properties draw:fill="none" draw:stroke="solid" svg:stroke-width="0.00694in" svg:stroke-color="#4472c4" svg:stroke-opacity="100%" draw:stroke-linejoin="miter" svg:stroke-linecap="butt"/>
    </style:style>
    <style:style style:family="graphic" style:name="a785">
      <style:graphic-properties draw:fill="solid" draw:fill-color="#a5a5a5" draw:opacity="100%" draw:stroke="solid" svg:stroke-width="0.01389in" svg:stroke-color="#787878" svg:stroke-opacity="100%" draw:stroke-linejoin="miter" svg:stroke-linecap="butt"/>
    </style:style>
    <style:style style:family="graphic" style:name="a861">
      <style:graphic-properties draw:fill="none" draw:stroke="solid" svg:stroke-width="0.00694in" svg:stroke-color="#4472c4" svg:stroke-opacity="100%" draw:stroke-linejoin="miter" svg:stroke-linecap="butt"/>
    </style:style>
    <style:style style:family="graphic" style:name="a786">
      <style:graphic-properties draw:fill="solid" draw:fill-color="#a5a5a5" draw:opacity="100%" draw:stroke="solid" svg:stroke-width="0.01389in" svg:stroke-color="#787878" svg:stroke-opacity="100%" draw:stroke-linejoin="miter" svg:stroke-linecap="butt"/>
    </style:style>
    <style:style style:family="graphic" style:name="a862">
      <style:graphic-properties draw:fill="none" draw:stroke="solid" svg:stroke-width="0.00694in" svg:stroke-color="#4472c4" svg:stroke-opacity="100%" draw:stroke-linejoin="miter" svg:stroke-linecap="butt"/>
    </style:style>
    <style:style style:family="graphic" style:name="a787">
      <style:graphic-properties draw:fill="solid" draw:fill-color="#a5a5a5" draw:opacity="100%" draw:stroke="solid" svg:stroke-width="0.01389in" svg:stroke-color="#787878" svg:stroke-opacity="100%" draw:stroke-linejoin="miter" svg:stroke-linecap="butt"/>
    </style:style>
    <style:style style:family="graphic" style:name="a863">
      <style:graphic-properties draw:fill="none" draw:stroke="solid" svg:stroke-width="0.00694in" svg:stroke-color="#4472c4" svg:stroke-opacity="100%" draw:stroke-linejoin="miter" svg:stroke-linecap="butt"/>
    </style:style>
    <style:style style:family="graphic" style:name="a788">
      <style:graphic-properties draw:fill="solid" draw:fill-color="#a5a5a5" draw:opacity="100%" draw:stroke="solid" svg:stroke-width="0.01389in" svg:stroke-color="#787878" svg:stroke-opacity="100%" draw:stroke-linejoin="miter" svg:stroke-linecap="butt"/>
    </style:style>
    <style:style style:family="graphic" style:name="a940">
      <style:graphic-properties draw:fill="solid" draw:fill-color="#a5a5a5" draw:opacity="100%" draw:stroke="solid" svg:stroke-width="0.01389in" svg:stroke-color="#787878" svg:stroke-opacity="100%" draw:stroke-linejoin="miter" svg:stroke-linecap="butt"/>
    </style:style>
    <style:style style:family="graphic" style:name="a864">
      <style:graphic-properties draw:fill="none" draw:stroke="solid" svg:stroke-width="0.00694in" svg:stroke-color="#4472c4" svg:stroke-opacity="100%" draw:stroke-linejoin="miter" svg:stroke-linecap="butt"/>
    </style:style>
    <style:style style:family="graphic" style:name="a789">
      <style:graphic-properties draw:fill="solid" draw:fill-color="#a5a5a5" draw:opacity="100%" draw:stroke="solid" svg:stroke-width="0.01389in" svg:stroke-color="#787878" svg:stroke-opacity="100%" draw:stroke-linejoin="miter" svg:stroke-linecap="butt"/>
    </style:style>
    <style:style style:family="graphic" style:name="a941">
      <style:graphic-properties draw:fill="solid" draw:fill-color="#a5a5a5" draw:opacity="100%" draw:stroke="solid" svg:stroke-width="0.01389in" svg:stroke-color="#787878" svg:stroke-opacity="100%" draw:stroke-linejoin="miter" svg:stroke-linecap="butt"/>
    </style:style>
    <style:style style:family="graphic" style:name="a865">
      <style:graphic-properties draw:fill="none" draw:stroke="solid" svg:stroke-width="0.00694in" svg:stroke-color="#4472c4" svg:stroke-opacity="100%" draw:stroke-linejoin="miter" svg:stroke-linecap="butt"/>
    </style:style>
    <style:style style:family="graphic" style:name="a866">
      <style:graphic-properties draw:fill="none" draw:stroke="solid" svg:stroke-width="0.00694in" svg:stroke-color="#4472c4" svg:stroke-opacity="100%" draw:stroke-linejoin="miter" svg:stroke-linecap="butt"/>
    </style:style>
    <style:style style:family="graphic" style:name="a942">
      <style:graphic-properties draw:fill="solid" draw:fill-color="#a5a5a5" draw:opacity="100%" draw:stroke="solid" svg:stroke-width="0.01389in" svg:stroke-color="#787878" svg:stroke-opacity="100%" draw:stroke-linejoin="miter" svg:stroke-linecap="butt"/>
    </style:style>
    <style:style style:family="graphic" style:name="a867">
      <style:graphic-properties draw:fill="none" draw:stroke="solid" svg:stroke-width="0.00694in" svg:stroke-color="#4472c4" svg:stroke-opacity="100%" draw:stroke-linejoin="miter" svg:stroke-linecap="butt"/>
    </style:style>
    <style:style style:family="graphic" style:name="a943">
      <style:graphic-properties draw:fill="solid" draw:fill-color="#a5a5a5" draw:opacity="100%" draw:stroke="solid" svg:stroke-width="0.01389in" svg:stroke-color="#787878" svg:stroke-opacity="100%" draw:stroke-linejoin="miter" svg:stroke-linecap="butt"/>
    </style:style>
    <style:style style:family="graphic" style:name="a868">
      <style:graphic-properties draw:fill="none" draw:stroke="solid" svg:stroke-width="0.00694in" svg:stroke-color="#4472c4" svg:stroke-opacity="100%" draw:stroke-linejoin="miter" svg:stroke-linecap="butt"/>
    </style:style>
    <style:style style:family="graphic" style:name="a944">
      <style:graphic-properties draw:fill="solid" draw:fill-color="#a5a5a5" draw:opacity="100%" draw:stroke="solid" svg:stroke-width="0.01389in" svg:stroke-color="#787878" svg:stroke-opacity="100%" draw:stroke-linejoin="miter" svg:stroke-linecap="butt"/>
    </style:style>
    <style:style style:family="graphic" style:name="a869">
      <style:graphic-properties draw:fill="none" draw:stroke="solid" svg:stroke-width="0.00694in" svg:stroke-color="#4472c4" svg:stroke-opacity="100%" draw:stroke-linejoin="miter" svg:stroke-linecap="butt"/>
    </style:style>
    <style:style style:family="graphic" style:name="a945">
      <style:graphic-properties draw:fill="solid" draw:fill-color="#a5a5a5" draw:opacity="100%" draw:stroke="solid" svg:stroke-width="0.01389in" svg:stroke-color="#787878" svg:stroke-opacity="100%" draw:stroke-linejoin="miter" svg:stroke-linecap="butt"/>
    </style:style>
    <style:style style:family="graphic" style:name="a946">
      <style:graphic-properties draw:fill="solid" draw:fill-color="#a5a5a5" draw:opacity="100%" draw:stroke="solid" svg:stroke-width="0.01389in" svg:stroke-color="#787878" svg:stroke-opacity="100%" draw:stroke-linejoin="miter" svg:stroke-linecap="butt"/>
    </style:style>
    <style:style style:family="graphic" style:name="a947">
      <style:graphic-properties draw:fill="solid" draw:fill-color="#a5a5a5" draw:opacity="100%" draw:stroke="solid" svg:stroke-width="0.01389in" svg:stroke-color="#787878" svg:stroke-opacity="100%" draw:stroke-linejoin="miter" svg:stroke-linecap="butt"/>
    </style:style>
    <style:style style:family="graphic" style:name="a1040">
      <style:graphic-properties draw:fill="solid" draw:fill-color="#a5a5a5" draw:opacity="100%" draw:stroke="solid" svg:stroke-width="0.01389in" svg:stroke-color="#787878" svg:stroke-opacity="100%" draw:stroke-linejoin="miter" svg:stroke-linecap="butt"/>
    </style:style>
    <style:style style:family="graphic" style:name="a948">
      <style:graphic-properties draw:fill="solid" draw:fill-color="#a5a5a5" draw:opacity="100%" draw:stroke="solid" svg:stroke-width="0.01389in" svg:stroke-color="#787878" svg:stroke-opacity="100%" draw:stroke-linejoin="miter" svg:stroke-linecap="butt"/>
    </style:style>
    <style:style style:family="graphic" style:name="a1041">
      <style:graphic-properties draw:fill="solid" draw:fill-color="#a5a5a5" draw:opacity="100%" draw:stroke="solid" svg:stroke-width="0.01389in" svg:stroke-color="#787878" svg:stroke-opacity="100%" draw:stroke-linejoin="miter" svg:stroke-linecap="butt"/>
    </style:style>
    <style:style style:family="graphic" style:name="a949">
      <style:graphic-properties draw:fill="solid" draw:fill-color="#a5a5a5" draw:opacity="100%" draw:stroke="solid" svg:stroke-width="0.01389in" svg:stroke-color="#787878" svg:stroke-opacity="100%" draw:stroke-linejoin="miter" svg:stroke-linecap="butt"/>
    </style:style>
    <style:style style:family="graphic" style:name="a1042">
      <style:graphic-properties draw:fill="solid" draw:fill-color="#a5a5a5" draw:opacity="100%" draw:stroke="solid" svg:stroke-width="0.01389in" svg:stroke-color="#787878" svg:stroke-opacity="100%" draw:stroke-linejoin="miter" svg:stroke-linecap="butt"/>
    </style:style>
    <style:style style:family="graphic" style:name="a1043">
      <style:graphic-properties draw:fill="solid" draw:fill-color="#a5a5a5" draw:opacity="100%" draw:stroke="solid" svg:stroke-width="0.01389in" svg:stroke-color="#787878" svg:stroke-opacity="100%" draw:stroke-linejoin="miter" svg:stroke-linecap="butt"/>
    </style:style>
    <style:style style:family="graphic" style:name="a1044">
      <style:graphic-properties draw:fill="solid" draw:fill-color="#a5a5a5" draw:opacity="100%" draw:stroke="solid" svg:stroke-width="0.01389in" svg:stroke-color="#787878" svg:stroke-opacity="100%" draw:stroke-linejoin="miter" svg:stroke-linecap="butt"/>
    </style:style>
    <style:style style:family="graphic" style:name="a1120">
      <style:graphic-properties draw:fill="none" draw:stroke="solid" svg:stroke-width="0.02083in" svg:stroke-color="#ed7d31" svg:stroke-opacity="100%" draw:stroke-linejoin="miter" svg:stroke-linecap="butt"/>
    </style:style>
    <style:style style:family="graphic" style:name="a1045">
      <style:graphic-properties draw:fill="solid" draw:fill-color="#a5a5a5" draw:opacity="100%" draw:stroke="solid" svg:stroke-width="0.01389in" svg:stroke-color="#787878" svg:stroke-opacity="100%" draw:stroke-linejoin="miter" svg:stroke-linecap="butt"/>
    </style:style>
    <style:style style:family="graphic" style:name="a1121">
      <style:graphic-properties draw:fill="none" draw:stroke="solid" svg:stroke-width="0.02083in" svg:stroke-color="#ed7d31" svg:stroke-opacity="100%" draw:stroke-linejoin="miter" svg:stroke-linecap="butt"/>
    </style:style>
    <style:style style:family="graphic" style:name="a1046">
      <style:graphic-properties draw:fill="solid" draw:fill-color="#a5a5a5" draw:opacity="100%" draw:stroke="solid" svg:stroke-width="0.01389in" svg:stroke-color="#787878" svg:stroke-opacity="100%" draw:stroke-linejoin="miter" svg:stroke-linecap="butt"/>
    </style:style>
    <style:style style:family="graphic" style:name="a1122">
      <style:graphic-properties draw:fill="none" draw:stroke="solid" svg:stroke-width="0.02083in" svg:stroke-color="#ed7d31" svg:stroke-opacity="100%" draw:stroke-linejoin="miter" svg:stroke-linecap="butt"/>
    </style:style>
    <style:style style:family="graphic" style:name="a1047">
      <style:graphic-properties draw:fill="solid" draw:fill-color="#a5a5a5" draw:opacity="100%" draw:stroke="solid" svg:stroke-width="0.01389in" svg:stroke-color="#787878" svg:stroke-opacity="100%" draw:stroke-linejoin="miter" svg:stroke-linecap="butt"/>
    </style:style>
    <style:style style:family="graphic" style:name="a1123">
      <style:graphic-properties draw:fill="none" draw:stroke="solid" svg:stroke-width="0.02083in" svg:stroke-color="#ed7d31" svg:stroke-opacity="100%" draw:stroke-linejoin="miter" svg:stroke-linecap="butt"/>
    </style:style>
    <style:style style:family="graphic" style:name="a1048">
      <style:graphic-properties draw:fill="solid" draw:fill-color="#a5a5a5" draw:opacity="100%" draw:stroke="solid" svg:stroke-width="0.01389in" svg:stroke-color="#787878" svg:stroke-opacity="100%" draw:stroke-linejoin="miter" svg:stroke-linecap="butt"/>
    </style:style>
    <style:style style:family="graphic" style:name="a1124">
      <style:graphic-properties draw:fill="none" draw:stroke="solid" svg:stroke-width="0.02083in" svg:stroke-color="#ed7d31" svg:stroke-opacity="100%" draw:stroke-linejoin="miter" svg:stroke-linecap="butt"/>
    </style:style>
    <style:style style:family="graphic" style:name="a1049">
      <style:graphic-properties draw:fill="solid" draw:fill-color="#a5a5a5" draw:opacity="100%" draw:stroke="solid" svg:stroke-width="0.01389in" svg:stroke-color="#787878" svg:stroke-opacity="100%" draw:stroke-linejoin="miter" svg:stroke-linecap="butt"/>
    </style:style>
    <style:style style:family="graphic" style:name="a1125">
      <style:graphic-properties draw:fill="none" draw:stroke="solid" svg:stroke-width="0.02083in" svg:stroke-color="#ed7d31" svg:stroke-opacity="100%" draw:stroke-linejoin="miter" svg:stroke-linecap="butt"/>
    </style:style>
    <style:style style:family="graphic" style:name="a1126">
      <style:graphic-properties draw:fill="solid" draw:fill-color="#ed7d31" draw:opacity="100%" draw:stroke="solid" svg:stroke-width="0.01389in" svg:stroke-color="#ae5a21" svg:stroke-opacity="100%" draw:stroke-linejoin="miter" svg:stroke-linecap="butt"/>
    </style:style>
    <style:style style:family="graphic" style:name="a90">
      <style:graphic-properties draw:fill="solid" draw:fill-color="#4472c4" draw:opacity="100%" draw:stroke="solid" svg:stroke-width="0.01389in" svg:stroke-color="#2f528f" svg:stroke-opacity="100%" draw:stroke-linejoin="miter" svg:stroke-linecap="butt"/>
    </style:style>
    <style:style style:family="graphic" style:name="a1127">
      <style:graphic-properties draw:fill="solid" draw:fill-color="#ed7d31" draw:opacity="100%" draw:stroke="solid" svg:stroke-width="0.01389in" svg:stroke-color="#ae5a21" svg:stroke-opacity="100%" draw:stroke-linejoin="miter" svg:stroke-linecap="butt"/>
    </style:style>
    <style:style style:family="graphic" style:name="a1128">
      <style:graphic-properties/>
    </style:style>
    <style:style style:family="graphic" style:name="a92">
      <style:graphic-properties draw:fill="none" draw:stroke="solid" svg:stroke-width="0.00694in" svg:stroke-color="#4472c4" draw:marker-end="a91" svg:stroke-opacity="100%" draw:stroke-linejoin="miter" svg:stroke-linecap="butt"/>
    </style:style>
    <style:style style:family="graphic" style:name="a93">
      <style:graphic-properties draw:fill="solid" draw:fill-color="#4472c4" draw:opacity="100%" draw:stroke="solid" svg:stroke-width="0.01389in" svg:stroke-color="#2f528f" svg:stroke-opacity="100%" draw:stroke-linejoin="miter" svg:stroke-linecap="butt"/>
    </style:style>
    <style:style style:family="graphic" style:name="a94">
      <style:graphic-properties draw:fill="solid" draw:fill-color="#4472c4" draw:opacity="100%" draw:stroke="solid" svg:stroke-width="0.01389in" svg:stroke-color="#2f528f" svg:stroke-opacity="100%" draw:stroke-linejoin="miter" svg:stroke-linecap="butt"/>
    </style:style>
    <style:style style:family="graphic" style:name="a96">
      <style:graphic-properties draw:fill="none" draw:stroke="solid" svg:stroke-width="0.00694in" svg:stroke-color="#4472c4" draw:marker-end="a95" svg:stroke-opacity="100%" draw:stroke-linejoin="miter" svg:stroke-linecap="butt"/>
    </style:style>
    <style:style style:family="graphic" style:name="a97">
      <style:graphic-properties draw:fill="none" draw:stroke="solid" svg:stroke-width="0.00694in" svg:stroke-color="#4472c4" svg:stroke-opacity="100%" draw:stroke-linejoin="miter" svg:stroke-linecap="butt"/>
    </style:style>
    <style:style style:family="graphic" style:name="a790">
      <style:graphic-properties draw:fill="solid" draw:fill-color="#a5a5a5" draw:opacity="100%" draw:stroke="solid" svg:stroke-width="0.01389in" svg:stroke-color="#787878" svg:stroke-opacity="100%" draw:stroke-linejoin="miter" svg:stroke-linecap="butt"/>
    </style:style>
    <style:style style:family="graphic" style:name="a98">
      <style:graphic-properties draw:fill="none" draw:stroke="solid" svg:stroke-width="0.00694in" svg:stroke-color="#4472c4" svg:stroke-opacity="100%" draw:stroke-linejoin="miter" svg:stroke-linecap="butt"/>
    </style:style>
    <style:style style:family="graphic" style:name="a791">
      <style:graphic-properties draw:fill="solid" draw:fill-color="#a5a5a5" draw:opacity="100%" draw:stroke="solid" svg:stroke-width="0.01389in" svg:stroke-color="#787878" svg:stroke-opacity="100%" draw:stroke-linejoin="miter" svg:stroke-linecap="butt"/>
    </style:style>
    <style:style style:family="graphic" style:name="a99">
      <style:graphic-properties draw:fill="none" draw:stroke="solid" svg:stroke-width="0.00694in" svg:stroke-color="#4472c4" svg:stroke-opacity="100%" draw:stroke-linejoin="miter" svg:stroke-linecap="butt"/>
    </style:style>
    <style:style style:family="graphic" style:name="a792">
      <style:graphic-properties draw:fill="solid" draw:fill-color="#a5a5a5" draw:opacity="100%" draw:stroke="solid" svg:stroke-width="0.01389in" svg:stroke-color="#787878" svg:stroke-opacity="100%" draw:stroke-linejoin="miter" svg:stroke-linecap="butt"/>
    </style:style>
    <style:style style:family="graphic" style:name="a793">
      <style:graphic-properties draw:fill="solid" draw:fill-color="#a5a5a5" draw:opacity="100%" draw:stroke="solid" svg:stroke-width="0.01389in" svg:stroke-color="#787878" svg:stroke-opacity="100%" draw:stroke-linejoin="miter" svg:stroke-linecap="butt"/>
    </style:style>
    <style:style style:family="graphic" style:name="a794">
      <style:graphic-properties draw:fill="solid" draw:fill-color="#a5a5a5" draw:opacity="100%" draw:stroke="solid" svg:stroke-width="0.01389in" svg:stroke-color="#787878" svg:stroke-opacity="100%" draw:stroke-linejoin="miter" svg:stroke-linecap="butt"/>
    </style:style>
    <style:style style:family="graphic" style:name="a870">
      <style:graphic-properties draw:fill="none" draw:stroke="solid" svg:stroke-width="0.00694in" svg:stroke-color="#4472c4" svg:stroke-opacity="100%" draw:stroke-linejoin="miter" svg:stroke-linecap="butt"/>
    </style:style>
    <style:style style:family="graphic" style:name="a795">
      <style:graphic-properties draw:fill="solid" draw:fill-color="#a5a5a5" draw:opacity="100%" draw:stroke="solid" svg:stroke-width="0.01389in" svg:stroke-color="#787878" svg:stroke-opacity="100%" draw:stroke-linejoin="miter" svg:stroke-linecap="butt"/>
    </style:style>
    <style:style style:family="graphic" style:name="a871">
      <style:graphic-properties draw:fill="none" draw:stroke="solid" svg:stroke-width="0.00694in" svg:stroke-color="#4472c4" svg:stroke-opacity="100%" draw:stroke-linejoin="miter" svg:stroke-linecap="butt"/>
    </style:style>
    <style:style style:family="graphic" style:name="a796">
      <style:graphic-properties draw:fill="solid" draw:fill-color="#a5a5a5" draw:opacity="100%" draw:stroke="solid" svg:stroke-width="0.01389in" svg:stroke-color="#787878" svg:stroke-opacity="100%" draw:stroke-linejoin="miter" svg:stroke-linecap="butt"/>
    </style:style>
    <style:style style:family="graphic" style:name="a872">
      <style:graphic-properties draw:fill="none" draw:stroke="solid" svg:stroke-width="0.00694in" svg:stroke-color="#4472c4" svg:stroke-opacity="100%" draw:stroke-linejoin="miter" svg:stroke-linecap="butt"/>
    </style:style>
    <style:style style:family="graphic" style:name="a797">
      <style:graphic-properties draw:fill="solid" draw:fill-color="#a5a5a5" draw:opacity="100%" draw:stroke="solid" svg:stroke-width="0.01389in" svg:stroke-color="#787878" svg:stroke-opacity="100%" draw:stroke-linejoin="miter" svg:stroke-linecap="butt"/>
    </style:style>
    <style:style style:family="graphic" style:name="a873">
      <style:graphic-properties draw:fill="none" draw:stroke="solid" svg:stroke-width="0.00694in" svg:stroke-color="#4472c4" svg:stroke-opacity="100%" draw:stroke-linejoin="miter" svg:stroke-linecap="butt"/>
    </style:style>
    <style:style style:family="graphic" style:name="a798">
      <style:graphic-properties draw:fill="solid" draw:fill-color="#a5a5a5" draw:opacity="100%" draw:stroke="solid" svg:stroke-width="0.01389in" svg:stroke-color="#787878" svg:stroke-opacity="100%" draw:stroke-linejoin="miter" svg:stroke-linecap="butt"/>
    </style:style>
    <style:style style:family="graphic" style:name="a950">
      <style:graphic-properties draw:fill="solid" draw:fill-color="#a5a5a5" draw:opacity="100%" draw:stroke="solid" svg:stroke-width="0.01389in" svg:stroke-color="#787878" svg:stroke-opacity="100%" draw:stroke-linejoin="miter" svg:stroke-linecap="butt"/>
    </style:style>
    <style:style style:family="graphic" style:name="a874">
      <style:graphic-properties draw:fill="none" draw:stroke="solid" svg:stroke-width="0.00694in" svg:stroke-color="#4472c4" svg:stroke-opacity="100%" draw:stroke-linejoin="miter" svg:stroke-linecap="butt"/>
    </style:style>
    <style:style style:family="graphic" style:name="a799">
      <style:graphic-properties draw:fill="solid" draw:fill-color="#a5a5a5" draw:opacity="100%" draw:stroke="solid" svg:stroke-width="0.01389in" svg:stroke-color="#787878" svg:stroke-opacity="100%" draw:stroke-linejoin="miter" svg:stroke-linecap="butt"/>
    </style:style>
    <style:style style:family="graphic" style:name="a951">
      <style:graphic-properties draw:fill="solid" draw:fill-color="#a5a5a5" draw:opacity="100%" draw:stroke="solid" svg:stroke-width="0.01389in" svg:stroke-color="#787878" svg:stroke-opacity="100%" draw:stroke-linejoin="miter" svg:stroke-linecap="butt"/>
    </style:style>
    <style:style style:family="graphic" style:name="a875">
      <style:graphic-properties draw:fill="none" draw:stroke="solid" svg:stroke-width="0.00694in" svg:stroke-color="#4472c4" svg:stroke-opacity="100%" draw:stroke-linejoin="miter" svg:stroke-linecap="butt"/>
    </style:style>
    <style:style style:family="graphic" style:name="a876">
      <style:graphic-properties draw:fill="none" draw:stroke="solid" svg:stroke-width="0.00694in" svg:stroke-color="#4472c4" svg:stroke-opacity="100%" draw:stroke-linejoin="miter" svg:stroke-linecap="butt"/>
    </style:style>
    <style:style style:family="graphic" style:name="a952">
      <style:graphic-properties draw:fill="solid" draw:fill-color="#a5a5a5" draw:opacity="100%" draw:stroke="solid" svg:stroke-width="0.01389in" svg:stroke-color="#787878" svg:stroke-opacity="100%" draw:stroke-linejoin="miter" svg:stroke-linecap="butt"/>
    </style:style>
    <style:style style:family="graphic" style:name="a877">
      <style:graphic-properties draw:fill="none" draw:stroke="solid" svg:stroke-width="0.00694in" svg:stroke-color="#4472c4" svg:stroke-opacity="100%" draw:stroke-linejoin="miter" svg:stroke-linecap="butt"/>
    </style:style>
    <style:style style:family="graphic" style:name="a953">
      <style:graphic-properties draw:fill="solid" draw:fill-color="#a5a5a5" draw:opacity="100%" draw:stroke="solid" svg:stroke-width="0.01389in" svg:stroke-color="#787878" svg:stroke-opacity="100%" draw:stroke-linejoin="miter" svg:stroke-linecap="butt"/>
    </style:style>
    <style:style style:family="graphic" style:name="a878">
      <style:graphic-properties draw:fill="none" draw:stroke="solid" svg:stroke-width="0.00694in" svg:stroke-color="#4472c4" svg:stroke-opacity="100%" draw:stroke-linejoin="miter" svg:stroke-linecap="butt"/>
    </style:style>
    <style:style style:family="graphic" style:name="a954">
      <style:graphic-properties draw:fill="solid" draw:fill-color="#a5a5a5" draw:opacity="100%" draw:stroke="solid" svg:stroke-width="0.01389in" svg:stroke-color="#787878" svg:stroke-opacity="100%" draw:stroke-linejoin="miter" svg:stroke-linecap="butt"/>
    </style:style>
    <style:style style:family="graphic" style:name="a879">
      <style:graphic-properties draw:fill="none" draw:stroke="solid" svg:stroke-width="0.00694in" svg:stroke-color="#4472c4" svg:stroke-opacity="100%" draw:stroke-linejoin="miter" svg:stroke-linecap="butt"/>
    </style:style>
    <style:style style:family="graphic" style:name="a955">
      <style:graphic-properties draw:fill="solid" draw:fill-color="#a5a5a5" draw:opacity="100%" draw:stroke="solid" svg:stroke-width="0.01389in" svg:stroke-color="#787878" svg:stroke-opacity="100%" draw:stroke-linejoin="miter" svg:stroke-linecap="butt"/>
    </style:style>
    <style:style style:family="graphic" style:name="a956">
      <style:graphic-properties draw:fill="solid" draw:fill-color="#a5a5a5" draw:opacity="100%" draw:stroke="solid" svg:stroke-width="0.01389in" svg:stroke-color="#787878" svg:stroke-opacity="100%" draw:stroke-linejoin="miter" svg:stroke-linecap="butt"/>
    </style:style>
    <style:style style:family="graphic" style:name="a957">
      <style:graphic-properties draw:fill="solid" draw:fill-color="#a5a5a5" draw:opacity="100%" draw:stroke="solid" svg:stroke-width="0.01389in" svg:stroke-color="#787878" svg:stroke-opacity="100%" draw:stroke-linejoin="miter" svg:stroke-linecap="butt"/>
    </style:style>
    <style:style style:family="graphic" style:name="a1050">
      <style:graphic-properties draw:fill="solid" draw:fill-color="#a5a5a5" draw:opacity="100%" draw:stroke="solid" svg:stroke-width="0.01389in" svg:stroke-color="#787878" svg:stroke-opacity="100%" draw:stroke-linejoin="miter" svg:stroke-linecap="butt"/>
    </style:style>
    <style:style style:family="graphic" style:name="a958">
      <style:graphic-properties draw:fill="solid" draw:fill-color="#a5a5a5" draw:opacity="100%" draw:stroke="solid" svg:stroke-width="0.01389in" svg:stroke-color="#787878" svg:stroke-opacity="100%" draw:stroke-linejoin="miter" svg:stroke-linecap="butt"/>
    </style:style>
    <style:style style:family="graphic" style:name="a1051">
      <style:graphic-properties draw:fill="solid" draw:fill-color="#a5a5a5" draw:opacity="100%" draw:stroke="solid" svg:stroke-width="0.01389in" svg:stroke-color="#787878" svg:stroke-opacity="100%" draw:stroke-linejoin="miter" svg:stroke-linecap="butt"/>
    </style:style>
    <style:style style:family="graphic" style:name="a959">
      <style:graphic-properties draw:fill="solid" draw:fill-color="#a5a5a5" draw:opacity="100%" draw:stroke="solid" svg:stroke-width="0.01389in" svg:stroke-color="#787878" svg:stroke-opacity="100%" draw:stroke-linejoin="miter" svg:stroke-linecap="butt"/>
    </style:style>
    <style:style style:family="graphic" style:name="a1052">
      <style:graphic-properties draw:fill="solid" draw:fill-color="#a5a5a5" draw:opacity="100%" draw:stroke="solid" svg:stroke-width="0.01389in" svg:stroke-color="#787878" svg:stroke-opacity="100%" draw:stroke-linejoin="miter" svg:stroke-linecap="butt"/>
    </style:style>
    <style:style style:family="graphic" style:name="a1053">
      <style:graphic-properties draw:fill="solid" draw:fill-color="#a5a5a5" draw:opacity="100%" draw:stroke="solid" svg:stroke-width="0.01389in" svg:stroke-color="#787878" svg:stroke-opacity="100%" draw:stroke-linejoin="miter" svg:stroke-linecap="butt"/>
    </style:style>
    <style:style style:family="graphic" style:name="a1054">
      <style:graphic-properties draw:fill="solid" draw:fill-color="#a5a5a5" draw:opacity="100%" draw:stroke="solid" svg:stroke-width="0.01389in" svg:stroke-color="#787878" svg:stroke-opacity="100%" draw:stroke-linejoin="miter" svg:stroke-linecap="butt"/>
    </style:style>
    <style:style style:family="graphic" style:name="a1055">
      <style:graphic-properties draw:fill="solid" draw:fill-color="#a5a5a5" draw:opacity="100%" draw:stroke="solid" svg:stroke-width="0.01389in" svg:stroke-color="#787878" svg:stroke-opacity="100%" draw:stroke-linejoin="miter" svg:stroke-linecap="butt"/>
    </style:style>
    <style:style style:family="graphic" style:name="a1056">
      <style:graphic-properties draw:fill="solid" draw:fill-color="#a5a5a5" draw:opacity="100%" draw:stroke="solid" svg:stroke-width="0.01389in" svg:stroke-color="#787878" svg:stroke-opacity="100%" draw:stroke-linejoin="miter" svg:stroke-linecap="butt"/>
    </style:style>
    <style:style style:family="graphic" style:name="a1057">
      <style:graphic-properties draw:fill="solid" draw:fill-color="#a5a5a5" draw:opacity="100%" draw:stroke="solid" svg:stroke-width="0.01389in" svg:stroke-color="#787878" svg:stroke-opacity="100%" draw:stroke-linejoin="miter" svg:stroke-linecap="butt"/>
    </style:style>
    <style:style style:family="graphic" style:name="a1058">
      <style:graphic-properties draw:fill="solid" draw:fill-color="#a5a5a5" draw:opacity="100%" draw:stroke="solid" svg:stroke-width="0.01389in" svg:stroke-color="#787878" svg:stroke-opacity="100%" draw:stroke-linejoin="miter" svg:stroke-linecap="butt"/>
    </style:style>
    <style:style style:family="graphic" style:name="a1059">
      <style:graphic-properties draw:fill="solid" draw:fill-color="#a5a5a5" draw:opacity="100%" draw:stroke="solid" svg:stroke-width="0.01389in" svg:stroke-color="#787878" svg:stroke-opacity="100%" draw:stroke-linejoin="miter" svg:stroke-linecap="butt"/>
    </style:style>
    <style:style style:family="graphic" style:name="a880">
      <style:graphic-properties draw:fill="none" draw:stroke="solid" svg:stroke-width="0.00694in" svg:stroke-color="#4472c4" svg:stroke-opacity="100%" draw:stroke-linejoin="miter" svg:stroke-linecap="butt"/>
    </style:style>
    <style:style style:family="graphic" style:name="a881">
      <style:graphic-properties draw:fill="none" draw:stroke="solid" svg:stroke-width="0.00694in" svg:stroke-color="#4472c4" svg:stroke-opacity="100%" draw:stroke-linejoin="miter" svg:stroke-linecap="butt"/>
    </style:style>
    <style:style style:family="graphic" style:name="a882">
      <style:graphic-properties draw:fill="none" draw:stroke="solid" svg:stroke-width="0.00694in" svg:stroke-color="#4472c4" svg:stroke-opacity="100%" draw:stroke-linejoin="miter" svg:stroke-linecap="butt"/>
    </style:style>
    <style:style style:family="graphic" style:name="a883">
      <style:graphic-properties draw:fill="none" draw:stroke="solid" svg:stroke-width="0.00694in" svg:stroke-color="#4472c4" svg:stroke-opacity="100%" draw:stroke-linejoin="miter" svg:stroke-linecap="butt"/>
    </style:style>
    <style:style style:family="graphic" style:name="a884">
      <style:graphic-properties draw:fill="none" draw:stroke="solid" svg:stroke-width="0.00694in" svg:stroke-color="#4472c4" svg:stroke-opacity="100%" draw:stroke-linejoin="miter" svg:stroke-linecap="butt"/>
    </style:style>
    <style:style style:family="graphic" style:name="a960">
      <style:graphic-properties draw:fill="solid" draw:fill-color="#a5a5a5" draw:opacity="100%" draw:stroke="solid" svg:stroke-width="0.01389in" svg:stroke-color="#787878" svg:stroke-opacity="100%" draw:stroke-linejoin="miter" svg:stroke-linecap="butt"/>
    </style:style>
    <style:style style:family="graphic" style:name="a885">
      <style:graphic-properties draw:fill="none" draw:stroke="solid" svg:stroke-width="0.00694in" svg:stroke-color="#4472c4" svg:stroke-opacity="100%" draw:stroke-linejoin="miter" svg:stroke-linecap="butt"/>
    </style:style>
    <style:style style:family="graphic" style:name="a961">
      <style:graphic-properties draw:fill="solid" draw:fill-color="#a5a5a5" draw:opacity="100%" draw:stroke="solid" svg:stroke-width="0.01389in" svg:stroke-color="#787878" svg:stroke-opacity="100%" draw:stroke-linejoin="miter" svg:stroke-linecap="butt"/>
    </style:style>
    <style:style style:family="graphic" style:name="a886">
      <style:graphic-properties draw:fill="none" draw:stroke="solid" svg:stroke-width="0.00694in" svg:stroke-color="#4472c4" svg:stroke-opacity="100%" draw:stroke-linejoin="miter" svg:stroke-linecap="butt"/>
    </style:style>
    <style:style style:family="graphic" style:name="a962">
      <style:graphic-properties draw:fill="solid" draw:fill-color="#a5a5a5" draw:opacity="100%" draw:stroke="solid" svg:stroke-width="0.01389in" svg:stroke-color="#787878" svg:stroke-opacity="100%" draw:stroke-linejoin="miter" svg:stroke-linecap="butt"/>
    </style:style>
    <style:style style:family="graphic" style:name="a887">
      <style:graphic-properties draw:fill="none" draw:stroke="solid" svg:stroke-width="0.00694in" svg:stroke-color="#4472c4" svg:stroke-opacity="100%" draw:stroke-linejoin="miter" svg:stroke-linecap="butt"/>
    </style:style>
    <style:style style:family="graphic" style:name="a963">
      <style:graphic-properties draw:fill="solid" draw:fill-color="#a5a5a5" draw:opacity="100%" draw:stroke="solid" svg:stroke-width="0.01389in" svg:stroke-color="#787878" svg:stroke-opacity="100%" draw:stroke-linejoin="miter" svg:stroke-linecap="butt"/>
    </style:style>
    <style:style style:family="graphic" style:name="a888">
      <style:graphic-properties draw:fill="none" draw:stroke="solid" svg:stroke-width="0.00694in" svg:stroke-color="#4472c4" svg:stroke-opacity="100%" draw:stroke-linejoin="miter" svg:stroke-linecap="butt"/>
    </style:style>
    <style:style style:family="graphic" style:name="a964">
      <style:graphic-properties draw:fill="solid" draw:fill-color="#a5a5a5" draw:opacity="100%" draw:stroke="solid" svg:stroke-width="0.01389in" svg:stroke-color="#787878" svg:stroke-opacity="100%" draw:stroke-linejoin="miter" svg:stroke-linecap="butt"/>
    </style:style>
    <style:style style:family="graphic" style:name="a889">
      <style:graphic-properties draw:fill="none" draw:stroke="solid" svg:stroke-width="0.00694in" svg:stroke-color="#4472c4" svg:stroke-opacity="100%" draw:stroke-linejoin="miter" svg:stroke-linecap="butt"/>
    </style:style>
    <style:style style:family="graphic" style:name="a965">
      <style:graphic-properties draw:fill="solid" draw:fill-color="#a5a5a5" draw:opacity="100%" draw:stroke="solid" svg:stroke-width="0.01389in" svg:stroke-color="#787878" svg:stroke-opacity="100%" draw:stroke-linejoin="miter" svg:stroke-linecap="butt"/>
    </style:style>
    <style:style style:family="graphic" style:name="a966">
      <style:graphic-properties draw:fill="solid" draw:fill-color="#a5a5a5" draw:opacity="100%" draw:stroke="solid" svg:stroke-width="0.01389in" svg:stroke-color="#787878" svg:stroke-opacity="100%" draw:stroke-linejoin="miter" svg:stroke-linecap="butt"/>
    </style:style>
    <style:style style:family="graphic" style:name="a967">
      <style:graphic-properties draw:fill="solid" draw:fill-color="#a5a5a5" draw:opacity="100%" draw:stroke="solid" svg:stroke-width="0.01389in" svg:stroke-color="#787878" svg:stroke-opacity="100%" draw:stroke-linejoin="miter" svg:stroke-linecap="butt"/>
    </style:style>
    <style:style style:family="graphic" style:name="a1060">
      <style:graphic-properties draw:fill="solid" draw:fill-color="#a5a5a5" draw:opacity="100%" draw:stroke="solid" svg:stroke-width="0.01389in" svg:stroke-color="#787878" svg:stroke-opacity="100%" draw:stroke-linejoin="miter" svg:stroke-linecap="butt"/>
    </style:style>
    <style:style style:family="graphic" style:name="a968">
      <style:graphic-properties draw:fill="solid" draw:fill-color="#a5a5a5" draw:opacity="100%" draw:stroke="solid" svg:stroke-width="0.01389in" svg:stroke-color="#787878" svg:stroke-opacity="100%" draw:stroke-linejoin="miter" svg:stroke-linecap="butt"/>
    </style:style>
    <style:style style:family="graphic" style:name="a1061">
      <style:graphic-properties draw:fill="solid" draw:fill-color="#a5a5a5" draw:opacity="100%" draw:stroke="solid" svg:stroke-width="0.01389in" svg:stroke-color="#787878" svg:stroke-opacity="100%" draw:stroke-linejoin="miter" svg:stroke-linecap="butt"/>
    </style:style>
    <style:style style:family="graphic" style:name="a969">
      <style:graphic-properties draw:fill="solid" draw:fill-color="#a5a5a5" draw:opacity="100%" draw:stroke="solid" svg:stroke-width="0.01389in" svg:stroke-color="#787878" svg:stroke-opacity="100%" draw:stroke-linejoin="miter" svg:stroke-linecap="butt"/>
    </style:style>
    <style:style style:family="graphic" style:name="a1062">
      <style:graphic-properties draw:fill="solid" draw:fill-color="#a5a5a5" draw:opacity="100%" draw:stroke="solid" svg:stroke-width="0.01389in" svg:stroke-color="#787878" svg:stroke-opacity="100%" draw:stroke-linejoin="miter" svg:stroke-linecap="butt"/>
    </style:style>
    <style:style style:family="graphic" style:name="a1063">
      <style:graphic-properties draw:fill="solid" draw:fill-color="#a5a5a5" draw:opacity="100%" draw:stroke="solid" svg:stroke-width="0.01389in" svg:stroke-color="#787878" svg:stroke-opacity="100%" draw:stroke-linejoin="miter" svg:stroke-linecap="butt"/>
    </style:style>
    <style:style style:family="graphic" style:name="a1064">
      <style:graphic-properties draw:fill="solid" draw:fill-color="#a5a5a5" draw:opacity="100%" draw:stroke="solid" svg:stroke-width="0.01389in" svg:stroke-color="#787878" svg:stroke-opacity="100%" draw:stroke-linejoin="miter" svg:stroke-linecap="butt"/>
    </style:style>
    <style:style style:family="graphic" style:name="a1065">
      <style:graphic-properties draw:fill="solid" draw:fill-color="#a5a5a5" draw:opacity="100%" draw:stroke="solid" svg:stroke-width="0.01389in" svg:stroke-color="#787878" svg:stroke-opacity="100%" draw:stroke-linejoin="miter" svg:stroke-linecap="butt"/>
    </style:style>
    <style:style style:family="graphic" style:name="a1066">
      <style:graphic-properties draw:fill="solid" draw:fill-color="#a5a5a5" draw:opacity="100%" draw:stroke="solid" svg:stroke-width="0.01389in" svg:stroke-color="#787878" svg:stroke-opacity="100%" draw:stroke-linejoin="miter" svg:stroke-linecap="butt"/>
    </style:style>
    <style:style style:family="graphic" style:name="a1067">
      <style:graphic-properties draw:fill="solid" draw:fill-color="#a5a5a5" draw:opacity="100%" draw:stroke="solid" svg:stroke-width="0.01389in" svg:stroke-color="#787878" svg:stroke-opacity="100%" draw:stroke-linejoin="miter" svg:stroke-linecap="butt"/>
    </style:style>
    <style:style style:family="graphic" style:name="a1068">
      <style:graphic-properties draw:fill="solid" draw:fill-color="#a5a5a5" draw:opacity="100%" draw:stroke="solid" svg:stroke-width="0.01389in" svg:stroke-color="#787878" svg:stroke-opacity="100%" draw:stroke-linejoin="miter" svg:stroke-linecap="butt"/>
    </style:style>
    <style:style style:family="graphic" style:name="a1069">
      <style:graphic-properties draw:fill="solid" draw:fill-color="#a5a5a5" draw:opacity="100%" draw:stroke="solid" svg:stroke-width="0.01389in" svg:stroke-color="#787878" svg:stroke-opacity="100%" draw:stroke-linejoin="miter" svg:stroke-linecap="butt"/>
    </style:style>
    <style:style style:family="graphic" style:name="a890">
      <style:graphic-properties draw:fill="none" draw:stroke="solid" svg:stroke-width="0.00694in" svg:stroke-color="#4472c4" svg:stroke-opacity="100%" draw:stroke-linejoin="miter" svg:stroke-linecap="butt"/>
    </style:style>
    <style:style style:family="graphic" style:name="a891">
      <style:graphic-properties draw:fill="none" draw:stroke="solid" svg:stroke-width="0.00694in" svg:stroke-color="#4472c4" svg:stroke-opacity="100%" draw:stroke-linejoin="miter" svg:stroke-linecap="butt"/>
    </style:style>
    <style:style style:family="graphic" style:name="a892">
      <style:graphic-properties draw:fill="none" draw:stroke="solid" svg:stroke-width="0.00694in" svg:stroke-color="#4472c4" svg:stroke-opacity="100%" draw:stroke-linejoin="miter" svg:stroke-linecap="butt"/>
    </style:style>
    <style:style style:family="graphic" style:name="a893">
      <style:graphic-properties draw:fill="none" draw:stroke="solid" svg:stroke-width="0.00694in" svg:stroke-color="#4472c4" svg:stroke-opacity="100%" draw:stroke-linejoin="miter" svg:stroke-linecap="butt"/>
    </style:style>
    <style:style style:family="graphic" style:name="a894">
      <style:graphic-properties draw:fill="none" draw:stroke="solid" svg:stroke-width="0.00694in" svg:stroke-color="#4472c4" svg:stroke-opacity="100%" draw:stroke-linejoin="miter" svg:stroke-linecap="butt"/>
    </style:style>
    <style:style style:family="graphic" style:name="a970">
      <style:graphic-properties draw:fill="solid" draw:fill-color="#a5a5a5" draw:opacity="100%" draw:stroke="solid" svg:stroke-width="0.01389in" svg:stroke-color="#787878" svg:stroke-opacity="100%" draw:stroke-linejoin="miter" svg:stroke-linecap="butt"/>
    </style:style>
    <style:style style:family="graphic" style:name="a895">
      <style:graphic-properties draw:fill="none" draw:stroke="solid" svg:stroke-width="0.00694in" svg:stroke-color="#4472c4" svg:stroke-opacity="100%" draw:stroke-linejoin="miter" svg:stroke-linecap="butt"/>
    </style:style>
    <style:style style:family="graphic" style:name="a971">
      <style:graphic-properties draw:fill="solid" draw:fill-color="#a5a5a5" draw:opacity="100%" draw:stroke="solid" svg:stroke-width="0.01389in" svg:stroke-color="#787878" svg:stroke-opacity="100%" draw:stroke-linejoin="miter" svg:stroke-linecap="butt"/>
    </style:style>
    <style:style style:family="graphic" style:name="a896">
      <style:graphic-properties draw:fill="none" draw:stroke="solid" svg:stroke-width="0.00694in" svg:stroke-color="#4472c4" svg:stroke-opacity="100%" draw:stroke-linejoin="miter" svg:stroke-linecap="butt"/>
    </style:style>
    <style:style style:family="graphic" style:name="a972">
      <style:graphic-properties draw:fill="solid" draw:fill-color="#a5a5a5" draw:opacity="100%" draw:stroke="solid" svg:stroke-width="0.01389in" svg:stroke-color="#787878" svg:stroke-opacity="100%" draw:stroke-linejoin="miter" svg:stroke-linecap="butt"/>
    </style:style>
    <style:style style:family="graphic" style:name="a897">
      <style:graphic-properties draw:fill="none" draw:stroke="solid" svg:stroke-width="0.00694in" svg:stroke-color="#4472c4" svg:stroke-opacity="100%" draw:stroke-linejoin="miter" svg:stroke-linecap="butt"/>
    </style:style>
    <style:style style:family="graphic" style:name="a973">
      <style:graphic-properties draw:fill="solid" draw:fill-color="#a5a5a5" draw:opacity="100%" draw:stroke="solid" svg:stroke-width="0.01389in" svg:stroke-color="#787878" svg:stroke-opacity="100%" draw:stroke-linejoin="miter" svg:stroke-linecap="butt"/>
    </style:style>
    <style:style style:family="graphic" style:name="a898">
      <style:graphic-properties draw:fill="none" draw:stroke="solid" svg:stroke-width="0.00694in" svg:stroke-color="#4472c4" svg:stroke-opacity="100%" draw:stroke-linejoin="miter" svg:stroke-linecap="butt"/>
    </style:style>
    <style:style style:family="graphic" style:name="a974">
      <style:graphic-properties draw:fill="solid" draw:fill-color="#a5a5a5" draw:opacity="100%" draw:stroke="solid" svg:stroke-width="0.01389in" svg:stroke-color="#787878" svg:stroke-opacity="100%" draw:stroke-linejoin="miter" svg:stroke-linecap="butt"/>
    </style:style>
    <style:style style:family="graphic" style:name="a899">
      <style:graphic-properties draw:fill="none" draw:stroke="solid" svg:stroke-width="0.00694in" svg:stroke-color="#4472c4" svg:stroke-opacity="100%" draw:stroke-linejoin="miter" svg:stroke-linecap="butt"/>
    </style:style>
    <style:style style:family="graphic" style:name="a975">
      <style:graphic-properties draw:fill="solid" draw:fill-color="#a5a5a5" draw:opacity="100%" draw:stroke="solid" svg:stroke-width="0.01389in" svg:stroke-color="#787878" svg:stroke-opacity="100%" draw:stroke-linejoin="miter" svg:stroke-linecap="butt"/>
    </style:style>
    <style:style style:family="graphic" style:name="a976">
      <style:graphic-properties draw:fill="solid" draw:fill-color="#a5a5a5" draw:opacity="100%" draw:stroke="solid" svg:stroke-width="0.01389in" svg:stroke-color="#787878" svg:stroke-opacity="100%" draw:stroke-linejoin="miter" svg:stroke-linecap="butt"/>
    </style:style>
    <style:style style:family="graphic" style:name="a977">
      <style:graphic-properties draw:fill="solid" draw:fill-color="#a5a5a5" draw:opacity="100%" draw:stroke="solid" svg:stroke-width="0.01389in" svg:stroke-color="#787878" svg:stroke-opacity="100%" draw:stroke-linejoin="miter" svg:stroke-linecap="butt"/>
    </style:style>
    <style:style style:family="graphic" style:name="a1070">
      <style:graphic-properties draw:fill="solid" draw:fill-color="#a5a5a5" draw:opacity="100%" draw:stroke="solid" svg:stroke-width="0.01389in" svg:stroke-color="#787878" svg:stroke-opacity="100%" draw:stroke-linejoin="miter" svg:stroke-linecap="butt"/>
    </style:style>
    <style:style style:family="graphic" style:name="a978">
      <style:graphic-properties draw:fill="solid" draw:fill-color="#a5a5a5" draw:opacity="100%" draw:stroke="solid" svg:stroke-width="0.01389in" svg:stroke-color="#787878" svg:stroke-opacity="100%" draw:stroke-linejoin="miter" svg:stroke-linecap="butt"/>
    </style:style>
    <style:style style:family="graphic" style:name="a1071">
      <style:graphic-properties draw:fill="solid" draw:fill-color="#a5a5a5" draw:opacity="100%" draw:stroke="solid" svg:stroke-width="0.01389in" svg:stroke-color="#787878" svg:stroke-opacity="100%" draw:stroke-linejoin="miter" svg:stroke-linecap="butt"/>
    </style:style>
    <style:style style:family="graphic" style:name="a979">
      <style:graphic-properties draw:fill="solid" draw:fill-color="#a5a5a5" draw:opacity="100%" draw:stroke="solid" svg:stroke-width="0.01389in" svg:stroke-color="#787878" svg:stroke-opacity="100%" draw:stroke-linejoin="miter" svg:stroke-linecap="butt"/>
    </style:style>
    <style:style style:family="graphic" style:name="a1072">
      <style:graphic-properties draw:fill="solid" draw:fill-color="#a5a5a5" draw:opacity="100%" draw:stroke="solid" svg:stroke-width="0.01389in" svg:stroke-color="#787878" svg:stroke-opacity="100%" draw:stroke-linejoin="miter" svg:stroke-linecap="butt"/>
    </style:style>
    <style:style style:family="graphic" style:name="a1073">
      <style:graphic-properties draw:fill="solid" draw:fill-color="#a5a5a5" draw:opacity="100%" draw:stroke="solid" svg:stroke-width="0.01389in" svg:stroke-color="#787878" svg:stroke-opacity="100%" draw:stroke-linejoin="miter" svg:stroke-linecap="butt"/>
    </style:style>
    <style:style style:family="graphic" style:name="a1074">
      <style:graphic-properties draw:fill="solid" draw:fill-color="#a5a5a5" draw:opacity="100%" draw:stroke="solid" svg:stroke-width="0.01389in" svg:stroke-color="#787878" svg:stroke-opacity="100%" draw:stroke-linejoin="miter" svg:stroke-linecap="butt"/>
    </style:style>
    <style:style style:family="graphic" style:name="a1075">
      <style:graphic-properties draw:fill="solid" draw:fill-color="#a5a5a5" draw:opacity="100%" draw:stroke="solid" svg:stroke-width="0.01389in" svg:stroke-color="#787878" svg:stroke-opacity="100%" draw:stroke-linejoin="miter" svg:stroke-linecap="butt"/>
    </style:style>
    <style:style style:family="graphic" style:name="a1076">
      <style:graphic-properties draw:fill="solid" draw:fill-color="#a5a5a5" draw:opacity="100%" draw:stroke="solid" svg:stroke-width="0.01389in" svg:stroke-color="#787878" svg:stroke-opacity="100%" draw:stroke-linejoin="miter" svg:stroke-linecap="butt"/>
    </style:style>
    <style:style style:family="graphic" style:name="a1077">
      <style:graphic-properties draw:fill="solid" draw:fill-color="#a5a5a5" draw:opacity="100%" draw:stroke="solid" svg:stroke-width="0.01389in" svg:stroke-color="#787878" svg:stroke-opacity="100%" draw:stroke-linejoin="miter" svg:stroke-linecap="butt"/>
    </style:style>
    <style:style style:family="graphic" style:name="a1078">
      <style:graphic-properties draw:fill="solid" draw:fill-color="#a5a5a5" draw:opacity="100%" draw:stroke="solid" svg:stroke-width="0.01389in" svg:stroke-color="#787878" svg:stroke-opacity="100%" draw:stroke-linejoin="miter" svg:stroke-linecap="butt"/>
    </style:style>
    <style:style style:family="graphic" style:name="a1079">
      <style:graphic-properties draw:fill="solid" draw:fill-color="#a5a5a5" draw:opacity="100%" draw:stroke="solid" svg:stroke-width="0.01389in" svg:stroke-color="#787878" svg:stroke-opacity="100%" draw:stroke-linejoin="miter" svg:stroke-linecap="butt"/>
    </style:style>
    <style:style style:family="graphic" style:name="a980">
      <style:graphic-properties draw:fill="solid" draw:fill-color="#a5a5a5" draw:opacity="100%" draw:stroke="solid" svg:stroke-width="0.01389in" svg:stroke-color="#787878" svg:stroke-opacity="100%" draw:stroke-linejoin="miter" svg:stroke-linecap="butt"/>
    </style:style>
    <style:style style:family="graphic" style:name="a981">
      <style:graphic-properties draw:fill="solid" draw:fill-color="#a5a5a5" draw:opacity="100%" draw:stroke="solid" svg:stroke-width="0.01389in" svg:stroke-color="#787878" svg:stroke-opacity="100%" draw:stroke-linejoin="miter" svg:stroke-linecap="butt"/>
    </style:style>
    <style:style style:family="graphic" style:name="a982">
      <style:graphic-properties draw:fill="solid" draw:fill-color="#a5a5a5" draw:opacity="100%" draw:stroke="solid" svg:stroke-width="0.01389in" svg:stroke-color="#787878" svg:stroke-opacity="100%" draw:stroke-linejoin="miter" svg:stroke-linecap="butt"/>
    </style:style>
    <style:style style:family="graphic" style:name="a983">
      <style:graphic-properties draw:fill="solid" draw:fill-color="#a5a5a5" draw:opacity="100%" draw:stroke="solid" svg:stroke-width="0.01389in" svg:stroke-color="#787878" svg:stroke-opacity="100%" draw:stroke-linejoin="miter" svg:stroke-linecap="butt"/>
    </style:style>
    <style:style style:family="graphic" style:name="a984">
      <style:graphic-properties draw:fill="solid" draw:fill-color="#a5a5a5" draw:opacity="100%" draw:stroke="solid" svg:stroke-width="0.01389in" svg:stroke-color="#787878" svg:stroke-opacity="100%" draw:stroke-linejoin="miter" svg:stroke-linecap="butt"/>
    </style:style>
    <style:style style:family="graphic" style:name="a985">
      <style:graphic-properties draw:fill="solid" draw:fill-color="#a5a5a5" draw:opacity="100%" draw:stroke="solid" svg:stroke-width="0.01389in" svg:stroke-color="#787878" svg:stroke-opacity="100%" draw:stroke-linejoin="miter" svg:stroke-linecap="butt"/>
    </style:style>
    <style:style style:family="graphic" style:name="a986">
      <style:graphic-properties draw:fill="solid" draw:fill-color="#a5a5a5" draw:opacity="100%" draw:stroke="solid" svg:stroke-width="0.01389in" svg:stroke-color="#787878" svg:stroke-opacity="100%" draw:stroke-linejoin="miter" svg:stroke-linecap="butt"/>
    </style:style>
    <style:style style:family="graphic" style:name="a987">
      <style:graphic-properties draw:fill="solid" draw:fill-color="#a5a5a5" draw:opacity="100%" draw:stroke="solid" svg:stroke-width="0.01389in" svg:stroke-color="#787878" svg:stroke-opacity="100%" draw:stroke-linejoin="miter" svg:stroke-linecap="butt"/>
    </style:style>
    <style:style style:family="graphic" style:name="a1080">
      <style:graphic-properties draw:fill="solid" draw:fill-color="#a5a5a5" draw:opacity="100%" draw:stroke="solid" svg:stroke-width="0.01389in" svg:stroke-color="#787878" svg:stroke-opacity="100%" draw:stroke-linejoin="miter" svg:stroke-linecap="butt"/>
    </style:style>
    <style:style style:family="graphic" style:name="a988">
      <style:graphic-properties draw:fill="solid" draw:fill-color="#a5a5a5" draw:opacity="100%" draw:stroke="solid" svg:stroke-width="0.01389in" svg:stroke-color="#787878" svg:stroke-opacity="100%" draw:stroke-linejoin="miter" svg:stroke-linecap="butt"/>
    </style:style>
    <style:style style:family="graphic" style:name="a1081">
      <style:graphic-properties draw:fill="solid" draw:fill-color="#a5a5a5" draw:opacity="100%" draw:stroke="solid" svg:stroke-width="0.01389in" svg:stroke-color="#787878" svg:stroke-opacity="100%" draw:stroke-linejoin="miter" svg:stroke-linecap="butt"/>
    </style:style>
    <style:style style:family="graphic" style:name="a989">
      <style:graphic-properties draw:fill="solid" draw:fill-color="#a5a5a5" draw:opacity="100%" draw:stroke="solid" svg:stroke-width="0.01389in" svg:stroke-color="#787878" svg:stroke-opacity="100%" draw:stroke-linejoin="miter" svg:stroke-linecap="butt"/>
    </style:style>
    <style:style style:family="graphic" style:name="a1082">
      <style:graphic-properties draw:fill="solid" draw:fill-color="#a5a5a5" draw:opacity="100%" draw:stroke="solid" svg:stroke-width="0.01389in" svg:stroke-color="#787878" svg:stroke-opacity="100%" draw:stroke-linejoin="miter" svg:stroke-linecap="butt"/>
    </style:style>
    <style:style style:family="graphic" style:name="a1083">
      <style:graphic-properties draw:fill="solid" draw:fill-color="#a5a5a5" draw:opacity="100%" draw:stroke="solid" svg:stroke-width="0.01389in" svg:stroke-color="#787878" svg:stroke-opacity="100%" draw:stroke-linejoin="miter" svg:stroke-linecap="butt"/>
    </style:style>
    <style:style style:family="graphic" style:name="a1084">
      <style:graphic-properties draw:fill="solid" draw:fill-color="#a5a5a5" draw:opacity="100%" draw:stroke="solid" svg:stroke-width="0.01389in" svg:stroke-color="#787878" svg:stroke-opacity="100%" draw:stroke-linejoin="miter" svg:stroke-linecap="butt"/>
    </style:style>
    <style:style style:family="graphic" style:name="a1085">
      <style:graphic-properties draw:fill="solid" draw:fill-color="#a5a5a5" draw:opacity="100%" draw:stroke="solid" svg:stroke-width="0.01389in" svg:stroke-color="#787878" svg:stroke-opacity="100%" draw:stroke-linejoin="miter" svg:stroke-linecap="butt"/>
    </style:style>
    <style:style style:family="graphic" style:name="a1086">
      <style:graphic-properties draw:fill="solid" draw:fill-color="#a5a5a5" draw:opacity="100%" draw:stroke="solid" svg:stroke-width="0.01389in" svg:stroke-color="#787878" svg:stroke-opacity="100%" draw:stroke-linejoin="miter" svg:stroke-linecap="butt"/>
    </style:style>
    <style:style style:family="graphic" style:name="a1087">
      <style:graphic-properties draw:fill="solid" draw:fill-color="#a5a5a5" draw:opacity="100%" draw:stroke="solid" svg:stroke-width="0.01389in" svg:stroke-color="#787878" svg:stroke-opacity="100%" draw:stroke-linejoin="miter" svg:stroke-linecap="butt"/>
    </style:style>
    <style:style style:family="graphic" style:name="a1088">
      <style:graphic-properties draw:fill="solid" draw:fill-color="#a5a5a5" draw:opacity="100%" draw:stroke="solid" svg:stroke-width="0.01389in" svg:stroke-color="#787878" svg:stroke-opacity="100%" draw:stroke-linejoin="miter" svg:stroke-linecap="butt"/>
    </style:style>
    <style:style style:family="graphic" style:name="a1089">
      <style:graphic-properties draw:fill="solid" draw:fill-color="#a5a5a5" draw:opacity="100%" draw:stroke="solid" svg:stroke-width="0.01389in" svg:stroke-color="#787878" svg:stroke-opacity="100%" draw:stroke-linejoin="miter" svg:stroke-linecap="butt"/>
    </style:style>
    <style:style style:family="graphic" style:name="a990">
      <style:graphic-properties draw:fill="solid" draw:fill-color="#a5a5a5" draw:opacity="100%" draw:stroke="solid" svg:stroke-width="0.01389in" svg:stroke-color="#787878" svg:stroke-opacity="100%" draw:stroke-linejoin="miter" svg:stroke-linecap="butt"/>
    </style:style>
    <style:style style:family="graphic" style:name="a991">
      <style:graphic-properties draw:fill="solid" draw:fill-color="#a5a5a5" draw:opacity="100%" draw:stroke="solid" svg:stroke-width="0.01389in" svg:stroke-color="#787878" svg:stroke-opacity="100%" draw:stroke-linejoin="miter" svg:stroke-linecap="butt"/>
    </style:style>
    <style:style style:family="graphic" style:name="a992">
      <style:graphic-properties draw:fill="solid" draw:fill-color="#a5a5a5" draw:opacity="100%" draw:stroke="solid" svg:stroke-width="0.01389in" svg:stroke-color="#787878" svg:stroke-opacity="100%" draw:stroke-linejoin="miter" svg:stroke-linecap="butt"/>
    </style:style>
    <style:style style:family="graphic" style:name="a993">
      <style:graphic-properties draw:fill="solid" draw:fill-color="#a5a5a5" draw:opacity="100%" draw:stroke="solid" svg:stroke-width="0.01389in" svg:stroke-color="#787878" svg:stroke-opacity="100%" draw:stroke-linejoin="miter" svg:stroke-linecap="butt"/>
    </style:style>
    <style:style style:family="graphic" style:name="a994">
      <style:graphic-properties draw:fill="solid" draw:fill-color="#a5a5a5" draw:opacity="100%" draw:stroke="solid" svg:stroke-width="0.01389in" svg:stroke-color="#787878" svg:stroke-opacity="100%" draw:stroke-linejoin="miter" svg:stroke-linecap="butt"/>
    </style:style>
    <style:style style:family="graphic" style:name="a995">
      <style:graphic-properties draw:fill="solid" draw:fill-color="#a5a5a5" draw:opacity="100%" draw:stroke="solid" svg:stroke-width="0.01389in" svg:stroke-color="#787878" svg:stroke-opacity="100%" draw:stroke-linejoin="miter" svg:stroke-linecap="butt"/>
    </style:style>
    <style:style style:family="graphic" style:name="a996">
      <style:graphic-properties draw:fill="solid" draw:fill-color="#a5a5a5" draw:opacity="100%" draw:stroke="solid" svg:stroke-width="0.01389in" svg:stroke-color="#787878" svg:stroke-opacity="100%" draw:stroke-linejoin="miter" svg:stroke-linecap="butt"/>
    </style:style>
    <style:style style:family="graphic" style:name="a997">
      <style:graphic-properties draw:fill="solid" draw:fill-color="#a5a5a5" draw:opacity="100%" draw:stroke="solid" svg:stroke-width="0.01389in" svg:stroke-color="#787878" svg:stroke-opacity="100%" draw:stroke-linejoin="miter" svg:stroke-linecap="butt"/>
    </style:style>
    <style:style style:family="graphic" style:name="a1090">
      <style:graphic-properties draw:fill="solid" draw:fill-color="#a5a5a5" draw:opacity="100%" draw:stroke="solid" svg:stroke-width="0.01389in" svg:stroke-color="#787878" svg:stroke-opacity="100%" draw:stroke-linejoin="miter" svg:stroke-linecap="butt"/>
    </style:style>
    <style:style style:family="graphic" style:name="a998">
      <style:graphic-properties draw:fill="solid" draw:fill-color="#a5a5a5" draw:opacity="100%" draw:stroke="solid" svg:stroke-width="0.01389in" svg:stroke-color="#787878" svg:stroke-opacity="100%" draw:stroke-linejoin="miter" svg:stroke-linecap="butt"/>
    </style:style>
    <style:style style:family="graphic" style:name="a1091">
      <style:graphic-properties draw:fill="solid" draw:fill-color="#a5a5a5" draw:opacity="100%" draw:stroke="solid" svg:stroke-width="0.01389in" svg:stroke-color="#787878" svg:stroke-opacity="100%" draw:stroke-linejoin="miter" svg:stroke-linecap="butt"/>
    </style:style>
    <style:style style:family="graphic" style:name="a999">
      <style:graphic-properties draw:fill="solid" draw:fill-color="#a5a5a5" draw:opacity="100%" draw:stroke="solid" svg:stroke-width="0.01389in" svg:stroke-color="#787878" svg:stroke-opacity="100%" draw:stroke-linejoin="miter" svg:stroke-linecap="butt"/>
    </style:style>
    <style:style style:family="graphic" style:name="a1092">
      <style:graphic-properties draw:fill="solid" draw:fill-color="#a5a5a5" draw:opacity="100%" draw:stroke="solid" svg:stroke-width="0.01389in" svg:stroke-color="#787878" svg:stroke-opacity="100%" draw:stroke-linejoin="miter" svg:stroke-linecap="butt"/>
    </style:style>
    <style:style style:family="graphic" style:name="a1093">
      <style:graphic-properties draw:fill="solid" draw:fill-color="#a5a5a5" draw:opacity="100%" draw:stroke="solid" svg:stroke-width="0.01389in" svg:stroke-color="#787878" svg:stroke-opacity="100%" draw:stroke-linejoin="miter" svg:stroke-linecap="butt"/>
    </style:style>
    <style:style style:family="graphic" style:name="a1094">
      <style:graphic-properties draw:fill="solid" draw:fill-color="#a5a5a5" draw:opacity="100%" draw:stroke="solid" svg:stroke-width="0.01389in" svg:stroke-color="#787878" svg:stroke-opacity="100%" draw:stroke-linejoin="miter" svg:stroke-linecap="butt"/>
    </style:style>
    <style:style style:family="graphic" style:name="a1095">
      <style:graphic-properties draw:fill="solid" draw:fill-color="#a5a5a5" draw:opacity="100%" draw:stroke="solid" svg:stroke-width="0.01389in" svg:stroke-color="#787878" svg:stroke-opacity="100%" draw:stroke-linejoin="miter" svg:stroke-linecap="butt"/>
    </style:style>
    <style:style style:family="graphic" style:name="a1096">
      <style:graphic-properties draw:fill="solid" draw:fill-color="#a5a5a5" draw:opacity="100%" draw:stroke="solid" svg:stroke-width="0.01389in" svg:stroke-color="#787878" svg:stroke-opacity="100%" draw:stroke-linejoin="miter" svg:stroke-linecap="butt"/>
    </style:style>
    <style:style style:family="graphic" style:name="a1097">
      <style:graphic-properties draw:fill="solid" draw:fill-color="#a5a5a5" draw:opacity="100%" draw:stroke="solid" svg:stroke-width="0.01389in" svg:stroke-color="#787878" svg:stroke-opacity="100%" draw:stroke-linejoin="miter" svg:stroke-linecap="butt"/>
    </style:style>
    <style:style style:family="graphic" style:name="a1098">
      <style:graphic-properties draw:fill="solid" draw:fill-color="#a5a5a5" draw:opacity="100%" draw:stroke="solid" svg:stroke-width="0.01389in" svg:stroke-color="#787878" svg:stroke-opacity="100%" draw:stroke-linejoin="miter" svg:stroke-linecap="butt"/>
    </style:style>
    <style:style style:family="graphic" style:name="a1099">
      <style:graphic-properties draw:fill="solid" draw:fill-color="#a5a5a5" draw:opacity="100%" draw:stroke="solid" svg:stroke-width="0.01389in" svg:stroke-color="#787878" svg:stroke-opacity="100%" draw:stroke-linejoin="miter" svg:stroke-linecap="butt"/>
    </style:style>
    <style:style style:family="graphic" style:name="a100">
      <style:graphic-properties draw:fill="none" draw:stroke="solid" svg:stroke-width="0.00694in" svg:stroke-color="#4472c4" svg:stroke-opacity="100%" draw:stroke-linejoin="miter" svg:stroke-linecap="butt"/>
    </style:style>
    <style:style style:family="graphic" style:name="a101">
      <style:graphic-properties draw:fill="none" draw:stroke="solid" svg:stroke-width="0.00694in" svg:stroke-color="#4472c4" svg:stroke-opacity="100%" draw:stroke-linejoin="miter" svg:stroke-linecap="butt"/>
    </style:style>
    <style:style style:family="graphic" style:name="a102">
      <style:graphic-properties draw:fill="none" draw:stroke="solid" svg:stroke-width="0.00694in" svg:stroke-color="#4472c4" svg:stroke-opacity="100%" draw:stroke-linejoin="miter" svg:stroke-linecap="butt"/>
    </style:style>
    <style:style style:family="graphic" style:name="a103">
      <style:graphic-properties draw:fill="none" draw:stroke="solid" svg:stroke-width="0.00694in" svg:stroke-color="#4472c4" svg:stroke-opacity="100%" draw:stroke-linejoin="miter" svg:stroke-linecap="butt"/>
    </style:style>
    <style:style style:family="graphic" style:name="a104">
      <style:graphic-properties draw:fill="none" draw:stroke="solid" svg:stroke-width="0.00694in" svg:stroke-color="#4472c4" svg:stroke-opacity="100%" draw:stroke-linejoin="miter" svg:stroke-linecap="butt"/>
    </style:style>
    <style:style style:family="graphic" style:name="a105">
      <style:graphic-properties draw:fill="none" draw:stroke="solid" svg:stroke-width="0.00694in" svg:stroke-color="#4472c4" svg:stroke-opacity="100%" draw:stroke-linejoin="miter" svg:stroke-linecap="butt"/>
    </style:style>
    <style:style style:family="graphic" style:name="a106">
      <style:graphic-properties draw:fill="none" draw:stroke="solid" svg:stroke-width="0.00694in" svg:stroke-color="#4472c4" svg:stroke-opacity="100%" draw:stroke-linejoin="miter" svg:stroke-linecap="butt"/>
    </style:style>
    <style:style style:family="graphic" style:name="a107">
      <style:graphic-properties draw:fill="none" draw:stroke="solid" svg:stroke-width="0.00694in" svg:stroke-color="#4472c4" svg:stroke-opacity="100%" draw:stroke-linejoin="miter" svg:stroke-linecap="butt"/>
    </style:style>
    <style:style style:family="graphic" style:name="a108">
      <style:graphic-properties draw:fill="none" draw:stroke="solid" svg:stroke-width="0.00694in" svg:stroke-color="#4472c4" svg:stroke-opacity="100%" draw:stroke-linejoin="miter" svg:stroke-linecap="butt"/>
    </style:style>
    <style:style style:family="graphic" style:name="a109">
      <style:graphic-properties draw:fill="none" draw:stroke="solid" svg:stroke-width="0.00694in" svg:stroke-color="#4472c4" svg:stroke-opacity="100%" draw:stroke-linejoin="miter" svg:stroke-linecap="butt"/>
    </style:style>
    <style:style style:family="graphic" style:name="a110">
      <style:graphic-properties draw:fill="none" draw:stroke="solid" svg:stroke-width="0.00694in" svg:stroke-color="#4472c4" svg:stroke-opacity="100%" draw:stroke-linejoin="miter" svg:stroke-linecap="butt"/>
    </style:style>
    <style:style style:family="graphic" style:name="a111">
      <style:graphic-properties draw:fill="none" draw:stroke="solid" svg:stroke-width="0.00694in" svg:stroke-color="#4472c4" svg:stroke-opacity="100%" draw:stroke-linejoin="miter" svg:stroke-linecap="butt"/>
    </style:style>
    <style:style style:family="graphic" style:name="a112">
      <style:graphic-properties draw:fill="none" draw:stroke="solid" svg:stroke-width="0.00694in" svg:stroke-color="#4472c4" svg:stroke-opacity="100%" draw:stroke-linejoin="miter" svg:stroke-linecap="butt"/>
    </style:style>
    <style:style style:family="graphic" style:name="a113">
      <style:graphic-properties draw:fill="none" draw:stroke="solid" svg:stroke-width="0.00694in" svg:stroke-color="#4472c4" svg:stroke-opacity="100%" draw:stroke-linejoin="miter" svg:stroke-linecap="butt"/>
    </style:style>
    <style:style style:family="graphic" style:name="a114">
      <style:graphic-properties draw:fill="none" draw:stroke="solid" svg:stroke-width="0.00694in" svg:stroke-color="#4472c4" svg:stroke-opacity="100%" draw:stroke-linejoin="miter" svg:stroke-linecap="butt"/>
    </style:style>
    <style:style style:family="graphic" style:name="a115">
      <style:graphic-properties draw:fill="none" draw:stroke="solid" svg:stroke-width="0.00694in" svg:stroke-color="#4472c4" svg:stroke-opacity="100%" draw:stroke-linejoin="miter" svg:stroke-linecap="butt"/>
    </style:style>
    <style:style style:family="graphic" style:name="a116">
      <style:graphic-properties draw:fill="none" draw:stroke="solid" svg:stroke-width="0.00694in" svg:stroke-color="#4472c4" svg:stroke-opacity="100%" draw:stroke-linejoin="miter" svg:stroke-linecap="butt"/>
    </style:style>
    <style:style style:family="graphic" style:name="a117">
      <style:graphic-properties draw:fill="none" draw:stroke="solid" svg:stroke-width="0.00694in" svg:stroke-color="#4472c4" svg:stroke-opacity="100%" draw:stroke-linejoin="miter" svg:stroke-linecap="butt"/>
    </style:style>
    <style:style style:family="graphic" style:name="a118">
      <style:graphic-properties draw:fill="none" draw:stroke="solid" svg:stroke-width="0.00694in" svg:stroke-color="#4472c4" svg:stroke-opacity="100%" draw:stroke-linejoin="miter" svg:stroke-linecap="butt"/>
    </style:style>
    <style:style style:family="graphic" style:name="a119">
      <style:graphic-properties draw:fill="none" draw:stroke="solid" svg:stroke-width="0.00694in" svg:stroke-color="#4472c4" svg:stroke-opacity="100%" draw:stroke-linejoin="miter" svg:stroke-linecap="butt"/>
    </style:style>
    <style:style style:family="graphic" style:name="a120">
      <style:graphic-properties draw:fill="none" draw:stroke="solid" svg:stroke-width="0.00694in" svg:stroke-color="#4472c4" svg:stroke-opacity="100%" draw:stroke-linejoin="miter" svg:stroke-linecap="butt"/>
    </style:style>
    <style:style style:family="graphic" style:name="a121">
      <style:graphic-properties draw:fill="none" draw:stroke="solid" svg:stroke-width="0.00694in" svg:stroke-color="#4472c4" svg:stroke-opacity="100%" draw:stroke-linejoin="miter" svg:stroke-linecap="butt"/>
    </style:style>
    <style:style style:family="graphic" style:name="a122">
      <style:graphic-properties draw:fill="none" draw:stroke="solid" svg:stroke-width="0.00694in" svg:stroke-color="#4472c4" svg:stroke-opacity="100%" draw:stroke-linejoin="miter" svg:stroke-linecap="butt"/>
    </style:style>
    <style:style style:family="graphic" style:name="a123">
      <style:graphic-properties draw:fill="none" draw:stroke="solid" svg:stroke-width="0.00694in" svg:stroke-color="#4472c4" svg:stroke-opacity="100%" draw:stroke-linejoin="miter" svg:stroke-linecap="butt"/>
    </style:style>
    <style:style style:family="graphic" style:name="a124">
      <style:graphic-properties draw:fill="none" draw:stroke="solid" svg:stroke-width="0.00694in" svg:stroke-color="#4472c4" svg:stroke-opacity="100%" draw:stroke-linejoin="miter" svg:stroke-linecap="butt"/>
    </style:style>
    <style:style style:family="graphic" style:name="a200">
      <style:graphic-properties draw:fill="none" draw:stroke="solid" svg:stroke-width="0.00694in" svg:stroke-color="#4472c4" svg:stroke-opacity="100%" draw:stroke-linejoin="miter" svg:stroke-linecap="butt"/>
    </style:style>
    <style:style style:family="graphic" style:name="a125">
      <style:graphic-properties draw:fill="none" draw:stroke="solid" svg:stroke-width="0.00694in" svg:stroke-color="#4472c4" svg:stroke-opacity="100%" draw:stroke-linejoin="miter" svg:stroke-linecap="butt"/>
    </style:style>
    <style:style style:family="graphic" style:name="a201">
      <style:graphic-properties draw:fill="none" draw:stroke="solid" svg:stroke-width="0.00694in" svg:stroke-color="#4472c4" svg:stroke-opacity="100%" draw:stroke-linejoin="miter" svg:stroke-linecap="butt"/>
    </style:style>
    <style:style style:family="graphic" style:name="a126">
      <style:graphic-properties draw:fill="none" draw:stroke="solid" svg:stroke-width="0.00694in" svg:stroke-color="#4472c4" svg:stroke-opacity="100%" draw:stroke-linejoin="miter" svg:stroke-linecap="butt"/>
    </style:style>
    <style:style style:family="graphic" style:name="a202">
      <style:graphic-properties draw:fill="none" draw:stroke="solid" svg:stroke-width="0.00694in" svg:stroke-color="#4472c4" svg:stroke-opacity="100%" draw:stroke-linejoin="miter" svg:stroke-linecap="butt"/>
    </style:style>
    <style:style style:family="graphic" style:name="a127">
      <style:graphic-properties draw:fill="none" draw:stroke="solid" svg:stroke-width="0.00694in" svg:stroke-color="#4472c4" svg:stroke-opacity="100%" draw:stroke-linejoin="miter" svg:stroke-linecap="butt"/>
    </style:style>
    <style:style style:family="graphic" style:name="a203">
      <style:graphic-properties draw:fill="none" draw:stroke="solid" svg:stroke-width="0.00694in" svg:stroke-color="#4472c4" svg:stroke-opacity="100%" draw:stroke-linejoin="miter" svg:stroke-linecap="butt"/>
    </style:style>
    <style:style style:family="graphic" style:name="a128">
      <style:graphic-properties draw:fill="none" draw:stroke="solid" svg:stroke-width="0.00694in" svg:stroke-color="#4472c4" svg:stroke-opacity="100%" draw:stroke-linejoin="miter" svg:stroke-linecap="butt"/>
    </style:style>
    <style:style style:family="graphic" style:name="a204">
      <style:graphic-properties draw:fill="none" draw:stroke="solid" svg:stroke-width="0.00694in" svg:stroke-color="#4472c4" svg:stroke-opacity="100%" draw:stroke-linejoin="miter" svg:stroke-linecap="butt"/>
    </style:style>
    <style:style style:family="graphic" style:name="a129">
      <style:graphic-properties draw:fill="none" draw:stroke="solid" svg:stroke-width="0.00694in" svg:stroke-color="#4472c4" svg:stroke-opacity="100%" draw:stroke-linejoin="miter" svg:stroke-linecap="butt"/>
    </style:style>
    <style:style style:family="graphic" style:name="a205">
      <style:graphic-properties draw:fill="none" draw:stroke="solid" svg:stroke-width="0.00694in" svg:stroke-color="#4472c4" svg:stroke-opacity="100%" draw:stroke-linejoin="miter" svg:stroke-linecap="butt"/>
    </style:style>
    <style:style style:family="graphic" style:name="a206">
      <style:graphic-properties draw:fill="none" draw:stroke="solid" svg:stroke-width="0.00694in" svg:stroke-color="#4472c4" svg:stroke-opacity="100%" draw:stroke-linejoin="miter" svg:stroke-linecap="butt"/>
    </style:style>
    <style:style style:family="graphic" style:name="a207">
      <style:graphic-properties draw:fill="none" draw:stroke="solid" svg:stroke-width="0.00694in" svg:stroke-color="#4472c4" svg:stroke-opacity="100%" draw:stroke-linejoin="miter" svg:stroke-linecap="butt"/>
    </style:style>
    <style:style style:family="graphic" style:name="a208">
      <style:graphic-properties draw:fill="none" draw:stroke="solid" svg:stroke-width="0.00694in" svg:stroke-color="#4472c4" svg:stroke-opacity="100%" draw:stroke-linejoin="miter" svg:stroke-linecap="butt"/>
    </style:style>
    <style:style style:family="graphic" style:name="a209">
      <style:graphic-properties draw:fill="none" draw:stroke="solid" svg:stroke-width="0.00694in" svg:stroke-color="#4472c4" svg:stroke-opacity="100%" draw:stroke-linejoin="miter" svg:stroke-linecap="butt"/>
    </style:style>
    <style:style style:family="graphic" style:name="a130">
      <style:graphic-properties draw:fill="none" draw:stroke="solid" svg:stroke-width="0.00694in" svg:stroke-color="#4472c4" svg:stroke-opacity="100%" draw:stroke-linejoin="miter" svg:stroke-linecap="butt"/>
    </style:style>
    <style:style style:family="graphic" style:name="a131">
      <style:graphic-properties draw:fill="none" draw:stroke="solid" svg:stroke-width="0.00694in" svg:stroke-color="#4472c4" svg:stroke-opacity="100%" draw:stroke-linejoin="miter" svg:stroke-linecap="butt"/>
    </style:style>
    <style:style style:family="graphic" style:name="a132">
      <style:graphic-properties draw:fill="none" draw:stroke="solid" svg:stroke-width="0.00694in" svg:stroke-color="#4472c4" svg:stroke-opacity="100%" draw:stroke-linejoin="miter" svg:stroke-linecap="butt"/>
    </style:style>
    <style:style style:family="graphic" style:name="a133">
      <style:graphic-properties draw:fill="none" draw:stroke="solid" svg:stroke-width="0.00694in" svg:stroke-color="#4472c4" svg:stroke-opacity="100%" draw:stroke-linejoin="miter" svg:stroke-linecap="butt"/>
    </style:style>
    <style:style style:family="graphic" style:name="a210">
      <style:graphic-properties draw:fill="none" draw:stroke="solid" svg:stroke-width="0.00694in" svg:stroke-color="#4472c4" svg:stroke-opacity="100%" draw:stroke-linejoin="miter" svg:stroke-linecap="butt"/>
    </style:style>
    <style:style style:family="graphic" style:name="a134">
      <style:graphic-properties draw:fill="none" draw:stroke="solid" svg:stroke-width="0.00694in" svg:stroke-color="#4472c4" svg:stroke-opacity="100%" draw:stroke-linejoin="miter" svg:stroke-linecap="butt"/>
    </style:style>
    <style:style style:family="graphic" style:name="a211">
      <style:graphic-properties draw:fill="none" draw:stroke="solid" svg:stroke-width="0.00694in" svg:stroke-color="#4472c4" svg:stroke-opacity="100%" draw:stroke-linejoin="miter" svg:stroke-linecap="butt"/>
    </style:style>
    <style:style style:family="graphic" style:name="a135">
      <style:graphic-properties draw:fill="none" draw:stroke="solid" svg:stroke-width="0.00694in" svg:stroke-color="#4472c4" svg:stroke-opacity="100%" draw:stroke-linejoin="miter" svg:stroke-linecap="butt"/>
    </style:style>
    <style:style style:family="graphic" style:name="a212">
      <style:graphic-properties draw:fill="none" draw:stroke="solid" svg:stroke-width="0.00694in" svg:stroke-color="#4472c4" svg:stroke-opacity="100%" draw:stroke-linejoin="miter" svg:stroke-linecap="butt"/>
    </style:style>
    <style:style style:family="graphic" style:name="a136">
      <style:graphic-properties draw:fill="none" draw:stroke="solid" svg:stroke-width="0.00694in" svg:stroke-color="#4472c4" svg:stroke-opacity="100%" draw:stroke-linejoin="miter" svg:stroke-linecap="butt"/>
    </style:style>
    <style:style style:family="graphic" style:name="a213">
      <style:graphic-properties draw:fill="none" draw:stroke="solid" svg:stroke-width="0.00694in" svg:stroke-color="#4472c4" svg:stroke-opacity="100%" draw:stroke-linejoin="miter" svg:stroke-linecap="butt"/>
    </style:style>
    <style:style style:family="graphic" style:name="a137">
      <style:graphic-properties draw:fill="none" draw:stroke="solid" svg:stroke-width="0.00694in" svg:stroke-color="#4472c4" svg:stroke-opacity="100%" draw:stroke-linejoin="miter" svg:stroke-linecap="butt"/>
    </style:style>
    <style:style style:family="graphic" style:name="a214">
      <style:graphic-properties draw:fill="none" draw:stroke="solid" svg:stroke-width="0.00694in" svg:stroke-color="#4472c4" svg:stroke-opacity="100%" draw:stroke-linejoin="miter" svg:stroke-linecap="butt"/>
    </style:style>
    <style:style style:family="graphic" style:name="a138">
      <style:graphic-properties draw:fill="none" draw:stroke="solid" svg:stroke-width="0.00694in" svg:stroke-color="#4472c4" svg:stroke-opacity="100%" draw:stroke-linejoin="miter" svg:stroke-linecap="butt"/>
    </style:style>
    <style:style style:family="graphic" style:name="a215">
      <style:graphic-properties draw:fill="none" draw:stroke="solid" svg:stroke-width="0.00694in" svg:stroke-color="#4472c4" svg:stroke-opacity="100%" draw:stroke-linejoin="miter" svg:stroke-linecap="butt"/>
    </style:style>
    <style:style style:family="graphic" style:name="a139">
      <style:graphic-properties draw:fill="none" draw:stroke="solid" svg:stroke-width="0.00694in" svg:stroke-color="#4472c4" svg:stroke-opacity="100%" draw:stroke-linejoin="miter" svg:stroke-linecap="butt"/>
    </style:style>
    <style:style style:family="graphic" style:name="a216">
      <style:graphic-properties draw:fill="none" draw:stroke="solid" svg:stroke-width="0.00694in" svg:stroke-color="#4472c4" svg:stroke-opacity="100%" draw:stroke-linejoin="miter" svg:stroke-linecap="butt"/>
    </style:style>
    <style:style style:family="graphic" style:name="a217">
      <style:graphic-properties draw:fill="none" draw:stroke="solid" svg:stroke-width="0.00694in" svg:stroke-color="#4472c4" svg:stroke-opacity="100%" draw:stroke-linejoin="miter" svg:stroke-linecap="butt"/>
    </style:style>
    <style:style style:family="graphic" style:name="a218">
      <style:graphic-properties draw:fill="none" draw:stroke="solid" svg:stroke-width="0.00694in" svg:stroke-color="#4472c4" svg:stroke-opacity="100%" draw:stroke-linejoin="miter" svg:stroke-linecap="butt"/>
    </style:style>
    <style:style style:family="graphic" style:name="a219">
      <style:graphic-properties draw:fill="none" draw:stroke="solid" svg:stroke-width="0.00694in" svg:stroke-color="#4472c4" svg:stroke-opacity="100%" draw:stroke-linejoin="miter" svg:stroke-linecap="butt"/>
    </style:style>
    <style:style style:family="graphic" style:name="a140">
      <style:graphic-properties draw:fill="none" draw:stroke="solid" svg:stroke-width="0.00694in" svg:stroke-color="#4472c4" svg:stroke-opacity="100%" draw:stroke-linejoin="miter" svg:stroke-linecap="butt"/>
    </style:style>
    <style:style style:family="graphic" style:name="a141">
      <style:graphic-properties draw:fill="none" draw:stroke="solid" svg:stroke-width="0.00694in" svg:stroke-color="#4472c4" svg:stroke-opacity="100%" draw:stroke-linejoin="miter" svg:stroke-linecap="butt"/>
    </style:style>
    <style:style style:family="graphic" style:name="a142">
      <style:graphic-properties draw:fill="none" draw:stroke="solid" svg:stroke-width="0.00694in" svg:stroke-color="#4472c4" svg:stroke-opacity="100%" draw:stroke-linejoin="miter" svg:stroke-linecap="butt"/>
    </style:style>
    <style:style style:family="graphic" style:name="a143">
      <style:graphic-properties draw:fill="none" draw:stroke="solid" svg:stroke-width="0.00694in" svg:stroke-color="#4472c4" svg:stroke-opacity="100%" draw:stroke-linejoin="miter" svg:stroke-linecap="butt"/>
    </style:style>
    <style:style style:family="graphic" style:name="a220">
      <style:graphic-properties draw:fill="none" draw:stroke="solid" svg:stroke-width="0.00694in" svg:stroke-color="#4472c4" svg:stroke-opacity="100%" draw:stroke-linejoin="miter" svg:stroke-linecap="butt"/>
    </style:style>
    <style:style style:family="graphic" style:name="a144">
      <style:graphic-properties draw:fill="none" draw:stroke="solid" svg:stroke-width="0.00694in" svg:stroke-color="#4472c4" svg:stroke-opacity="100%" draw:stroke-linejoin="miter" svg:stroke-linecap="butt"/>
    </style:style>
    <style:style style:family="graphic" style:name="a221">
      <style:graphic-properties draw:fill="none" draw:stroke="solid" svg:stroke-width="0.00694in" svg:stroke-color="#4472c4" svg:stroke-opacity="100%" draw:stroke-linejoin="miter" svg:stroke-linecap="butt"/>
    </style:style>
    <style:style style:family="graphic" style:name="a145">
      <style:graphic-properties draw:fill="none" draw:stroke="solid" svg:stroke-width="0.00694in" svg:stroke-color="#4472c4" svg:stroke-opacity="100%" draw:stroke-linejoin="miter" svg:stroke-linecap="butt"/>
    </style:style>
    <style:style style:family="graphic" style:name="a222">
      <style:graphic-properties draw:fill="none" draw:stroke="solid" svg:stroke-width="0.00694in" svg:stroke-color="#4472c4" svg:stroke-opacity="100%" draw:stroke-linejoin="miter" svg:stroke-linecap="butt"/>
    </style:style>
    <style:style style:family="graphic" style:name="a146">
      <style:graphic-properties draw:fill="none" draw:stroke="solid" svg:stroke-width="0.00694in" svg:stroke-color="#4472c4" svg:stroke-opacity="100%" draw:stroke-linejoin="miter" svg:stroke-linecap="butt"/>
    </style:style>
    <style:style style:family="graphic" style:name="a223">
      <style:graphic-properties draw:fill="none" draw:stroke="solid" svg:stroke-width="0.00694in" svg:stroke-color="#4472c4" svg:stroke-opacity="100%" draw:stroke-linejoin="miter" svg:stroke-linecap="butt"/>
    </style:style>
    <style:style style:family="graphic" style:name="a147">
      <style:graphic-properties draw:fill="none" draw:stroke="solid" svg:stroke-width="0.00694in" svg:stroke-color="#4472c4" svg:stroke-opacity="100%" draw:stroke-linejoin="miter" svg:stroke-linecap="butt"/>
    </style:style>
    <style:style style:family="graphic" style:name="a224">
      <style:graphic-properties draw:fill="none" draw:stroke="solid" svg:stroke-width="0.00694in" svg:stroke-color="#4472c4" svg:stroke-opacity="100%" draw:stroke-linejoin="miter" svg:stroke-linecap="butt"/>
    </style:style>
    <style:style style:family="graphic" style:name="a148">
      <style:graphic-properties draw:fill="solid" draw:fill-color="#ed7d31" draw:opacity="100%" draw:stroke="solid" svg:stroke-width="0.01389in" svg:stroke-color="#ae5a21" svg:stroke-opacity="100%" draw:stroke-linejoin="miter" svg:stroke-linecap="butt"/>
    </style:style>
    <style:style style:family="graphic" style:name="a300">
      <style:graphic-properties draw:fill="none" draw:stroke="solid" svg:stroke-width="0.00694in" svg:stroke-color="#4472c4" svg:stroke-opacity="100%" draw:stroke-linejoin="miter" svg:stroke-linecap="butt"/>
    </style:style>
    <style:style style:family="graphic" style:name="a225">
      <style:graphic-properties draw:fill="none" draw:stroke="solid" svg:stroke-width="0.00694in" svg:stroke-color="#4472c4" svg:stroke-opacity="100%" draw:stroke-linejoin="miter" svg:stroke-linecap="butt"/>
    </style:style>
    <style:style style:family="graphic" style:name="a149">
      <style:graphic-properties draw:fill="solid" draw:fill-color="#ed7d31" draw:opacity="100%" draw:stroke="solid" svg:stroke-width="0.01389in" svg:stroke-color="#ae5a21" svg:stroke-opacity="100%" draw:stroke-linejoin="miter" svg:stroke-linecap="butt"/>
    </style:style>
    <style:style style:family="graphic" style:name="a301">
      <style:graphic-properties draw:fill="none" draw:stroke="solid" svg:stroke-width="0.00694in" svg:stroke-color="#4472c4" svg:stroke-opacity="100%" draw:stroke-linejoin="miter" svg:stroke-linecap="butt"/>
    </style:style>
    <style:style style:family="graphic" style:name="a226">
      <style:graphic-properties draw:fill="none" draw:stroke="solid" svg:stroke-width="0.00694in" svg:stroke-color="#4472c4" svg:stroke-opacity="100%" draw:stroke-linejoin="miter" svg:stroke-linecap="butt"/>
    </style:style>
    <style:style style:family="graphic" style:name="a302">
      <style:graphic-properties draw:fill="none" draw:stroke="solid" svg:stroke-width="0.00694in" svg:stroke-color="#4472c4" svg:stroke-opacity="100%" draw:stroke-linejoin="miter" svg:stroke-linecap="butt"/>
    </style:style>
  </office:automatic-styles>
  <office:body>
    <office:text text:use-soft-page-breaks="true">
      <text:p text:style-name="P1">Pathfinding in Robotics</text:p>
      <text:p text:style-name="P2">Research Segment for master’s Team Project – Matthew Webberley(16108701)</text:p>
      <text:list text:style-name="LFO1" text:continue-numbering="true">
        <text:list-item>
          <text:p text:style-name="P3">Pathfinding theory</text:p>
          <text:list text:continue-numbering="true">
            <text:list-item>
              <text:p text:style-name="P4">Node based pathfinding algorithms</text:p>
            </text:list-item>
          </text:list>
        </text:list-item>
        <text:list-item>
          <text:p text:style-name="P5">Robotics implementations</text:p>
        </text:list-item>
        <text:list-item>
          <text:p text:style-name="P6">With regards to the pioneer</text:p>
        </text:list-item>
        <text:list-item>
          <text:p text:style-name="P7">Simulation</text:p>
        </text:list-item>
      </text:list>
      <text:h text:style-name="Heading1" text:outline-level="1">Pathfinding Theory</text:h>
      <text:list text:style-name="LFO5" text:continue-numbering="true">
        <text:list-item>
          <text:p text:style-name="P8">Grid-based</text:p>
        </text:list-item>
        <text:list-item>
          <text:p text:style-name="P9">Interval-based</text:p>
        </text:list-item>
        <text:list-item>
          <text:p text:style-name="P10">Search Algorithms…</text:p>
          <text:list text:continue-numbering="true">
            <text:list-item>
              <text:p text:style-name="P11">… For Virtual Search Spaces</text:p>
              <text:list text:continue-numbering="true">
                <text:list-item>
                  <text:p text:style-name="P12">Wikipedia definition:</text:p>
                  <text:list text:continue-numbering="true">
                    <text:list-item>
                      <text:p text:style-name="P13"><text:span text:style-name="T14">Algorithms for searching virtual spaces are used in the </text:span><text:a office:title="Constraint satisfaction problem" xlink:href="https://en.wikipedia.org/wiki/Constraint_satisfaction_problem" office:target-frame-name="_top" xlink:show="replace"><text:span text:style-name="T15">constraint satisfaction problem</text:span></text:a>.</text:p>
                    </text:list-item>
                    <text:list-item>
                      <text:p text:style-name="P16"><text:span text:style-name="T17">Goal is to find certain variables that satisfy conditions.</text:span></text:p>
                    </text:list-item>
                    <text:list-item>
                      <text:p text:style-name="P18"><text:span text:style-name="T19">Subclass: </text:span><text:a office:title="Local search (optimization)" xlink:href="https://en.wikipedia.org/wiki/Local_search_(optimization)" office:target-frame-name="_top" xlink:show="replace"><text:span text:style-name="T20">Local<text:s/></text:span><text:span text:style-name="T21">S</text:span><text:span text:style-name="T22">earch</text:span></text:a></text:p>
                      <text:list text:continue-numbering="true">
                        <text:list-item>
                          <text:p text:style-name="P23"><text:span text:style-name="T24">Views elements of the search space as the graph vertices</text:span></text:p>
                        </text:list-item>
                        <text:list-item>
                          <text:p text:style-name="P25"><text:span text:style-name="T26">Scan the space by moving from item to item along the edges.</text:span></text:p>
                        </text:list-item>
                        <text:list-item>
                          <text:p text:style-name="P27"><text:span text:style-name="T28">Includes </text:span><text:a office:title="Tree traversal" xlink:href="https://en.wikipedia.org/wiki/Tree_traversal" office:target-frame-name="_top" xlink:show="replace"><text:span text:style-name="T29">tree search algorithms</text:span></text:a>.</text:p>
                        </text:list-item>
                      </text:list>
                    </text:list-item>
                    <text:list-item>
                      <text:p text:style-name="P30">Subclass:<text:span text:style-name="T31"><text:s/></text:span><text:a office:title="Game tree" xlink:href="https://en.wikipedia.org/wiki/Game_tree" office:target-frame-name="_top" xlink:show="replace"><text:span text:style-name="T32">Game Tree</text:span></text:a></text:p>
                      <text:list text:continue-numbering="true">
                        <text:list-item>
                          <text:p text:style-name="P33"><text:span text:style-name="T34">Nodes consist of all possible game situations that could result from the current situation</text:span></text:p>
                        </text:list-item>
                        <text:list-item>
                          <text:p text:style-name="P35"><text:span text:style-name="T36">Goal is to find the move that provides the best chance of a win, taking into account all possible moves of the opponent.</text:span></text:p>
                        </text:list-item>
                        <text:list-item>
                          <text:p text:style-name="P37"><text:span text:style-name="T38">Similar problems occur when humans or machines have to make successive decisions whose outcomes are not entirely under one's control, such<text:s/></text:span>as in <text:span text:style-name="T39">robot g</text:span><text:span text:style-name="T40">uidance</text:span><text:span text:style-name="T41">.</text:span></text:p>
                        </text:list-item>
                        <text:list-item>
                          <text:p text:style-name="P42">A*</text:p>
                        </text:list-item>
                        <text:list-item>
                          <text:p text:style-name="P43">D*</text:p>
                        </text:list-item>
                      </text:list>
                    </text:list-item>
                  </text:list>
                </text:list-item>
              </text:list>
            </text:list-item>
            <text:list-item>
              <text:p text:style-name="P44">… For sub-structures of a given structure</text:p>
              <text:list text:continue-numbering="true">
                <text:list-item>
                  <text:p text:style-name="P45">Wikipedia definition:</text:p>
                  <text:list text:continue-numbering="true">
                    <text:list-item>
                      <text:p text:style-name="P46">Algorithms that look for a specific sub-structure of a given <text:a office:title="Discrete mathematics" xlink:href="https://en.wikipedia.org/wiki/Discrete_mathematics" office:target-frame-name="_top" xlink:show="replace"><text:span text:style-name="Hyperlink">discrete structure</text:span></text:a>.</text:p>
                    </text:list-item>
                    <text:list-item>
                      <text:p text:style-name="P47">Usually formulated and solved in a more abstract setting where the internal representation is not explicitly mentioned.</text:p>
                    </text:list-item>
                    <text:list-item>
                      <text:p text:style-name="P48">Subclass:<text:s/><text:a office:title="List of algorithms" xlink:href="https://en.wikipedia.org/wiki/List_of_algorithms#Graph_algorithms" office:target-frame-name="_top" xlink:show="replace"><text:span text:style-name="Hyperlink">graph algorithms</text:span></text:a></text:p>
                      <text:list text:continue-numbering="true">
                        <text:list-item>
                          <text:p text:style-name="P49">Dijkstra’s Algorithm</text:p>
                        </text:list-item>
                        <text:list-item>
                          <text:p text:style-name="P50">Kruskal’s Algorithm</text:p>
                        </text:list-item>
                        <text:list-item>
                          <text:p text:style-name="P51">Nearest Neighbour</text:p>
                        </text:list-item>
                        <text:list-item>
                          <text:p text:style-name="P52">Prim’s Algorithm</text:p>
                        </text:list-item>
                      </text:list>
                    </text:list-item>
                  </text:list>
                </text:list-item>
              </text:list>
            </text:list-item>
          </text:list>
        </text:list-item>
        <text:list-item>
          <text:p text:style-name="P53">Network generation algorithms</text:p>
          <text:list text:continue-numbering="true">
            <text:list-item>
              <text:p text:style-name="P54">Probabilistic Roadmap</text:p>
            </text:list-item>
            <text:list-item>
              <text:p text:style-name="P55">Rapidly exploring random tree.</text:p>
            </text:list-item>
          </text:list>
        </text:list-item>
        <text:list-item>
          <text:p text:style-name="P56">Navigation Meshes</text:p>
          <text:list text:continue-numbering="true">
            <text:list-item>
              <text:p text:style-name="P57">Mesh of non-concave polygons that represent navigable areas</text:p>
            </text:list-item>
            <text:list-item>
              <text:p text:style-name="P58">Each polygon uses a set of nodes for each edge shared with other polygons as well as vertices. Number of nodes on each edge depends on required performance.</text:p>
            </text:list-item>
            <text:list-item>
              <text:p text:style-name="P59">All nodes for a polygon implicitly have connections to every other node of the polygon.</text:p>
            </text:list-item>
            <text:list-item>
              <text:p text:style-name="P60">Nodes can also be implicitly contained to be used as a start/end point for navigation.</text:p>
            </text:list-item>
            <text:list-item>
              <text:p text:style-name="P61">Pathing can be smoothed if there exists line-of-sight between multiple nodes in a series.</text:p>
            </text:list-item>
          </text:list>
        </text:list-item>
        <text:list-item>
          <text:p text:style-name="P62">Map hierarchy</text:p>
          <text:list text:continue-numbering="true">
            <text:list-item>
              <text:p text:style-name="P63">Maps may make use of sub-maps.</text:p>
            </text:list-item>
            <text:list-item>
              <text:p text:style-name="P64">Submaps are only considered in pathing if navigating into/out of a sub-map is required, otherwise only high-level maps are considered to save processing.</text:p>
            </text:list-item>
            <text:list-item>
              <text:p text:style-name="P65">If the start and end points are in only in one sub-map only that submap is considered.</text:p>
            </text:list-item>
            <text:list-item>
              <text:p text:style-name="P66">Similar thought process for Motorways&gt;Major roads&gt; Minor roads.</text:p>
            </text:list-item>
          </text:list>
        </text:list-item>
      </text:list>
      <text:h text:style-name="Heading1" text:outline-level="1">Node Structure</text:h>
      <text:list text:style-name="LFO7" text:continue-numbering="true">
        <text:list-item>
          <text:p text:style-name="P67">Each node:</text:p>
        </text:list-item>
        <text:list-item>
          <text:p text:style-name="P68">Geographical position (X,Y), 4-8 bytes<text:s/>per, 16 bytes max.</text:p>
        </text:list-item>
        <text:list-item>
          <text:p text:style-name="P69">Connections (Node*[])<text:s/>8<text:s/>bytes per</text:p>
        </text:list-item>
      </text:list>
      <text:h text:style-name="Heading1" text:outline-level="1">A* Navigation</text:h>
      <text:list text:style-name="LFO6" text:continue-numbering="true">
        <text:list-item>
          <text:p text:style-name="P70">Improves on<text:s/>Dijkstra’s Algorithm<text:s/>with the ability to<text:s/>use heuristics</text:p>
          <text:list text:continue-numbering="true">
            <text:list-item>
              <text:p text:style-name="P71">Similar to Greedy best-first search, in that it<text:s/>favours points nearer the goal.</text:p>
            </text:list-item>
            <text:list-item>
              <text:p text:style-name="P72">Similar to Dijkstra’s Algorithm, in that it favours points nearer the start.</text:p>
            </text:list-item>
          </text:list>
        </text:list-item>
        <text:list-item>
          <text:p text:style-name="P73">Best-case and<text:s/>Worst-case performance:<text:s/>O(|E|)=O(b<text:span text:style-name="T74">d</text:span>)</text:p>
          <text:list text:continue-numbering="true">
            <text:list-item>
              <text:p text:style-name="P75">May be unsuitable for use with<text:s/>the Arduino due to available memory.<text:s/>Using<text:s/>appropriate submaps could alleviate the memory requirement.</text:p>
            </text:list-item>
          </text:list>
        </text:list-item>
      </text:list>
      <text:h text:style-name="Heading1" text:outline-level="1">D* Navigation</text:h>
      <text:list text:style-name="LFO8" text:continue-numbering="true">
        <text:list-item>
          <text:p text:style-name="P76">Based on A*, with the exception of D* Lite.</text:p>
        </text:list-item>
        <text:list-item>
          <text:p text:style-name="P77">Similar behaviour<text:s/>to A* but can handle dynamically changing environments.</text:p>
        </text:list-item>
        <text:list-item>
          <text:p text:style-name="P78">Will effectively recalculate a route if an obstruction is found on the original path.</text:p>
        </text:list-item>
        <text:list-item>
          <text:p text:style-name="P79">“D* Lite can be used to solve the goal-directed navigation problem in unknown terrain”</text:p>
        </text:list-item>
      </text:list>
      <text:h text:style-name="Heading1" text:outline-level="1">Dijkstra’s Algorithm</text:h>
      <text:list text:style-name="LFO9" text:continue-numbering="true">
        <text:list-item>
          <text:p text:style-name="P80">Well suited for node-based navigation.</text:p>
        </text:list-item>
      </text:list>
      <text:soft-page-break/>
      <text:h text:style-name="Heading1" text:outline-level="1">Navigation Mesh Integration</text:h>
      <text:p text:style-name="Normal"><draw:g draw:name="Canvas 18" draw:id="id20" draw:style-name="a21" text:anchor-type="as-char"><svg:title/><svg:desc/><draw:custom-shape svg:x="0.03937in" svg:y="0.03955in" svg:width="5.71827in" svg:height="0.09375in" draw:id="id0" draw:style-name="a0" draw:name="Rectangle 10"><svg:title/><svg:desc/><draw:enhanced-geometry draw:type="non-primitive" svg:viewBox="0 0 21600 21600" draw:enhanced-path="M 0 0 L 21600 0 21600 21600 0 21600 Z N"/></draw:custom-shape><draw:custom-shape svg:width="2.87507in" svg:height="0.09375in" draw:id="id1" draw:style-name="a1" draw:transform="translate(-1.43753in -0.04687in) rotate(-1.5708) translate(5.71029in 2.8087in)" draw:name="Rectangle 11"><svg:title/><svg:desc/><draw:enhanced-geometry draw:type="non-primitive" svg:viewBox="0 0 21600 21600" draw:enhanced-path="M 0 0 L 21600 0 21600 21600 0 21600 Z N"/></draw:custom-shape><draw:custom-shape svg:width="3.36778in" svg:height="0.09306in" draw:id="id2" draw:style-name="a2" draw:transform="translate(-1.68389in -0.04653in) rotate(-1.5708) translate(0.08588in 1.72321in)" draw:name="Rectangle 12"><svg:title/><svg:desc/><draw:enhanced-geometry draw:type="non-primitive" svg:viewBox="0 0 21600 21600" draw:enhanced-path="M 0 0 L 21600 0 21600 21600 0 21600 Z N"/></draw:custom-shape><draw:custom-shape svg:x="0.03937in" svg:y="4.15331in" svg:width="5.71827in" svg:height="0.09306in" draw:id="id3" draw:style-name="a3" draw:name="Rectangle 13"><svg:title/><svg:desc/><draw:enhanced-geometry draw:type="non-primitive" svg:viewBox="0 0 21600 21600" draw:enhanced-path="M 0 0 L 21600 0 21600 21600 0 21600 Z N"/></draw:custom-shape><draw:custom-shape svg:width="2.11327in" svg:height="0.09236in" draw:id="id4" draw:style-name="a4" draw:transform="translate(-1.05664in -0.04618in) rotate(-1.5708) translate(1.49004in 3.1898in)" draw:name="Rectangle 14"><svg:title/><svg:desc/><draw:enhanced-geometry draw:type="non-primitive" svg:viewBox="0 0 21600 21600" draw:enhanced-path="M 0 0 L 21600 0 21600 21600 0 21600 Z N"/></draw:custom-shape><draw:custom-shape svg:width="2.11302in" svg:height="0.09167in" draw:id="id5" draw:style-name="a5" draw:transform="translate(-1.05651in -0.04583in) rotate(-1.5708) translate(4.70371in 1.09625in)" draw:name="Rectangle 15"><svg:title/><svg:desc/><draw:enhanced-geometry draw:type="non-primitive" svg:viewBox="0 0 21600 21600" draw:enhanced-path="M 0 0 L 21600 0 21600 21600 0 21600 Z N"/></draw:custom-shape><draw:custom-shape svg:x="3.87932in" svg:y="2.13262in" svg:width="1.07619in" svg:height="0.09306in" draw:id="id6" draw:style-name="a6" draw:name="Rectangle 16"><svg:title/><svg:desc/><draw:enhanced-geometry draw:type="non-primitive" svg:viewBox="0 0 21600 21600" draw:enhanced-path="M 0 0 L 21600 0 21600 21600 0 21600 Z N"/></draw:custom-shape><draw:custom-shape svg:x="1.44386in" svg:y="2.13227in" svg:width="1.40082in" svg:height="0.09236in" draw:id="id7" draw:style-name="a7" draw:name="Rectangle 17"><svg:title/><svg:desc/><draw:enhanced-geometry draw:type="non-primitive" svg:viewBox="0 0 21600 21600" draw:enhanced-path="M 0 0 L 21600 0 21600 21600 0 21600 Z N"/></draw:custom-shape><draw:g draw:name="Group 76" draw:id="id14"><svg:title/><svg:desc/><draw:custom-shape svg:width="0.14214in" svg:height="0.19943in" draw:id="id8" draw:style-name="a8" draw:transform="translate(-0.07107in -0.09972in) rotate(-1.02625) translate(0.48677in 3.76727in)" draw:name="Rectangle 70"><svg:title/><svg:desc/><draw:enhanced-geometry draw:type="non-primitive" svg:viewBox="0 0 21600 21600" draw:enhanced-path="M 0 0 L 21600 0 21600 21600 0 21600 Z N"/></draw:custom-shape><draw:custom-shape svg:width="0.02546in" svg:height="0.05516in" draw:id="id9" draw:style-name="a9" draw:transform="translate(-0.01273in -0.02758in) rotate(-1.02625) translate(0.48873in 3.66812in)" draw:name="Rectangle 71"><svg:title/><svg:desc/><draw:enhanced-geometry draw:type="non-primitive" svg:viewBox="0 0 21600 21600" draw:enhanced-path="M 0 0 L 21600 0 21600 21600 0 21600 Z N"/></draw:custom-shape><draw:custom-shape svg:width="0.0254in" svg:height="0.05503in" draw:id="id10" draw:style-name="a10" draw:transform="translate(-0.0127in -0.02751in) rotate(-1.02625) translate(0.57557in 3.81164in)" draw:name="Rectangle 72"><svg:title/><svg:desc/><draw:enhanced-geometry draw:type="non-primitive" svg:viewBox="0 0 21600 21600" draw:enhanced-path="M 0 0 L 21600 0 21600 21600 0 21600 Z N"/></draw:custom-shape><draw:custom-shape svg:width="0.0254in" svg:height="0.05503in" draw:id="id11" draw:style-name="a11" draw:transform="translate(-0.0127in -0.02751in) rotate(-1.02625) translate(0.40803in 3.71702in)" draw:name="Rectangle 73"><svg:title/><svg:desc/><draw:enhanced-geometry draw:type="non-primitive" svg:viewBox="0 0 21600 21600" draw:enhanced-path="M 0 0 L 21600 0 21600 21600 0 21600 Z N"/></draw:custom-shape><draw:custom-shape svg:width="0.02507in" svg:height="0.05503in" draw:id="id12" draw:style-name="a12" draw:transform="translate(-0.01253in -0.02751in) rotate(-1.02625) translate(0.49499in 3.8606in)" draw:name="Rectangle 74"><svg:title/><svg:desc/><draw:enhanced-geometry draw:type="non-primitive" svg:viewBox="0 0 21600 21600" draw:enhanced-path="M 0 0 L 21600 0 21600 21600 0 21600 Z N"/></draw:custom-shape><draw:custom-shape svg:width="0.14212in" svg:height="0.02344in" draw:id="id13" draw:style-name="a13" draw:transform="translate(-0.07106in -0.01172in) rotate(-1.02625) translate(0.58207in 3.70952in)" draw:name="Rectangle 75"><svg:title/><svg:desc/><draw:enhanced-geometry draw:type="non-primitive" svg:viewBox="0 0 21600 21600" draw:enhanced-path="M 0 0 L 21600 0 21600 21600 0 21600 Z N"/></draw:custom-shape></draw:g><draw:connector draw:type="line" svg:x1="0.07692in" svg:y1="3.77726in" svg:x2="0.2707in" svg:y2="3.77726in" draw:id="id15" draw:style-name="a15" draw:name="Straight Arrow Connector 77"><svg:title/><svg:desc/></draw:connector><draw:connector draw:type="line" svg:x1="5.53483in" svg:y1="0.97458in" svg:x2="5.72856in" svg:y2="0.97458in" draw:id="id16" draw:style-name="a17" draw:name="Straight Arrow Connector 78"><svg:title/><svg:desc/></draw:connector><draw:custom-shape svg:width="0.58419in" svg:height="0.08736in" draw:id="id17" draw:style-name="a18" draw:transform="translate(-0.29209in -0.04368in) rotate(-1.5708) translate(5.713in 0.33188in)" draw:name="Rectangle 79"><svg:title/><svg:desc/><draw:enhanced-geometry draw:type="non-primitive" svg:viewBox="0 0 21600 21600" draw:enhanced-path="M 0 0 L 21600 0 21600 21600 0 21600 Z N"/></draw:custom-shape><draw:custom-shape svg:x="2.28246in" svg:y="0.44119in" svg:width="0.10346in" svg:height="0.10417in" draw:id="id18" draw:style-name="a19" draw:name="Oval 156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10168in" svg:y="3.71453in" svg:width="0.10277in" svg:height="0.10417in" draw:id="id19" draw:style-name="a20" draw:name="Oval 156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text:p>
      <text:soft-page-break/>
      <text:p text:style-name="Normal"><draw:g draw:name="Canvas 1" draw:id="id76" draw:style-name="a79" text:anchor-type="as-char"><svg:title/><svg:desc/><draw:custom-shape svg:x="0.03937in" svg:y="0.03955in" svg:width="5.71827in" svg:height="0.09375in" draw:id="id21" draw:style-name="a22" draw:name="Rectangle 2"><svg:title/><svg:desc/><draw:enhanced-geometry draw:type="non-primitive" svg:viewBox="0 0 21600 21600" draw:enhanced-path="M 0 0 L 21600 0 21600 21600 0 21600 Z N"/></draw:custom-shape><draw:custom-shape svg:x="0.03937in" svg:y="4.15331in" svg:width="5.71827in" svg:height="0.09306in" draw:id="id22" draw:style-name="a23" draw:name="Rectangle 5"><svg:title/><svg:desc/><draw:enhanced-geometry draw:type="non-primitive" svg:viewBox="0 0 21600 21600" draw:enhanced-path="M 0 0 L 21600 0 21600 21600 0 21600 Z N"/></draw:custom-shape><draw:custom-shape svg:width="2.11327in" svg:height="0.09236in" draw:id="id23" draw:style-name="a24" draw:transform="translate(-1.05664in -0.04618in) rotate(-1.5708) translate(1.49004in 3.1898in)" draw:name="Rectangle 6"><svg:title/><svg:desc/><draw:enhanced-geometry draw:type="non-primitive" svg:viewBox="0 0 21600 21600" draw:enhanced-path="M 0 0 L 21600 0 21600 21600 0 21600 Z N"/></draw:custom-shape><draw:custom-shape svg:width="2.11302in" svg:height="0.09167in" draw:id="id24" draw:style-name="a25" draw:transform="translate(-1.05651in -0.04583in) rotate(-1.5708) translate(4.70371in 1.09625in)" draw:name="Rectangle 7"><svg:title/><svg:desc/><draw:enhanced-geometry draw:type="non-primitive" svg:viewBox="0 0 21600 21600" draw:enhanced-path="M 0 0 L 21600 0 21600 21600 0 21600 Z N"/></draw:custom-shape><draw:custom-shape svg:x="3.87932in" svg:y="2.13262in" svg:width="1.07619in" svg:height="0.09306in" draw:id="id25" draw:style-name="a26" draw:name="Rectangle 8"><svg:title/><svg:desc/><draw:enhanced-geometry draw:type="non-primitive" svg:viewBox="0 0 21600 21600" draw:enhanced-path="M 0 0 L 21600 0 21600 21600 0 21600 Z N"/></draw:custom-shape><draw:custom-shape svg:x="1.44386in" svg:y="2.13227in" svg:width="1.40082in" svg:height="0.09236in" draw:id="id26" draw:style-name="a27" draw:name="Rectangle 9"><svg:title/><svg:desc/><draw:enhanced-geometry draw:type="non-primitive" svg:viewBox="0 0 21600 21600" draw:enhanced-path="M 0 0 L 21600 0 21600 21600 0 21600 Z N"/></draw:custom-shape><draw:custom-shape svg:x="0.22219in" svg:y="2.04167in" svg:width="1.13185in" svg:height="2.02083in" draw:id="id27" draw:style-name="a28" draw:name="Rectangle 19"><svg:title/><svg:desc/><draw:enhanced-geometry draw:type="non-primitive" svg:viewBox="0 0 21600 21600" draw:enhanced-path="M 0 0 L 21600 0 21600 21600 0 21600 Z N"/></draw:custom-shape><draw:custom-shape svg:x="0.22216in" svg:y="0.2229in" svg:width="4.33994in" svg:height="1.81877in" draw:id="id28" draw:style-name="a29" draw:name="Rectangle 20"><svg:title/><svg:desc/><draw:enhanced-geometry draw:type="non-primitive" svg:viewBox="0 0 21600 21600" draw:enhanced-path="M 0 0 L 21600 0 21600 21600 0 21600 Z N"/></draw:custom-shape><draw:custom-shape svg:x="1.63167in" svg:y="2.30556in" svg:width="3.94536in" svg:height="1.75694in" draw:id="id29" draw:style-name="a30" draw:name="Rectangle 21"><svg:title/><svg:desc/><draw:enhanced-geometry draw:type="non-primitive" svg:viewBox="0 0 21600 21600" draw:enhanced-path="M 0 0 L 21600 0 21600 21600 0 21600 Z N"/></draw:custom-shape><draw:custom-shape svg:x="4.83252in" svg:y="0.2229in" svg:width="0.74338in" svg:height="1.81877in" draw:id="id30" draw:style-name="a31" draw:name="Rectangle 22"><svg:title/><svg:desc/><draw:enhanced-geometry draw:type="non-primitive" svg:viewBox="0 0 21600 21600" draw:enhanced-path="M 0 0 L 21600 0 21600 21600 0 21600 Z N"/></draw:custom-shape><draw:custom-shape svg:x="2.94586in" svg:y="2.04167in" svg:width="0.85194in" svg:height="0.26389in" draw:id="id31" draw:style-name="a32" draw:name="Rectangle 23"><svg:title/><svg:desc/><draw:enhanced-geometry draw:type="non-primitive" svg:viewBox="0 0 21600 21600" draw:enhanced-path="M 0 0 L 21600 0 21600 21600 0 21600 Z N"/></draw:custom-shape><draw:custom-shape svg:x="5.04124in" svg:y="2.04167in" svg:width="0.53381in" svg:height="0.26389in" draw:id="id32" draw:style-name="a33" draw:name="Rectangle 24"><svg:title/><svg:desc/><draw:enhanced-geometry draw:type="non-primitive" svg:viewBox="0 0 21600 21600" draw:enhanced-path="M 0 0 L 21600 0 21600 21600 0 21600 Z N"/></draw:custom-shape><draw:custom-shape svg:x="0.17349in" svg:y="0.17361in" svg:width="0.09721in" svg:height="0.09722in" draw:id="id33" draw:style-name="a34" draw:name="Cross 25"><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4.50417in" svg:y="0.17361in" svg:width="0.09652in" svg:height="0.09722in" draw:id="id34" draw:style-name="a35" draw:name="Cross 26"><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4.5038in" svg:y="1.98418in" svg:width="0.09652in" svg:height="0.09722in" draw:id="id35" draw:style-name="a36" draw:name="Cross 27"><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3.74405in" svg:y="1.98418in" svg:width="0.09652in" svg:height="0.09722in" draw:id="id36" draw:style-name="a37" draw:name="Cross 28"><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2.89344in" svg:y="1.99257in" svg:width="0.09652in" svg:height="0.09722in" draw:id="id37" draw:style-name="a38" draw:name="Cross 29"><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1.53611in" svg:y="0.17361in" svg:width="0.09652in" svg:height="0.09722in" draw:id="id38" draw:style-name="a39" draw:name="Cross 30"><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3.18301in" svg:y="0.17361in" svg:width="0.09652in" svg:height="0.09722in" draw:id="id39" draw:style-name="a40" draw:name="Cross 31"><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3.87902in" svg:y="0.17361in" svg:width="0.09652in" svg:height="0.09722in" draw:id="id40" draw:style-name="a41" draw:name="Cross 32"><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3.52235in" svg:y="0.16574in" svg:width="0.09652in" svg:height="0.09722in" draw:id="id41" draw:style-name="a42" draw:name="Cross 33"><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4.50979in" svg:y="1.81224in" svg:width="0.09652in" svg:height="0.09722in" draw:id="id42" draw:style-name="a43" draw:name="Cross 34"><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4.15125in" svg:y="1.98923in" svg:width="0.09652in" svg:height="0.09722in" draw:id="id43" draw:style-name="a44" draw:name="Cross 35"><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1.29177in" svg:y="1.99257in" svg:width="0.09652in" svg:height="0.09722in" draw:id="id44" draw:style-name="a45" draw:name="Cross 36"><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2.06546in" svg:y="1.98923in" svg:width="0.09652in" svg:height="0.09722in" draw:id="id45" draw:style-name="a46" draw:name="Cross 37"><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1.29173in" svg:y="4.01586in" svg:width="0.09652in" svg:height="0.09722in" draw:id="id46" draw:style-name="a47" draw:name="Cross 38"><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0.1742in" svg:y="4.01586in" svg:width="0.09652in" svg:height="0.09722in" draw:id="id47" draw:style-name="a48" draw:name="Cross 39"><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0.1742in" svg:y="2.2262in" svg:width="0.09652in" svg:height="0.09722in" draw:id="id48" draw:style-name="a49" draw:name="Cross 40"><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0.17349in" svg:y="3.73531in" svg:width="0.09652in" svg:height="0.09722in" draw:id="id49" draw:style-name="a50" draw:name="Cross 41"><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0.17272in" svg:y="2.87106in" svg:width="0.09652in" svg:height="0.09722in" draw:id="id50" draw:style-name="a51" draw:name="Cross 42"><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1.29167in" svg:y="2.99776in" svg:width="0.09652in" svg:height="0.09722in" draw:id="id51" draw:style-name="a52" draw:name="Cross 43"><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0.17272in" svg:y="0.99323in" svg:width="0.09652in" svg:height="0.09722in" draw:id="id52" draw:style-name="a53" draw:name="Cross 44"><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2.88916in" svg:y="2.25115in" svg:width="0.09652in" svg:height="0.09722in" draw:id="id53" draw:style-name="a54" draw:name="Cross 45"><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1.58586in" svg:y="2.25115in" svg:width="0.09652in" svg:height="0.09722in" draw:id="id54" draw:style-name="a55" draw:name="Cross 46"><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1.58574in" svg:y="4.01586in" svg:width="0.09652in" svg:height="0.09722in" draw:id="id55" draw:style-name="a56" draw:name="Cross 47"><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5.52218in" svg:y="4.01586in" svg:width="0.09652in" svg:height="0.09722in" draw:id="id56" draw:style-name="a57" draw:name="Cross 48"><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3.74375in" svg:y="2.25115in" svg:width="0.09652in" svg:height="0.09722in" draw:id="id57" draw:style-name="a58" draw:name="Cross 49"><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4.99281in" svg:y="2.25115in" svg:width="0.09652in" svg:height="0.09722in" draw:id="id58" draw:style-name="a59" draw:name="Cross 50"><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4.99241in" svg:y="1.99257in" svg:width="0.09652in" svg:height="0.09722in" draw:id="id59" draw:style-name="a60" draw:name="Cross 51"><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4.78016in" svg:y="1.98418in" svg:width="0.09652in" svg:height="0.09722in" draw:id="id60" draw:style-name="a61" draw:name="Cross 52"><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4.35938in" svg:y="2.25115in" svg:width="0.09652in" svg:height="0.09722in" draw:id="id61" draw:style-name="a62" draw:name="Cross 53"><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3.2373in" svg:y="4.01586in" svg:width="0.09652in" svg:height="0.09722in" draw:id="id62" draw:style-name="a63" draw:name="Cross 54"><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3.7213in" svg:y="4.01586in" svg:width="0.09652in" svg:height="0.09722in" draw:id="id63" draw:style-name="a64" draw:name="Cross 55"><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4.78657in" svg:y="0.17361in" svg:width="0.09652in" svg:height="0.09722in" draw:id="id64" draw:style-name="a65" draw:name="Cross 56"><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5.51767in" svg:y="0.17361in" svg:width="0.09652in" svg:height="0.09722in" draw:id="id65" draw:style-name="a66" draw:name="Cross 57"><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5.51767in" svg:y="2.45477in" svg:width="0.09652in" svg:height="0.09722in" draw:id="id66" draw:style-name="a67" draw:name="Cross 58"><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5.51767in" svg:y="1.76246in" svg:width="0.09652in" svg:height="0.09722in" draw:id="id67" draw:style-name="a68" draw:name="Cross 59"><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5.53483in" svg:y="0.94913in" svg:width="0.09652in" svg:height="0.09722in" draw:id="id68" draw:style-name="a69" draw:name="Cross 60"><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width="3.36708in" svg:height="0.09306in" draw:id="id69" draw:style-name="a70" draw:transform="translate(-1.68354in -0.04653in) rotate(-1.5708) translate(0.08589in 1.72309in)" draw:name="Rectangle 104"><svg:title/><svg:desc/><draw:enhanced-geometry draw:type="non-primitive" svg:viewBox="0 0 21600 21600" draw:enhanced-path="M 0 0 L 21600 0 21600 21600 0 21600 Z N"/></draw:custom-shape><draw:connector draw:type="line" svg:x1="0.32613in" svg:y1="3.7799in" svg:x2="0.51986in" svg:y2="3.7799in" draw:id="id70" draw:style-name="a72" draw:name="Straight Arrow Connector 105"><svg:title/><svg:desc/></draw:connector><draw:custom-shape svg:width="2.87476in" svg:height="0.09306in" draw:id="id71" draw:style-name="a73" draw:transform="translate(-1.43738in -0.04653in) rotate(-1.5708) translate(5.71063in 2.80903in)" draw:name="Rectangle 106"><svg:title/><svg:desc/><draw:enhanced-geometry draw:type="non-primitive" svg:viewBox="0 0 21600 21600" draw:enhanced-path="M 0 0 L 21600 0 21600 21600 0 21600 Z N"/></draw:custom-shape><draw:custom-shape svg:width="0.58398in" svg:height="0.08681in" draw:id="id72" draw:style-name="a74" draw:transform="translate(-0.29199in -0.0434in) rotate(-1.5708) translate(5.71308in 0.33232in)" draw:name="Rectangle 107"><svg:title/><svg:desc/><draw:enhanced-geometry draw:type="non-primitive" svg:viewBox="0 0 21600 21600" draw:enhanced-path="M 0 0 L 21600 0 21600 21600 0 21600 Z N"/></draw:custom-shape><draw:connector draw:type="line" svg:x1="5.32467in" svg:y1="0.99323in" svg:x2="5.51771in" svg:y2="0.99323in" draw:id="id73" draw:style-name="a76" draw:name="Straight Arrow Connector 108"><svg:title/><svg:desc/></draw:connector><draw:custom-shape svg:x="2.28716in" svg:y="0.41405in" svg:width="0.10346in" svg:height="0.10417in" draw:id="id74" draw:style-name="a77" draw:name="Oval 156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10618in" svg:y="3.68948in" svg:width="0.10346in" svg:height="0.10417in" draw:id="id75" draw:style-name="a78" draw:name="Oval 156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g draw:name="Canvas 163" draw:id="id144" draw:style-name="a150" text:anchor-type="as-char"><svg:title/><svg:desc/><draw:custom-shape svg:x="0.22275in" svg:y="0.22277in" svg:width="5.34609in" svg:height="3.84653in" draw:id="id77" draw:style-name="a81" draw:name="Freeform: Shape 168"><svg:title/><svg:desc/><draw:enhanced-geometry draw:type="non-primitive" svg:viewBox="0 0 4888871 3517271" draw:enhanced-path="M 4527 3517271 L 1023042 3517271 1023042 1661311 2489703 1661311 2489703 1901228 1299172 1901228 1299172 3512745 4888871 3512745 4888871 4527 4214388 4527 4214388 1656784 4413564 1656784 4413564 1892174 3259247 1892174 3259247 1661311 3956364 1661311 3956364 0 0 0 4527 3517271 Z N" draw:text-areas="?f44 ?f46 ?f45 ?f47" draw:glue-points="?f26 ?f27 ?f28 ?f27 ?f28 ?f29 ?f30 ?f29 ?f30 ?f31 ?f32 ?f31 ?f32 ?f33 ?f34 ?f33 ?f34 ?f35 ?f36 ?f35 ?f36 ?f37 ?f38 ?f37 ?f38 ?f39 ?f40 ?f39 ?f40 ?f29 ?f41 ?f29 ?f41 ?f42 ?f43 ?f42 ?f26 ?f27"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88871"/><draw:equation draw:name="f7" draw:formula="?f4 / 3517271"/><draw:equation draw:name="f8" draw:formula="4527 * ?f5 / 4888871"/><draw:equation draw:name="f9" draw:formula="3517271 * ?f4 / 3517271"/><draw:equation draw:name="f10" draw:formula="1023042 * ?f5 / 4888871"/><draw:equation draw:name="f11" draw:formula="1661311 * ?f4 / 3517271"/><draw:equation draw:name="f12" draw:formula="2489703 * ?f5 / 4888871"/><draw:equation draw:name="f13" draw:formula="1901228 * ?f4 / 3517271"/><draw:equation draw:name="f14" draw:formula="1299172 * ?f5 / 4888871"/><draw:equation draw:name="f15" draw:formula="3512745 * ?f4 / 3517271"/><draw:equation draw:name="f16" draw:formula="4888871 * ?f5 / 4888871"/><draw:equation draw:name="f17" draw:formula="4527 * ?f4 / 3517271"/><draw:equation draw:name="f18" draw:formula="4214388 * ?f5 / 4888871"/><draw:equation draw:name="f19" draw:formula="1656784 * ?f4 / 3517271"/><draw:equation draw:name="f20" draw:formula="4413564 * ?f5 / 4888871"/><draw:equation draw:name="f21" draw:formula="1892174 * ?f4 / 3517271"/><draw:equation draw:name="f22" draw:formula="3259247 * ?f5 / 4888871"/><draw:equation draw:name="f23" draw:formula="3956364 * ?f5 / 4888871"/><draw:equation draw:name="f24" draw:formula="0 * ?f4 / 3517271"/><draw:equation draw:name="f25" draw:formula="0 * ?f5 / 4888871"/><draw:equation draw:name="f26" draw:formula="?f8 / ?f6"/><draw:equation draw:name="f27" draw:formula="?f9 / ?f7"/><draw:equation draw:name="f28" draw:formula="?f10 / ?f6"/><draw:equation draw:name="f29" draw:formula="?f11 / ?f7"/><draw:equation draw:name="f30" draw:formula="?f12 / ?f6"/><draw:equation draw:name="f31" draw:formula="?f13 / ?f7"/><draw:equation draw:name="f32" draw:formula="?f14 / ?f6"/><draw:equation draw:name="f33" draw:formula="?f15 / ?f7"/><draw:equation draw:name="f34" draw:formula="?f16 / ?f6"/><draw:equation draw:name="f35" draw:formula="?f17 / ?f7"/><draw:equation draw:name="f36" draw:formula="?f18 / ?f6"/><draw:equation draw:name="f37" draw:formula="?f19 / ?f7"/><draw:equation draw:name="f38" draw:formula="?f20 / ?f6"/><draw:equation draw:name="f39" draw:formula="?f21 / ?f7"/><draw:equation draw:name="f40" draw:formula="?f22 / ?f6"/><draw:equation draw:name="f41" draw:formula="?f23 / ?f6"/><draw:equation draw:name="f42" draw:formula="?f24 / ?f7"/><draw:equation draw:name="f43" draw:formula="?f25 / ?f6"/><draw:equation draw:name="f44" draw:formula="?f0 / ?f6"/><draw:equation draw:name="f45" draw:formula="?f1 / ?f6"/><draw:equation draw:name="f46" draw:formula="?f2 / ?f7"/><draw:equation draw:name="f47" draw:formula="?f3 / ?f7"/></draw:enhanced-geometry></draw:custom-shape><draw:custom-shape svg:x="0.03937in" svg:y="0.03955in" svg:width="5.71827in" svg:height="0.09375in" draw:id="id78" draw:style-name="a82" draw:name="Rectangle 110"><svg:title/><svg:desc/><draw:enhanced-geometry draw:type="non-primitive" svg:viewBox="0 0 21600 21600" draw:enhanced-path="M 0 0 L 21600 0 21600 21600 0 21600 Z N"/></draw:custom-shape><draw:custom-shape svg:x="0.03937in" svg:y="4.15331in" svg:width="5.71827in" svg:height="0.09306in" draw:id="id79" draw:style-name="a83" draw:name="Rectangle 111"><svg:title/><svg:desc/><draw:enhanced-geometry draw:type="non-primitive" svg:viewBox="0 0 21600 21600" draw:enhanced-path="M 0 0 L 21600 0 21600 21600 0 21600 Z N"/></draw:custom-shape><draw:custom-shape svg:width="2.11327in" svg:height="0.09236in" draw:id="id80" draw:style-name="a84" draw:transform="translate(-1.05664in -0.04618in) rotate(-1.5708) translate(1.49004in 3.1898in)" draw:name="Rectangle 112"><svg:title/><svg:desc/><draw:enhanced-geometry draw:type="non-primitive" svg:viewBox="0 0 21600 21600" draw:enhanced-path="M 0 0 L 21600 0 21600 21600 0 21600 Z N"/></draw:custom-shape><draw:custom-shape svg:width="2.11302in" svg:height="0.09167in" draw:id="id81" draw:style-name="a85" draw:transform="translate(-1.05651in -0.04583in) rotate(-1.5708) translate(4.70371in 1.09625in)" draw:name="Rectangle 113"><svg:title/><svg:desc/><draw:enhanced-geometry draw:type="non-primitive" svg:viewBox="0 0 21600 21600" draw:enhanced-path="M 0 0 L 21600 0 21600 21600 0 21600 Z N"/></draw:custom-shape><draw:custom-shape svg:x="3.87932in" svg:y="2.13262in" svg:width="1.07619in" svg:height="0.09306in" draw:id="id82" draw:style-name="a86" draw:name="Rectangle 114"><svg:title/><svg:desc/><draw:enhanced-geometry draw:type="non-primitive" svg:viewBox="0 0 21600 21600" draw:enhanced-path="M 0 0 L 21600 0 21600 21600 0 21600 Z N"/></draw:custom-shape><draw:custom-shape svg:x="1.44386in" svg:y="2.13227in" svg:width="1.40082in" svg:height="0.09236in" draw:id="id83" draw:style-name="a87" draw:name="Rectangle 115"><svg:title/><svg:desc/><draw:enhanced-geometry draw:type="non-primitive" svg:viewBox="0 0 21600 21600" draw:enhanced-path="M 0 0 L 21600 0 21600 21600 0 21600 Z N"/></draw:custom-shape><draw:custom-shape svg:x="0.17349in" svg:y="3.73531in" svg:width="0.09652in" svg:height="0.09722in" draw:id="id84" draw:style-name="a88" draw:name="Cross 138"><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5.53483in" svg:y="0.94913in" svg:width="0.09652in" svg:height="0.09722in" draw:id="id85" draw:style-name="a89" draw:name="Cross 157"><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width="3.36708in" svg:height="0.09306in" draw:id="id86" draw:style-name="a90" draw:transform="translate(-1.68354in -0.04653in) rotate(-1.5708) translate(0.08589in 1.72309in)" draw:name="Rectangle 158"><svg:title/><svg:desc/><draw:enhanced-geometry draw:type="non-primitive" svg:viewBox="0 0 21600 21600" draw:enhanced-path="M 0 0 L 21600 0 21600 21600 0 21600 Z N"/></draw:custom-shape><draw:connector draw:type="line" svg:x1="0.32613in" svg:y1="3.7799in" svg:x2="0.51986in" svg:y2="3.7799in" draw:id="id87" draw:style-name="a92" draw:name="Straight Arrow Connector 159"><svg:title/><svg:desc/></draw:connector><draw:custom-shape svg:width="2.87476in" svg:height="0.09306in" draw:id="id88" draw:style-name="a93" draw:transform="translate(-1.43738in -0.04653in) rotate(-1.5708) translate(5.71063in 2.80903in)" draw:name="Rectangle 160"><svg:title/><svg:desc/><draw:enhanced-geometry draw:type="non-primitive" svg:viewBox="0 0 21600 21600" draw:enhanced-path="M 0 0 L 21600 0 21600 21600 0 21600 Z N"/></draw:custom-shape><draw:custom-shape svg:width="0.58398in" svg:height="0.08681in" draw:id="id89" draw:style-name="a94" draw:transform="translate(-0.29199in -0.0434in) rotate(-1.5708) translate(5.71308in 0.33232in)" draw:name="Rectangle 161"><svg:title/><svg:desc/><draw:enhanced-geometry draw:type="non-primitive" svg:viewBox="0 0 21600 21600" draw:enhanced-path="M 0 0 L 21600 0 21600 21600 0 21600 Z N"/></draw:custom-shape><draw:connector draw:type="line" svg:x1="5.32467in" svg:y1="0.99323in" svg:x2="5.51771in" svg:y2="0.99323in" draw:id="id90" draw:style-name="a96" draw:name="Straight Arrow Connector 162"><svg:title/><svg:desc/></draw:connector><draw:connector draw:type="line" svg:x1="0.22268in" svg:y1="2.91967in" svg:x2="0.87861in" svg:y2="2.88926in" draw:id="id91" draw:style-name="a97" draw:name="Straight Connector 184"><svg:title/><svg:desc/></draw:connector><draw:connector draw:type="line" svg:x1="0.2227in" svg:y1="2.27481in" svg:x2="0.87905in" svg:y2="2.13316in" draw:id="id92" draw:style-name="a98" draw:name="Straight Connector 185"><svg:title/><svg:desc/></draw:connector><draw:connector draw:type="line" svg:x1="1.34136in" svg:y1="2.0396in" draw:start-shape="id77" draw:start-glue-point="6" svg:x2="1.06031in" svg:y2="1.11074in" draw:id="id93" draw:style-name="a99" draw:name="Straight Connector 186"><svg:title/><svg:desc/></draw:connector><draw:connector draw:type="line" svg:x1="1.06014in" svg:y1="1.11074in" svg:x2="0.2227in" svg:y2="1.04184in" draw:id="id94" draw:style-name="a100" draw:name="Straight Connector 187"><svg:title/><svg:desc/></draw:connector><draw:connector draw:type="line" svg:x1="1.06023in" svg:y1="1.11074in" svg:x2="1.58384in" svg:y2="0.22277in" draw:id="id95" draw:style-name="a101" draw:name="Straight Connector 188"><svg:title/><svg:desc/></draw:connector><draw:connector draw:type="line" svg:x1="1.06023in" svg:y1="1.11074in" svg:x2="2.51657in" svg:y2="1.11074in" draw:id="id96" draw:style-name="a102" draw:name="Straight Connector 189"><svg:title/><svg:desc/></draw:connector><draw:connector draw:type="line" svg:x1="2.51615in" svg:y1="1.11074in" svg:x2="3.23622in" svg:y2="0.22277in" draw:id="id97" draw:style-name="a103" draw:name="Straight Connector 190"><svg:title/><svg:desc/></draw:connector><draw:connector draw:type="line" svg:x1="2.51615in" svg:y1="1.11074in" svg:x2="2.09979in" svg:y2="2.0396in" draw:id="id98" draw:style-name="a104" draw:name="Straight Connector 191"><svg:title/><svg:desc/></draw:connector><draw:connector draw:type="line" svg:x1="3.17759in" svg:y1="1.65101in" svg:x2="2.94505in" svg:y2="2.0396in" draw:end-shape="id77" draw:end-glue-point="7" draw:id="id99" draw:style-name="a105" draw:name="Straight Connector 192"><svg:title/><svg:desc/></draw:connector><draw:connector draw:type="line" svg:x1="3.17679in" svg:y1="1.65101in" svg:x2="2.51636in" svg:y2="1.11074in" draw:id="id100" draw:style-name="a106" draw:name="Straight Connector 193"><svg:title/><svg:desc/></draw:connector><draw:connector draw:type="line" svg:x1="3.59in" svg:y1="0.7953in" svg:x2="3.17732in" svg:y2="1.65101in" draw:id="id101" draw:style-name="a107" draw:name="Straight Connector 194"><svg:title/><svg:desc/></draw:connector><draw:connector draw:type="line" svg:x1="2.51593in" svg:y1="1.11074in" svg:x2="3.5894in" svg:y2="0.7953in" draw:id="id102" draw:style-name="a108" draw:name="Straight Connector 195"><svg:title/><svg:desc/></draw:connector><draw:connector draw:type="line" svg:x1="3.57001in" svg:y1="0.22277in" svg:x2="3.5885in" svg:y2="0.7953in" draw:id="id103" draw:style-name="a109" draw:name="Straight Connector 196"><svg:title/><svg:desc/></draw:connector><draw:connector draw:type="line" svg:x1="3.5897in" svg:y1="1.70134in" svg:x2="3.17732in" svg:y2="1.65101in" draw:id="id104" draw:style-name="a110" draw:name="Straight Connector 197"><svg:title/><svg:desc/></draw:connector><draw:connector draw:type="line" svg:x1="3.78649in" svg:y1="2.0396in" draw:start-shape="id77" draw:start-glue-point="18" svg:x2="3.5894in" svg:y2="1.70134in" draw:id="id105" draw:style-name="a111" draw:name="Straight Connector 198"><svg:title/><svg:desc/></draw:connector><draw:connector draw:type="line" svg:x1="4.10368in" svg:y1="1.39597in" svg:x2="3.5882in" svg:y2="1.70134in" draw:id="id106" draw:style-name="a112" draw:name="Straight Connector 199"><svg:title/><svg:desc/></draw:connector><draw:connector draw:type="line" svg:x1="4.10265in" svg:y1="1.39597in" svg:x2="4.19881in" svg:y2="2.0396in" draw:id="id107" draw:style-name="a113" draw:name="Straight Connector 200"><svg:title/><svg:desc/></draw:connector><draw:connector draw:type="line" svg:x1="4.10265in" svg:y1="1.39597in" svg:x2="4.54996in" svg:y2="1.85968in" draw:id="id108" draw:style-name="a114" draw:name="Straight Connector 201"><svg:title/><svg:desc/></draw:connector><draw:connector draw:type="line" svg:x1="4.13053in" svg:y1="0.8792in" svg:x2="3.5879in" svg:y2="0.7953in" draw:id="id109" draw:style-name="a115" draw:name="Straight Connector 202"><svg:title/><svg:desc/></draw:connector><draw:connector draw:type="line" svg:x1="4.12949in" svg:y1="0.8792in" svg:x2="4.10231in" svg:y2="1.39597in" draw:id="id110" draw:style-name="a116" draw:name="Straight Connector 203"><svg:title/><svg:desc/></draw:connector><draw:connector draw:type="line" svg:x1="4.13018in" svg:y1="0.8792in" svg:x2="4.54874in" svg:y2="0.22277in" draw:end-shape="id77" draw:end-glue-point="20" draw:id="id111" draw:style-name="a117" draw:name="Straight Connector 204"><svg:title/><svg:desc/></draw:connector><draw:connector draw:type="line" svg:x1="4.12983in" svg:y1="0.8792in" svg:x2="3.92662in" svg:y2="0.22277in" draw:id="id112" draw:style-name="a118" draw:name="Straight Connector 205"><svg:title/><svg:desc/></draw:connector><draw:connector draw:type="line" svg:x1="0.87897in" svg:y1="2.13316in" svg:x2="0.87868in" svg:y2="2.88926in" draw:id="id113" draw:style-name="a119" draw:name="Straight Connector 206"><svg:title/><svg:desc/></draw:connector><draw:connector draw:type="line" svg:x1="0.87897in" svg:y1="2.13316in" svg:x2="1.34136in" svg:y2="2.0396in" draw:end-shape="id77" draw:end-glue-point="6" draw:id="id114" draw:style-name="a120" draw:name="Straight Connector 207"><svg:title/><svg:desc/></draw:connector><draw:connector draw:type="line" svg:x1="0.87897in" svg:y1="2.88926in" svg:x2="1.34143in" svg:y2="3.06711in" draw:id="id115" draw:style-name="a121" draw:name="Straight Connector 208"><svg:title/><svg:desc/></draw:connector><draw:connector draw:type="line" svg:x1="3.36213in" svg:y1="2.61074in" svg:x2="3.78649in" svg:y2="2.29208in" draw:end-shape="id77" draw:end-glue-point="17" draw:id="id116" draw:style-name="a122" draw:name="Straight Connector 209"><svg:title/><svg:desc/></draw:connector><draw:connector draw:type="line" svg:x1="3.36185in" svg:y1="2.61074in" svg:x2="2.94505in" svg:y2="2.30198in" draw:end-shape="id77" draw:end-glue-point="8" draw:id="id117" draw:style-name="a123" draw:name="Straight Connector 210"><svg:title/><svg:desc/></draw:connector><draw:connector draw:type="line" svg:x1="2.38235in" svg:y1="3.48658in" svg:x2="2.38235in" svg:y2="2.85906in" draw:id="id118" draw:style-name="a124" draw:name="Straight Connector 211"><svg:title/><svg:desc/></draw:connector><draw:connector draw:type="line" svg:x1="3.29167in" svg:y1="3.48658in" svg:x2="2.38215in" svg:y2="3.48658in" draw:id="id119" draw:style-name="a125" draw:name="Straight Connector 213"><svg:title/><svg:desc/></draw:connector><draw:connector draw:type="line" svg:x1="2.38215in" svg:y1="2.85906in" svg:x2="2.94505in" svg:y2="2.30198in" draw:end-shape="id77" draw:end-glue-point="8" draw:id="id120" draw:style-name="a126" draw:name="Straight Connector 214"><svg:title/><svg:desc/></draw:connector><draw:connector draw:type="line" svg:x1="2.38195in" svg:y1="2.85906in" svg:x2="1.64329in" svg:y2="2.30198in" draw:end-shape="id77" draw:end-glue-point="9" draw:id="id121" draw:style-name="a127" draw:name="Straight Connector 215"><svg:title/><svg:desc/></draw:connector><draw:connector draw:type="line" svg:x1="1.64329in" svg:y1="4.06436in" draw:start-shape="id77" draw:start-glue-point="10" svg:x2="2.38215in" svg:y2="3.48658in" draw:id="id122" draw:style-name="a128" draw:name="Straight Connector 216"><svg:title/><svg:desc/></draw:connector><draw:connector draw:type="line" svg:x1="3.2914in" svg:y1="3.48658in" svg:x2="3.36185in" svg:y2="2.61074in" draw:id="id123" draw:style-name="a129" draw:name="Straight Connector 217"><svg:title/><svg:desc/></draw:connector><draw:connector draw:type="line" svg:x1="3.29084in" svg:y1="3.48658in" svg:x2="3.28501in" svg:y2="4.06931in" draw:id="id124" draw:style-name="a130" draw:name="Straight Connector 218"><svg:title/><svg:desc/></draw:connector><draw:connector draw:type="line" svg:x1="3.29057in" svg:y1="3.48658in" svg:x2="3.78586in" svg:y2="4.06436in" draw:id="id125" draw:style-name="a131" draw:name="Straight Connector 219"><svg:title/><svg:desc/></draw:connector><draw:connector draw:type="line" svg:x1="4.10197in" svg:y1="2.91967in" svg:x2="4.90227in" svg:y2="2.99664in" draw:id="id126" draw:style-name="a132" draw:name="Straight Connector 220"><svg:title/><svg:desc/></draw:connector><draw:connector draw:type="line" svg:x1="4.65748in" svg:y1="3.6745in" svg:x2="4.12914in" svg:y2="3.59396in" draw:id="id127" draw:style-name="a133" draw:name="Straight Connector 221"><svg:title/><svg:desc/></draw:connector><draw:connector draw:type="line" svg:x1="3.78618in" svg:y1="4.06436in" svg:x2="4.12845in" svg:y2="3.59396in" draw:id="id128" draw:style-name="a134" draw:name="Straight Connector 222"><svg:title/><svg:desc/></draw:connector><draw:connector draw:type="line" svg:x1="3.78649in" svg:y1="2.29208in" draw:start-shape="id77" draw:start-glue-point="17" svg:x2="4.103in" svg:y2="2.91967in" draw:id="id129" draw:style-name="a135" draw:name="Straight Connector 223"><svg:title/><svg:desc/></draw:connector><draw:connector draw:type="line" svg:x1="3.29029in" svg:y1="3.48658in" svg:x2="4.103in" svg:y2="2.91967in" draw:id="id130" draw:style-name="a136" draw:name="Straight Connector 224"><svg:title/><svg:desc/></draw:connector><draw:connector draw:type="line" svg:x1="4.12983in" svg:y1="3.59396in" svg:x2="4.10162in" svg:y2="2.91967in" draw:id="id131" draw:style-name="a137" draw:name="Straight Connector 225"><svg:title/><svg:desc/></draw:connector><draw:connector draw:type="line" svg:x1="4.90145in" svg:y1="2.99665in" svg:x2="4.4069in" svg:y2="2.29208in" draw:id="id132" draw:style-name="a138" draw:name="Straight Connector 226"><svg:title/><svg:desc/></draw:connector><draw:connector draw:type="line" svg:x1="4.65709in" svg:y1="3.6745in" svg:x2="4.90063in" svg:y2="2.99665in" draw:id="id133" draw:style-name="a139" draw:name="Straight Connector 227"><svg:title/><svg:desc/></draw:connector><draw:connector draw:type="line" svg:x1="4.65709in" svg:y1="3.6745in" svg:x2="5.56837in" svg:y2="4.06436in" draw:end-shape="id77" draw:end-glue-point="11" draw:id="id134" draw:style-name="a140" draw:name="Straight Connector 228"><svg:title/><svg:desc/></draw:connector><draw:connector draw:type="line" svg:x1="4.8994in" svg:y1="2.99665in" svg:x2="5.56791in" svg:y2="2.50338in" draw:id="id135" draw:style-name="a141" draw:name="Straight Connector 229"><svg:title/><svg:desc/></draw:connector><draw:connector draw:type="line" svg:x1="5.04866in" svg:y1="2.29208in" draw:start-shape="id77" draw:start-glue-point="16" svg:x2="5.56837in" svg:y2="2.50338in" draw:id="id136" draw:style-name="a142" draw:name="Straight Connector 230"><svg:title/><svg:desc/></draw:connector><draw:connector draw:type="line" svg:x1="5.04866in" svg:y1="2.03465in" draw:start-shape="id77" draw:start-glue-point="15" svg:x2="5.56744in" svg:y2="1.81107in" draw:id="id137" draw:style-name="a143" draw:name="Straight Connector 231"><svg:title/><svg:desc/></draw:connector><draw:connector draw:type="line" svg:x1="5.22104in" svg:y1="1.11074in" svg:x2="4.83087in" svg:y2="2.03465in" draw:end-shape="id77" draw:end-glue-point="14" draw:id="id138" draw:style-name="a144" draw:name="Straight Connector 232"><svg:title/><svg:desc/></draw:connector><draw:connector draw:type="line" svg:x1="5.56697in" svg:y1="1.81107in" svg:x2="5.22016in" svg:y2="1.11074in" draw:id="id139" draw:style-name="a145" draw:name="Straight Connector 233"><svg:title/><svg:desc/></draw:connector><draw:connector draw:type="line" svg:x1="5.22016in" svg:y1="1.11074in" svg:x2="4.83087in" svg:y2="0.22772in" draw:end-shape="id77" draw:end-glue-point="13" draw:id="id140" draw:style-name="a146" draw:name="Straight Connector 234"><svg:title/><svg:desc/></draw:connector><draw:connector draw:type="line" svg:x1="5.2206in" svg:y1="1.11074in" svg:x2="5.56837in" svg:y2="0.22772in" draw:end-shape="id77" draw:end-glue-point="12" draw:id="id141" draw:style-name="a147" draw:name="Straight Connector 235"><svg:title/><svg:desc/></draw:connector><draw:custom-shape svg:x="2.31041in" svg:y="0.40952in" svg:width="0.10346in" svg:height="0.10417in" draw:id="id142" draw:style-name="a148" draw:name="Oval 156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13247in" svg:y="3.68807in" svg:width="0.10346in" svg:height="0.10417in" draw:id="id143" draw:style-name="a149" draw:name="Oval 156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text:soft-page-break/><draw:g draw:name="Canvas 515" draw:id="id171" draw:style-name="a181" text:anchor-type="as-char"><svg:title/><svg:desc/><draw:custom-shape svg:x="0.22267in" svg:y="0.00286in" svg:width="3.19616in" svg:height="2.20245in" draw:id="id145" draw:style-name="a151" draw:name="Freeform: Shape 528"><svg:title/><svg:desc/><draw:enhanced-geometry draw:type="non-primitive" svg:viewBox="0 0 2922714 2013924" draw:enhanced-path="M 1469772 869522 L 633909 0 0 1178062 1323916 2013924 2922714 1178062 1469772 869522 Z N" draw:text-areas="?f26 ?f28 ?f27 ?f29" draw:glue-points="?f17 ?f18 ?f19 ?f20 ?f21 ?f22 ?f23 ?f24 ?f25 ?f22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22714"/><draw:equation draw:name="f7" draw:formula="?f4 / 2013924"/><draw:equation draw:name="f8" draw:formula="1469772 * ?f5 / 2922714"/><draw:equation draw:name="f9" draw:formula="869522 * ?f4 / 2013924"/><draw:equation draw:name="f10" draw:formula="633909 * ?f5 / 2922714"/><draw:equation draw:name="f11" draw:formula="0 * ?f4 / 2013924"/><draw:equation draw:name="f12" draw:formula="0 * ?f5 / 2922714"/><draw:equation draw:name="f13" draw:formula="1178062 * ?f4 / 2013924"/><draw:equation draw:name="f14" draw:formula="1323916 * ?f5 / 2922714"/><draw:equation draw:name="f15" draw:formula="2013924 * ?f4 / 2013924"/><draw:equation draw:name="f16" draw:formula="2922714 * ?f5 / 2922714"/><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6"/><draw:equation draw:name="f26" draw:formula="?f0 / ?f6"/><draw:equation draw:name="f27" draw:formula="?f1 / ?f6"/><draw:equation draw:name="f28" draw:formula="?f2 / ?f7"/><draw:equation draw:name="f29" draw:formula="?f3 / ?f7"/></draw:enhanced-geometry></draw:custom-shape><draw:custom-shape svg:x="0.54781in" svg:y="0.07648in" svg:width="2.56429in" svg:height="1.87117in" draw:id="id146" draw:style-name="a152" draw:name="Freeform: Shape 518"><svg:title/><svg:desc/><draw:enhanced-geometry draw:type="non-primitive" svg:viewBox="0 0 2344903 1710994" draw:enhanced-path="M 493664 117806 L 2030753 0 2344903 1060255 1020987 1710994 0 1065865 493664 117806 Z N" draw:text-areas="?f28 ?f30 ?f29 ?f31" draw:glue-points="?f18 ?f19 ?f20 ?f21 ?f22 ?f23 ?f24 ?f25 ?f26 ?f27 ?f18 ?f19"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44903"/><draw:equation draw:name="f7" draw:formula="?f4 / 1710994"/><draw:equation draw:name="f8" draw:formula="493664 * ?f5 / 2344903"/><draw:equation draw:name="f9" draw:formula="117806 * ?f4 / 1710994"/><draw:equation draw:name="f10" draw:formula="2030753 * ?f5 / 2344903"/><draw:equation draw:name="f11" draw:formula="0 * ?f4 / 1710994"/><draw:equation draw:name="f12" draw:formula="2344903 * ?f5 / 2344903"/><draw:equation draw:name="f13" draw:formula="1060255 * ?f4 / 1710994"/><draw:equation draw:name="f14" draw:formula="1020987 * ?f5 / 2344903"/><draw:equation draw:name="f15" draw:formula="1710994 * ?f4 / 1710994"/><draw:equation draw:name="f16" draw:formula="0 * ?f5 / 2344903"/><draw:equation draw:name="f17" draw:formula="1065865 * ?f4 / 1710994"/><draw:equation draw:name="f18" draw:formula="?f8 / ?f6"/><draw:equation draw:name="f19" draw:formula="?f9 / ?f7"/><draw:equation draw:name="f20" draw:formula="?f10 / ?f6"/><draw:equation draw:name="f21" draw:formula="?f11 / ?f7"/><draw:equation draw:name="f22" draw:formula="?f12 / ?f6"/><draw:equation draw:name="f23" draw:formula="?f13 / ?f7"/><draw:equation draw:name="f24" draw:formula="?f14 / ?f6"/><draw:equation draw:name="f25" draw:formula="?f15 / ?f7"/><draw:equation draw:name="f26" draw:formula="?f16 / ?f6"/><draw:equation draw:name="f27" draw:formula="?f17 / ?f7"/><draw:equation draw:name="f28" draw:formula="?f0 / ?f6"/><draw:equation draw:name="f29" draw:formula="?f1 / ?f6"/><draw:equation draw:name="f30" draw:formula="?f2 / ?f7"/><draw:equation draw:name="f31" draw:formula="?f3 / ?f7"/></draw:enhanced-geometry></draw:custom-shape><draw:connector draw:type="line" svg:x1="1.08766in" svg:y1="0.20531in" draw:start-shape="id146" draw:start-glue-point="4" svg:x2="2.76855in" svg:y2="0.07648in" draw:end-shape="id146" draw:end-glue-point="5" draw:id="id147" draw:style-name="a154" draw:name="Straight Connector 524"><svg:title/><svg:desc/></draw:connector><draw:connector draw:type="line" svg:x1="2.76855in" svg:y1="0.07648in" draw:start-shape="id146" draw:start-glue-point="5" svg:x2="3.11209in" svg:y2="1.23599in" draw:end-shape="id146" draw:end-glue-point="6" draw:id="id148" draw:style-name="a156" draw:name="Straight Connector 529"><svg:title/><svg:desc/></draw:connector><draw:connector draw:type="line" svg:x1="1.66431in" svg:y1="1.94764in" draw:start-shape="id146" draw:start-glue-point="7" svg:x2="3.11209in" svg:y2="1.23599in" draw:end-shape="id146" draw:end-glue-point="6" draw:id="id149" draw:style-name="a157" draw:name="Straight Connector 530"><svg:title/><svg:desc/></draw:connector><draw:connector draw:type="line" svg:x1="0.54781in" svg:y1="1.24212in" draw:start-shape="id146" draw:start-glue-point="8" svg:x2="1.66431in" svg:y2="1.94764in" draw:end-shape="id146" draw:end-glue-point="7" draw:id="id150" draw:style-name="a158" draw:name="Straight Connector 531"><svg:title/><svg:desc/></draw:connector><draw:connector draw:type="line" svg:x1="0.54781in" svg:y1="1.24212in" draw:start-shape="id146" draw:start-glue-point="8" svg:x2="1.08766in" svg:y2="0.20531in" draw:end-shape="id146" draw:end-glue-point="4" draw:id="id151" draw:style-name="a159" draw:name="Straight Connector 532"><svg:title/><svg:desc/></draw:connector><draw:connector draw:type="line" svg:x1="0.91588in" svg:y1="0.00286in" draw:start-shape="id145" draw:start-glue-point="5" svg:x2="1.08766in" svg:y2="0.20531in" draw:end-shape="id146" draw:end-glue-point="4" draw:id="id152" draw:style-name="a161" draw:name="Straight Connector 533"><svg:title/><svg:desc/></draw:connector><draw:connector draw:type="line" svg:x1="0.54781in" svg:y1="1.24212in" draw:start-shape="id146" draw:start-glue-point="8" svg:x2="0.22267in" svg:y2="1.2912in" draw:end-shape="id145" draw:end-glue-point="6" draw:id="id153" draw:style-name="a162" draw:name="Straight Connector 534"><svg:title/><svg:desc/></draw:connector><draw:connector draw:type="line" svg:x1="1.66431in" svg:y1="1.94764in" draw:start-shape="id146" draw:start-glue-point="7" svg:x2="1.67045in" svg:y2="2.20531in" draw:end-shape="id145" draw:end-glue-point="7" draw:id="id154" draw:style-name="a163" draw:name="Straight Connector 535"><svg:title/><svg:desc/></draw:connector><draw:connector draw:type="line" svg:x1="3.11209in" svg:y1="1.23599in" draw:start-shape="id146" draw:start-glue-point="6" svg:x2="3.41883in" svg:y2="1.2912in" draw:end-shape="id145" draw:end-glue-point="8" draw:id="id155" draw:style-name="a165" draw:name="Straight Connector 536"><svg:title/><svg:desc/></draw:connector><draw:custom-shape svg:x="1.06466in" svg:y="0.17441in" svg:width="0.04861in" svg:height="0.04931in" draw:id="id156" draw:style-name="a166" draw:name="Oval 53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74401in" svg:y="0.05807in" svg:width="0.04861in" svg:height="0.04931in" draw:id="id157" draw:style-name="a167" draw:name="Oval 53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08081in" svg:y="1.21145in" svg:width="0.04861in" svg:height="0.04931in" draw:id="id158" draw:style-name="a168" draw:name="Oval 53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64167in" svg:y="1.91674in" svg:width="0.04861in" svg:height="0.04931in" draw:id="id159" draw:style-name="a169" draw:name="Oval 54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53554in" svg:y="1.22372in" svg:width="0.04861in" svg:height="0.04931in" draw:id="id160" draw:style-name="a170" draw:name="Oval 54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36997in" svg:y="1.55554in" svg:width="0.04861in" svg:height="0.04931in" draw:id="id161" draw:style-name="a171" draw:name="Oval 54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74401in" svg:y="1.38989in" svg:width="0.04861in" svg:height="0.04931in" draw:id="id162" draw:style-name="a172" draw:name="Oval 54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00225in" svg:y="1.73958in" svg:width="0.04861in" svg:height="0.04931in" draw:id="id163" draw:style-name="a173" draw:name="Oval 54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08766in" svg:y="1.56781in" svg:width="0.04861in" svg:height="0.04931in" draw:id="id164" draw:style-name="a174" draw:name="Oval 54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37978in" svg:y="1.75799in" svg:width="0.04861in" svg:height="0.04931in" draw:id="id165" draw:style-name="a175" draw:name="Oval 54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79986in" svg:y="1.38989in" svg:width="0.04861in" svg:height="0.04931in" draw:id="id166" draw:style-name="a176" draw:name="Oval 54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79986in" svg:y="0.68437in" svg:width="0.04861in" svg:height="0.04931in" draw:id="id167" draw:style-name="a177" draw:name="Oval 54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93482in" svg:y="0.4267in" svg:width="0.04861in" svg:height="0.04931in" draw:id="id168" draw:style-name="a178" draw:name="Oval 54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67716in" svg:y="0.94204in" svg:width="0.04861in" svg:height="0.04931in" draw:id="id169" draw:style-name="a179" draw:name="Oval 55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64944in" svg:y="0.64398in" svg:width="0.10347in" svg:height="0.10417in" draw:id="id170" draw:style-name="a180" draw:name="Oval 156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g draw:name="Canvas 606" draw:id="id253" draw:style-name="a267" text:anchor-type="as-char"><svg:title/><svg:desc/><draw:connector draw:type="line" svg:x1="1.08766in" svg:y1="0.20531in" svg:x2="2.76855in" svg:y2="0.07648in" draw:id="id172" draw:style-name="a183" draw:name="Straight Connector 582"><svg:title/><svg:desc/></draw:connector><draw:connector draw:type="line" svg:x1="2.76855in" svg:y1="0.07648in" svg:x2="3.11209in" svg:y2="1.23599in" draw:id="id173" draw:style-name="a185" draw:name="Straight Connector 583"><svg:title/><svg:desc/></draw:connector><draw:connector draw:type="line" svg:x1="1.66431in" svg:y1="1.94764in" svg:x2="3.11209in" svg:y2="1.23599in" draw:id="id174" draw:style-name="a186" draw:name="Straight Connector 584"><svg:title/><svg:desc/></draw:connector><draw:connector draw:type="line" svg:x1="0.54781in" svg:y1="1.24212in" svg:x2="1.66431in" svg:y2="1.94764in" draw:id="id175" draw:style-name="a187" draw:name="Straight Connector 585"><svg:title/><svg:desc/></draw:connector><draw:connector draw:type="line" svg:x1="0.54781in" svg:y1="1.24212in" svg:x2="1.08766in" svg:y2="0.20531in" draw:id="id176" draw:style-name="a188" draw:name="Straight Connector 586"><svg:title/><svg:desc/></draw:connector><draw:connector draw:type="line" svg:x1="0.91588in" svg:y1="0.00286in" svg:x2="1.08766in" svg:y2="0.20531in" draw:id="id177" draw:style-name="a190" draw:name="Straight Connector 587"><svg:title/><svg:desc/></draw:connector><draw:connector draw:type="line" svg:x1="0.54781in" svg:y1="1.24212in" svg:x2="0.22267in" svg:y2="1.2912in" draw:id="id178" draw:style-name="a191" draw:name="Straight Connector 588"><svg:title/><svg:desc/></draw:connector><draw:connector draw:type="line" svg:x1="1.66431in" svg:y1="1.94764in" svg:x2="1.67045in" svg:y2="2.20531in" draw:id="id179" draw:style-name="a192" draw:name="Straight Connector 589"><svg:title/><svg:desc/></draw:connector><draw:connector draw:type="line" svg:x1="3.11209in" svg:y1="1.23599in" svg:x2="3.41883in" svg:y2="1.2912in" draw:id="id180" draw:style-name="a194" draw:name="Straight Connector 590"><svg:title/><svg:desc/></draw:connector><draw:connector draw:type="line" svg:x1="1.08755in" svg:y1="0.20531in" svg:x2="0.8297in" svg:y2="1.41455in" draw:id="id181" draw:style-name="a195" draw:name="Straight Connector 607"><svg:title/><svg:desc/></draw:connector><draw:connector draw:type="line" svg:x1="1.08755in" svg:y1="0.20531in" svg:x2="1.11185in" svg:y2="1.60116in" draw:id="id182" draw:style-name="a196" draw:name="Straight Connector 608"><svg:title/><svg:desc/></draw:connector><draw:connector draw:type="line" svg:x1="1.08755in" svg:y1="0.20531in" svg:x2="1.40394in" svg:y2="1.78324in" draw:id="id183" draw:style-name="a197" draw:name="Straight Connector 609"><svg:title/><svg:desc/></draw:connector><draw:connector draw:type="line" svg:x1="1.08749in" svg:y1="0.20531in" svg:x2="1.66589in" svg:y2="1.96605in" draw:id="id184" draw:style-name="a198" draw:name="Straight Connector 610"><svg:title/><svg:desc/></draw:connector><draw:connector draw:type="line" svg:x1="1.08755in" svg:y1="0.20531in" svg:x2="2.00632in" svg:y2="1.78324in" draw:id="id185" draw:style-name="a199" draw:name="Straight Connector 611"><svg:title/><svg:desc/></draw:connector><draw:connector draw:type="line" svg:x1="1.08755in" svg:y1="0.20531in" svg:x2="2.38183in" svg:y2="1.60116in" draw:id="id186" draw:style-name="a200" draw:name="Straight Connector 612"><svg:title/><svg:desc/></draw:connector><draw:connector draw:type="line" svg:x1="1.08749in" svg:y1="0.20531in" svg:x2="2.72635in" svg:y2="1.41455in" draw:id="id187" draw:style-name="a201" draw:name="Straight Connector 613"><svg:title/><svg:desc/></draw:connector><draw:connector draw:type="line" svg:x1="1.08755in" svg:y1="0.20531in" svg:x2="3.11194in" svg:y2="1.23599in" draw:id="id188" draw:style-name="a202" draw:name="Straight Connector 614"><svg:title/><svg:desc/></draw:connector><draw:connector draw:type="line" svg:x1="0.96527in" svg:y1="0.45135in" svg:x2="0.82966in" svg:y2="1.41455in" draw:id="id189" draw:style-name="a203" draw:name="Straight Connector 618"><svg:title/><svg:desc/></draw:connector><draw:connector draw:type="line" svg:x1="0.82962in" svg:y1="0.70501in" svg:x2="0.82962in" svg:y2="1.41455in" draw:id="id190" draw:style-name="a204" draw:name="Straight Connector 619"><svg:title/><svg:desc/></draw:connector><draw:connector draw:type="line" svg:x1="0.68977in" svg:y1="0.99133in" svg:x2="0.82958in" svg:y2="1.41455in" draw:id="id191" draw:style-name="a205" draw:name="Straight Connector 620"><svg:title/><svg:desc/></draw:connector><draw:connector draw:type="line" svg:x1="0.96522in" svg:y1="0.45135in" svg:x2="1.11179in" svg:y2="1.60116in" draw:id="id192" draw:style-name="a206" draw:name="Straight Connector 621"><svg:title/><svg:desc/></draw:connector><draw:connector draw:type="line" svg:x1="0.96517in" svg:y1="0.45135in" svg:x2="1.40387in" svg:y2="1.78324in" draw:id="id193" draw:style-name="a207" draw:name="Straight Connector 622"><svg:title/><svg:desc/></draw:connector><draw:connector draw:type="line" svg:x1="0.96522in" svg:y1="0.45135in" svg:x2="1.66423in" svg:y2="1.94764in" draw:id="id194" draw:style-name="a208" draw:name="Straight Connector 623"><svg:title/><svg:desc/></draw:connector><draw:connector draw:type="line" svg:x1="0.96522in" svg:y1="0.45135in" svg:x2="2.00561in" svg:y2="1.78324in" draw:id="id195" draw:style-name="a209" draw:name="Straight Connector 624"><svg:title/><svg:desc/></draw:connector><draw:connector draw:type="line" svg:x1="0.96513in" svg:y1="0.45135in" svg:x2="2.38171in" svg:y2="1.60116in" draw:id="id196" draw:style-name="a210" draw:name="Straight Connector 625"><svg:title/><svg:desc/></draw:connector><draw:connector draw:type="line" svg:x1="0.96508in" svg:y1="0.45135in" svg:x2="2.72635in" svg:y2="1.41455in" draw:id="id197" draw:style-name="a211" draw:name="Straight Connector 626"><svg:title/><svg:desc/></draw:connector><draw:connector draw:type="line" svg:x1="0.96522in" svg:y1="0.45135in" svg:x2="3.11194in" svg:y2="1.24212in" draw:id="id198" draw:style-name="a212" draw:name="Straight Connector 627"><svg:title/><svg:desc/></draw:connector><draw:connector draw:type="line" svg:x1="0.96503in" svg:y1="0.45135in" svg:x2="2.76828in" svg:y2="0.07648in" draw:id="id199" draw:style-name="a213" draw:name="Straight Connector 628"><svg:title/><svg:desc/></draw:connector><draw:connector draw:type="line" svg:x1="1.09595in" svg:y1="0.20531in" svg:x2="2.70066in" svg:y2="0.67991in" draw:id="id200" draw:style-name="a214" draw:name="Straight Connector 629"><svg:title/><svg:desc/></draw:connector><draw:connector draw:type="line" svg:x1="0.96522in" svg:y1="0.45135in" svg:x2="2.70052in" svg:y2="0.67991in" draw:id="id201" draw:style-name="a215" draw:name="Straight Connector 631"><svg:title/><svg:desc/></draw:connector><draw:connector draw:type="line" svg:x1="0.82954in" svg:y1="0.70501in" svg:x2="1.11174in" svg:y2="1.60116in" draw:id="id202" draw:style-name="a216" draw:name="Straight Connector 632"><svg:title/><svg:desc/></draw:connector><draw:connector draw:type="line" svg:x1="0.82946in" svg:y1="0.70501in" svg:x2="1.40373in" svg:y2="1.78324in" draw:id="id203" draw:style-name="a217" draw:name="Straight Connector 633"><svg:title/><svg:desc/></draw:connector><draw:connector draw:type="line" svg:x1="0.82946in" svg:y1="0.72254in" svg:x2="1.66873in" svg:y2="1.94764in" draw:id="id204" draw:style-name="a218" draw:name="Straight Connector 634"><svg:title/><svg:desc/></draw:connector><draw:connector draw:type="line" svg:x1="0.8297in" svg:y1="0.70501in" svg:x2="2.00541in" svg:y2="1.78324in" draw:id="id205" draw:style-name="a219" draw:name="Straight Connector 635"><svg:title/><svg:desc/></draw:connector><draw:connector draw:type="line" svg:x1="0.82946in" svg:y1="0.70501in" svg:x2="2.38148in" svg:y2="1.60116in" draw:id="id206" draw:style-name="a220" draw:name="Straight Connector 636"><svg:title/><svg:desc/></draw:connector><draw:connector draw:type="line" svg:x1="0.8297in" svg:y1="0.70501in" svg:x2="2.72594in" svg:y2="1.41455in" draw:id="id207" draw:style-name="a221" draw:name="Straight Connector 637"><svg:title/><svg:desc/></draw:connector><draw:connector draw:type="line" svg:x1="0.82912in" svg:y1="0.70501in" svg:x2="3.11178in" svg:y2="1.24212in" draw:id="id208" draw:style-name="a222" draw:name="Straight Connector 638"><svg:title/><svg:desc/></draw:connector><draw:connector draw:type="line" svg:x1="0.82917in" svg:y1="0.70501in" svg:x2="2.70025in" svg:y2="0.67991in" draw:id="id209" draw:style-name="a223" draw:name="Straight Connector 639"><svg:title/><svg:desc/></draw:connector><draw:connector draw:type="line" svg:x1="0.68974in" svg:y1="0.99133in" svg:x2="1.11179in" svg:y2="1.60116in" draw:id="id210" draw:style-name="a224" draw:name="Straight Connector 640"><svg:title/><svg:desc/></draw:connector><draw:connector draw:type="line" svg:x1="0.6897in" svg:y1="0.99133in" svg:x2="1.40366in" svg:y2="1.78324in" draw:id="id211" draw:style-name="a225" draw:name="Straight Connector 641"><svg:title/><svg:desc/></draw:connector><draw:connector draw:type="line" svg:x1="0.68967in" svg:y1="0.99133in" svg:x2="1.66423in" svg:y2="1.94764in" draw:id="id212" draw:style-name="a226" draw:name="Straight Connector 642"><svg:title/><svg:desc/></draw:connector><draw:connector draw:type="line" svg:x1="0.68964in" svg:y1="0.99133in" svg:x2="2.00531in" svg:y2="1.78324in" draw:id="id213" draw:style-name="a227" draw:name="Straight Connector 643"><svg:title/><svg:desc/></draw:connector><draw:connector draw:type="line" svg:x1="0.6896in" svg:y1="0.99133in" svg:x2="2.38136in" svg:y2="1.60116in" draw:id="id214" draw:style-name="a228" draw:name="Straight Connector 644"><svg:title/><svg:desc/></draw:connector><draw:connector draw:type="line" svg:x1="0.68981in" svg:y1="0.99133in" svg:x2="2.72622in" svg:y2="1.41455in" draw:id="id215" draw:style-name="a229" draw:name="Straight Connector 645"><svg:title/><svg:desc/></draw:connector><draw:connector draw:type="line" svg:x1="0.68981in" svg:y1="0.99133in" svg:x2="3.11194in" svg:y2="1.24212in" draw:id="id216" draw:style-name="a230" draw:name="Straight Connector 646"><svg:title/><svg:desc/></draw:connector><draw:connector draw:type="line" svg:x1="0.68957in" svg:y1="0.99133in" svg:x2="2.70066in" svg:y2="0.67991in" draw:id="id217" draw:style-name="a231" draw:name="Straight Connector 647"><svg:title/><svg:desc/></draw:connector><draw:connector draw:type="line" svg:x1="0.68981in" svg:y1="0.99133in" svg:x2="2.77009in" svg:y2="0.07648in" draw:id="id218" draw:style-name="a232" draw:name="Straight Connector 648"><svg:title/><svg:desc/></draw:connector><draw:connector draw:type="line" svg:x1="0.54778in" svg:y1="1.24212in" svg:x2="2.00521in" svg:y2="1.78324in" draw:id="id219" draw:style-name="a233" draw:name="Straight Connector 649"><svg:title/><svg:desc/></draw:connector><draw:connector draw:type="line" svg:x1="0.54778in" svg:y1="1.24212in" svg:x2="2.38124in" svg:y2="1.60116in" draw:id="id220" draw:style-name="a234" draw:name="Straight Connector 650"><svg:title/><svg:desc/></draw:connector><draw:connector draw:type="line" svg:x1="0.54778in" svg:y1="1.23599in" svg:x2="2.72622in" svg:y2="1.41455in" draw:id="id221" draw:style-name="a235" draw:name="Straight Connector 651"><svg:title/><svg:desc/></draw:connector><draw:connector draw:type="line" svg:x1="0.54778in" svg:y1="1.24212in" svg:x2="3.11163in" svg:y2="1.24212in" draw:id="id222" draw:style-name="a236" draw:name="Straight Connector 652"><svg:title/><svg:desc/></draw:connector><draw:connector draw:type="line" svg:x1="0.54775in" svg:y1="1.24212in" svg:x2="2.70012in" svg:y2="0.67991in" draw:id="id223" draw:style-name="a237" draw:name="Straight Connector 653"><svg:title/><svg:desc/></draw:connector><draw:connector draw:type="line" svg:x1="0.54778in" svg:y1="1.24212in" svg:x2="2.76814in" svg:y2="0.07648in" draw:id="id224" draw:style-name="a238" draw:name="Straight Connector 654"><svg:title/><svg:desc/></draw:connector><draw:connector draw:type="line" svg:x1="0.82908in" svg:y1="1.41455in" svg:x2="2.00511in" svg:y2="1.78324in" draw:id="id225" draw:style-name="a239" draw:name="Straight Connector 655"><svg:title/><svg:desc/></draw:connector><draw:connector draw:type="line" svg:x1="0.8297in" svg:y1="1.41455in" svg:x2="2.35619in" svg:y2="1.60116in" draw:id="id226" draw:style-name="a240" draw:name="Straight Connector 656"><svg:title/><svg:desc/></draw:connector><draw:connector draw:type="line" svg:x1="0.82904in" svg:y1="1.41455in" svg:x2="2.72622in" svg:y2="1.41455in" draw:id="id227" draw:style-name="a241" draw:name="Straight Connector 657"><svg:title/><svg:desc/></draw:connector><draw:connector draw:type="line" svg:x1="0.8297in" svg:y1="1.41455in" svg:x2="3.11194in" svg:y2="1.24212in" draw:id="id228" draw:style-name="a242" draw:name="Straight Connector 658"><svg:title/><svg:desc/></draw:connector><draw:connector draw:type="line" svg:x1="0.85201in" svg:y1="1.41455in" svg:x2="2.69998in" svg:y2="0.67991in" draw:id="id229" draw:style-name="a243" draw:name="Straight Connector 659"><svg:title/><svg:desc/></draw:connector><draw:connector draw:type="line" svg:x1="0.82941in" svg:y1="1.41455in" svg:x2="2.76842in" svg:y2="0.07648in" draw:id="id230" draw:style-name="a244" draw:name="Straight Connector 660"><svg:title/><svg:desc/></draw:connector><draw:connector draw:type="line" svg:x1="1.11168in" svg:y1="1.60116in" svg:x2="2.00632in" svg:y2="1.78324in" draw:id="id231" draw:style-name="a245" draw:name="Straight Connector 661"><svg:title/><svg:desc/></draw:connector><draw:connector draw:type="line" svg:x1="1.11163in" svg:y1="1.60116in" svg:x2="2.38112in" svg:y2="1.60116in" draw:id="id232" draw:style-name="a246" draw:name="Straight Connector 662"><svg:title/><svg:desc/></draw:connector><draw:connector draw:type="line" svg:x1="1.11179in" svg:y1="1.60116in" svg:x2="2.72079in" svg:y2="1.41455in" draw:id="id233" draw:style-name="a247" draw:name="Straight Connector 663"><svg:title/><svg:desc/></draw:connector><draw:connector draw:type="line" svg:x1="1.11157in" svg:y1="1.60116in" svg:x2="3.11147in" svg:y2="1.24212in" draw:id="id234" draw:style-name="a248" draw:name="Straight Connector 664"><svg:title/><svg:desc/></draw:connector><draw:connector draw:type="line" svg:x1="1.11179in" svg:y1="1.60116in" svg:x2="2.69985in" svg:y2="0.67991in" draw:id="id235" draw:style-name="a249" draw:name="Straight Connector 665"><svg:title/><svg:desc/></draw:connector><draw:connector draw:type="line" svg:x1="1.11151in" svg:y1="1.60116in" svg:x2="2.768in" svg:y2="0.07648in" draw:id="id236" draw:style-name="a250" draw:name="Straight Connector 666"><svg:title/><svg:desc/></draw:connector><draw:connector draw:type="line" svg:x1="1.40359in" svg:y1="1.78324in" svg:x2="2.00501in" svg:y2="1.78324in" draw:id="id237" draw:style-name="a251" draw:name="Straight Connector 667"><svg:title/><svg:desc/></draw:connector><draw:connector draw:type="line" svg:x1="1.40387in" svg:y1="1.78324in" svg:x2="2.381in" svg:y2="1.60116in" draw:id="id238" draw:style-name="a252" draw:name="Straight Connector 668"><svg:title/><svg:desc/></draw:connector><draw:connector draw:type="line" svg:x1="1.40682in" svg:y1="1.78324in" svg:x2="2.75204in" svg:y2="1.41455in" draw:id="id239" draw:style-name="a253" draw:name="Straight Connector 669"><svg:title/><svg:desc/></draw:connector><draw:connector draw:type="line" svg:x1="1.40682in" svg:y1="1.78324in" svg:x2="3.11132in" svg:y2="1.24212in" draw:id="id240" draw:style-name="a254" draw:name="Straight Connector 670"><svg:title/><svg:desc/></draw:connector><draw:connector draw:type="line" svg:x1="1.40682in" svg:y1="1.78324in" svg:x2="2.69971in" svg:y2="0.67991in" draw:id="id241" draw:style-name="a255" draw:name="Straight Connector 671"><svg:title/><svg:desc/></draw:connector><draw:connector draw:type="line" svg:x1="1.40682in" svg:y1="1.78324in" svg:x2="2.76786in" svg:y2="0.07648in" draw:id="id242" draw:style-name="a256" draw:name="Straight Connector 672"><svg:title/><svg:desc/></draw:connector><draw:connector draw:type="line" svg:x1="1.67037in" svg:y1="1.94764in" svg:x2="2.69958in" svg:y2="0.67991in" draw:id="id243" draw:style-name="a257" draw:name="Straight Connector 673"><svg:title/><svg:desc/></draw:connector><draw:connector draw:type="line" svg:x1="1.67037in" svg:y1="1.94764in" svg:x2="2.76772in" svg:y2="0.07648in" draw:id="id244" draw:style-name="a258" draw:name="Straight Connector 674"><svg:title/><svg:desc/></draw:connector><draw:connector draw:type="line" svg:x1="2.00561in" svg:y1="1.78324in" svg:x2="2.69945in" svg:y2="0.67991in" draw:id="id245" draw:style-name="a259" draw:name="Straight Connector 675"><svg:title/><svg:desc/></draw:connector><draw:connector draw:type="line" svg:x1="2.00491in" svg:y1="1.78324in" svg:x2="2.76842in" svg:y2="0.07648in" draw:id="id246" draw:style-name="a260" draw:name="Straight Connector 676"><svg:title/><svg:desc/></draw:connector><draw:connector draw:type="line" svg:x1="2.38136in" svg:y1="1.60116in" svg:x2="2.69931in" svg:y2="0.67991in" draw:id="id247" draw:style-name="a261" draw:name="Straight Connector 677"><svg:title/><svg:desc/></draw:connector><draw:connector draw:type="line" svg:x1="2.38088in" svg:y1="1.60116in" svg:x2="2.76759in" svg:y2="0.07648in" draw:id="id248" draw:style-name="a262" draw:name="Straight Connector 678"><svg:title/><svg:desc/></draw:connector><draw:connector draw:type="line" svg:x1="2.72066in" svg:y1="1.41455in" svg:x2="2.69918in" svg:y2="0.67991in" draw:id="id249" draw:style-name="a263" draw:name="Straight Connector 679"><svg:title/><svg:desc/></draw:connector><draw:connector draw:type="line" svg:x1="2.72052in" svg:y1="1.41455in" svg:x2="2.76745in" svg:y2="0.07648in" draw:id="id250" draw:style-name="a264" draw:name="Straight Connector 680"><svg:title/><svg:desc/></draw:connector><draw:connector draw:type="line" svg:x1="3.11116in" svg:y1="1.24212in" svg:x2="2.70066in" svg:y2="0.67991in" draw:id="id251" draw:style-name="a265" draw:name="Straight Connector 681"><svg:title/><svg:desc/></draw:connector><draw:connector draw:type="line" svg:x1="2.70066in" svg:y1="0.67991in" svg:x2="2.76731in" svg:y2="0.07648in" draw:id="id252" draw:style-name="a266" draw:name="Straight Connector 682"><svg:title/><svg:desc/></draw:connector></draw:g><draw:g draw:name="Canvas 309" draw:id="id526" draw:style-name="a543" text:anchor-type="as-char"><svg:title/><svg:desc/><draw:custom-shape svg:x="0.22275in" svg:y="0.22277in" svg:width="5.34609in" svg:height="3.84653in" draw:id="id254" draw:style-name="a269" draw:name="Freeform: Shape 242"><svg:title/><svg:desc/><draw:enhanced-geometry draw:type="non-primitive" svg:viewBox="0 0 4888871 3517271" draw:enhanced-path="M 4527 3517271 L 1023042 3517271 1023042 1661311 2489703 1661311 2489703 1901228 1299172 1901228 1299172 3512745 4888871 3512745 4888871 4527 4214388 4527 4214388 1656784 4413564 1656784 4413564 1892174 3259247 1892174 3259247 1661311 3956364 1661311 3956364 0 0 0 4527 3517271 Z N" draw:text-areas="?f44 ?f46 ?f45 ?f47" draw:glue-points="?f26 ?f27 ?f28 ?f27 ?f28 ?f29 ?f30 ?f29 ?f30 ?f31 ?f32 ?f31 ?f32 ?f33 ?f34 ?f33 ?f34 ?f35 ?f36 ?f35 ?f36 ?f37 ?f38 ?f37 ?f38 ?f39 ?f40 ?f39 ?f40 ?f29 ?f41 ?f29 ?f41 ?f42 ?f43 ?f42 ?f26 ?f27"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88871"/><draw:equation draw:name="f7" draw:formula="?f4 / 3517271"/><draw:equation draw:name="f8" draw:formula="4527 * ?f5 / 4888871"/><draw:equation draw:name="f9" draw:formula="3517271 * ?f4 / 3517271"/><draw:equation draw:name="f10" draw:formula="1023042 * ?f5 / 4888871"/><draw:equation draw:name="f11" draw:formula="1661311 * ?f4 / 3517271"/><draw:equation draw:name="f12" draw:formula="2489703 * ?f5 / 4888871"/><draw:equation draw:name="f13" draw:formula="1901228 * ?f4 / 3517271"/><draw:equation draw:name="f14" draw:formula="1299172 * ?f5 / 4888871"/><draw:equation draw:name="f15" draw:formula="3512745 * ?f4 / 3517271"/><draw:equation draw:name="f16" draw:formula="4888871 * ?f5 / 4888871"/><draw:equation draw:name="f17" draw:formula="4527 * ?f4 / 3517271"/><draw:equation draw:name="f18" draw:formula="4214388 * ?f5 / 4888871"/><draw:equation draw:name="f19" draw:formula="1656784 * ?f4 / 3517271"/><draw:equation draw:name="f20" draw:formula="4413564 * ?f5 / 4888871"/><draw:equation draw:name="f21" draw:formula="1892174 * ?f4 / 3517271"/><draw:equation draw:name="f22" draw:formula="3259247 * ?f5 / 4888871"/><draw:equation draw:name="f23" draw:formula="3956364 * ?f5 / 4888871"/><draw:equation draw:name="f24" draw:formula="0 * ?f4 / 3517271"/><draw:equation draw:name="f25" draw:formula="0 * ?f5 / 4888871"/><draw:equation draw:name="f26" draw:formula="?f8 / ?f6"/><draw:equation draw:name="f27" draw:formula="?f9 / ?f7"/><draw:equation draw:name="f28" draw:formula="?f10 / ?f6"/><draw:equation draw:name="f29" draw:formula="?f11 / ?f7"/><draw:equation draw:name="f30" draw:formula="?f12 / ?f6"/><draw:equation draw:name="f31" draw:formula="?f13 / ?f7"/><draw:equation draw:name="f32" draw:formula="?f14 / ?f6"/><draw:equation draw:name="f33" draw:formula="?f15 / ?f7"/><draw:equation draw:name="f34" draw:formula="?f16 / ?f6"/><draw:equation draw:name="f35" draw:formula="?f17 / ?f7"/><draw:equation draw:name="f36" draw:formula="?f18 / ?f6"/><draw:equation draw:name="f37" draw:formula="?f19 / ?f7"/><draw:equation draw:name="f38" draw:formula="?f20 / ?f6"/><draw:equation draw:name="f39" draw:formula="?f21 / ?f7"/><draw:equation draw:name="f40" draw:formula="?f22 / ?f6"/><draw:equation draw:name="f41" draw:formula="?f23 / ?f6"/><draw:equation draw:name="f42" draw:formula="?f24 / ?f7"/><draw:equation draw:name="f43" draw:formula="?f25 / ?f6"/><draw:equation draw:name="f44" draw:formula="?f0 / ?f6"/><draw:equation draw:name="f45" draw:formula="?f1 / ?f6"/><draw:equation draw:name="f46" draw:formula="?f2 / ?f7"/><draw:equation draw:name="f47" draw:formula="?f3 / ?f7"/></draw:enhanced-geometry></draw:custom-shape><draw:custom-shape svg:x="0.03937in" svg:y="0.03955in" svg:width="5.71827in" svg:height="0.09375in" draw:id="id255" draw:style-name="a270" draw:name="Rectangle 243"><svg:title/><svg:desc/><draw:enhanced-geometry draw:type="non-primitive" svg:viewBox="0 0 21600 21600" draw:enhanced-path="M 0 0 L 21600 0 21600 21600 0 21600 Z N"/></draw:custom-shape><draw:custom-shape svg:x="0.03937in" svg:y="4.15331in" svg:width="5.71827in" svg:height="0.09306in" draw:id="id256" draw:style-name="a271" draw:name="Rectangle 244"><svg:title/><svg:desc/><draw:enhanced-geometry draw:type="non-primitive" svg:viewBox="0 0 21600 21600" draw:enhanced-path="M 0 0 L 21600 0 21600 21600 0 21600 Z N"/></draw:custom-shape><draw:custom-shape svg:width="2.11327in" svg:height="0.09236in" draw:id="id257" draw:style-name="a272" draw:transform="translate(-1.05664in -0.04618in) rotate(-1.5708) translate(1.49004in 3.1898in)" draw:name="Rectangle 245"><svg:title/><svg:desc/><draw:enhanced-geometry draw:type="non-primitive" svg:viewBox="0 0 21600 21600" draw:enhanced-path="M 0 0 L 21600 0 21600 21600 0 21600 Z N"/></draw:custom-shape><draw:custom-shape svg:width="2.11302in" svg:height="0.09167in" draw:id="id258" draw:style-name="a273" draw:transform="translate(-1.05651in -0.04583in) rotate(-1.5708) translate(4.70371in 1.09625in)" draw:name="Rectangle 246"><svg:title/><svg:desc/><draw:enhanced-geometry draw:type="non-primitive" svg:viewBox="0 0 21600 21600" draw:enhanced-path="M 0 0 L 21600 0 21600 21600 0 21600 Z N"/></draw:custom-shape><draw:custom-shape svg:x="3.87932in" svg:y="2.13262in" svg:width="1.07619in" svg:height="0.09306in" draw:id="id259" draw:style-name="a274" draw:name="Rectangle 247"><svg:title/><svg:desc/><draw:enhanced-geometry draw:type="non-primitive" svg:viewBox="0 0 21600 21600" draw:enhanced-path="M 0 0 L 21600 0 21600 21600 0 21600 Z N"/></draw:custom-shape><draw:custom-shape svg:x="1.44386in" svg:y="2.13227in" svg:width="1.40082in" svg:height="0.09236in" draw:id="id260" draw:style-name="a275" draw:name="Rectangle 248"><svg:title/><svg:desc/><draw:enhanced-geometry draw:type="non-primitive" svg:viewBox="0 0 21600 21600" draw:enhanced-path="M 0 0 L 21600 0 21600 21600 0 21600 Z N"/></draw:custom-shape><draw:custom-shape svg:x="0.17349in" svg:y="3.73531in" svg:width="0.09652in" svg:height="0.09722in" draw:id="id261" draw:style-name="a276" draw:name="Cross 249"><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5.53483in" svg:y="0.94913in" svg:width="0.09652in" svg:height="0.09722in" draw:id="id262" draw:style-name="a277" draw:name="Cross 250"><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width="3.36708in" svg:height="0.09306in" draw:id="id263" draw:style-name="a278" draw:transform="translate(-1.68354in -0.04653in) rotate(-1.5708) translate(0.08589in 1.72309in)" draw:name="Rectangle 251"><svg:title/><svg:desc/><draw:enhanced-geometry draw:type="non-primitive" svg:viewBox="0 0 21600 21600" draw:enhanced-path="M 0 0 L 21600 0 21600 21600 0 21600 Z N"/></draw:custom-shape><draw:connector draw:type="line" svg:x1="0.32613in" svg:y1="3.7799in" svg:x2="0.51986in" svg:y2="3.7799in" draw:id="id264" draw:style-name="a280" draw:name="Straight Arrow Connector 252"><svg:title/><svg:desc/></draw:connector><draw:custom-shape svg:width="2.87476in" svg:height="0.09306in" draw:id="id265" draw:style-name="a281" draw:transform="translate(-1.43738in -0.04653in) rotate(-1.5708) translate(5.71063in 2.80903in)" draw:name="Rectangle 253"><svg:title/><svg:desc/><draw:enhanced-geometry draw:type="non-primitive" svg:viewBox="0 0 21600 21600" draw:enhanced-path="M 0 0 L 21600 0 21600 21600 0 21600 Z N"/></draw:custom-shape><draw:custom-shape svg:width="0.58398in" svg:height="0.08681in" draw:id="id266" draw:style-name="a282" draw:transform="translate(-0.29199in -0.0434in) rotate(-1.5708) translate(5.71308in 0.33232in)" draw:name="Rectangle 254"><svg:title/><svg:desc/><draw:enhanced-geometry draw:type="non-primitive" svg:viewBox="0 0 21600 21600" draw:enhanced-path="M 0 0 L 21600 0 21600 21600 0 21600 Z N"/></draw:custom-shape><draw:connector draw:type="line" svg:x1="5.32467in" svg:y1="0.99323in" svg:x2="5.51771in" svg:y2="0.99323in" draw:id="id267" draw:style-name="a284" draw:name="Straight Arrow Connector 255"><svg:title/><svg:desc/></draw:connector><draw:connector draw:type="line" svg:x1="0.22268in" svg:y1="2.91967in" svg:x2="0.87861in" svg:y2="2.88926in" draw:id="id268" draw:style-name="a285" draw:name="Straight Connector 256"><svg:title/><svg:desc/></draw:connector><draw:connector draw:type="line" svg:x1="0.22268in" svg:y1="2.27481in" svg:x2="0.87853in" svg:y2="2.22463in" draw:id="id269" draw:style-name="a286" draw:name="Straight Connector 257"><svg:title/><svg:desc/></draw:connector><draw:connector draw:type="line" svg:x1="1.34136in" svg:y1="2.0396in" svg:x2="1.06031in" svg:y2="1.11074in" draw:id="id270" draw:style-name="a287" draw:name="Straight Connector 258"><svg:title/><svg:desc/></draw:connector><draw:connector draw:type="line" svg:x1="1.06014in" svg:y1="1.11074in" svg:x2="0.2227in" svg:y2="1.04184in" draw:id="id271" draw:style-name="a288" draw:name="Straight Connector 259"><svg:title/><svg:desc/></draw:connector><draw:connector draw:type="line" svg:x1="1.06023in" svg:y1="1.11074in" svg:x2="1.58384in" svg:y2="0.22277in" draw:id="id272" draw:style-name="a289" draw:name="Straight Connector 260"><svg:title/><svg:desc/></draw:connector><draw:connector draw:type="line" svg:x1="1.06023in" svg:y1="1.11074in" svg:x2="2.51657in" svg:y2="1.11074in" draw:id="id273" draw:style-name="a290" draw:name="Straight Connector 261"><svg:title/><svg:desc/></draw:connector><draw:connector draw:type="line" svg:x1="2.51615in" svg:y1="1.11074in" svg:x2="3.23622in" svg:y2="0.22277in" draw:id="id274" draw:style-name="a291" draw:name="Straight Connector 262"><svg:title/><svg:desc/></draw:connector><draw:connector draw:type="line" svg:x1="2.51615in" svg:y1="1.11074in" svg:x2="2.09979in" svg:y2="2.0396in" draw:id="id275" draw:style-name="a292" draw:name="Straight Connector 263"><svg:title/><svg:desc/></draw:connector><draw:connector draw:type="line" svg:x1="3.17759in" svg:y1="1.65101in" svg:x2="2.94505in" svg:y2="2.0396in" draw:id="id276" draw:style-name="a293" draw:name="Straight Connector 264"><svg:title/><svg:desc/></draw:connector><draw:connector draw:type="line" svg:x1="3.17679in" svg:y1="1.65101in" svg:x2="2.51636in" svg:y2="1.11074in" draw:id="id277" draw:style-name="a294" draw:name="Straight Connector 265"><svg:title/><svg:desc/></draw:connector><draw:connector draw:type="line" svg:x1="3.59in" svg:y1="0.7953in" svg:x2="3.17732in" svg:y2="1.65101in" draw:id="id278" draw:style-name="a295" draw:name="Straight Connector 266"><svg:title/><svg:desc/></draw:connector><draw:connector draw:type="line" svg:x1="2.51593in" svg:y1="1.11074in" svg:x2="3.5894in" svg:y2="0.7953in" draw:id="id279" draw:style-name="a296" draw:name="Straight Connector 267"><svg:title/><svg:desc/></draw:connector><draw:connector draw:type="line" svg:x1="3.57001in" svg:y1="0.22277in" svg:x2="3.5885in" svg:y2="0.7953in" draw:id="id280" draw:style-name="a297" draw:name="Straight Connector 268"><svg:title/><svg:desc/></draw:connector><draw:connector draw:type="line" svg:x1="3.5897in" svg:y1="1.70134in" svg:x2="3.17732in" svg:y2="1.65101in" draw:id="id281" draw:style-name="a298" draw:name="Straight Connector 269"><svg:title/><svg:desc/></draw:connector><draw:connector draw:type="line" svg:x1="3.78649in" svg:y1="2.0396in" svg:x2="3.5894in" svg:y2="1.70134in" draw:id="id282" draw:style-name="a299" draw:name="Straight Connector 270"><svg:title/><svg:desc/></draw:connector><draw:connector draw:type="line" svg:x1="4.10368in" svg:y1="1.39597in" svg:x2="3.5882in" svg:y2="1.70134in" draw:id="id283" draw:style-name="a300" draw:name="Straight Connector 271"><svg:title/><svg:desc/></draw:connector><draw:connector draw:type="line" svg:x1="4.10265in" svg:y1="1.39597in" svg:x2="4.19881in" svg:y2="2.0396in" draw:id="id284" draw:style-name="a301" draw:name="Straight Connector 272"><svg:title/><svg:desc/></draw:connector><draw:connector draw:type="line" svg:x1="4.10265in" svg:y1="1.39597in" svg:x2="4.54996in" svg:y2="1.85968in" draw:id="id285" draw:style-name="a302" draw:name="Straight Connector 273"><svg:title/><svg:desc/></draw:connector><draw:connector draw:type="line" svg:x1="4.13053in" svg:y1="0.8792in" svg:x2="3.5879in" svg:y2="0.7953in" draw:id="id286" draw:style-name="a303" draw:name="Straight Connector 274"><svg:title/><svg:desc/></draw:connector><draw:connector draw:type="line" svg:x1="4.12949in" svg:y1="0.8792in" svg:x2="4.10231in" svg:y2="1.39597in" draw:id="id287" draw:style-name="a304" draw:name="Straight Connector 275"><svg:title/><svg:desc/></draw:connector><draw:connector draw:type="line" svg:x1="4.13018in" svg:y1="0.8792in" svg:x2="4.54874in" svg:y2="0.22277in" draw:id="id288" draw:style-name="a305" draw:name="Straight Connector 276"><svg:title/><svg:desc/></draw:connector><draw:connector draw:type="line" svg:x1="4.12983in" svg:y1="0.8792in" svg:x2="3.92662in" svg:y2="0.22277in" draw:id="id289" draw:style-name="a306" draw:name="Straight Connector 277"><svg:title/><svg:desc/></draw:connector><draw:connector draw:type="line" svg:x1="0.87897in" svg:y1="2.22568in" svg:x2="0.87861in" svg:y2="2.88926in" draw:id="id290" draw:style-name="a307" draw:name="Straight Connector 278"><svg:title/><svg:desc/></draw:connector><draw:connector draw:type="line" svg:x1="0.87846in" svg:y1="2.22463in" svg:x2="1.34136in" svg:y2="2.0396in" draw:end-shape="id254" draw:end-glue-point="6" draw:id="id291" draw:style-name="a308" draw:name="Straight Connector 279"><svg:title/><svg:desc/></draw:connector><draw:connector draw:type="line" svg:x1="0.87897in" svg:y1="2.88926in" svg:x2="1.34143in" svg:y2="3.06711in" draw:id="id292" draw:style-name="a309" draw:name="Straight Connector 280"><svg:title/><svg:desc/></draw:connector><draw:connector draw:type="line" svg:x1="3.36213in" svg:y1="2.61074in" svg:x2="3.78649in" svg:y2="2.29208in" draw:id="id293" draw:style-name="a310" draw:name="Straight Connector 281"><svg:title/><svg:desc/></draw:connector><draw:connector draw:type="line" svg:x1="3.36185in" svg:y1="2.61074in" svg:x2="2.94505in" svg:y2="2.30198in" draw:id="id294" draw:style-name="a311" draw:name="Straight Connector 282"><svg:title/><svg:desc/></draw:connector><draw:connector draw:type="line" svg:x1="2.38235in" svg:y1="3.48658in" svg:x2="2.38235in" svg:y2="2.85906in" draw:id="id295" draw:style-name="a312" draw:name="Straight Connector 283"><svg:title/><svg:desc/></draw:connector><draw:connector draw:type="line" svg:x1="3.29167in" svg:y1="3.48658in" svg:x2="2.38215in" svg:y2="3.48658in" draw:id="id296" draw:style-name="a313" draw:name="Straight Connector 284"><svg:title/><svg:desc/></draw:connector><draw:connector draw:type="line" svg:x1="2.38215in" svg:y1="2.85906in" svg:x2="2.94505in" svg:y2="2.30198in" draw:id="id297" draw:style-name="a314" draw:name="Straight Connector 285"><svg:title/><svg:desc/></draw:connector><draw:connector draw:type="line" svg:x1="2.38195in" svg:y1="2.85906in" svg:x2="1.64329in" svg:y2="2.30198in" draw:id="id298" draw:style-name="a315" draw:name="Straight Connector 286"><svg:title/><svg:desc/></draw:connector><draw:connector draw:type="line" svg:x1="1.64329in" svg:y1="4.06436in" svg:x2="2.38215in" svg:y2="3.48658in" draw:id="id299" draw:style-name="a316" draw:name="Straight Connector 287"><svg:title/><svg:desc/></draw:connector><draw:connector draw:type="line" svg:x1="3.2914in" svg:y1="3.48658in" svg:x2="3.36185in" svg:y2="2.61074in" draw:id="id300" draw:style-name="a317" draw:name="Straight Connector 288"><svg:title/><svg:desc/></draw:connector><draw:connector draw:type="line" svg:x1="3.29084in" svg:y1="3.48658in" svg:x2="3.28501in" svg:y2="4.06931in" draw:id="id301" draw:style-name="a318" draw:name="Straight Connector 289"><svg:title/><svg:desc/></draw:connector><draw:connector draw:type="line" svg:x1="3.29057in" svg:y1="3.48658in" svg:x2="3.78586in" svg:y2="4.06436in" draw:id="id302" draw:style-name="a319" draw:name="Straight Connector 290"><svg:title/><svg:desc/></draw:connector><draw:connector draw:type="line" svg:x1="4.10197in" svg:y1="2.91967in" svg:x2="4.90227in" svg:y2="2.99664in" draw:id="id303" draw:style-name="a320" draw:name="Straight Connector 291"><svg:title/><svg:desc/></draw:connector><draw:connector draw:type="line" svg:x1="4.65748in" svg:y1="3.6745in" svg:x2="4.12914in" svg:y2="3.59396in" draw:id="id304" draw:style-name="a321" draw:name="Straight Connector 292"><svg:title/><svg:desc/></draw:connector><draw:connector draw:type="line" svg:x1="3.78618in" svg:y1="4.06436in" svg:x2="4.12845in" svg:y2="3.59396in" draw:id="id305" draw:style-name="a322" draw:name="Straight Connector 293"><svg:title/><svg:desc/></draw:connector><draw:connector draw:type="line" svg:x1="3.78649in" svg:y1="2.29208in" svg:x2="4.103in" svg:y2="2.91967in" draw:id="id306" draw:style-name="a323" draw:name="Straight Connector 294"><svg:title/><svg:desc/></draw:connector><draw:connector draw:type="line" svg:x1="3.29029in" svg:y1="3.48658in" svg:x2="4.103in" svg:y2="2.91967in" draw:id="id307" draw:style-name="a324" draw:name="Straight Connector 295"><svg:title/><svg:desc/></draw:connector><draw:connector draw:type="line" svg:x1="4.12983in" svg:y1="3.59396in" svg:x2="4.10162in" svg:y2="2.91967in" draw:id="id308" draw:style-name="a325" draw:name="Straight Connector 296"><svg:title/><svg:desc/></draw:connector><draw:connector draw:type="line" svg:x1="4.90145in" svg:y1="2.99665in" svg:x2="4.4069in" svg:y2="2.29208in" draw:id="id309" draw:style-name="a326" draw:name="Straight Connector 297"><svg:title/><svg:desc/></draw:connector><draw:connector draw:type="line" svg:x1="4.65709in" svg:y1="3.6745in" svg:x2="4.90063in" svg:y2="2.99665in" draw:id="id310" draw:style-name="a327" draw:name="Straight Connector 298"><svg:title/><svg:desc/></draw:connector><draw:connector draw:type="line" svg:x1="4.65709in" svg:y1="3.6745in" svg:x2="5.56837in" svg:y2="4.06436in" draw:id="id311" draw:style-name="a328" draw:name="Straight Connector 299"><svg:title/><svg:desc/></draw:connector><draw:connector draw:type="line" svg:x1="4.8994in" svg:y1="2.99665in" svg:x2="5.56791in" svg:y2="2.50338in" draw:id="id312" draw:style-name="a329" draw:name="Straight Connector 300"><svg:title/><svg:desc/></draw:connector><draw:connector draw:type="line" svg:x1="5.04866in" svg:y1="2.29208in" svg:x2="5.56837in" svg:y2="2.50338in" draw:id="id313" draw:style-name="a330" draw:name="Straight Connector 301"><svg:title/><svg:desc/></draw:connector><draw:connector draw:type="line" svg:x1="5.04866in" svg:y1="2.03465in" svg:x2="5.56744in" svg:y2="1.81107in" draw:id="id314" draw:style-name="a331" draw:name="Straight Connector 302"><svg:title/><svg:desc/></draw:connector><draw:connector draw:type="line" svg:x1="5.22104in" svg:y1="1.11074in" svg:x2="4.83087in" svg:y2="2.03465in" draw:id="id315" draw:style-name="a332" draw:name="Straight Connector 303"><svg:title/><svg:desc/></draw:connector><draw:connector draw:type="line" svg:x1="5.56697in" svg:y1="1.81107in" svg:x2="5.22016in" svg:y2="1.11074in" draw:id="id316" draw:style-name="a333" draw:name="Straight Connector 304"><svg:title/><svg:desc/></draw:connector><draw:connector draw:type="line" svg:x1="5.22016in" svg:y1="1.11074in" svg:x2="4.83087in" svg:y2="0.22772in" draw:id="id317" draw:style-name="a334" draw:name="Straight Connector 305"><svg:title/><svg:desc/></draw:connector><draw:connector draw:type="line" svg:x1="5.2206in" svg:y1="1.11074in" svg:x2="5.56837in" svg:y2="0.22772in" draw:id="id318" draw:style-name="a335" draw:name="Straight Connector 306"><svg:title/><svg:desc/></draw:connector><draw:custom-shape svg:x="0.60021in" svg:y="1.04635in" svg:width="0.04999in" svg:height="0.05in" draw:id="id319" draw:style-name="a336" draw:name="Oval 31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82975in" svg:y="1.06143in" svg:width="0.0493in" svg:height="0.04931in" draw:id="id320" draw:style-name="a337" draw:name="Oval 31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37043in" svg:y="1.03105in" svg:width="0.0493in" svg:height="0.04931in" draw:id="id321" draw:style-name="a338" draw:name="Oval 31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3148in" svg:y="0.62431in" svg:width="0.0493in" svg:height="0.04931in" draw:id="id322" draw:style-name="a339" draw:name="Oval 31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44376in" svg:y="0.37463in" svg:width="0.0493in" svg:height="0.04931in" draw:id="id323" draw:style-name="a340" draw:name="Oval 31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16897in" svg:y="0.82989in" svg:width="0.0493in" svg:height="0.04931in" draw:id="id324" draw:style-name="a341" draw:name="Oval 31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17282in" svg:y="1.54407in" svg:width="0.0493in" svg:height="0.04931in" draw:id="id325" draw:style-name="a342" draw:name="Oval 31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09606in" svg:y="1.32234in" svg:width="0.0493in" svg:height="0.04931in" draw:id="id326" draw:style-name="a343" draw:name="Oval 31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23291in" svg:y="1.76487in" svg:width="0.0493in" svg:height="0.04931in" draw:id="id327" draw:style-name="a344" draw:name="Oval 31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08449in" svg:y="2.10346in" svg:width="0.0493in" svg:height="0.04931in" draw:id="id328" draw:style-name="a345" draw:name="Oval 31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22204in" svg:y="2.03465in" svg:width="0.0493in" svg:height="0.04931in" draw:id="id329" draw:style-name="a346" draw:name="Oval 32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94677in" svg:y="2.15276in" svg:width="0.0493in" svg:height="0.04931in" draw:id="id330" draw:style-name="a347" draw:name="Oval 32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51983in" svg:y="2.22463in" svg:width="0.0493in" svg:height="0.04931in" draw:id="id331" draw:style-name="a348" draw:name="Oval 32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68985in" svg:y="2.20207in" svg:width="0.0493in" svg:height="0.04931in" draw:id="id332" draw:style-name="a349" draw:name="Oval 32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33004in" svg:y="2.23884in" svg:width="0.0493in" svg:height="0.04931in" draw:id="id333" draw:style-name="a350" draw:name="Oval 32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8565in" svg:y="2.52324in" svg:width="0.0493in" svg:height="0.04931in" draw:id="id334" draw:style-name="a351" draw:name="Oval 32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85644in" svg:y="2.3531in" svg:width="0.0493in" svg:height="0.04931in" draw:id="id335" draw:style-name="a352" draw:name="Oval 32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85644in" svg:y="2.69338in" svg:width="0.0493in" svg:height="0.04931in" draw:id="id336" draw:style-name="a353" draw:name="Oval 32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52373in" svg:y="2.87847in" svg:width="0.0493in" svg:height="0.04931in" draw:id="id337" draw:style-name="a354" draw:name="Oval 32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68981in" svg:y="2.87036in" svg:width="0.0493in" svg:height="0.04931in" draw:id="id338" draw:style-name="a355" draw:name="Oval 32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33743in" svg:y="2.88926in" svg:width="0.0493in" svg:height="0.04931in" draw:id="id339" draw:style-name="a356" draw:name="Oval 33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08441in" svg:y="2.94734in" svg:width="0.0493in" svg:height="0.04931in" draw:id="id340" draw:style-name="a357" draw:name="Oval 33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94671in" svg:y="2.89803in" svg:width="0.0493in" svg:height="0.04931in" draw:id="id341" draw:style-name="a358" draw:name="Oval 33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22249in" svg:y="3.01049in" svg:width="0.0493in" svg:height="0.04931in" draw:id="id342" draw:style-name="a359" draw:name="Oval 33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74531in" svg:y="1.08036in" svg:width="0.0493in" svg:height="0.04931in" draw:id="id343" draw:style-name="a360" draw:name="Oval 33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35759in" svg:y="1.08036in" svg:width="0.0493in" svg:height="0.04931in" draw:id="id344" draw:style-name="a361" draw:name="Oval 33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1307in" svg:y="1.08036in" svg:width="0.0493in" svg:height="0.04931in" draw:id="id345" draw:style-name="a362" draw:name="Oval 33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28411in" svg:y="1.54407in" svg:width="0.0493in" svg:height="0.04931in" draw:id="id346" draw:style-name="a363" draw:name="Oval 33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40169in" svg:y="1.29407in" svg:width="0.0493in" svg:height="0.04931in" draw:id="id347" draw:style-name="a364" draw:name="Oval 33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17983in" svg:y="1.78713in" svg:width="0.0493in" svg:height="0.04931in" draw:id="id348" draw:style-name="a365" draw:name="Oval 33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90293in" svg:y="0.57501in" svg:width="0.0493in" svg:height="0.04931in" draw:id="id349" draw:style-name="a366" draw:name="Oval 34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72093in" svg:y="0.7953in" svg:width="0.0493in" svg:height="0.04931in" draw:id="id350" draw:style-name="a367" draw:name="Oval 34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07506in" svg:y="0.37463in" svg:width="0.0493in" svg:height="0.04931in" draw:id="id351" draw:style-name="a368" draw:name="Oval 34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02553in" svg:y="0.92254in" svg:width="0.0493in" svg:height="0.04931in" draw:id="id352" draw:style-name="a369" draw:name="Oval 34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75218in" svg:y="1.01213in" svg:width="0.0493in" svg:height="0.04931in" draw:id="id353" draw:style-name="a370" draw:name="Oval 34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1257in" svg:y="0.84461in" svg:width="0.0493in" svg:height="0.04931in" draw:id="id354" draw:style-name="a371" draw:name="Oval 34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80519in" svg:y="1.34667in" svg:width="0.0493in" svg:height="0.04931in" draw:id="id355" draw:style-name="a372" draw:name="Oval 34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62719in" svg:y="1.20379in" svg:width="0.0493in" svg:height="0.04931in" draw:id="id356" draw:style-name="a373" draw:name="Oval 34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98339in" svg:y="1.49477in" svg:width="0.0493in" svg:height="0.04931in" draw:id="id357" draw:style-name="a374" draw:name="Oval 34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8617in" svg:y="1.15461in" svg:width="0.0493in" svg:height="0.04931in" draw:id="id358" draw:style-name="a375" draw:name="Oval 34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6301in" svg:y="1.39597in" svg:width="0.0493in" svg:height="0.04931in" draw:id="id359" draw:style-name="a376" draw:name="Oval 35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48475in" svg:y="0.94913in" svg:width="0.0493in" svg:height="0.04931in" draw:id="id360" draw:style-name="a377" draw:name="Oval 35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4782in" svg:y="0.45379in" svg:width="0.0493in" svg:height="0.04931in" draw:id="id361" draw:style-name="a378" draw:name="Oval 35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4754in" svg:y="0.62431in" svg:width="0.0493in" svg:height="0.04931in" draw:id="id362" draw:style-name="a379" draw:name="Oval 35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4432in" svg:y="0.31453in" svg:width="0.0493in" svg:height="0.04931in" draw:id="id363" draw:style-name="a380" draw:name="Oval 35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82972in" svg:y="0.81563in" svg:width="0.0493in" svg:height="0.04931in" draw:id="id364" draw:style-name="a381" draw:name="Oval 35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67918in" svg:y="0.78451in" svg:width="0.0493in" svg:height="0.04931in" draw:id="id365" draw:style-name="a382" draw:name="Oval 35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7777in" svg:y="0.82989in" svg:width="0.0493in" svg:height="0.04931in" draw:id="id366" draw:style-name="a383" draw:name="Oval 35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8138in" svg:y="0.48884in" svg:width="0.0493in" svg:height="0.04931in" draw:id="id367" draw:style-name="a384" draw:name="Oval 35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3177in" svg:y="0.34268in" svg:width="0.0493in" svg:height="0.04931in" draw:id="id368" draw:style-name="a385" draw:name="Oval 35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52in" svg:y="0.66283in" svg:width="0.0493in" svg:height="0.04931in" draw:id="id369" draw:style-name="a386" draw:name="Oval 36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30066in" svg:y="0.52736in" svg:width="0.0493in" svg:height="0.04931in" draw:id="id370" draw:style-name="a387" draw:name="Oval 36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9848in" svg:y="0.67672in" svg:width="0.0493in" svg:height="0.04931in" draw:id="id371" draw:style-name="a388" draw:name="Oval 36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4131in" svg:y="0.36347in" svg:width="0.0493in" svg:height="0.04931in" draw:id="id372" draw:style-name="a389" draw:name="Oval 36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8745in" svg:y="1.09214in" svg:width="0.0493in" svg:height="0.04931in" draw:id="id373" draw:style-name="a390" draw:name="Oval 36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0097in" svg:y="0.96282in" svg:width="0.0493in" svg:height="0.04931in" draw:id="id374" draw:style-name="a391" draw:name="Oval 36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7449in" svg:y="1.24477in" svg:width="0.0493in" svg:height="0.04931in" draw:id="id375" draw:style-name="a392" draw:name="Oval 36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82941in" svg:y="1.51629in" svg:width="0.0493in" svg:height="0.04931in" draw:id="id376" draw:style-name="a393" draw:name="Oval 36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5694in" svg:y="1.44143in" svg:width="0.0493in" svg:height="0.04931in" draw:id="id377" draw:style-name="a394" draw:name="Oval 36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67935in" svg:y="1.59301in" svg:width="0.0493in" svg:height="0.04931in" draw:id="id378" draw:style-name="a395" draw:name="Oval 36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6187in" svg:y="1.65204in" svg:width="0.0493in" svg:height="0.04931in" draw:id="id379" draw:style-name="a396" draw:name="Oval 37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48448in" svg:y="1.65856in" svg:width="0.0493in" svg:height="0.04931in" draw:id="id380" draw:style-name="a397" draw:name="Oval 37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3546in" svg:y="1.64231in" svg:width="0.0493in" svg:height="0.04931in" draw:id="id381" draw:style-name="a398" draw:name="Oval 37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19683in" svg:y="0.19685in" svg:width="0.0493in" svg:height="0.04931in" draw:id="id382" draw:style-name="a399" draw:name="Oval 37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55783in" svg:y="0.19685in" svg:width="0.0493in" svg:height="0.04931in" draw:id="id383" draw:style-name="a400" draw:name="Oval 37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03506in" svg:y="1.08036in" svg:width="0.0493in" svg:height="0.04931in" draw:id="id384" draw:style-name="a401" draw:name="Oval 37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19685in" svg:y="1.00861in" svg:width="0.0493in" svg:height="0.04931in" draw:id="id385" draw:style-name="a402" draw:name="Oval 37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85425in" svg:y="2.18953in" svg:width="0.0493in" svg:height="0.04931in" draw:id="id386" draw:style-name="a403" draw:name="Oval 37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85206in" svg:y="2.85906in" svg:width="0.0493in" svg:height="0.04931in" draw:id="id387" draw:style-name="a404" draw:name="Oval 37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19686in" svg:y="2.88926in" svg:width="0.0493in" svg:height="0.04931in" draw:id="id388" draw:style-name="a405" draw:name="Oval 37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19469in" svg:y="2.25267in" svg:width="0.0493in" svg:height="0.04931in" draw:id="id389" draw:style-name="a406" draw:name="Oval 38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31058in" svg:y="2.01282in" svg:width="0.0493in" svg:height="0.04931in" draw:id="id390" draw:style-name="a407" draw:name="Oval 38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31474in" svg:y="4.04509in" svg:width="0.0493in" svg:height="0.04931in" draw:id="id391" draw:style-name="a408" draw:name="Oval 38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31603in" svg:y="3.0406in" svg:width="0.0493in" svg:height="0.04931in" draw:id="id392" draw:style-name="a409" draw:name="Oval 38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19689in" svg:y="4.04509in" svg:width="0.0493in" svg:height="0.04931in" draw:id="id393" draw:style-name="a410" draw:name="Oval 38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1238in" svg:y="0.19685in" svg:width="0.0493in" svg:height="0.04931in" draw:id="id394" draw:style-name="a411" draw:name="Oval 38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4727in" svg:y="0.19685in" svg:width="0.0493in" svg:height="0.04931in" draw:id="id395" draw:style-name="a412" draw:name="Oval 38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89824in" svg:y="0.1968in" svg:width="0.0493in" svg:height="0.04931in" draw:id="id396" draw:style-name="a413" draw:name="Oval 38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52286in" svg:y="0.19685in" svg:width="0.0493in" svg:height="0.04931in" draw:id="id397" draw:style-name="a414" draw:name="Oval 38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2947in" svg:y="1.59301in" svg:width="0.0493in" svg:height="0.04931in" draw:id="id398" draw:style-name="a415" draw:name="Oval 38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7567in" svg:y="1.46699in" svg:width="0.0493in" svg:height="0.04931in" draw:id="id399" draw:style-name="a416" draw:name="Oval 39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41276in" svg:y="1.71556in" svg:width="0.0493in" svg:height="0.04931in" draw:id="id400" draw:style-name="a417" draw:name="Oval 39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52686in" svg:y="1.81797in" svg:width="0.0493in" svg:height="0.04931in" draw:id="id401" draw:style-name="a418" draw:name="Oval 39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52251in" svg:y="2.01282in" svg:width="0.0493in" svg:height="0.04931in" draw:id="id402" draw:style-name="a419" draw:name="Oval 39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7535in" svg:y="2.00967in" svg:width="0.0493in" svg:height="0.04931in" draw:id="id403" draw:style-name="a420" draw:name="Oval 39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2605in" svg:y="1.70894in" svg:width="0.0493in" svg:height="0.04931in" draw:id="id404" draw:style-name="a421" draw:name="Oval 39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0268in" svg:y="1.56171in" svg:width="0.0493in" svg:height="0.04931in" draw:id="id405" draw:style-name="a422" draw:name="Oval 39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5167in" svg:y="1.85968in" svg:width="0.0493in" svg:height="0.04931in" draw:id="id406" draw:style-name="a423" draw:name="Oval 39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64793in" svg:y="1.83986in" svg:width="0.0493in" svg:height="0.04931in" draw:id="id407" draw:style-name="a424" draw:name="Oval 39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9621in" svg:y="1.73815in" svg:width="0.0493in" svg:height="0.04931in" draw:id="id408" draw:style-name="a425" draw:name="Oval 39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50318in" svg:y="1.08036in" svg:width="0.0493in" svg:height="0.04931in" draw:id="id409" draw:style-name="a426" draw:name="Oval 40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4887in" svg:y="0.77189in" svg:width="0.0493in" svg:height="0.04931in" draw:id="id410" draw:style-name="a427" draw:name="Oval 40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0066in" svg:y="0.84766in" svg:width="0.0493in" svg:height="0.04931in" draw:id="id411" draw:style-name="a428" draw:name="Oval 40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08257in" svg:y="2.00967in" svg:width="0.0493in" svg:height="0.04931in" draw:id="id412" draw:style-name="a429" draw:name="Oval 40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93in" svg:y="2.01282in" svg:width="0.0493in" svg:height="0.04931in" draw:id="id413" draw:style-name="a430" draw:name="Oval 40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03184in" svg:y="1.80723in" svg:width="0.0493in" svg:height="0.04931in" draw:id="id414" draw:style-name="a431" draw:name="Oval 40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97341in" svg:y="1.90899in" svg:width="0.0493in" svg:height="0.04931in" draw:id="id415" draw:style-name="a432" draw:name="Oval 40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08745in" svg:y="1.71556in" svg:width="0.0493in" svg:height="0.04931in" draw:id="id416" draw:style-name="a433" draw:name="Oval 40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13959in" svg:y="1.63222in" svg:width="0.0493in" svg:height="0.04931in" draw:id="id417" draw:style-name="a434" draw:name="Oval 40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71431in" svg:y="1.92949in" svg:width="0.0493in" svg:height="0.04931in" draw:id="id418" draw:style-name="a435" draw:name="Oval 40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75556in" svg:y="2.00967in" svg:width="0.0493in" svg:height="0.04931in" draw:id="id419" draw:style-name="a436" draw:name="Oval 41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5717in" svg:y="1.66626in" svg:width="0.0493in" svg:height="0.04931in" draw:id="id420" draw:style-name="a437" draw:name="Oval 41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7308in" svg:y="1.37165in" svg:width="0.0493in" svg:height="0.04931in" draw:id="id421" draw:style-name="a438" draw:name="Oval 41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3662in" svg:y="2.57254in" svg:width="0.0493in" svg:height="0.04931in" draw:id="id422" draw:style-name="a439" draw:name="Oval 41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5691in" svg:y="2.42602in" svg:width="0.0493in" svg:height="0.04931in" draw:id="id423" draw:style-name="a440" draw:name="Oval 41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76073in" svg:y="2.27041in" svg:width="0.0493in" svg:height="0.04931in" draw:id="id424" draw:style-name="a441" draw:name="Oval 41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92389in" svg:y="2.27036in" svg:width="0.0493in" svg:height="0.04931in" draw:id="id425" draw:style-name="a442" draw:name="Oval 41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45351in" svg:y="2.50338in" svg:width="0.0493in" svg:height="0.04931in" draw:id="id426" draw:style-name="a443" draw:name="Oval 41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66474in" svg:y="2.3374in" svg:width="0.0493in" svg:height="0.04931in" draw:id="id427" draw:style-name="a444" draw:name="Oval 41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12413in" svg:y="2.4194in" svg:width="0.0493in" svg:height="0.04931in" draw:id="id428" draw:style-name="a445" draw:name="Oval 41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02249in" svg:y="2.34958in" svg:width="0.0493in" svg:height="0.04931in" draw:id="id429" draw:style-name="a446" draw:name="Oval 42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1347in" svg:y="2.50338in" svg:width="0.0493in" svg:height="0.04931in" draw:id="id430" draw:style-name="a447" draw:name="Oval 42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35354in" svg:y="2.82917in" svg:width="0.0493in" svg:height="0.04931in" draw:id="id431" draw:style-name="a448" draw:name="Oval 42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6202in" svg:y="2.27481in" svg:width="0.0493in" svg:height="0.04931in" draw:id="id432" draw:style-name="a449" draw:name="Oval 42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00571in" svg:y="2.57634in" svg:width="0.0493in" svg:height="0.04931in" draw:id="id433" draw:style-name="a450" draw:name="Oval 42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81823in" svg:y="2.42602in" svg:width="0.0493in" svg:height="0.04931in" draw:id="id434" draw:style-name="a451" draw:name="Oval 42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18969in" svg:y="2.71421in" svg:width="0.0493in" svg:height="0.04931in" draw:id="id435" draw:style-name="a452" draw:name="Oval 42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65149in" svg:y="2.52703in" svg:width="0.0493in" svg:height="0.04931in" draw:id="id436" draw:style-name="a453" draw:name="Oval 42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79606in" svg:y="2.40241in" svg:width="0.0493in" svg:height="0.04931in" draw:id="id437" draw:style-name="a454" draw:name="Oval 42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5136in" svg:y="2.69338in" svg:width="0.0493in" svg:height="0.04931in" draw:id="id438" draw:style-name="a455" draw:name="Oval 42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6275in" svg:y="3.45637in" svg:width="0.0493in" svg:height="0.04931in" draw:id="id439" draw:style-name="a456" draw:name="Oval 43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058in" svg:y="2.96081in" svg:width="0.0493in" svg:height="0.04931in" draw:id="id440" draw:style-name="a457" draw:name="Oval 43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2457in" svg:y="2.76352in" svg:width="0.04861in" svg:height="0.04931in" draw:id="id441" draw:style-name="a458" draw:name="Oval 43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902in" svg:y="3.18623in" svg:width="0.04861in" svg:height="0.04931in" draw:id="id442" draw:style-name="a459" draw:name="Oval 43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3542in" svg:y="3.13692in" svg:width="0.04861in" svg:height="0.04931in" draw:id="id443" draw:style-name="a460" draw:name="Oval 43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35631in" svg:y="3.45637in" svg:width="0.04861in" svg:height="0.04931in" draw:id="id444" draw:style-name="a461" draw:name="Oval 43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35614in" svg:y="2.99125in" svg:width="0.04861in" svg:height="0.04931in" draw:id="id445" draw:style-name="a462" draw:name="Oval 43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35626in" svg:y="3.28991in" svg:width="0.04861in" svg:height="0.04931in" draw:id="id446" draw:style-name="a463" draw:name="Oval 43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80589in" svg:y="3.45947in" svg:width="0.04861in" svg:height="0.04931in" draw:id="id447" draw:style-name="a464" draw:name="Oval 43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57528in" svg:y="3.46284in" svg:width="0.04861in" svg:height="0.04931in" draw:id="id448" draw:style-name="a465" draw:name="Oval 43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03481in" svg:y="3.46284in" svg:width="0.04861in" svg:height="0.04931in" draw:id="id449" draw:style-name="a466" draw:name="Oval 44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00642in" svg:y="3.7306in" svg:width="0.04861in" svg:height="0.04931in" draw:id="id450" draw:style-name="a467" draw:name="Oval 44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21036in" svg:y="3.57427in" svg:width="0.04861in" svg:height="0.04931in" draw:id="id451" draw:style-name="a468" draw:name="Oval 44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62021in" svg:y="4.04509in" svg:width="0.04861in" svg:height="0.04931in" draw:id="id452" draw:style-name="a469" draw:name="Oval 44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81823in" svg:y="3.88013in" svg:width="0.04861in" svg:height="0.04931in" draw:id="id453" draw:style-name="a470" draw:name="Oval 44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70762in" svg:y="3.13997in" svg:width="0.04791in" svg:height="0.04931in" draw:id="id454" draw:style-name="a471" draw:name="Oval 44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6163in" svg:y="4.0343in" svg:width="0.04791in" svg:height="0.04931in" draw:id="id455" draw:style-name="a472" draw:name="Oval 44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49929in" svg:y="3.31027in" svg:width="0.04791in" svg:height="0.04931in" draw:id="id456" draw:style-name="a473" draw:name="Oval 44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1014in" svg:y="3.01781in" svg:width="0.04791in" svg:height="0.04931in" draw:id="id457" draw:style-name="a474" draw:name="Oval 44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7295in" svg:y="2.89803in" svg:width="0.04791in" svg:height="0.04931in" draw:id="id458" draw:style-name="a475" draw:name="Oval 44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1307in" svg:y="2.57634in" svg:width="0.04791in" svg:height="0.04931in" draw:id="id459" draw:style-name="a476" draw:name="Oval 45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83112in" svg:y="2.42602in" svg:width="0.04791in" svg:height="0.04931in" draw:id="id460" draw:style-name="a477" draw:name="Oval 45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0118in" svg:y="2.73948in" svg:width="0.04791in" svg:height="0.04931in" draw:id="id461" draw:style-name="a478" draw:name="Oval 45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8898in" svg:y="3.23553in" svg:width="0.04791in" svg:height="0.04931in" draw:id="id462" draw:style-name="a479" draw:name="Oval 45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0489in" svg:y="3.57427in" svg:width="0.04791in" svg:height="0.04931in" draw:id="id463" draw:style-name="a480" draw:name="Oval 45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7984in" svg:y="3.06711in" svg:width="0.04791in" svg:height="0.04931in" draw:id="id464" draw:style-name="a481" draw:name="Oval 45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9565in" svg:y="3.40663in" svg:width="0.04791in" svg:height="0.04931in" draw:id="id465" draw:style-name="a482" draw:name="Oval 45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6413in" svg:y="3.73767in" svg:width="0.04791in" svg:height="0.04931in" draw:id="id466" draw:style-name="a483" draw:name="Oval 45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6459in" svg:y="3.59824in" svg:width="0.04791in" svg:height="0.04931in" draw:id="id467" draw:style-name="a484" draw:name="Oval 45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627in" svg:y="3.88287in" svg:width="0.04791in" svg:height="0.04931in" draw:id="id468" draw:style-name="a485" draw:name="Oval 45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3791in" svg:y="3.79392in" svg:width="0.04791in" svg:height="0.04931in" draw:id="id469" draw:style-name="a486" draw:name="Oval 46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76053in" svg:y="4.03572in" svg:width="0.04722in" svg:height="0.04931in" draw:id="id470" draw:style-name="a487" draw:name="Oval 46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85099in" svg:y="3.92652in" svg:width="0.04722in" svg:height="0.04931in" draw:id="id471" draw:style-name="a488" draw:name="Oval 46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1544in" svg:y="3.68204in" svg:width="0.04722in" svg:height="0.04931in" draw:id="id472" draw:style-name="a489" draw:name="Oval 46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0967in" svg:y="3.74461in" svg:width="0.04722in" svg:height="0.04931in" draw:id="id473" draw:style-name="a490" draw:name="Oval 46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6321in" svg:y="3.89014in" svg:width="0.04722in" svg:height="0.04931in" draw:id="id474" draw:style-name="a491" draw:name="Oval 46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8592in" svg:y="3.59396in" svg:width="0.04722in" svg:height="0.04931in" draw:id="id475" draw:style-name="a492" draw:name="Oval 46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87527in" svg:y="2.9685in" svg:width="0.04722in" svg:height="0.04931in" draw:id="id476" draw:style-name="a493" draw:name="Oval 46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63425in" svg:y="3.64754in" svg:width="0.04722in" svg:height="0.04931in" draw:id="id477" draw:style-name="a494" draw:name="Oval 46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46238in" svg:y="2.93586in" svg:width="0.04722in" svg:height="0.04931in" draw:id="id478" draw:style-name="a495" draw:name="Oval 46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25337in" svg:y="2.91466in" svg:width="0.04722in" svg:height="0.04931in" draw:id="id479" draw:style-name="a496" draw:name="Oval 47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65777in" svg:y="2.95449in" svg:width="0.04722in" svg:height="0.04931in" draw:id="id480" draw:style-name="a497" draw:name="Oval 47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6103in" svg:y="2.60722in" svg:width="0.04722in" svg:height="0.04931in" draw:id="id481" draw:style-name="a498" draw:name="Oval 47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75352in" svg:y="2.79259in" svg:width="0.04722in" svg:height="0.04931in" draw:id="id482" draw:style-name="a499" draw:name="Oval 47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48061in" svg:y="2.4194in" svg:width="0.04722in" svg:height="0.04931in" draw:id="id483" draw:style-name="a500" draw:name="Oval 47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37944in" svg:y="2.27036in" svg:width="0.04722in" svg:height="0.04931in" draw:id="id484" draw:style-name="a501" draw:name="Oval 47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75349in" svg:y="3.28484in" svg:width="0.04722in" svg:height="0.04931in" draw:id="id485" draw:style-name="a502" draw:name="Oval 47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83082in" svg:y="3.11642in" svg:width="0.04722in" svg:height="0.04931in" draw:id="id486" draw:style-name="a503" draw:name="Oval 47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70221in" svg:y="3.45637in" svg:width="0.04722in" svg:height="0.04931in" draw:id="id487" draw:style-name="a504" draw:name="Oval 47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35959in" svg:y="3.60925in" svg:width="0.04722in" svg:height="0.04931in" draw:id="id488" draw:style-name="a505" draw:name="Oval 47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50145in" svg:y="3.63274in" svg:width="0.04722in" svg:height="0.04931in" draw:id="id489" draw:style-name="a506" draw:name="Oval 48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22493in" svg:y="3.59191in" svg:width="0.04722in" svg:height="0.04931in" draw:id="id490" draw:style-name="a507" draw:name="Oval 48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53488in" svg:y="4.03572in" svg:width="0.04722in" svg:height="0.04931in" draw:id="id491" draw:style-name="a508" draw:name="Oval 48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8012in" svg:y="3.83743in" svg:width="0.04722in" svg:height="0.04931in" draw:id="id492" draw:style-name="a509" draw:name="Oval 48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29909in" svg:y="3.93438in" svg:width="0.04722in" svg:height="0.04931in" draw:id="id493" draw:style-name="a510" draw:name="Oval 48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85213in" svg:y="3.73767in" svg:width="0.04722in" svg:height="0.04931in" draw:id="id494" draw:style-name="a511" draw:name="Oval 48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54236in" svg:y="2.47458in" svg:width="0.04722in" svg:height="0.04931in" draw:id="id495" draw:style-name="a512" draw:name="Oval 48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2241in" svg:y="2.71074in" svg:width="0.04722in" svg:height="0.04931in" draw:id="id496" draw:style-name="a513" draw:name="Oval 48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39678in" svg:y="2.58356in" svg:width="0.04722in" svg:height="0.04931in" draw:id="id497" draw:style-name="a514" draw:name="Oval 48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5619in" svg:y="2.83954in" svg:width="0.04722in" svg:height="0.04931in" draw:id="id498" draw:style-name="a515" draw:name="Oval 48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2595in" svg:y="2.27031in" svg:width="0.04722in" svg:height="0.04931in" draw:id="id499" draw:style-name="a516" draw:name="Oval 49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27132in" svg:y="2.36722in" svg:width="0.04722in" svg:height="0.04931in" draw:id="id500" draw:style-name="a517" draw:name="Oval 49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41719in" svg:y="2.41977in" svg:width="0.04722in" svg:height="0.04931in" draw:id="id501" draw:style-name="a518" draw:name="Oval 49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15128in" svg:y="2.32001in" svg:width="0.04722in" svg:height="0.04931in" draw:id="id502" draw:style-name="a519" draw:name="Oval 49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2446in" svg:y="2.00962in" svg:width="0.04722in" svg:height="0.04931in" draw:id="id503" draw:style-name="a520" draw:name="Oval 49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54579in" svg:y="1.79055in" svg:width="0.04722in" svg:height="0.04931in" draw:id="id504" draw:style-name="a521" draw:name="Oval 49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29124in" svg:y="1.89673in" svg:width="0.04722in" svg:height="0.04931in" draw:id="id505" draw:style-name="a522" draw:name="Oval 49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42579in" svg:y="1.83533in" svg:width="0.04722in" svg:height="0.04931in" draw:id="id506" draw:style-name="a523" draw:name="Oval 49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1522in" svg:y="1.95515in" svg:width="0.04722in" svg:height="0.04931in" draw:id="id507" draw:style-name="a524" draw:name="Oval 49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80541in" svg:y="2.00445in" svg:width="0.04722in" svg:height="0.04931in" draw:id="id508" draw:style-name="a525" draw:name="Oval 49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19809in" svg:y="1.08899in" svg:width="0.04722in" svg:height="0.04931in" draw:id="id509" draw:style-name="a526" draw:name="Oval 50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80543in" svg:y="0.19685in" svg:width="0.04722in" svg:height="0.04931in" draw:id="id510" draw:style-name="a527" draw:name="Oval 50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54232in" svg:y="0.19685in" svg:width="0.04722in" svg:height="0.04931in" draw:id="id511" draw:style-name="a528" draw:name="Oval 50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37815in" svg:y="1.47078in" svg:width="0.04722in" svg:height="0.04931in" draw:id="id512" draw:style-name="a529" draw:name="Oval 50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46149in" svg:y="1.64231in" svg:width="0.04722in" svg:height="0.04931in" draw:id="id513" draw:style-name="a530" draw:name="Oval 50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2852in" svg:y="1.27304in" svg:width="0.04722in" svg:height="0.04931in" draw:id="id514" draw:style-name="a531" draw:name="Oval 50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2556in" svg:y="1.49856in" svg:width="0.04722in" svg:height="0.04931in" draw:id="id515" draw:style-name="a532" draw:name="Oval 50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10458in" svg:y="1.29768in" svg:width="0.04722in" svg:height="0.04931in" draw:id="id516" draw:style-name="a533" draw:name="Oval 50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9221in" svg:y="1.74125in" svg:width="0.04722in" svg:height="0.04931in" draw:id="id517" draw:style-name="a534" draw:name="Oval 50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0204in" svg:y="0.66283in" svg:width="0.04722in" svg:height="0.04931in" draw:id="id518" draw:style-name="a535" draw:name="Oval 50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9549in" svg:y="0.86315in" svg:width="0.04722in" svg:height="0.04931in" draw:id="id519" draw:style-name="a536" draw:name="Oval 51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90107in" svg:y="0.43601in" svg:width="0.04722in" svg:height="0.04931in" draw:id="id520" draw:style-name="a537" draw:name="Oval 51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37705in" svg:y="0.63298in" svg:width="0.04722in" svg:height="0.04931in" draw:id="id521" draw:style-name="a538" draw:name="Oval 51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46106in" svg:y="0.41277in" svg:width="0.04722in" svg:height="0.04931in" draw:id="id522" draw:style-name="a539" draw:name="Oval 51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29868in" svg:y="0.84461in" svg:width="0.04722in" svg:height="0.04931in" draw:id="id523" draw:style-name="a540" draw:name="Oval 51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31025in" svg:y="0.41791in" svg:width="0.10388in" svg:height="0.10431in" draw:id="id524" draw:style-name="a541" draw:name="Oval 155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13193in" svg:y="3.68657in" svg:width="0.10346in" svg:height="0.10417in" draw:id="id525" draw:style-name="a542" draw:name="Oval 155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text:soft-page-break/><draw:g draw:name="Canvas 955" draw:id="id813" draw:style-name="a833" text:anchor-type="as-char"><svg:title/><svg:desc/><draw:custom-shape svg:x="0.22275in" svg:y="0.22277in" svg:width="5.34609in" svg:height="3.84653in" draw:id="id527" draw:style-name="a545" draw:name="Freeform: Shape 683"><svg:title/><svg:desc/><draw:enhanced-geometry draw:type="non-primitive" svg:viewBox="0 0 4888871 3517271" draw:enhanced-path="M 4527 3517271 L 1023042 3517271 1023042 1661311 2489703 1661311 2489703 1901228 1299172 1901228 1299172 3512745 4888871 3512745 4888871 4527 4214388 4527 4214388 1656784 4413564 1656784 4413564 1892174 3259247 1892174 3259247 1661311 3956364 1661311 3956364 0 0 0 4527 3517271 Z N" draw:text-areas="?f44 ?f46 ?f45 ?f47" draw:glue-points="?f26 ?f27 ?f28 ?f27 ?f28 ?f29 ?f30 ?f29 ?f30 ?f31 ?f32 ?f31 ?f32 ?f33 ?f34 ?f33 ?f34 ?f35 ?f36 ?f35 ?f36 ?f37 ?f38 ?f37 ?f38 ?f39 ?f40 ?f39 ?f40 ?f29 ?f41 ?f29 ?f41 ?f42 ?f43 ?f42 ?f26 ?f27"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88871"/><draw:equation draw:name="f7" draw:formula="?f4 / 3517271"/><draw:equation draw:name="f8" draw:formula="4527 * ?f5 / 4888871"/><draw:equation draw:name="f9" draw:formula="3517271 * ?f4 / 3517271"/><draw:equation draw:name="f10" draw:formula="1023042 * ?f5 / 4888871"/><draw:equation draw:name="f11" draw:formula="1661311 * ?f4 / 3517271"/><draw:equation draw:name="f12" draw:formula="2489703 * ?f5 / 4888871"/><draw:equation draw:name="f13" draw:formula="1901228 * ?f4 / 3517271"/><draw:equation draw:name="f14" draw:formula="1299172 * ?f5 / 4888871"/><draw:equation draw:name="f15" draw:formula="3512745 * ?f4 / 3517271"/><draw:equation draw:name="f16" draw:formula="4888871 * ?f5 / 4888871"/><draw:equation draw:name="f17" draw:formula="4527 * ?f4 / 3517271"/><draw:equation draw:name="f18" draw:formula="4214388 * ?f5 / 4888871"/><draw:equation draw:name="f19" draw:formula="1656784 * ?f4 / 3517271"/><draw:equation draw:name="f20" draw:formula="4413564 * ?f5 / 4888871"/><draw:equation draw:name="f21" draw:formula="1892174 * ?f4 / 3517271"/><draw:equation draw:name="f22" draw:formula="3259247 * ?f5 / 4888871"/><draw:equation draw:name="f23" draw:formula="3956364 * ?f5 / 4888871"/><draw:equation draw:name="f24" draw:formula="0 * ?f4 / 3517271"/><draw:equation draw:name="f25" draw:formula="0 * ?f5 / 4888871"/><draw:equation draw:name="f26" draw:formula="?f8 / ?f6"/><draw:equation draw:name="f27" draw:formula="?f9 / ?f7"/><draw:equation draw:name="f28" draw:formula="?f10 / ?f6"/><draw:equation draw:name="f29" draw:formula="?f11 / ?f7"/><draw:equation draw:name="f30" draw:formula="?f12 / ?f6"/><draw:equation draw:name="f31" draw:formula="?f13 / ?f7"/><draw:equation draw:name="f32" draw:formula="?f14 / ?f6"/><draw:equation draw:name="f33" draw:formula="?f15 / ?f7"/><draw:equation draw:name="f34" draw:formula="?f16 / ?f6"/><draw:equation draw:name="f35" draw:formula="?f17 / ?f7"/><draw:equation draw:name="f36" draw:formula="?f18 / ?f6"/><draw:equation draw:name="f37" draw:formula="?f19 / ?f7"/><draw:equation draw:name="f38" draw:formula="?f20 / ?f6"/><draw:equation draw:name="f39" draw:formula="?f21 / ?f7"/><draw:equation draw:name="f40" draw:formula="?f22 / ?f6"/><draw:equation draw:name="f41" draw:formula="?f23 / ?f6"/><draw:equation draw:name="f42" draw:formula="?f24 / ?f7"/><draw:equation draw:name="f43" draw:formula="?f25 / ?f6"/><draw:equation draw:name="f44" draw:formula="?f0 / ?f6"/><draw:equation draw:name="f45" draw:formula="?f1 / ?f6"/><draw:equation draw:name="f46" draw:formula="?f2 / ?f7"/><draw:equation draw:name="f47" draw:formula="?f3 / ?f7"/></draw:enhanced-geometry></draw:custom-shape><draw:custom-shape svg:x="0.03937in" svg:y="0.03955in" svg:width="5.71827in" svg:height="0.09375in" draw:id="id528" draw:style-name="a546" draw:name="Rectangle 684"><svg:title/><svg:desc/><draw:enhanced-geometry draw:type="non-primitive" svg:viewBox="0 0 21600 21600" draw:enhanced-path="M 0 0 L 21600 0 21600 21600 0 21600 Z N"/></draw:custom-shape><draw:custom-shape svg:x="0.03937in" svg:y="4.15331in" svg:width="5.71827in" svg:height="0.09306in" draw:id="id529" draw:style-name="a547" draw:name="Rectangle 685"><svg:title/><svg:desc/><draw:enhanced-geometry draw:type="non-primitive" svg:viewBox="0 0 21600 21600" draw:enhanced-path="M 0 0 L 21600 0 21600 21600 0 21600 Z N"/></draw:custom-shape><draw:custom-shape svg:width="2.11327in" svg:height="0.09236in" draw:id="id530" draw:style-name="a548" draw:transform="translate(-1.05664in -0.04618in) rotate(-1.5708) translate(1.49004in 3.1898in)" draw:name="Rectangle 686"><svg:title/><svg:desc/><draw:enhanced-geometry draw:type="non-primitive" svg:viewBox="0 0 21600 21600" draw:enhanced-path="M 0 0 L 21600 0 21600 21600 0 21600 Z N"/></draw:custom-shape><draw:custom-shape svg:width="2.11302in" svg:height="0.09167in" draw:id="id531" draw:style-name="a549" draw:transform="translate(-1.05651in -0.04583in) rotate(-1.5708) translate(4.70371in 1.09625in)" draw:name="Rectangle 687"><svg:title/><svg:desc/><draw:enhanced-geometry draw:type="non-primitive" svg:viewBox="0 0 21600 21600" draw:enhanced-path="M 0 0 L 21600 0 21600 21600 0 21600 Z N"/></draw:custom-shape><draw:custom-shape svg:x="3.87932in" svg:y="2.13262in" svg:width="1.07619in" svg:height="0.09306in" draw:id="id532" draw:style-name="a550" draw:name="Rectangle 688"><svg:title/><svg:desc/><draw:enhanced-geometry draw:type="non-primitive" svg:viewBox="0 0 21600 21600" draw:enhanced-path="M 0 0 L 21600 0 21600 21600 0 21600 Z N"/></draw:custom-shape><draw:custom-shape svg:x="1.44386in" svg:y="2.13227in" svg:width="1.40082in" svg:height="0.09236in" draw:id="id533" draw:style-name="a551" draw:name="Rectangle 689"><svg:title/><svg:desc/><draw:enhanced-geometry draw:type="non-primitive" svg:viewBox="0 0 21600 21600" draw:enhanced-path="M 0 0 L 21600 0 21600 21600 0 21600 Z N"/></draw:custom-shape><draw:custom-shape svg:x="0.17349in" svg:y="3.73531in" svg:width="0.09652in" svg:height="0.09722in" draw:id="id534" draw:style-name="a552" draw:name="Cross 690"><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5.53483in" svg:y="0.94913in" svg:width="0.09652in" svg:height="0.09722in" draw:id="id535" draw:style-name="a553" draw:name="Cross 691"><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width="3.36708in" svg:height="0.09306in" draw:id="id536" draw:style-name="a554" draw:transform="translate(-1.68354in -0.04653in) rotate(-1.5708) translate(0.08589in 1.72309in)" draw:name="Rectangle 692"><svg:title/><svg:desc/><draw:enhanced-geometry draw:type="non-primitive" svg:viewBox="0 0 21600 21600" draw:enhanced-path="M 0 0 L 21600 0 21600 21600 0 21600 Z N"/></draw:custom-shape><draw:connector draw:type="line" svg:x1="0.32613in" svg:y1="3.7799in" svg:x2="0.51986in" svg:y2="3.7799in" draw:id="id537" draw:style-name="a556" draw:name="Straight Arrow Connector 693"><svg:title/><svg:desc/></draw:connector><draw:custom-shape svg:width="2.87476in" svg:height="0.09306in" draw:id="id538" draw:style-name="a557" draw:transform="translate(-1.43738in -0.04653in) rotate(-1.5708) translate(5.71063in 2.80903in)" draw:name="Rectangle 694"><svg:title/><svg:desc/><draw:enhanced-geometry draw:type="non-primitive" svg:viewBox="0 0 21600 21600" draw:enhanced-path="M 0 0 L 21600 0 21600 21600 0 21600 Z N"/></draw:custom-shape><draw:custom-shape svg:width="0.58398in" svg:height="0.08681in" draw:id="id539" draw:style-name="a558" draw:transform="translate(-0.29199in -0.0434in) rotate(-1.5708) translate(5.71308in 0.33232in)" draw:name="Rectangle 695"><svg:title/><svg:desc/><draw:enhanced-geometry draw:type="non-primitive" svg:viewBox="0 0 21600 21600" draw:enhanced-path="M 0 0 L 21600 0 21600 21600 0 21600 Z N"/></draw:custom-shape><draw:connector draw:type="line" svg:x1="5.32467in" svg:y1="0.99323in" svg:x2="5.51771in" svg:y2="0.99323in" draw:id="id540" draw:style-name="a560" draw:name="Straight Arrow Connector 696"><svg:title/><svg:desc/></draw:connector><draw:connector draw:type="line" svg:x1="0.22268in" svg:y1="2.91967in" svg:x2="0.87861in" svg:y2="2.88926in" draw:id="id541" draw:style-name="a561" draw:name="Straight Connector 697"><svg:title/><svg:desc/></draw:connector><draw:connector draw:type="line" svg:x1="0.22268in" svg:y1="2.27481in" svg:x2="0.87853in" svg:y2="2.22463in" draw:id="id542" draw:style-name="a562" draw:name="Straight Connector 698"><svg:title/><svg:desc/></draw:connector><draw:connector draw:type="line" svg:x1="1.34136in" svg:y1="2.0396in" svg:x2="1.06031in" svg:y2="1.11074in" draw:id="id543" draw:style-name="a563" draw:name="Straight Connector 699"><svg:title/><svg:desc/></draw:connector><draw:connector draw:type="line" svg:x1="1.06014in" svg:y1="1.11074in" svg:x2="0.2227in" svg:y2="1.04184in" draw:id="id544" draw:style-name="a564" draw:name="Straight Connector 700"><svg:title/><svg:desc/></draw:connector><draw:connector draw:type="line" svg:x1="1.06023in" svg:y1="1.11074in" svg:x2="1.58384in" svg:y2="0.22277in" draw:id="id545" draw:style-name="a565" draw:name="Straight Connector 701"><svg:title/><svg:desc/></draw:connector><draw:connector draw:type="line" svg:x1="1.06023in" svg:y1="1.11074in" svg:x2="2.51657in" svg:y2="1.11074in" draw:id="id546" draw:style-name="a566" draw:name="Straight Connector 702"><svg:title/><svg:desc/></draw:connector><draw:connector draw:type="line" svg:x1="2.51615in" svg:y1="1.11074in" svg:x2="3.23622in" svg:y2="0.22277in" draw:id="id547" draw:style-name="a567" draw:name="Straight Connector 703"><svg:title/><svg:desc/></draw:connector><draw:connector draw:type="line" svg:x1="2.51615in" svg:y1="1.11074in" svg:x2="2.09979in" svg:y2="2.0396in" draw:id="id548" draw:style-name="a568" draw:name="Straight Connector 704"><svg:title/><svg:desc/></draw:connector><draw:connector draw:type="line" svg:x1="3.17759in" svg:y1="1.65101in" svg:x2="2.94505in" svg:y2="2.0396in" draw:id="id549" draw:style-name="a569" draw:name="Straight Connector 705"><svg:title/><svg:desc/></draw:connector><draw:connector draw:type="line" svg:x1="3.17679in" svg:y1="1.65101in" svg:x2="2.51636in" svg:y2="1.11074in" draw:id="id550" draw:style-name="a570" draw:name="Straight Connector 706"><svg:title/><svg:desc/></draw:connector><draw:connector draw:type="line" svg:x1="3.59in" svg:y1="0.7953in" svg:x2="3.17732in" svg:y2="1.65101in" draw:id="id551" draw:style-name="a571" draw:name="Straight Connector 707"><svg:title/><svg:desc/></draw:connector><draw:connector draw:type="line" svg:x1="2.51593in" svg:y1="1.11074in" svg:x2="3.5894in" svg:y2="0.7953in" draw:id="id552" draw:style-name="a572" draw:name="Straight Connector 708"><svg:title/><svg:desc/></draw:connector><draw:connector draw:type="line" svg:x1="3.57001in" svg:y1="0.22277in" svg:x2="3.5885in" svg:y2="0.7953in" draw:id="id553" draw:style-name="a573" draw:name="Straight Connector 709"><svg:title/><svg:desc/></draw:connector><draw:connector draw:type="line" svg:x1="3.5897in" svg:y1="1.70134in" svg:x2="3.17732in" svg:y2="1.65101in" draw:id="id554" draw:style-name="a574" draw:name="Straight Connector 710"><svg:title/><svg:desc/></draw:connector><draw:connector draw:type="line" svg:x1="3.78649in" svg:y1="2.0396in" svg:x2="3.5894in" svg:y2="1.70134in" draw:id="id555" draw:style-name="a575" draw:name="Straight Connector 711"><svg:title/><svg:desc/></draw:connector><draw:connector draw:type="line" svg:x1="4.10368in" svg:y1="1.39597in" svg:x2="3.5882in" svg:y2="1.70134in" draw:id="id556" draw:style-name="a576" draw:name="Straight Connector 712"><svg:title/><svg:desc/></draw:connector><draw:connector draw:type="line" svg:x1="4.10265in" svg:y1="1.39597in" svg:x2="4.19881in" svg:y2="2.0396in" draw:id="id557" draw:style-name="a577" draw:name="Straight Connector 713"><svg:title/><svg:desc/></draw:connector><draw:connector draw:type="line" svg:x1="4.10265in" svg:y1="1.39597in" svg:x2="4.54996in" svg:y2="1.85968in" draw:id="id558" draw:style-name="a578" draw:name="Straight Connector 714"><svg:title/><svg:desc/></draw:connector><draw:connector draw:type="line" svg:x1="4.13053in" svg:y1="0.8792in" svg:x2="3.5879in" svg:y2="0.7953in" draw:id="id559" draw:style-name="a579" draw:name="Straight Connector 715"><svg:title/><svg:desc/></draw:connector><draw:connector draw:type="line" svg:x1="4.12949in" svg:y1="0.8792in" svg:x2="4.10231in" svg:y2="1.39597in" draw:id="id560" draw:style-name="a580" draw:name="Straight Connector 716"><svg:title/><svg:desc/></draw:connector><draw:connector draw:type="line" svg:x1="4.13018in" svg:y1="0.8792in" svg:x2="4.54874in" svg:y2="0.22277in" draw:id="id561" draw:style-name="a581" draw:name="Straight Connector 717"><svg:title/><svg:desc/></draw:connector><draw:connector draw:type="line" svg:x1="4.12983in" svg:y1="0.8792in" svg:x2="3.92662in" svg:y2="0.22277in" draw:id="id562" draw:style-name="a582" draw:name="Straight Connector 718"><svg:title/><svg:desc/></draw:connector><draw:connector draw:type="line" svg:x1="0.87897in" svg:y1="2.22568in" svg:x2="0.87861in" svg:y2="2.88926in" draw:id="id563" draw:style-name="a583" draw:name="Straight Connector 719"><svg:title/><svg:desc/></draw:connector><draw:connector draw:type="line" svg:x1="0.87846in" svg:y1="2.22463in" svg:x2="1.34136in" svg:y2="2.0396in" draw:id="id564" draw:style-name="a584" draw:name="Straight Connector 720"><svg:title/><svg:desc/></draw:connector><draw:connector draw:type="line" svg:x1="0.87897in" svg:y1="2.88926in" svg:x2="1.34143in" svg:y2="3.06711in" draw:id="id565" draw:style-name="a585" draw:name="Straight Connector 721"><svg:title/><svg:desc/></draw:connector><draw:connector draw:type="line" svg:x1="3.36213in" svg:y1="2.61074in" svg:x2="3.78649in" svg:y2="2.29208in" draw:id="id566" draw:style-name="a586" draw:name="Straight Connector 722"><svg:title/><svg:desc/></draw:connector><draw:connector draw:type="line" svg:x1="3.36185in" svg:y1="2.61074in" svg:x2="2.94505in" svg:y2="2.30198in" draw:id="id567" draw:style-name="a587" draw:name="Straight Connector 723"><svg:title/><svg:desc/></draw:connector><draw:connector draw:type="line" svg:x1="2.38235in" svg:y1="3.48658in" svg:x2="2.38235in" svg:y2="2.85906in" draw:id="id568" draw:style-name="a588" draw:name="Straight Connector 724"><svg:title/><svg:desc/></draw:connector><draw:connector draw:type="line" svg:x1="3.29167in" svg:y1="3.48658in" svg:x2="2.38215in" svg:y2="3.48658in" draw:id="id569" draw:style-name="a589" draw:name="Straight Connector 725"><svg:title/><svg:desc/></draw:connector><draw:connector draw:type="line" svg:x1="2.38215in" svg:y1="2.85906in" svg:x2="2.94505in" svg:y2="2.30198in" draw:id="id570" draw:style-name="a590" draw:name="Straight Connector 726"><svg:title/><svg:desc/></draw:connector><draw:connector draw:type="line" svg:x1="2.38195in" svg:y1="2.85906in" svg:x2="1.64329in" svg:y2="2.30198in" draw:id="id571" draw:style-name="a591" draw:name="Straight Connector 727"><svg:title/><svg:desc/></draw:connector><draw:connector draw:type="line" svg:x1="1.64329in" svg:y1="4.06436in" svg:x2="2.38215in" svg:y2="3.48658in" draw:id="id572" draw:style-name="a592" draw:name="Straight Connector 728"><svg:title/><svg:desc/></draw:connector><draw:connector draw:type="line" svg:x1="3.2914in" svg:y1="3.48658in" svg:x2="3.36185in" svg:y2="2.61074in" draw:id="id573" draw:style-name="a593" draw:name="Straight Connector 729"><svg:title/><svg:desc/></draw:connector><draw:connector draw:type="line" svg:x1="3.29084in" svg:y1="3.48658in" svg:x2="3.28501in" svg:y2="4.06931in" draw:id="id574" draw:style-name="a594" draw:name="Straight Connector 730"><svg:title/><svg:desc/></draw:connector><draw:connector draw:type="line" svg:x1="3.29057in" svg:y1="3.48658in" svg:x2="3.78586in" svg:y2="4.06436in" draw:id="id575" draw:style-name="a595" draw:name="Straight Connector 731"><svg:title/><svg:desc/></draw:connector><draw:connector draw:type="line" svg:x1="4.10197in" svg:y1="2.91967in" svg:x2="4.90227in" svg:y2="2.99664in" draw:id="id576" draw:style-name="a596" draw:name="Straight Connector 732"><svg:title/><svg:desc/></draw:connector><draw:connector draw:type="line" svg:x1="4.65748in" svg:y1="3.6745in" svg:x2="4.12914in" svg:y2="3.59396in" draw:id="id577" draw:style-name="a597" draw:name="Straight Connector 733"><svg:title/><svg:desc/></draw:connector><draw:connector draw:type="line" svg:x1="3.78618in" svg:y1="4.06436in" svg:x2="4.12845in" svg:y2="3.59396in" draw:id="id578" draw:style-name="a598" draw:name="Straight Connector 734"><svg:title/><svg:desc/></draw:connector><draw:connector draw:type="line" svg:x1="3.78649in" svg:y1="2.29208in" svg:x2="4.103in" svg:y2="2.91967in" draw:id="id579" draw:style-name="a599" draw:name="Straight Connector 735"><svg:title/><svg:desc/></draw:connector><draw:connector draw:type="line" svg:x1="3.29029in" svg:y1="3.48658in" svg:x2="4.103in" svg:y2="2.91967in" draw:id="id580" draw:style-name="a600" draw:name="Straight Connector 736"><svg:title/><svg:desc/></draw:connector><draw:connector draw:type="line" svg:x1="4.12983in" svg:y1="3.59396in" svg:x2="4.10162in" svg:y2="2.91967in" draw:id="id581" draw:style-name="a601" draw:name="Straight Connector 737"><svg:title/><svg:desc/></draw:connector><draw:connector draw:type="line" svg:x1="4.90145in" svg:y1="2.99665in" svg:x2="4.4069in" svg:y2="2.29208in" draw:id="id582" draw:style-name="a602" draw:name="Straight Connector 738"><svg:title/><svg:desc/></draw:connector><draw:connector draw:type="line" svg:x1="4.65709in" svg:y1="3.6745in" svg:x2="4.90063in" svg:y2="2.99665in" draw:id="id583" draw:style-name="a603" draw:name="Straight Connector 739"><svg:title/><svg:desc/></draw:connector><draw:connector draw:type="line" svg:x1="4.65709in" svg:y1="3.6745in" svg:x2="5.56837in" svg:y2="4.06436in" draw:id="id584" draw:style-name="a604" draw:name="Straight Connector 740"><svg:title/><svg:desc/></draw:connector><draw:connector draw:type="line" svg:x1="4.8994in" svg:y1="2.99665in" svg:x2="5.56791in" svg:y2="2.50338in" draw:id="id585" draw:style-name="a605" draw:name="Straight Connector 741"><svg:title/><svg:desc/></draw:connector><draw:connector draw:type="line" svg:x1="5.04866in" svg:y1="2.29208in" svg:x2="5.56837in" svg:y2="2.50338in" draw:id="id586" draw:style-name="a606" draw:name="Straight Connector 742"><svg:title/><svg:desc/></draw:connector><draw:connector draw:type="line" svg:x1="5.04866in" svg:y1="2.03465in" svg:x2="5.56744in" svg:y2="1.81107in" draw:id="id587" draw:style-name="a607" draw:name="Straight Connector 743"><svg:title/><svg:desc/></draw:connector><draw:connector draw:type="line" svg:x1="5.22104in" svg:y1="1.11074in" svg:x2="4.83087in" svg:y2="2.03465in" draw:id="id588" draw:style-name="a608" draw:name="Straight Connector 744"><svg:title/><svg:desc/></draw:connector><draw:connector draw:type="line" svg:x1="5.56697in" svg:y1="1.81107in" svg:x2="5.22016in" svg:y2="1.11074in" draw:id="id589" draw:style-name="a609" draw:name="Straight Connector 745"><svg:title/><svg:desc/></draw:connector><draw:connector draw:type="line" svg:x1="5.22016in" svg:y1="1.11074in" svg:x2="4.83087in" svg:y2="0.22772in" draw:id="id590" draw:style-name="a610" draw:name="Straight Connector 746"><svg:title/><svg:desc/></draw:connector><draw:connector draw:type="line" svg:x1="5.2206in" svg:y1="1.11074in" svg:x2="5.56837in" svg:y2="0.22772in" draw:id="id591" draw:style-name="a611" draw:name="Straight Connector 747"><svg:title/><svg:desc/></draw:connector><draw:custom-shape svg:x="0.60021in" svg:y="1.04635in" svg:width="0.04999in" svg:height="0.05in" draw:id="id592" draw:style-name="a612" draw:name="Oval 75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82975in" svg:y="1.06143in" svg:width="0.0493in" svg:height="0.04931in" draw:id="id593" draw:style-name="a613" draw:name="Oval 75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37043in" svg:y="1.03105in" svg:width="0.0493in" svg:height="0.04931in" draw:id="id594" draw:style-name="a614" draw:name="Oval 75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3148in" svg:y="0.62431in" svg:width="0.0493in" svg:height="0.04931in" draw:id="id595" draw:style-name="a615" draw:name="Oval 75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44376in" svg:y="0.37463in" svg:width="0.0493in" svg:height="0.04931in" draw:id="id596" draw:style-name="a616" draw:name="Oval 75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16897in" svg:y="0.82989in" svg:width="0.0493in" svg:height="0.04931in" draw:id="id597" draw:style-name="a617" draw:name="Oval 75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17282in" svg:y="1.54407in" svg:width="0.0493in" svg:height="0.04931in" draw:id="id598" draw:style-name="a618" draw:name="Oval 75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09606in" svg:y="1.32234in" svg:width="0.0493in" svg:height="0.04931in" draw:id="id599" draw:style-name="a619" draw:name="Oval 75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23291in" svg:y="1.76487in" svg:width="0.0493in" svg:height="0.04931in" draw:id="id600" draw:style-name="a620" draw:name="Oval 75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08449in" svg:y="2.10346in" svg:width="0.0493in" svg:height="0.04931in" draw:id="id601" draw:style-name="a621" draw:name="Oval 75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22204in" svg:y="2.03465in" svg:width="0.0493in" svg:height="0.04931in" draw:id="id602" draw:style-name="a622" draw:name="Oval 76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94677in" svg:y="2.15276in" svg:width="0.0493in" svg:height="0.04931in" draw:id="id603" draw:style-name="a623" draw:name="Oval 76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51983in" svg:y="2.22463in" svg:width="0.0493in" svg:height="0.04931in" draw:id="id604" draw:style-name="a624" draw:name="Oval 76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68985in" svg:y="2.20207in" svg:width="0.0493in" svg:height="0.04931in" draw:id="id605" draw:style-name="a625" draw:name="Oval 76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33004in" svg:y="2.23884in" svg:width="0.0493in" svg:height="0.04931in" draw:id="id606" draw:style-name="a626" draw:name="Oval 76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8565in" svg:y="2.52324in" svg:width="0.0493in" svg:height="0.04931in" draw:id="id607" draw:style-name="a627" draw:name="Oval 76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85644in" svg:y="2.3531in" svg:width="0.0493in" svg:height="0.04931in" draw:id="id608" draw:style-name="a628" draw:name="Oval 76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85644in" svg:y="2.69338in" svg:width="0.0493in" svg:height="0.04931in" draw:id="id609" draw:style-name="a629" draw:name="Oval 76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52373in" svg:y="2.87847in" svg:width="0.0493in" svg:height="0.04931in" draw:id="id610" draw:style-name="a630" draw:name="Oval 76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68981in" svg:y="2.87036in" svg:width="0.0493in" svg:height="0.04931in" draw:id="id611" draw:style-name="a631" draw:name="Oval 76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33743in" svg:y="2.88926in" svg:width="0.0493in" svg:height="0.04931in" draw:id="id612" draw:style-name="a632" draw:name="Oval 77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08441in" svg:y="2.94734in" svg:width="0.0493in" svg:height="0.04931in" draw:id="id613" draw:style-name="a633" draw:name="Oval 77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94671in" svg:y="2.89803in" svg:width="0.0493in" svg:height="0.04931in" draw:id="id614" draw:style-name="a634" draw:name="Oval 77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22249in" svg:y="3.01049in" svg:width="0.0493in" svg:height="0.04931in" draw:id="id615" draw:style-name="a635" draw:name="Oval 77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74531in" svg:y="1.08036in" svg:width="0.0493in" svg:height="0.04931in" draw:id="id616" draw:style-name="a636" draw:name="Oval 77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35759in" svg:y="1.08036in" svg:width="0.0493in" svg:height="0.04931in" draw:id="id617" draw:style-name="a637" draw:name="Oval 77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1307in" svg:y="1.08036in" svg:width="0.0493in" svg:height="0.04931in" draw:id="id618" draw:style-name="a638" draw:name="Oval 77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28411in" svg:y="1.54407in" svg:width="0.0493in" svg:height="0.04931in" draw:id="id619" draw:style-name="a639" draw:name="Oval 77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40169in" svg:y="1.29407in" svg:width="0.0493in" svg:height="0.04931in" draw:id="id620" draw:style-name="a640" draw:name="Oval 77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17983in" svg:y="1.78713in" svg:width="0.0493in" svg:height="0.04931in" draw:id="id621" draw:style-name="a641" draw:name="Oval 77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90293in" svg:y="0.57501in" svg:width="0.0493in" svg:height="0.04931in" draw:id="id622" draw:style-name="a642" draw:name="Oval 78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72093in" svg:y="0.7953in" svg:width="0.0493in" svg:height="0.04931in" draw:id="id623" draw:style-name="a643" draw:name="Oval 78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07506in" svg:y="0.37463in" svg:width="0.0493in" svg:height="0.04931in" draw:id="id624" draw:style-name="a644" draw:name="Oval 78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02553in" svg:y="0.92254in" svg:width="0.0493in" svg:height="0.04931in" draw:id="id625" draw:style-name="a645" draw:name="Oval 78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75218in" svg:y="1.01213in" svg:width="0.0493in" svg:height="0.04931in" draw:id="id626" draw:style-name="a646" draw:name="Oval 78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1257in" svg:y="0.84461in" svg:width="0.0493in" svg:height="0.04931in" draw:id="id627" draw:style-name="a647" draw:name="Oval 78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80519in" svg:y="1.34667in" svg:width="0.0493in" svg:height="0.04931in" draw:id="id628" draw:style-name="a648" draw:name="Oval 78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62719in" svg:y="1.20379in" svg:width="0.0493in" svg:height="0.04931in" draw:id="id629" draw:style-name="a649" draw:name="Oval 78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98339in" svg:y="1.49477in" svg:width="0.0493in" svg:height="0.04931in" draw:id="id630" draw:style-name="a650" draw:name="Oval 78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8617in" svg:y="1.15461in" svg:width="0.0493in" svg:height="0.04931in" draw:id="id631" draw:style-name="a651" draw:name="Oval 78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6301in" svg:y="1.39597in" svg:width="0.0493in" svg:height="0.04931in" draw:id="id632" draw:style-name="a652" draw:name="Oval 79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48475in" svg:y="0.94913in" svg:width="0.0493in" svg:height="0.04931in" draw:id="id633" draw:style-name="a653" draw:name="Oval 79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4782in" svg:y="0.45379in" svg:width="0.0493in" svg:height="0.04931in" draw:id="id634" draw:style-name="a654" draw:name="Oval 79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4754in" svg:y="0.62431in" svg:width="0.0493in" svg:height="0.04931in" draw:id="id635" draw:style-name="a655" draw:name="Oval 79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4432in" svg:y="0.31453in" svg:width="0.0493in" svg:height="0.04931in" draw:id="id636" draw:style-name="a656" draw:name="Oval 79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82972in" svg:y="0.81563in" svg:width="0.0493in" svg:height="0.04931in" draw:id="id637" draw:style-name="a657" draw:name="Oval 79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67918in" svg:y="0.78451in" svg:width="0.0493in" svg:height="0.04931in" draw:id="id638" draw:style-name="a658" draw:name="Oval 79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7777in" svg:y="0.82989in" svg:width="0.0493in" svg:height="0.04931in" draw:id="id639" draw:style-name="a659" draw:name="Oval 79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8138in" svg:y="0.48884in" svg:width="0.0493in" svg:height="0.04931in" draw:id="id640" draw:style-name="a660" draw:name="Oval 79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3177in" svg:y="0.34268in" svg:width="0.0493in" svg:height="0.04931in" draw:id="id641" draw:style-name="a661" draw:name="Oval 79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52in" svg:y="0.66283in" svg:width="0.0493in" svg:height="0.04931in" draw:id="id642" draw:style-name="a662" draw:name="Oval 80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30066in" svg:y="0.52736in" svg:width="0.0493in" svg:height="0.04931in" draw:id="id643" draw:style-name="a663" draw:name="Oval 80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9848in" svg:y="0.67672in" svg:width="0.0493in" svg:height="0.04931in" draw:id="id644" draw:style-name="a664" draw:name="Oval 80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4131in" svg:y="0.36347in" svg:width="0.0493in" svg:height="0.04931in" draw:id="id645" draw:style-name="a665" draw:name="Oval 80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8745in" svg:y="1.09214in" svg:width="0.0493in" svg:height="0.04931in" draw:id="id646" draw:style-name="a666" draw:name="Oval 80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0097in" svg:y="0.96282in" svg:width="0.0493in" svg:height="0.04931in" draw:id="id647" draw:style-name="a667" draw:name="Oval 80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7449in" svg:y="1.24477in" svg:width="0.0493in" svg:height="0.04931in" draw:id="id648" draw:style-name="a668" draw:name="Oval 80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82941in" svg:y="1.51629in" svg:width="0.0493in" svg:height="0.04931in" draw:id="id649" draw:style-name="a669" draw:name="Oval 80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5694in" svg:y="1.44143in" svg:width="0.0493in" svg:height="0.04931in" draw:id="id650" draw:style-name="a670" draw:name="Oval 80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67935in" svg:y="1.59301in" svg:width="0.0493in" svg:height="0.04931in" draw:id="id651" draw:style-name="a671" draw:name="Oval 80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6187in" svg:y="1.65204in" svg:width="0.0493in" svg:height="0.04931in" draw:id="id652" draw:style-name="a672" draw:name="Oval 81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48448in" svg:y="1.65856in" svg:width="0.0493in" svg:height="0.04931in" draw:id="id653" draw:style-name="a673" draw:name="Oval 81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3546in" svg:y="1.64231in" svg:width="0.0493in" svg:height="0.04931in" draw:id="id654" draw:style-name="a674" draw:name="Oval 81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19683in" svg:y="0.19685in" svg:width="0.0493in" svg:height="0.04931in" draw:id="id655" draw:style-name="a675" draw:name="Oval 81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55783in" svg:y="0.19685in" svg:width="0.0493in" svg:height="0.04931in" draw:id="id656" draw:style-name="a676" draw:name="Oval 81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03506in" svg:y="1.08036in" svg:width="0.0493in" svg:height="0.04931in" draw:id="id657" draw:style-name="a677" draw:name="Oval 81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19685in" svg:y="1.00861in" svg:width="0.0493in" svg:height="0.04931in" draw:id="id658" draw:style-name="a678" draw:name="Oval 81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85425in" svg:y="2.18953in" svg:width="0.0493in" svg:height="0.04931in" draw:id="id659" draw:style-name="a679" draw:name="Oval 81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85208in" svg:y="2.86807in" svg:width="0.0493in" svg:height="0.04931in" draw:id="id660" draw:style-name="a680" draw:name="Oval 81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19686in" svg:y="2.88926in" svg:width="0.0493in" svg:height="0.04931in" draw:id="id661" draw:style-name="a681" draw:name="Oval 81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19469in" svg:y="2.25267in" svg:width="0.0493in" svg:height="0.04931in" draw:id="id662" draw:style-name="a682" draw:name="Oval 82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31472in" svg:y="2.01571in" svg:width="0.0493in" svg:height="0.04931in" draw:id="id663" draw:style-name="a683" draw:name="Oval 82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31474in" svg:y="4.04509in" svg:width="0.0493in" svg:height="0.04931in" draw:id="id664" draw:style-name="a684" draw:name="Oval 82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31603in" svg:y="3.0406in" svg:width="0.0493in" svg:height="0.04931in" draw:id="id665" draw:style-name="a685" draw:name="Oval 82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19689in" svg:y="4.04509in" svg:width="0.0493in" svg:height="0.04931in" draw:id="id666" draw:style-name="a686" draw:name="Oval 82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1238in" svg:y="0.19685in" svg:width="0.0493in" svg:height="0.04931in" draw:id="id667" draw:style-name="a687" draw:name="Oval 82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4727in" svg:y="0.19685in" svg:width="0.0493in" svg:height="0.04931in" draw:id="id668" draw:style-name="a688" draw:name="Oval 82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89824in" svg:y="0.1968in" svg:width="0.0493in" svg:height="0.04931in" draw:id="id669" draw:style-name="a689" draw:name="Oval 82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52286in" svg:y="0.19685in" svg:width="0.0493in" svg:height="0.04931in" draw:id="id670" draw:style-name="a690" draw:name="Oval 82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2947in" svg:y="1.59301in" svg:width="0.0493in" svg:height="0.04931in" draw:id="id671" draw:style-name="a691" draw:name="Oval 82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7567in" svg:y="1.46699in" svg:width="0.0493in" svg:height="0.04931in" draw:id="id672" draw:style-name="a692" draw:name="Oval 83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41276in" svg:y="1.71556in" svg:width="0.0493in" svg:height="0.04931in" draw:id="id673" draw:style-name="a693" draw:name="Oval 83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52686in" svg:y="1.81797in" svg:width="0.0493in" svg:height="0.04931in" draw:id="id674" draw:style-name="a694" draw:name="Oval 83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52251in" svg:y="2.01282in" svg:width="0.0493in" svg:height="0.04931in" draw:id="id675" draw:style-name="a695" draw:name="Oval 83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7535in" svg:y="2.00967in" svg:width="0.0493in" svg:height="0.04931in" draw:id="id676" draw:style-name="a696" draw:name="Oval 83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2605in" svg:y="1.70894in" svg:width="0.0493in" svg:height="0.04931in" draw:id="id677" draw:style-name="a697" draw:name="Oval 83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0268in" svg:y="1.56171in" svg:width="0.0493in" svg:height="0.04931in" draw:id="id678" draw:style-name="a698" draw:name="Oval 83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5167in" svg:y="1.85968in" svg:width="0.0493in" svg:height="0.04931in" draw:id="id679" draw:style-name="a699" draw:name="Oval 83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64793in" svg:y="1.83986in" svg:width="0.0493in" svg:height="0.04931in" draw:id="id680" draw:style-name="a700" draw:name="Oval 83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9621in" svg:y="1.73815in" svg:width="0.0493in" svg:height="0.04931in" draw:id="id681" draw:style-name="a701" draw:name="Oval 83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49407in" svg:y="1.08036in" svg:width="0.0493in" svg:height="0.04931in" draw:id="id682" draw:style-name="a702" draw:name="Oval 84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4887in" svg:y="0.77189in" svg:width="0.0493in" svg:height="0.04931in" draw:id="id683" draw:style-name="a703" draw:name="Oval 84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0066in" svg:y="0.84766in" svg:width="0.0493in" svg:height="0.04931in" draw:id="id684" draw:style-name="a704" draw:name="Oval 84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08257in" svg:y="2.00967in" svg:width="0.0493in" svg:height="0.04931in" draw:id="id685" draw:style-name="a705" draw:name="Oval 84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9194in" svg:y="2.01571in" svg:width="0.0493in" svg:height="0.04931in" draw:id="id686" draw:style-name="a706" draw:name="Oval 84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03184in" svg:y="1.80723in" svg:width="0.0493in" svg:height="0.04931in" draw:id="id687" draw:style-name="a707" draw:name="Oval 84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97341in" svg:y="1.90899in" svg:width="0.0493in" svg:height="0.04931in" draw:id="id688" draw:style-name="a708" draw:name="Oval 84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08745in" svg:y="1.71556in" svg:width="0.0493in" svg:height="0.04931in" draw:id="id689" draw:style-name="a709" draw:name="Oval 84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13959in" svg:y="1.63222in" svg:width="0.0493in" svg:height="0.04931in" draw:id="id690" draw:style-name="a710" draw:name="Oval 84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71431in" svg:y="1.92949in" svg:width="0.0493in" svg:height="0.04931in" draw:id="id691" draw:style-name="a711" draw:name="Oval 84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75556in" svg:y="2.00967in" svg:width="0.0493in" svg:height="0.04931in" draw:id="id692" draw:style-name="a712" draw:name="Oval 85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5717in" svg:y="1.66626in" svg:width="0.0493in" svg:height="0.04931in" draw:id="id693" draw:style-name="a713" draw:name="Oval 85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7308in" svg:y="1.37165in" svg:width="0.0493in" svg:height="0.04931in" draw:id="id694" draw:style-name="a714" draw:name="Oval 85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3662in" svg:y="2.57254in" svg:width="0.0493in" svg:height="0.04931in" draw:id="id695" draw:style-name="a715" draw:name="Oval 85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5691in" svg:y="2.42602in" svg:width="0.0493in" svg:height="0.04931in" draw:id="id696" draw:style-name="a716" draw:name="Oval 85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76073in" svg:y="2.27041in" svg:width="0.0493in" svg:height="0.04931in" draw:id="id697" draw:style-name="a717" draw:name="Oval 85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92226in" svg:y="2.27802in" svg:width="0.0493in" svg:height="0.04931in" draw:id="id698" draw:style-name="a718" draw:name="Oval 85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45351in" svg:y="2.50338in" svg:width="0.0493in" svg:height="0.04931in" draw:id="id699" draw:style-name="a719" draw:name="Oval 85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66474in" svg:y="2.3374in" svg:width="0.0493in" svg:height="0.04931in" draw:id="id700" draw:style-name="a720" draw:name="Oval 85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12413in" svg:y="2.4194in" svg:width="0.0493in" svg:height="0.04931in" draw:id="id701" draw:style-name="a721" draw:name="Oval 85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02249in" svg:y="2.34958in" svg:width="0.0493in" svg:height="0.04931in" draw:id="id702" draw:style-name="a722" draw:name="Oval 86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1347in" svg:y="2.50338in" svg:width="0.0493in" svg:height="0.04931in" draw:id="id703" draw:style-name="a723" draw:name="Oval 86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35354in" svg:y="2.82917in" svg:width="0.0493in" svg:height="0.04931in" draw:id="id704" draw:style-name="a724" draw:name="Oval 86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6202in" svg:y="2.27481in" svg:width="0.0493in" svg:height="0.04931in" draw:id="id705" draw:style-name="a725" draw:name="Oval 86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00571in" svg:y="2.57634in" svg:width="0.0493in" svg:height="0.04931in" draw:id="id706" draw:style-name="a726" draw:name="Oval 86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81823in" svg:y="2.42602in" svg:width="0.0493in" svg:height="0.04931in" draw:id="id707" draw:style-name="a727" draw:name="Oval 86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18969in" svg:y="2.71421in" svg:width="0.0493in" svg:height="0.04931in" draw:id="id708" draw:style-name="a728" draw:name="Oval 86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65149in" svg:y="2.52703in" svg:width="0.0493in" svg:height="0.04931in" draw:id="id709" draw:style-name="a729" draw:name="Oval 86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79606in" svg:y="2.40241in" svg:width="0.0493in" svg:height="0.04931in" draw:id="id710" draw:style-name="a730" draw:name="Oval 86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5136in" svg:y="2.69338in" svg:width="0.0493in" svg:height="0.04931in" draw:id="id711" draw:style-name="a731" draw:name="Oval 86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6326in" svg:y="3.45858in" svg:width="0.0493in" svg:height="0.04931in" draw:id="id712" draw:style-name="a732" draw:name="Oval 87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058in" svg:y="2.96081in" svg:width="0.0493in" svg:height="0.04931in" draw:id="id713" draw:style-name="a733" draw:name="Oval 87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2457in" svg:y="2.76352in" svg:width="0.04861in" svg:height="0.04931in" draw:id="id714" draw:style-name="a734" draw:name="Oval 87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902in" svg:y="3.18623in" svg:width="0.04861in" svg:height="0.04931in" draw:id="id715" draw:style-name="a735" draw:name="Oval 87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3542in" svg:y="3.13692in" svg:width="0.04861in" svg:height="0.04931in" draw:id="id716" draw:style-name="a736" draw:name="Oval 87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35613in" svg:y="3.46284in" svg:width="0.04861in" svg:height="0.04931in" draw:id="id717" draw:style-name="a737" draw:name="Oval 87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35614in" svg:y="2.99125in" svg:width="0.04861in" svg:height="0.04931in" draw:id="id718" draw:style-name="a738" draw:name="Oval 87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35626in" svg:y="3.28991in" svg:width="0.04861in" svg:height="0.04931in" draw:id="id719" draw:style-name="a739" draw:name="Oval 87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80589in" svg:y="3.45947in" svg:width="0.04861in" svg:height="0.04931in" draw:id="id720" draw:style-name="a740" draw:name="Oval 87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57528in" svg:y="3.46284in" svg:width="0.04861in" svg:height="0.04931in" draw:id="id721" draw:style-name="a741" draw:name="Oval 87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03481in" svg:y="3.46284in" svg:width="0.04861in" svg:height="0.04931in" draw:id="id722" draw:style-name="a742" draw:name="Oval 88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00642in" svg:y="3.7306in" svg:width="0.04861in" svg:height="0.04931in" draw:id="id723" draw:style-name="a743" draw:name="Oval 88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21036in" svg:y="3.57427in" svg:width="0.04861in" svg:height="0.04931in" draw:id="id724" draw:style-name="a744" draw:name="Oval 88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62021in" svg:y="4.04509in" svg:width="0.04861in" svg:height="0.04931in" draw:id="id725" draw:style-name="a745" draw:name="Oval 88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81823in" svg:y="3.88013in" svg:width="0.04861in" svg:height="0.04931in" draw:id="id726" draw:style-name="a746" draw:name="Oval 88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70762in" svg:y="3.13997in" svg:width="0.04791in" svg:height="0.04931in" draw:id="id727" draw:style-name="a747" draw:name="Oval 88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6163in" svg:y="4.0343in" svg:width="0.04791in" svg:height="0.04931in" draw:id="id728" draw:style-name="a748" draw:name="Oval 88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49929in" svg:y="3.31027in" svg:width="0.04791in" svg:height="0.04931in" draw:id="id729" draw:style-name="a749" draw:name="Oval 88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1014in" svg:y="3.01781in" svg:width="0.04791in" svg:height="0.04931in" draw:id="id730" draw:style-name="a750" draw:name="Oval 88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7295in" svg:y="2.89505in" svg:width="0.04791in" svg:height="0.04931in" draw:id="id731" draw:style-name="a751" draw:name="Oval 88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1307in" svg:y="2.57634in" svg:width="0.04791in" svg:height="0.04931in" draw:id="id732" draw:style-name="a752" draw:name="Oval 89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83112in" svg:y="2.42602in" svg:width="0.04791in" svg:height="0.04931in" draw:id="id733" draw:style-name="a753" draw:name="Oval 89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0118in" svg:y="2.73948in" svg:width="0.04791in" svg:height="0.04931in" draw:id="id734" draw:style-name="a754" draw:name="Oval 89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8898in" svg:y="3.23553in" svg:width="0.04791in" svg:height="0.04931in" draw:id="id735" draw:style-name="a755" draw:name="Oval 89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0489in" svg:y="3.57427in" svg:width="0.04791in" svg:height="0.04931in" draw:id="id736" draw:style-name="a756" draw:name="Oval 89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7984in" svg:y="3.06711in" svg:width="0.04791in" svg:height="0.04931in" draw:id="id737" draw:style-name="a757" draw:name="Oval 89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9565in" svg:y="3.40663in" svg:width="0.04791in" svg:height="0.04931in" draw:id="id738" draw:style-name="a758" draw:name="Oval 89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6413in" svg:y="3.73767in" svg:width="0.04791in" svg:height="0.04931in" draw:id="id739" draw:style-name="a759" draw:name="Oval 89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6459in" svg:y="3.59824in" svg:width="0.04791in" svg:height="0.04931in" draw:id="id740" draw:style-name="a760" draw:name="Oval 89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627in" svg:y="3.88287in" svg:width="0.04791in" svg:height="0.04931in" draw:id="id741" draw:style-name="a761" draw:name="Oval 89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3791in" svg:y="3.79392in" svg:width="0.04791in" svg:height="0.04931in" draw:id="id742" draw:style-name="a762" draw:name="Oval 90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76053in" svg:y="4.03572in" svg:width="0.04722in" svg:height="0.04931in" draw:id="id743" draw:style-name="a763" draw:name="Oval 90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85099in" svg:y="3.92652in" svg:width="0.04722in" svg:height="0.04931in" draw:id="id744" draw:style-name="a764" draw:name="Oval 90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1544in" svg:y="3.68204in" svg:width="0.04722in" svg:height="0.04931in" draw:id="id745" draw:style-name="a765" draw:name="Oval 90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0967in" svg:y="3.74461in" svg:width="0.04722in" svg:height="0.04931in" draw:id="id746" draw:style-name="a766" draw:name="Oval 90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6321in" svg:y="3.89014in" svg:width="0.04722in" svg:height="0.04931in" draw:id="id747" draw:style-name="a767" draw:name="Oval 90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8592in" svg:y="3.59396in" svg:width="0.04722in" svg:height="0.04931in" draw:id="id748" draw:style-name="a768" draw:name="Oval 90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87527in" svg:y="2.9685in" svg:width="0.04722in" svg:height="0.04931in" draw:id="id749" draw:style-name="a769" draw:name="Oval 90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63425in" svg:y="3.64754in" svg:width="0.04722in" svg:height="0.04931in" draw:id="id750" draw:style-name="a770" draw:name="Oval 90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46238in" svg:y="2.93586in" svg:width="0.04722in" svg:height="0.04931in" draw:id="id751" draw:style-name="a771" draw:name="Oval 90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25337in" svg:y="2.91466in" svg:width="0.04722in" svg:height="0.04931in" draw:id="id752" draw:style-name="a772" draw:name="Oval 91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65777in" svg:y="2.95449in" svg:width="0.04722in" svg:height="0.04931in" draw:id="id753" draw:style-name="a773" draw:name="Oval 91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60842in" svg:y="2.60722in" svg:width="0.04722in" svg:height="0.04931in" draw:id="id754" draw:style-name="a774" draw:name="Oval 91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75352in" svg:y="2.79259in" svg:width="0.04722in" svg:height="0.04931in" draw:id="id755" draw:style-name="a775" draw:name="Oval 91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48061in" svg:y="2.4194in" svg:width="0.04722in" svg:height="0.04931in" draw:id="id756" draw:style-name="a776" draw:name="Oval 91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37944in" svg:y="2.27036in" svg:width="0.04722in" svg:height="0.04931in" draw:id="id757" draw:style-name="a777" draw:name="Oval 91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75349in" svg:y="3.28484in" svg:width="0.04722in" svg:height="0.04931in" draw:id="id758" draw:style-name="a778" draw:name="Oval 91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83082in" svg:y="3.11642in" svg:width="0.04722in" svg:height="0.04931in" draw:id="id759" draw:style-name="a779" draw:name="Oval 91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70221in" svg:y="3.45637in" svg:width="0.04722in" svg:height="0.04931in" draw:id="id760" draw:style-name="a780" draw:name="Oval 91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35959in" svg:y="3.60925in" svg:width="0.04722in" svg:height="0.04931in" draw:id="id761" draw:style-name="a781" draw:name="Oval 91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50145in" svg:y="3.63274in" svg:width="0.04722in" svg:height="0.04931in" draw:id="id762" draw:style-name="a782" draw:name="Oval 92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22493in" svg:y="3.59191in" svg:width="0.04722in" svg:height="0.04931in" draw:id="id763" draw:style-name="a783" draw:name="Oval 92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53488in" svg:y="4.03572in" svg:width="0.04722in" svg:height="0.04931in" draw:id="id764" draw:style-name="a784" draw:name="Oval 92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8012in" svg:y="3.83743in" svg:width="0.04722in" svg:height="0.04931in" draw:id="id765" draw:style-name="a785" draw:name="Oval 92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29909in" svg:y="3.93438in" svg:width="0.04722in" svg:height="0.04931in" draw:id="id766" draw:style-name="a786" draw:name="Oval 92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85213in" svg:y="3.73767in" svg:width="0.04722in" svg:height="0.04931in" draw:id="id767" draw:style-name="a787" draw:name="Oval 92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54236in" svg:y="2.47458in" svg:width="0.04722in" svg:height="0.04931in" draw:id="id768" draw:style-name="a788" draw:name="Oval 92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2241in" svg:y="2.71074in" svg:width="0.04722in" svg:height="0.04931in" draw:id="id769" draw:style-name="a789" draw:name="Oval 92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39678in" svg:y="2.58356in" svg:width="0.04722in" svg:height="0.04931in" draw:id="id770" draw:style-name="a790" draw:name="Oval 92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5619in" svg:y="2.83954in" svg:width="0.04722in" svg:height="0.04931in" draw:id="id771" draw:style-name="a791" draw:name="Oval 92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2595in" svg:y="2.27031in" svg:width="0.04722in" svg:height="0.04931in" draw:id="id772" draw:style-name="a792" draw:name="Oval 93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27132in" svg:y="2.36722in" svg:width="0.04722in" svg:height="0.04931in" draw:id="id773" draw:style-name="a793" draw:name="Oval 93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41719in" svg:y="2.41977in" svg:width="0.04722in" svg:height="0.04931in" draw:id="id774" draw:style-name="a794" draw:name="Oval 93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15128in" svg:y="2.32001in" svg:width="0.04722in" svg:height="0.04931in" draw:id="id775" draw:style-name="a795" draw:name="Oval 93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2446in" svg:y="2.00962in" svg:width="0.04722in" svg:height="0.04931in" draw:id="id776" draw:style-name="a796" draw:name="Oval 93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54579in" svg:y="1.79055in" svg:width="0.04722in" svg:height="0.04931in" draw:id="id777" draw:style-name="a797" draw:name="Oval 93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29124in" svg:y="1.89673in" svg:width="0.04722in" svg:height="0.04931in" draw:id="id778" draw:style-name="a798" draw:name="Oval 93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42579in" svg:y="1.83533in" svg:width="0.04722in" svg:height="0.04931in" draw:id="id779" draw:style-name="a799" draw:name="Oval 93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1522in" svg:y="1.95515in" svg:width="0.04722in" svg:height="0.04931in" draw:id="id780" draw:style-name="a800" draw:name="Oval 93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80541in" svg:y="2.00445in" svg:width="0.04722in" svg:height="0.04931in" draw:id="id781" draw:style-name="a801" draw:name="Oval 93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19809in" svg:y="1.08899in" svg:width="0.04722in" svg:height="0.04931in" draw:id="id782" draw:style-name="a802" draw:name="Oval 94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80543in" svg:y="0.19685in" svg:width="0.04722in" svg:height="0.04931in" draw:id="id783" draw:style-name="a803" draw:name="Oval 94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54232in" svg:y="0.19685in" svg:width="0.04722in" svg:height="0.04931in" draw:id="id784" draw:style-name="a804" draw:name="Oval 94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37815in" svg:y="1.47078in" svg:width="0.04722in" svg:height="0.04931in" draw:id="id785" draw:style-name="a805" draw:name="Oval 94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46149in" svg:y="1.64231in" svg:width="0.04722in" svg:height="0.04931in" draw:id="id786" draw:style-name="a806" draw:name="Oval 94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2852in" svg:y="1.27304in" svg:width="0.04722in" svg:height="0.04931in" draw:id="id787" draw:style-name="a807" draw:name="Oval 94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2556in" svg:y="1.49856in" svg:width="0.04722in" svg:height="0.04931in" draw:id="id788" draw:style-name="a808" draw:name="Oval 94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10458in" svg:y="1.29768in" svg:width="0.04722in" svg:height="0.04931in" draw:id="id789" draw:style-name="a809" draw:name="Oval 94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9221in" svg:y="1.74125in" svg:width="0.04722in" svg:height="0.04931in" draw:id="id790" draw:style-name="a810" draw:name="Oval 94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0204in" svg:y="0.66283in" svg:width="0.04722in" svg:height="0.04931in" draw:id="id791" draw:style-name="a811" draw:name="Oval 94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9549in" svg:y="0.86315in" svg:width="0.04722in" svg:height="0.04931in" draw:id="id792" draw:style-name="a812" draw:name="Oval 95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90107in" svg:y="0.43601in" svg:width="0.04722in" svg:height="0.04931in" draw:id="id793" draw:style-name="a813" draw:name="Oval 95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37705in" svg:y="0.63298in" svg:width="0.04722in" svg:height="0.04931in" draw:id="id794" draw:style-name="a814" draw:name="Oval 95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46106in" svg:y="0.41277in" svg:width="0.04722in" svg:height="0.04931in" draw:id="id795" draw:style-name="a815" draw:name="Oval 95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29868in" svg:y="0.84461in" svg:width="0.04722in" svg:height="0.04931in" draw:id="id796" draw:style-name="a816" draw:name="Oval 95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line" svg:x1="1.77153in" svg:y1="1.11074in" svg:x2="2.36772in" svg:y2="0.47075in" draw:id="id797" draw:style-name="a817" draw:name="Straight Connector 956"><svg:title/><svg:desc/></draw:connector><draw:connector draw:type="line" svg:x1="0.26999in" svg:y1="3.78392in" draw:start-shape="id534" draw:start-glue-point="1" svg:x2="0.87853in" svg:y2="2.88926in" draw:id="id798" draw:style-name="a818" draw:name="Straight Connector 958"><svg:title/><svg:desc/></draw:connector><draw:connector draw:type="line" svg:x1="0.87853in" svg:y1="2.88884in" svg:x2="1.34136in" svg:y2="2.0396in" draw:end-shape="id527" draw:end-glue-point="6" draw:id="id799" draw:style-name="a819" draw:name="Straight Connector 959"><svg:title/><svg:desc/></draw:connector><draw:connector draw:type="line" svg:x1="1.34136in" svg:y1="2.0396in" draw:start-shape="id527" draw:start-glue-point="6" svg:x2="1.77138in" svg:y2="1.11074in" draw:id="id800" draw:style-name="a820" draw:name="Straight Connector 960"><svg:title/><svg:desc/></draw:connector><draw:connector draw:type="line" svg:x1="2.94505in" svg:y1="2.0396in" draw:start-shape="id527" draw:start-glue-point="7" svg:x2="2.51636in" svg:y2="1.10501in" draw:id="id801" draw:style-name="a821" draw:name="Straight Connector 962"><svg:title/><svg:desc/></draw:connector><draw:connector draw:type="line" svg:x1="2.38175in" svg:y1="3.48658in" svg:x2="2.94505in" svg:y2="2.30198in" draw:end-shape="id527" draw:end-glue-point="8" draw:id="id802" draw:style-name="a822" draw:name="Straight Connector 963"><svg:title/><svg:desc/></draw:connector><draw:connector draw:type="line" svg:x1="2.94505in" svg:y1="2.30198in" draw:start-shape="id527" draw:start-glue-point="8" svg:x2="2.94505in" svg:y2="2.0396in" draw:end-shape="id527" draw:end-glue-point="7" draw:id="id803" draw:style-name="a823" draw:name="Straight Connector 964"><svg:title/><svg:desc/></draw:connector><draw:connector draw:type="line" svg:x1="2.51594in" svg:y1="1.11074in" svg:x2="2.36792in" svg:y2="0.47075in" draw:id="id804" draw:style-name="a824" draw:name="Straight Connector 965"><svg:title/><svg:desc/></draw:connector><draw:connector draw:type="line" svg:x1="2.17892in" svg:y1="3.73767in" svg:x2="2.38215in" svg:y2="3.48658in" draw:id="id805" draw:style-name="a825" draw:name="Straight Connector 966"><svg:title/><svg:desc/></draw:connector><draw:connector draw:type="line" svg:x1="2.17947in" svg:y1="3.73767in" svg:x2="3.29084in" svg:y2="3.48658in" draw:id="id806" draw:style-name="a826" draw:name="Straight Connector 967"><svg:title/><svg:desc/></draw:connector><draw:connector draw:type="line" svg:x1="3.2914in" svg:y1="3.48658in" svg:x2="4.10027in" svg:y2="2.91967in" draw:id="id807" draw:style-name="a827" draw:name="Straight Connector 968"><svg:title/><svg:desc/></draw:connector><draw:connector draw:type="line" svg:x1="4.10032in" svg:y1="2.92778in" svg:x2="4.63308in" svg:y2="2.62565in" draw:id="id808" draw:style-name="a828" draw:name="Straight Connector 969"><svg:title/><svg:desc/></draw:connector><draw:connector draw:type="line" svg:x1="4.63386in" svg:y1="2.62565in" svg:x2="5.04866in" svg:y2="2.29208in" draw:end-shape="id527" draw:end-glue-point="16" draw:id="id809" draw:style-name="a829" draw:name="Straight Connector 970"><svg:title/><svg:desc/></draw:connector><draw:connector draw:type="line" svg:x1="5.04866in" svg:y1="2.29208in" draw:start-shape="id527" draw:start-glue-point="16" svg:x2="5.53436in" svg:y2="0.99774in" draw:end-shape="id535" draw:end-glue-point="3" draw:id="id810" draw:style-name="a830" draw:name="Straight Connector 971"><svg:title/><svg:desc/></draw:connector><draw:custom-shape svg:x="2.31189in" svg:y="0.4222in" svg:width="0.10346in" svg:height="0.10417in" draw:id="id811" draw:style-name="a831" draw:name="Oval 155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12709in" svg:y="3.68281in" svg:width="0.10346in" svg:height="0.10417in" draw:id="id812" draw:style-name="a832" draw:name="Oval 155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g draw:name="Canvas 1547" draw:id="id1105" draw:style-name="a1128" text:anchor-type="as-char"><svg:title/><svg:desc/><draw:custom-shape svg:x="0.22275in" svg:y="0.22277in" svg:width="5.34609in" svg:height="3.84653in" draw:id="id814" draw:style-name="a835" draw:name="Freeform: Shape 1261"><svg:title/><svg:desc/><draw:enhanced-geometry draw:type="non-primitive" svg:viewBox="0 0 4888871 3517271" draw:enhanced-path="M 4527 3517271 L 1023042 3517271 1023042 1661311 2489703 1661311 2489703 1901228 1299172 1901228 1299172 3512745 4888871 3512745 4888871 4527 4214388 4527 4214388 1656784 4413564 1656784 4413564 1892174 3259247 1892174 3259247 1661311 3956364 1661311 3956364 0 0 0 4527 3517271 Z N" draw:text-areas="?f44 ?f46 ?f45 ?f47" draw:glue-points="?f26 ?f27 ?f28 ?f27 ?f28 ?f29 ?f30 ?f29 ?f30 ?f31 ?f32 ?f31 ?f32 ?f33 ?f34 ?f33 ?f34 ?f35 ?f36 ?f35 ?f36 ?f37 ?f38 ?f37 ?f38 ?f39 ?f40 ?f39 ?f40 ?f29 ?f41 ?f29 ?f41 ?f42 ?f43 ?f42 ?f26 ?f27"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88871"/><draw:equation draw:name="f7" draw:formula="?f4 / 3517271"/><draw:equation draw:name="f8" draw:formula="4527 * ?f5 / 4888871"/><draw:equation draw:name="f9" draw:formula="3517271 * ?f4 / 3517271"/><draw:equation draw:name="f10" draw:formula="1023042 * ?f5 / 4888871"/><draw:equation draw:name="f11" draw:formula="1661311 * ?f4 / 3517271"/><draw:equation draw:name="f12" draw:formula="2489703 * ?f5 / 4888871"/><draw:equation draw:name="f13" draw:formula="1901228 * ?f4 / 3517271"/><draw:equation draw:name="f14" draw:formula="1299172 * ?f5 / 4888871"/><draw:equation draw:name="f15" draw:formula="3512745 * ?f4 / 3517271"/><draw:equation draw:name="f16" draw:formula="4888871 * ?f5 / 4888871"/><draw:equation draw:name="f17" draw:formula="4527 * ?f4 / 3517271"/><draw:equation draw:name="f18" draw:formula="4214388 * ?f5 / 4888871"/><draw:equation draw:name="f19" draw:formula="1656784 * ?f4 / 3517271"/><draw:equation draw:name="f20" draw:formula="4413564 * ?f5 / 4888871"/><draw:equation draw:name="f21" draw:formula="1892174 * ?f4 / 3517271"/><draw:equation draw:name="f22" draw:formula="3259247 * ?f5 / 4888871"/><draw:equation draw:name="f23" draw:formula="3956364 * ?f5 / 4888871"/><draw:equation draw:name="f24" draw:formula="0 * ?f4 / 3517271"/><draw:equation draw:name="f25" draw:formula="0 * ?f5 / 4888871"/><draw:equation draw:name="f26" draw:formula="?f8 / ?f6"/><draw:equation draw:name="f27" draw:formula="?f9 / ?f7"/><draw:equation draw:name="f28" draw:formula="?f10 / ?f6"/><draw:equation draw:name="f29" draw:formula="?f11 / ?f7"/><draw:equation draw:name="f30" draw:formula="?f12 / ?f6"/><draw:equation draw:name="f31" draw:formula="?f13 / ?f7"/><draw:equation draw:name="f32" draw:formula="?f14 / ?f6"/><draw:equation draw:name="f33" draw:formula="?f15 / ?f7"/><draw:equation draw:name="f34" draw:formula="?f16 / ?f6"/><draw:equation draw:name="f35" draw:formula="?f17 / ?f7"/><draw:equation draw:name="f36" draw:formula="?f18 / ?f6"/><draw:equation draw:name="f37" draw:formula="?f19 / ?f7"/><draw:equation draw:name="f38" draw:formula="?f20 / ?f6"/><draw:equation draw:name="f39" draw:formula="?f21 / ?f7"/><draw:equation draw:name="f40" draw:formula="?f22 / ?f6"/><draw:equation draw:name="f41" draw:formula="?f23 / ?f6"/><draw:equation draw:name="f42" draw:formula="?f24 / ?f7"/><draw:equation draw:name="f43" draw:formula="?f25 / ?f6"/><draw:equation draw:name="f44" draw:formula="?f0 / ?f6"/><draw:equation draw:name="f45" draw:formula="?f1 / ?f6"/><draw:equation draw:name="f46" draw:formula="?f2 / ?f7"/><draw:equation draw:name="f47" draw:formula="?f3 / ?f7"/></draw:enhanced-geometry></draw:custom-shape><draw:custom-shape svg:x="0.03937in" svg:y="0.03955in" svg:width="5.71827in" svg:height="0.09375in" draw:id="id815" draw:style-name="a836" draw:name="Rectangle 1262"><svg:title/><svg:desc/><draw:enhanced-geometry draw:type="non-primitive" svg:viewBox="0 0 21600 21600" draw:enhanced-path="M 0 0 L 21600 0 21600 21600 0 21600 Z N"/></draw:custom-shape><draw:custom-shape svg:x="0.03937in" svg:y="4.15331in" svg:width="5.71827in" svg:height="0.09306in" draw:id="id816" draw:style-name="a837" draw:name="Rectangle 1263"><svg:title/><svg:desc/><draw:enhanced-geometry draw:type="non-primitive" svg:viewBox="0 0 21600 21600" draw:enhanced-path="M 0 0 L 21600 0 21600 21600 0 21600 Z N"/></draw:custom-shape><draw:custom-shape svg:width="2.11327in" svg:height="0.09236in" draw:id="id817" draw:style-name="a838" draw:transform="translate(-1.05664in -0.04618in) rotate(-1.5708) translate(1.49004in 3.1898in)" draw:name="Rectangle 1264"><svg:title/><svg:desc/><draw:enhanced-geometry draw:type="non-primitive" svg:viewBox="0 0 21600 21600" draw:enhanced-path="M 0 0 L 21600 0 21600 21600 0 21600 Z N"/></draw:custom-shape><draw:custom-shape svg:width="2.11302in" svg:height="0.09167in" draw:id="id818" draw:style-name="a839" draw:transform="translate(-1.05651in -0.04583in) rotate(-1.5708) translate(4.70371in 1.09625in)" draw:name="Rectangle 1265"><svg:title/><svg:desc/><draw:enhanced-geometry draw:type="non-primitive" svg:viewBox="0 0 21600 21600" draw:enhanced-path="M 0 0 L 21600 0 21600 21600 0 21600 Z N"/></draw:custom-shape><draw:custom-shape svg:x="3.87932in" svg:y="2.13262in" svg:width="1.07619in" svg:height="0.09306in" draw:id="id819" draw:style-name="a840" draw:name="Rectangle 1266"><svg:title/><svg:desc/><draw:enhanced-geometry draw:type="non-primitive" svg:viewBox="0 0 21600 21600" draw:enhanced-path="M 0 0 L 21600 0 21600 21600 0 21600 Z N"/></draw:custom-shape><draw:custom-shape svg:x="1.44386in" svg:y="2.13227in" svg:width="1.40082in" svg:height="0.09236in" draw:id="id820" draw:style-name="a841" draw:name="Rectangle 1267"><svg:title/><svg:desc/><draw:enhanced-geometry draw:type="non-primitive" svg:viewBox="0 0 21600 21600" draw:enhanced-path="M 0 0 L 21600 0 21600 21600 0 21600 Z N"/></draw:custom-shape><draw:custom-shape svg:x="0.17349in" svg:y="3.73531in" svg:width="0.09652in" svg:height="0.09722in" draw:id="id821" draw:style-name="a842" draw:name="Cross 1268"><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x="5.53483in" svg:y="0.94913in" svg:width="0.09652in" svg:height="0.09722in" draw:id="id822" draw:style-name="a843" draw:name="Cross 1269"><svg:title/><svg:desc/><draw:enhanced-geometry draw:path-stretchpoint-x="21600" draw:path-stretchpoint-y="21600" draw:type="non-primitive" svg:viewBox="0 0 21600 21600" draw:enhanced-path="M ?f0 ?f8 L ?f8 ?f8 ?f8 ?f2 ?f9 ?f2 ?f9 ?f8 ?f1 ?f8 ?f1 ?f10 ?f9 ?f10 ?f9 ?f3 ?f8 ?f3 ?f8 ?f10 ?f0 ?f10 Z N" draw:text-areas="?f12 ?f14 ?f13 ?f15" draw:modifiers="491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3 - ?f8"/><draw:equation draw:name="f11" draw:formula="?f5 - ?f4"/><draw:equation draw:name="f12" draw:formula="if(?f11, ?f0, ?f8)"/><draw:equation draw:name="f13" draw:formula="if(?f11, ?f1, ?f9)"/><draw:equation draw:name="f14" draw:formula="if(?f11, ?f8, ?f2)"/><draw:equation draw:name="f15" draw:formula="if(?f11, ?f10, ?f3)"/></draw:enhanced-geometry></draw:custom-shape><draw:custom-shape svg:width="3.36708in" svg:height="0.09306in" draw:id="id823" draw:style-name="a844" draw:transform="translate(-1.68354in -0.04653in) rotate(-1.5708) translate(0.08589in 1.72309in)" draw:name="Rectangle 1270"><svg:title/><svg:desc/><draw:enhanced-geometry draw:type="non-primitive" svg:viewBox="0 0 21600 21600" draw:enhanced-path="M 0 0 L 21600 0 21600 21600 0 21600 Z N"/></draw:custom-shape><draw:connector draw:type="line" svg:x1="0.32613in" svg:y1="3.7799in" svg:x2="0.51986in" svg:y2="3.7799in" draw:id="id824" draw:style-name="a846" draw:name="Straight Arrow Connector 1271"><svg:title/><svg:desc/></draw:connector><draw:custom-shape svg:width="2.87476in" svg:height="0.09306in" draw:id="id825" draw:style-name="a847" draw:transform="translate(-1.43738in -0.04653in) rotate(-1.5708) translate(5.71063in 2.80903in)" draw:name="Rectangle 1272"><svg:title/><svg:desc/><draw:enhanced-geometry draw:type="non-primitive" svg:viewBox="0 0 21600 21600" draw:enhanced-path="M 0 0 L 21600 0 21600 21600 0 21600 Z N"/></draw:custom-shape><draw:custom-shape svg:width="0.58398in" svg:height="0.08681in" draw:id="id826" draw:style-name="a848" draw:transform="translate(-0.29199in -0.0434in) rotate(-1.5708) translate(5.71308in 0.33232in)" draw:name="Rectangle 1273"><svg:title/><svg:desc/><draw:enhanced-geometry draw:type="non-primitive" svg:viewBox="0 0 21600 21600" draw:enhanced-path="M 0 0 L 21600 0 21600 21600 0 21600 Z N"/></draw:custom-shape><draw:connector draw:type="line" svg:x1="5.32467in" svg:y1="0.99323in" svg:x2="5.51771in" svg:y2="0.99323in" draw:id="id827" draw:style-name="a850" draw:name="Straight Arrow Connector 1274"><svg:title/><svg:desc/></draw:connector><draw:connector draw:type="line" svg:x1="0.22268in" svg:y1="2.91967in" svg:x2="0.87861in" svg:y2="2.88926in" draw:id="id828" draw:style-name="a851" draw:name="Straight Connector 1275"><svg:title/><svg:desc/></draw:connector><draw:connector draw:type="line" svg:x1="0.22268in" svg:y1="2.27481in" svg:x2="0.87853in" svg:y2="2.22463in" draw:id="id829" draw:style-name="a852" draw:name="Straight Connector 1276"><svg:title/><svg:desc/></draw:connector><draw:connector draw:type="line" svg:x1="1.34136in" svg:y1="2.0396in" svg:x2="1.06031in" svg:y2="1.11074in" draw:id="id830" draw:style-name="a853" draw:name="Straight Connector 1277"><svg:title/><svg:desc/></draw:connector><draw:connector draw:type="line" svg:x1="1.06014in" svg:y1="1.11074in" svg:x2="0.2227in" svg:y2="1.04184in" draw:id="id831" draw:style-name="a854" draw:name="Straight Connector 1278"><svg:title/><svg:desc/></draw:connector><draw:connector draw:type="line" svg:x1="1.06023in" svg:y1="1.11074in" svg:x2="1.58384in" svg:y2="0.22277in" draw:id="id832" draw:style-name="a855" draw:name="Straight Connector 1279"><svg:title/><svg:desc/></draw:connector><draw:connector draw:type="line" svg:x1="1.06023in" svg:y1="1.11074in" svg:x2="2.51657in" svg:y2="1.11074in" draw:id="id833" draw:style-name="a856" draw:name="Straight Connector 1280"><svg:title/><svg:desc/></draw:connector><draw:connector draw:type="line" svg:x1="2.51615in" svg:y1="1.11074in" svg:x2="3.23622in" svg:y2="0.22277in" draw:id="id834" draw:style-name="a857" draw:name="Straight Connector 1281"><svg:title/><svg:desc/></draw:connector><draw:connector draw:type="line" svg:x1="2.51615in" svg:y1="1.11074in" svg:x2="2.09979in" svg:y2="2.0396in" draw:id="id835" draw:style-name="a858" draw:name="Straight Connector 1282"><svg:title/><svg:desc/></draw:connector><draw:connector draw:type="line" svg:x1="3.17759in" svg:y1="1.65101in" svg:x2="2.94505in" svg:y2="2.0396in" draw:id="id836" draw:style-name="a859" draw:name="Straight Connector 1283"><svg:title/><svg:desc/></draw:connector><draw:connector draw:type="line" svg:x1="3.17679in" svg:y1="1.65101in" svg:x2="2.51636in" svg:y2="1.11074in" draw:id="id837" draw:style-name="a860" draw:name="Straight Connector 1284"><svg:title/><svg:desc/></draw:connector><draw:connector draw:type="line" svg:x1="3.59in" svg:y1="0.7953in" svg:x2="3.17732in" svg:y2="1.65101in" draw:id="id838" draw:style-name="a861" draw:name="Straight Connector 1285"><svg:title/><svg:desc/></draw:connector><draw:connector draw:type="line" svg:x1="2.51593in" svg:y1="1.11074in" svg:x2="3.5894in" svg:y2="0.7953in" draw:id="id839" draw:style-name="a862" draw:name="Straight Connector 1286"><svg:title/><svg:desc/></draw:connector><draw:connector draw:type="line" svg:x1="3.57001in" svg:y1="0.22277in" svg:x2="3.5885in" svg:y2="0.7953in" draw:id="id840" draw:style-name="a863" draw:name="Straight Connector 1287"><svg:title/><svg:desc/></draw:connector><draw:connector draw:type="line" svg:x1="3.5897in" svg:y1="1.70134in" svg:x2="3.17732in" svg:y2="1.65101in" draw:id="id841" draw:style-name="a864" draw:name="Straight Connector 1288"><svg:title/><svg:desc/></draw:connector><draw:connector draw:type="line" svg:x1="3.78649in" svg:y1="2.0396in" svg:x2="3.5894in" svg:y2="1.70134in" draw:id="id842" draw:style-name="a865" draw:name="Straight Connector 1289"><svg:title/><svg:desc/></draw:connector><draw:connector draw:type="line" svg:x1="4.10368in" svg:y1="1.39597in" svg:x2="3.5882in" svg:y2="1.70134in" draw:id="id843" draw:style-name="a866" draw:name="Straight Connector 1290"><svg:title/><svg:desc/></draw:connector><draw:connector draw:type="line" svg:x1="4.10265in" svg:y1="1.39597in" svg:x2="4.19881in" svg:y2="2.0396in" draw:id="id844" draw:style-name="a867" draw:name="Straight Connector 1291"><svg:title/><svg:desc/></draw:connector><draw:connector draw:type="line" svg:x1="4.10265in" svg:y1="1.39597in" svg:x2="4.54996in" svg:y2="1.85968in" draw:id="id845" draw:style-name="a868" draw:name="Straight Connector 1292"><svg:title/><svg:desc/></draw:connector><draw:connector draw:type="line" svg:x1="4.13053in" svg:y1="0.8792in" svg:x2="3.5879in" svg:y2="0.7953in" draw:id="id846" draw:style-name="a869" draw:name="Straight Connector 1293"><svg:title/><svg:desc/></draw:connector><draw:connector draw:type="line" svg:x1="4.12949in" svg:y1="0.8792in" svg:x2="4.10231in" svg:y2="1.39597in" draw:id="id847" draw:style-name="a870" draw:name="Straight Connector 1294"><svg:title/><svg:desc/></draw:connector><draw:connector draw:type="line" svg:x1="4.13018in" svg:y1="0.8792in" svg:x2="4.54874in" svg:y2="0.22277in" draw:id="id848" draw:style-name="a871" draw:name="Straight Connector 1295"><svg:title/><svg:desc/></draw:connector><draw:connector draw:type="line" svg:x1="4.12983in" svg:y1="0.8792in" svg:x2="3.92662in" svg:y2="0.22277in" draw:id="id849" draw:style-name="a872" draw:name="Straight Connector 1296"><svg:title/><svg:desc/></draw:connector><draw:connector draw:type="line" svg:x1="0.87897in" svg:y1="2.22568in" svg:x2="0.87861in" svg:y2="2.88926in" draw:id="id850" draw:style-name="a873" draw:name="Straight Connector 1297"><svg:title/><svg:desc/></draw:connector><draw:connector draw:type="line" svg:x1="0.87846in" svg:y1="2.22463in" svg:x2="1.34136in" svg:y2="2.0396in" draw:id="id851" draw:style-name="a874" draw:name="Straight Connector 1298"><svg:title/><svg:desc/></draw:connector><draw:connector draw:type="line" svg:x1="0.87897in" svg:y1="2.88926in" svg:x2="1.34143in" svg:y2="3.06711in" draw:id="id852" draw:style-name="a875" draw:name="Straight Connector 1299"><svg:title/><svg:desc/></draw:connector><draw:connector draw:type="line" svg:x1="3.36213in" svg:y1="2.61074in" svg:x2="3.78649in" svg:y2="2.29208in" draw:id="id853" draw:style-name="a876" draw:name="Straight Connector 1300"><svg:title/><svg:desc/></draw:connector><draw:connector draw:type="line" svg:x1="3.36185in" svg:y1="2.61074in" svg:x2="2.94505in" svg:y2="2.30198in" draw:id="id854" draw:style-name="a877" draw:name="Straight Connector 1301"><svg:title/><svg:desc/></draw:connector><draw:connector draw:type="line" svg:x1="2.38235in" svg:y1="3.48658in" svg:x2="2.38235in" svg:y2="2.85906in" draw:id="id855" draw:style-name="a878" draw:name="Straight Connector 1302"><svg:title/><svg:desc/></draw:connector><draw:connector draw:type="line" svg:x1="3.29167in" svg:y1="3.48658in" svg:x2="2.38215in" svg:y2="3.48658in" draw:id="id856" draw:style-name="a879" draw:name="Straight Connector 1303"><svg:title/><svg:desc/></draw:connector><draw:connector draw:type="line" svg:x1="2.38215in" svg:y1="2.85906in" svg:x2="2.94505in" svg:y2="2.30198in" draw:id="id857" draw:style-name="a880" draw:name="Straight Connector 1304"><svg:title/><svg:desc/></draw:connector><draw:connector draw:type="line" svg:x1="2.38195in" svg:y1="2.85906in" svg:x2="1.64329in" svg:y2="2.30198in" draw:id="id858" draw:style-name="a881" draw:name="Straight Connector 1305"><svg:title/><svg:desc/></draw:connector><draw:connector draw:type="line" svg:x1="1.64329in" svg:y1="4.06436in" svg:x2="2.38215in" svg:y2="3.48658in" draw:id="id859" draw:style-name="a882" draw:name="Straight Connector 1306"><svg:title/><svg:desc/></draw:connector><draw:connector draw:type="line" svg:x1="3.2914in" svg:y1="3.48658in" svg:x2="3.36185in" svg:y2="2.61074in" draw:id="id860" draw:style-name="a883" draw:name="Straight Connector 1307"><svg:title/><svg:desc/></draw:connector><draw:connector draw:type="line" svg:x1="3.29084in" svg:y1="3.48658in" svg:x2="3.28501in" svg:y2="4.06931in" draw:id="id861" draw:style-name="a884" draw:name="Straight Connector 1308"><svg:title/><svg:desc/></draw:connector><draw:connector draw:type="line" svg:x1="3.29057in" svg:y1="3.48658in" svg:x2="3.78586in" svg:y2="4.06436in" draw:id="id862" draw:style-name="a885" draw:name="Straight Connector 1309"><svg:title/><svg:desc/></draw:connector><draw:connector draw:type="line" svg:x1="4.10197in" svg:y1="2.91967in" svg:x2="4.90227in" svg:y2="2.99664in" draw:id="id863" draw:style-name="a886" draw:name="Straight Connector 1310"><svg:title/><svg:desc/></draw:connector><draw:connector draw:type="line" svg:x1="4.65748in" svg:y1="3.6745in" svg:x2="4.12914in" svg:y2="3.59396in" draw:id="id864" draw:style-name="a887" draw:name="Straight Connector 1311"><svg:title/><svg:desc/></draw:connector><draw:connector draw:type="line" svg:x1="3.78618in" svg:y1="4.06436in" svg:x2="4.12845in" svg:y2="3.59396in" draw:id="id865" draw:style-name="a888" draw:name="Straight Connector 1312"><svg:title/><svg:desc/></draw:connector><draw:connector draw:type="line" svg:x1="3.78649in" svg:y1="2.29208in" svg:x2="4.103in" svg:y2="2.91967in" draw:id="id866" draw:style-name="a889" draw:name="Straight Connector 1313"><svg:title/><svg:desc/></draw:connector><draw:connector draw:type="line" svg:x1="3.29029in" svg:y1="3.48658in" svg:x2="4.103in" svg:y2="2.91967in" draw:id="id867" draw:style-name="a890" draw:name="Straight Connector 1314"><svg:title/><svg:desc/></draw:connector><draw:connector draw:type="line" svg:x1="4.12983in" svg:y1="3.59396in" svg:x2="4.10162in" svg:y2="2.91967in" draw:id="id868" draw:style-name="a891" draw:name="Straight Connector 1315"><svg:title/><svg:desc/></draw:connector><draw:connector draw:type="line" svg:x1="4.90145in" svg:y1="2.99665in" svg:x2="4.4069in" svg:y2="2.29208in" draw:id="id869" draw:style-name="a892" draw:name="Straight Connector 1316"><svg:title/><svg:desc/></draw:connector><draw:connector draw:type="line" svg:x1="4.65709in" svg:y1="3.6745in" svg:x2="4.90063in" svg:y2="2.99665in" draw:id="id870" draw:style-name="a893" draw:name="Straight Connector 1317"><svg:title/><svg:desc/></draw:connector><draw:connector draw:type="line" svg:x1="4.65709in" svg:y1="3.6745in" svg:x2="5.56837in" svg:y2="4.06436in" draw:id="id871" draw:style-name="a894" draw:name="Straight Connector 1318"><svg:title/><svg:desc/></draw:connector><draw:connector draw:type="line" svg:x1="4.8994in" svg:y1="2.99665in" svg:x2="5.56791in" svg:y2="2.50338in" draw:id="id872" draw:style-name="a895" draw:name="Straight Connector 1319"><svg:title/><svg:desc/></draw:connector><draw:connector draw:type="line" svg:x1="5.04866in" svg:y1="2.29208in" svg:x2="5.56837in" svg:y2="2.50338in" draw:id="id873" draw:style-name="a896" draw:name="Straight Connector 1320"><svg:title/><svg:desc/></draw:connector><draw:connector draw:type="line" svg:x1="5.04866in" svg:y1="2.03465in" svg:x2="5.56744in" svg:y2="1.81107in" draw:id="id874" draw:style-name="a897" draw:name="Straight Connector 1321"><svg:title/><svg:desc/></draw:connector><draw:connector draw:type="line" svg:x1="5.22104in" svg:y1="1.11074in" svg:x2="4.83087in" svg:y2="2.03465in" draw:id="id875" draw:style-name="a898" draw:name="Straight Connector 1322"><svg:title/><svg:desc/></draw:connector><draw:connector draw:type="line" svg:x1="5.56697in" svg:y1="1.81107in" svg:x2="5.22016in" svg:y2="1.11074in" draw:id="id876" draw:style-name="a899" draw:name="Straight Connector 1323"><svg:title/><svg:desc/></draw:connector><draw:connector draw:type="line" svg:x1="5.22016in" svg:y1="1.11074in" svg:x2="4.83087in" svg:y2="0.22772in" draw:id="id877" draw:style-name="a900" draw:name="Straight Connector 1324"><svg:title/><svg:desc/></draw:connector><draw:connector draw:type="line" svg:x1="5.2206in" svg:y1="1.11074in" svg:x2="5.56837in" svg:y2="0.22772in" draw:id="id878" draw:style-name="a901" draw:name="Straight Connector 1325"><svg:title/><svg:desc/></draw:connector><draw:custom-shape svg:x="0.60021in" svg:y="1.04635in" svg:width="0.04999in" svg:height="0.05in" draw:id="id879" draw:style-name="a902" draw:name="Oval 132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82975in" svg:y="1.06143in" svg:width="0.0493in" svg:height="0.04931in" draw:id="id880" draw:style-name="a903" draw:name="Oval 132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37043in" svg:y="1.03105in" svg:width="0.0493in" svg:height="0.04931in" draw:id="id881" draw:style-name="a904" draw:name="Oval 133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3148in" svg:y="0.62431in" svg:width="0.0493in" svg:height="0.04931in" draw:id="id882" draw:style-name="a905" draw:name="Oval 133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44376in" svg:y="0.37463in" svg:width="0.0493in" svg:height="0.04931in" draw:id="id883" draw:style-name="a906" draw:name="Oval 133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16897in" svg:y="0.82989in" svg:width="0.0493in" svg:height="0.04931in" draw:id="id884" draw:style-name="a907" draw:name="Oval 133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17282in" svg:y="1.54407in" svg:width="0.0493in" svg:height="0.04931in" draw:id="id885" draw:style-name="a908" draw:name="Oval 133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09606in" svg:y="1.32234in" svg:width="0.0493in" svg:height="0.04931in" draw:id="id886" draw:style-name="a909" draw:name="Oval 133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23291in" svg:y="1.76487in" svg:width="0.0493in" svg:height="0.04931in" draw:id="id887" draw:style-name="a910" draw:name="Oval 133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08449in" svg:y="2.10346in" svg:width="0.0493in" svg:height="0.04931in" draw:id="id888" draw:style-name="a911" draw:name="Oval 133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22204in" svg:y="2.03465in" svg:width="0.0493in" svg:height="0.04931in" draw:id="id889" draw:style-name="a912" draw:name="Oval 133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94677in" svg:y="2.15276in" svg:width="0.0493in" svg:height="0.04931in" draw:id="id890" draw:style-name="a913" draw:name="Oval 133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51983in" svg:y="2.22463in" svg:width="0.0493in" svg:height="0.04931in" draw:id="id891" draw:style-name="a914" draw:name="Oval 134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68985in" svg:y="2.20207in" svg:width="0.0493in" svg:height="0.04931in" draw:id="id892" draw:style-name="a915" draw:name="Oval 134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33004in" svg:y="2.23884in" svg:width="0.0493in" svg:height="0.04931in" draw:id="id893" draw:style-name="a916" draw:name="Oval 134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8565in" svg:y="2.52324in" svg:width="0.0493in" svg:height="0.04931in" draw:id="id894" draw:style-name="a917" draw:name="Oval 134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85644in" svg:y="2.3531in" svg:width="0.0493in" svg:height="0.04931in" draw:id="id895" draw:style-name="a918" draw:name="Oval 134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85644in" svg:y="2.69338in" svg:width="0.0493in" svg:height="0.04931in" draw:id="id896" draw:style-name="a919" draw:name="Oval 134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52373in" svg:y="2.87847in" svg:width="0.0493in" svg:height="0.04931in" draw:id="id897" draw:style-name="a920" draw:name="Oval 134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68981in" svg:y="2.87036in" svg:width="0.0493in" svg:height="0.04931in" draw:id="id898" draw:style-name="a921" draw:name="Oval 134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33743in" svg:y="2.88926in" svg:width="0.0493in" svg:height="0.04931in" draw:id="id899" draw:style-name="a922" draw:name="Oval 134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08441in" svg:y="2.94734in" svg:width="0.0493in" svg:height="0.04931in" draw:id="id900" draw:style-name="a923" draw:name="Oval 134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94671in" svg:y="2.89803in" svg:width="0.0493in" svg:height="0.04931in" draw:id="id901" draw:style-name="a924" draw:name="Oval 135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22249in" svg:y="3.01049in" svg:width="0.0493in" svg:height="0.04931in" draw:id="id902" draw:style-name="a925" draw:name="Oval 135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74531in" svg:y="1.08036in" svg:width="0.0493in" svg:height="0.04931in" draw:id="id903" draw:style-name="a926" draw:name="Oval 135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35759in" svg:y="1.08036in" svg:width="0.0493in" svg:height="0.04931in" draw:id="id904" draw:style-name="a927" draw:name="Oval 135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1307in" svg:y="1.08036in" svg:width="0.0493in" svg:height="0.04931in" draw:id="id905" draw:style-name="a928" draw:name="Oval 135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28411in" svg:y="1.54407in" svg:width="0.0493in" svg:height="0.04931in" draw:id="id906" draw:style-name="a929" draw:name="Oval 135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40169in" svg:y="1.29407in" svg:width="0.0493in" svg:height="0.04931in" draw:id="id907" draw:style-name="a930" draw:name="Oval 135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17983in" svg:y="1.78713in" svg:width="0.0493in" svg:height="0.04931in" draw:id="id908" draw:style-name="a931" draw:name="Oval 135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90293in" svg:y="0.57501in" svg:width="0.0493in" svg:height="0.04931in" draw:id="id909" draw:style-name="a932" draw:name="Oval 135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72093in" svg:y="0.7953in" svg:width="0.0493in" svg:height="0.04931in" draw:id="id910" draw:style-name="a933" draw:name="Oval 135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07506in" svg:y="0.37463in" svg:width="0.0493in" svg:height="0.04931in" draw:id="id911" draw:style-name="a934" draw:name="Oval 136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02553in" svg:y="0.92254in" svg:width="0.0493in" svg:height="0.04931in" draw:id="id912" draw:style-name="a935" draw:name="Oval 136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75218in" svg:y="1.01213in" svg:width="0.0493in" svg:height="0.04931in" draw:id="id913" draw:style-name="a936" draw:name="Oval 136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1257in" svg:y="0.84461in" svg:width="0.0493in" svg:height="0.04931in" draw:id="id914" draw:style-name="a937" draw:name="Oval 136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80519in" svg:y="1.34667in" svg:width="0.0493in" svg:height="0.04931in" draw:id="id915" draw:style-name="a938" draw:name="Oval 136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62719in" svg:y="1.20379in" svg:width="0.0493in" svg:height="0.04931in" draw:id="id916" draw:style-name="a939" draw:name="Oval 136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98339in" svg:y="1.49477in" svg:width="0.0493in" svg:height="0.04931in" draw:id="id917" draw:style-name="a940" draw:name="Oval 136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8617in" svg:y="1.15461in" svg:width="0.0493in" svg:height="0.04931in" draw:id="id918" draw:style-name="a941" draw:name="Oval 136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6301in" svg:y="1.39597in" svg:width="0.0493in" svg:height="0.04931in" draw:id="id919" draw:style-name="a942" draw:name="Oval 136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48475in" svg:y="0.94913in" svg:width="0.0493in" svg:height="0.04931in" draw:id="id920" draw:style-name="a943" draw:name="Oval 136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4782in" svg:y="0.45379in" svg:width="0.0493in" svg:height="0.04931in" draw:id="id921" draw:style-name="a944" draw:name="Oval 137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4754in" svg:y="0.62431in" svg:width="0.0493in" svg:height="0.04931in" draw:id="id922" draw:style-name="a945" draw:name="Oval 137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4432in" svg:y="0.31453in" svg:width="0.0493in" svg:height="0.04931in" draw:id="id923" draw:style-name="a946" draw:name="Oval 137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82972in" svg:y="0.81563in" svg:width="0.0493in" svg:height="0.04931in" draw:id="id924" draw:style-name="a947" draw:name="Oval 137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67918in" svg:y="0.78451in" svg:width="0.0493in" svg:height="0.04931in" draw:id="id925" draw:style-name="a948" draw:name="Oval 137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7777in" svg:y="0.82989in" svg:width="0.0493in" svg:height="0.04931in" draw:id="id926" draw:style-name="a949" draw:name="Oval 137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8138in" svg:y="0.48884in" svg:width="0.0493in" svg:height="0.04931in" draw:id="id927" draw:style-name="a950" draw:name="Oval 137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3177in" svg:y="0.34268in" svg:width="0.0493in" svg:height="0.04931in" draw:id="id928" draw:style-name="a951" draw:name="Oval 137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52in" svg:y="0.66283in" svg:width="0.0493in" svg:height="0.04931in" draw:id="id929" draw:style-name="a952" draw:name="Oval 137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30066in" svg:y="0.52736in" svg:width="0.0493in" svg:height="0.04931in" draw:id="id930" draw:style-name="a953" draw:name="Oval 137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9848in" svg:y="0.67672in" svg:width="0.0493in" svg:height="0.04931in" draw:id="id931" draw:style-name="a954" draw:name="Oval 138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4131in" svg:y="0.36347in" svg:width="0.0493in" svg:height="0.04931in" draw:id="id932" draw:style-name="a955" draw:name="Oval 138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8745in" svg:y="1.09214in" svg:width="0.0493in" svg:height="0.04931in" draw:id="id933" draw:style-name="a956" draw:name="Oval 138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0097in" svg:y="0.96282in" svg:width="0.0493in" svg:height="0.04931in" draw:id="id934" draw:style-name="a957" draw:name="Oval 138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7449in" svg:y="1.24477in" svg:width="0.0493in" svg:height="0.04931in" draw:id="id935" draw:style-name="a958" draw:name="Oval 138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82941in" svg:y="1.51629in" svg:width="0.0493in" svg:height="0.04931in" draw:id="id936" draw:style-name="a959" draw:name="Oval 138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5694in" svg:y="1.44143in" svg:width="0.0493in" svg:height="0.04931in" draw:id="id937" draw:style-name="a960" draw:name="Oval 138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67935in" svg:y="1.59301in" svg:width="0.0493in" svg:height="0.04931in" draw:id="id938" draw:style-name="a961" draw:name="Oval 138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6187in" svg:y="1.65204in" svg:width="0.0493in" svg:height="0.04931in" draw:id="id939" draw:style-name="a962" draw:name="Oval 138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48448in" svg:y="1.65856in" svg:width="0.0493in" svg:height="0.04931in" draw:id="id940" draw:style-name="a963" draw:name="Oval 138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3546in" svg:y="1.64231in" svg:width="0.0493in" svg:height="0.04931in" draw:id="id941" draw:style-name="a964" draw:name="Oval 139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19683in" svg:y="0.19685in" svg:width="0.0493in" svg:height="0.04931in" draw:id="id942" draw:style-name="a965" draw:name="Oval 139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55783in" svg:y="0.19685in" svg:width="0.0493in" svg:height="0.04931in" draw:id="id943" draw:style-name="a966" draw:name="Oval 139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03506in" svg:y="1.08036in" svg:width="0.0493in" svg:height="0.04931in" draw:id="id944" draw:style-name="a967" draw:name="Oval 139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19685in" svg:y="1.00861in" svg:width="0.0493in" svg:height="0.04931in" draw:id="id945" draw:style-name="a968" draw:name="Oval 139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85425in" svg:y="2.18953in" svg:width="0.0493in" svg:height="0.04931in" draw:id="id946" draw:style-name="a969" draw:name="Oval 139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85208in" svg:y="2.86807in" svg:width="0.0493in" svg:height="0.04931in" draw:id="id947" draw:style-name="a970" draw:name="Oval 139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19686in" svg:y="2.88926in" svg:width="0.0493in" svg:height="0.04931in" draw:id="id948" draw:style-name="a971" draw:name="Oval 139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19469in" svg:y="2.25267in" svg:width="0.0493in" svg:height="0.04931in" draw:id="id949" draw:style-name="a972" draw:name="Oval 139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31472in" svg:y="2.01571in" svg:width="0.0493in" svg:height="0.04931in" draw:id="id950" draw:style-name="a973" draw:name="Oval 139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31474in" svg:y="4.04509in" svg:width="0.0493in" svg:height="0.04931in" draw:id="id951" draw:style-name="a974" draw:name="Oval 140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31603in" svg:y="3.0406in" svg:width="0.0493in" svg:height="0.04931in" draw:id="id952" draw:style-name="a975" draw:name="Oval 140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19689in" svg:y="4.04509in" svg:width="0.0493in" svg:height="0.04931in" draw:id="id953" draw:style-name="a976" draw:name="Oval 140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1238in" svg:y="0.19685in" svg:width="0.0493in" svg:height="0.04931in" draw:id="id954" draw:style-name="a977" draw:name="Oval 140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4727in" svg:y="0.19685in" svg:width="0.0493in" svg:height="0.04931in" draw:id="id955" draw:style-name="a978" draw:name="Oval 140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89824in" svg:y="0.1968in" svg:width="0.0493in" svg:height="0.04931in" draw:id="id956" draw:style-name="a979" draw:name="Oval 140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52286in" svg:y="0.19685in" svg:width="0.0493in" svg:height="0.04931in" draw:id="id957" draw:style-name="a980" draw:name="Oval 140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2947in" svg:y="1.59301in" svg:width="0.0493in" svg:height="0.04931in" draw:id="id958" draw:style-name="a981" draw:name="Oval 140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7567in" svg:y="1.46699in" svg:width="0.0493in" svg:height="0.04931in" draw:id="id959" draw:style-name="a982" draw:name="Oval 140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41276in" svg:y="1.71556in" svg:width="0.0493in" svg:height="0.04931in" draw:id="id960" draw:style-name="a983" draw:name="Oval 140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52686in" svg:y="1.81797in" svg:width="0.0493in" svg:height="0.04931in" draw:id="id961" draw:style-name="a984" draw:name="Oval 141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52251in" svg:y="2.01282in" svg:width="0.0493in" svg:height="0.04931in" draw:id="id962" draw:style-name="a985" draw:name="Oval 141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7535in" svg:y="2.00967in" svg:width="0.0493in" svg:height="0.04931in" draw:id="id963" draw:style-name="a986" draw:name="Oval 141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2605in" svg:y="1.70894in" svg:width="0.0493in" svg:height="0.04931in" draw:id="id964" draw:style-name="a987" draw:name="Oval 141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0268in" svg:y="1.56171in" svg:width="0.0493in" svg:height="0.04931in" draw:id="id965" draw:style-name="a988" draw:name="Oval 141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5167in" svg:y="1.85968in" svg:width="0.0493in" svg:height="0.04931in" draw:id="id966" draw:style-name="a989" draw:name="Oval 141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64793in" svg:y="1.83986in" svg:width="0.0493in" svg:height="0.04931in" draw:id="id967" draw:style-name="a990" draw:name="Oval 141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9621in" svg:y="1.73815in" svg:width="0.0493in" svg:height="0.04931in" draw:id="id968" draw:style-name="a991" draw:name="Oval 141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49407in" svg:y="1.08036in" svg:width="0.0493in" svg:height="0.04931in" draw:id="id969" draw:style-name="a992" draw:name="Oval 141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4887in" svg:y="0.77189in" svg:width="0.0493in" svg:height="0.04931in" draw:id="id970" draw:style-name="a993" draw:name="Oval 141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0066in" svg:y="0.84766in" svg:width="0.0493in" svg:height="0.04931in" draw:id="id971" draw:style-name="a994" draw:name="Oval 142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08257in" svg:y="2.00967in" svg:width="0.0493in" svg:height="0.04931in" draw:id="id972" draw:style-name="a995" draw:name="Oval 142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9194in" svg:y="2.01571in" svg:width="0.0493in" svg:height="0.04931in" draw:id="id973" draw:style-name="a996" draw:name="Oval 142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03184in" svg:y="1.80723in" svg:width="0.0493in" svg:height="0.04931in" draw:id="id974" draw:style-name="a997" draw:name="Oval 142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97341in" svg:y="1.90899in" svg:width="0.0493in" svg:height="0.04931in" draw:id="id975" draw:style-name="a998" draw:name="Oval 142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08745in" svg:y="1.71556in" svg:width="0.0493in" svg:height="0.04931in" draw:id="id976" draw:style-name="a999" draw:name="Oval 142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13959in" svg:y="1.63222in" svg:width="0.0493in" svg:height="0.04931in" draw:id="id977" draw:style-name="a1000" draw:name="Oval 142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71431in" svg:y="1.92949in" svg:width="0.0493in" svg:height="0.04931in" draw:id="id978" draw:style-name="a1001" draw:name="Oval 142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75556in" svg:y="2.00967in" svg:width="0.0493in" svg:height="0.04931in" draw:id="id979" draw:style-name="a1002" draw:name="Oval 142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5717in" svg:y="1.66626in" svg:width="0.0493in" svg:height="0.04931in" draw:id="id980" draw:style-name="a1003" draw:name="Oval 142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7308in" svg:y="1.37165in" svg:width="0.0493in" svg:height="0.04931in" draw:id="id981" draw:style-name="a1004" draw:name="Oval 143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3662in" svg:y="2.57254in" svg:width="0.0493in" svg:height="0.04931in" draw:id="id982" draw:style-name="a1005" draw:name="Oval 143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5691in" svg:y="2.42602in" svg:width="0.0493in" svg:height="0.04931in" draw:id="id983" draw:style-name="a1006" draw:name="Oval 143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76073in" svg:y="2.27041in" svg:width="0.0493in" svg:height="0.04931in" draw:id="id984" draw:style-name="a1007" draw:name="Oval 143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92226in" svg:y="2.27802in" svg:width="0.0493in" svg:height="0.04931in" draw:id="id985" draw:style-name="a1008" draw:name="Oval 143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45351in" svg:y="2.50338in" svg:width="0.0493in" svg:height="0.04931in" draw:id="id986" draw:style-name="a1009" draw:name="Oval 143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66474in" svg:y="2.3374in" svg:width="0.0493in" svg:height="0.04931in" draw:id="id987" draw:style-name="a1010" draw:name="Oval 143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12413in" svg:y="2.4194in" svg:width="0.0493in" svg:height="0.04931in" draw:id="id988" draw:style-name="a1011" draw:name="Oval 143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02249in" svg:y="2.34958in" svg:width="0.0493in" svg:height="0.04931in" draw:id="id989" draw:style-name="a1012" draw:name="Oval 143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1347in" svg:y="2.50338in" svg:width="0.0493in" svg:height="0.04931in" draw:id="id990" draw:style-name="a1013" draw:name="Oval 143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35354in" svg:y="2.82917in" svg:width="0.0493in" svg:height="0.04931in" draw:id="id991" draw:style-name="a1014" draw:name="Oval 144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6202in" svg:y="2.27481in" svg:width="0.0493in" svg:height="0.04931in" draw:id="id992" draw:style-name="a1015" draw:name="Oval 144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00571in" svg:y="2.57634in" svg:width="0.0493in" svg:height="0.04931in" draw:id="id993" draw:style-name="a1016" draw:name="Oval 144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81823in" svg:y="2.42602in" svg:width="0.0493in" svg:height="0.04931in" draw:id="id994" draw:style-name="a1017" draw:name="Oval 144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18969in" svg:y="2.71421in" svg:width="0.0493in" svg:height="0.04931in" draw:id="id995" draw:style-name="a1018" draw:name="Oval 144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65149in" svg:y="2.52703in" svg:width="0.0493in" svg:height="0.04931in" draw:id="id996" draw:style-name="a1019" draw:name="Oval 144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79606in" svg:y="2.40241in" svg:width="0.0493in" svg:height="0.04931in" draw:id="id997" draw:style-name="a1020" draw:name="Oval 144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5136in" svg:y="2.69338in" svg:width="0.0493in" svg:height="0.04931in" draw:id="id998" draw:style-name="a1021" draw:name="Oval 144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6326in" svg:y="3.45858in" svg:width="0.0493in" svg:height="0.04931in" draw:id="id999" draw:style-name="a1022" draw:name="Oval 144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058in" svg:y="2.96081in" svg:width="0.0493in" svg:height="0.04931in" draw:id="id1000" draw:style-name="a1023" draw:name="Oval 144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2457in" svg:y="2.76352in" svg:width="0.04861in" svg:height="0.04931in" draw:id="id1001" draw:style-name="a1024" draw:name="Oval 145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902in" svg:y="3.18623in" svg:width="0.04861in" svg:height="0.04931in" draw:id="id1002" draw:style-name="a1025" draw:name="Oval 145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3542in" svg:y="3.13692in" svg:width="0.04861in" svg:height="0.04931in" draw:id="id1003" draw:style-name="a1026" draw:name="Oval 145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35613in" svg:y="3.46284in" svg:width="0.04861in" svg:height="0.04931in" draw:id="id1004" draw:style-name="a1027" draw:name="Oval 145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35614in" svg:y="2.99125in" svg:width="0.04861in" svg:height="0.04931in" draw:id="id1005" draw:style-name="a1028" draw:name="Oval 145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35626in" svg:y="3.28991in" svg:width="0.04861in" svg:height="0.04931in" draw:id="id1006" draw:style-name="a1029" draw:name="Oval 145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80589in" svg:y="3.45947in" svg:width="0.04861in" svg:height="0.04931in" draw:id="id1007" draw:style-name="a1030" draw:name="Oval 145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57528in" svg:y="3.46284in" svg:width="0.04861in" svg:height="0.04931in" draw:id="id1008" draw:style-name="a1031" draw:name="Oval 145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03481in" svg:y="3.46284in" svg:width="0.04861in" svg:height="0.04931in" draw:id="id1009" draw:style-name="a1032" draw:name="Oval 145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00642in" svg:y="3.7306in" svg:width="0.04861in" svg:height="0.04931in" draw:id="id1010" draw:style-name="a1033" draw:name="Oval 145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21036in" svg:y="3.57427in" svg:width="0.04861in" svg:height="0.04931in" draw:id="id1011" draw:style-name="a1034" draw:name="Oval 146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62021in" svg:y="4.04509in" svg:width="0.04861in" svg:height="0.04931in" draw:id="id1012" draw:style-name="a1035" draw:name="Oval 146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81823in" svg:y="3.88013in" svg:width="0.04861in" svg:height="0.04931in" draw:id="id1013" draw:style-name="a1036" draw:name="Oval 146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70762in" svg:y="3.13997in" svg:width="0.04791in" svg:height="0.04931in" draw:id="id1014" draw:style-name="a1037" draw:name="Oval 146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6163in" svg:y="4.0343in" svg:width="0.04791in" svg:height="0.04931in" draw:id="id1015" draw:style-name="a1038" draw:name="Oval 146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49929in" svg:y="3.31027in" svg:width="0.04791in" svg:height="0.04931in" draw:id="id1016" draw:style-name="a1039" draw:name="Oval 146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1014in" svg:y="3.01781in" svg:width="0.04791in" svg:height="0.04931in" draw:id="id1017" draw:style-name="a1040" draw:name="Oval 146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7295in" svg:y="2.89505in" svg:width="0.04791in" svg:height="0.04931in" draw:id="id1018" draw:style-name="a1041" draw:name="Oval 146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1307in" svg:y="2.57634in" svg:width="0.04791in" svg:height="0.04931in" draw:id="id1019" draw:style-name="a1042" draw:name="Oval 146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83112in" svg:y="2.42602in" svg:width="0.04791in" svg:height="0.04931in" draw:id="id1020" draw:style-name="a1043" draw:name="Oval 146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0118in" svg:y="2.73948in" svg:width="0.04791in" svg:height="0.04931in" draw:id="id1021" draw:style-name="a1044" draw:name="Oval 147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8898in" svg:y="3.23553in" svg:width="0.04791in" svg:height="0.04931in" draw:id="id1022" draw:style-name="a1045" draw:name="Oval 147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10489in" svg:y="3.57427in" svg:width="0.04791in" svg:height="0.04931in" draw:id="id1023" draw:style-name="a1046" draw:name="Oval 147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7984in" svg:y="3.06711in" svg:width="0.04791in" svg:height="0.04931in" draw:id="id1024" draw:style-name="a1047" draw:name="Oval 147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9565in" svg:y="3.40663in" svg:width="0.04791in" svg:height="0.04931in" draw:id="id1025" draw:style-name="a1048" draw:name="Oval 147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6413in" svg:y="3.73767in" svg:width="0.04791in" svg:height="0.04931in" draw:id="id1026" draw:style-name="a1049" draw:name="Oval 147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6459in" svg:y="3.59824in" svg:width="0.04791in" svg:height="0.04931in" draw:id="id1027" draw:style-name="a1050" draw:name="Oval 147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2627in" svg:y="3.88287in" svg:width="0.04791in" svg:height="0.04931in" draw:id="id1028" draw:style-name="a1051" draw:name="Oval 147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3791in" svg:y="3.79392in" svg:width="0.04791in" svg:height="0.04931in" draw:id="id1029" draw:style-name="a1052" draw:name="Oval 147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76053in" svg:y="4.03572in" svg:width="0.04722in" svg:height="0.04931in" draw:id="id1030" draw:style-name="a1053" draw:name="Oval 147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85099in" svg:y="3.92652in" svg:width="0.04722in" svg:height="0.04931in" draw:id="id1031" draw:style-name="a1054" draw:name="Oval 148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1544in" svg:y="3.68204in" svg:width="0.04722in" svg:height="0.04931in" draw:id="id1032" draw:style-name="a1055" draw:name="Oval 148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50967in" svg:y="3.74461in" svg:width="0.04722in" svg:height="0.04931in" draw:id="id1033" draw:style-name="a1056" draw:name="Oval 148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6321in" svg:y="3.89014in" svg:width="0.04722in" svg:height="0.04931in" draw:id="id1034" draw:style-name="a1057" draw:name="Oval 148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8592in" svg:y="3.59396in" svg:width="0.04722in" svg:height="0.04931in" draw:id="id1035" draw:style-name="a1058" draw:name="Oval 148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87527in" svg:y="2.9685in" svg:width="0.04722in" svg:height="0.04931in" draw:id="id1036" draw:style-name="a1059" draw:name="Oval 148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63425in" svg:y="3.64754in" svg:width="0.04722in" svg:height="0.04931in" draw:id="id1037" draw:style-name="a1060" draw:name="Oval 148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46238in" svg:y="2.93586in" svg:width="0.04722in" svg:height="0.04931in" draw:id="id1038" draw:style-name="a1061" draw:name="Oval 148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25337in" svg:y="2.91466in" svg:width="0.04722in" svg:height="0.04931in" draw:id="id1039" draw:style-name="a1062" draw:name="Oval 148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65777in" svg:y="2.95449in" svg:width="0.04722in" svg:height="0.04931in" draw:id="id1040" draw:style-name="a1063" draw:name="Oval 148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60842in" svg:y="2.60722in" svg:width="0.04722in" svg:height="0.04931in" draw:id="id1041" draw:style-name="a1064" draw:name="Oval 149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75352in" svg:y="2.79259in" svg:width="0.04722in" svg:height="0.04931in" draw:id="id1042" draw:style-name="a1065" draw:name="Oval 149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48061in" svg:y="2.4194in" svg:width="0.04722in" svg:height="0.04931in" draw:id="id1043" draw:style-name="a1066" draw:name="Oval 149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37944in" svg:y="2.27036in" svg:width="0.04722in" svg:height="0.04931in" draw:id="id1044" draw:style-name="a1067" draw:name="Oval 149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75349in" svg:y="3.28484in" svg:width="0.04722in" svg:height="0.04931in" draw:id="id1045" draw:style-name="a1068" draw:name="Oval 149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83082in" svg:y="3.11642in" svg:width="0.04722in" svg:height="0.04931in" draw:id="id1046" draw:style-name="a1069" draw:name="Oval 149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70221in" svg:y="3.45637in" svg:width="0.04722in" svg:height="0.04931in" draw:id="id1047" draw:style-name="a1070" draw:name="Oval 149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35959in" svg:y="3.60925in" svg:width="0.04722in" svg:height="0.04931in" draw:id="id1048" draw:style-name="a1071" draw:name="Oval 149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50145in" svg:y="3.63274in" svg:width="0.04722in" svg:height="0.04931in" draw:id="id1049" draw:style-name="a1072" draw:name="Oval 149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22493in" svg:y="3.59191in" svg:width="0.04722in" svg:height="0.04931in" draw:id="id1050" draw:style-name="a1073" draw:name="Oval 149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53488in" svg:y="4.03572in" svg:width="0.04722in" svg:height="0.04931in" draw:id="id1051" draw:style-name="a1074" draw:name="Oval 150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8012in" svg:y="3.83743in" svg:width="0.04722in" svg:height="0.04931in" draw:id="id1052" draw:style-name="a1075" draw:name="Oval 150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29909in" svg:y="3.93438in" svg:width="0.04722in" svg:height="0.04931in" draw:id="id1053" draw:style-name="a1076" draw:name="Oval 150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85213in" svg:y="3.73767in" svg:width="0.04722in" svg:height="0.04931in" draw:id="id1054" draw:style-name="a1077" draw:name="Oval 150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54236in" svg:y="2.47458in" svg:width="0.04722in" svg:height="0.04931in" draw:id="id1055" draw:style-name="a1078" draw:name="Oval 150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2241in" svg:y="2.71074in" svg:width="0.04722in" svg:height="0.04931in" draw:id="id1056" draw:style-name="a1079" draw:name="Oval 150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39678in" svg:y="2.58356in" svg:width="0.04722in" svg:height="0.04931in" draw:id="id1057" draw:style-name="a1080" draw:name="Oval 150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5619in" svg:y="2.83954in" svg:width="0.04722in" svg:height="0.04931in" draw:id="id1058" draw:style-name="a1081" draw:name="Oval 150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2595in" svg:y="2.27031in" svg:width="0.04722in" svg:height="0.04931in" draw:id="id1059" draw:style-name="a1082" draw:name="Oval 150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27132in" svg:y="2.36722in" svg:width="0.04722in" svg:height="0.04931in" draw:id="id1060" draw:style-name="a1083" draw:name="Oval 150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41719in" svg:y="2.41977in" svg:width="0.04722in" svg:height="0.04931in" draw:id="id1061" draw:style-name="a1084" draw:name="Oval 151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15128in" svg:y="2.32001in" svg:width="0.04722in" svg:height="0.04931in" draw:id="id1062" draw:style-name="a1085" draw:name="Oval 151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2446in" svg:y="2.00962in" svg:width="0.04722in" svg:height="0.04931in" draw:id="id1063" draw:style-name="a1086" draw:name="Oval 151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54579in" svg:y="1.79055in" svg:width="0.04722in" svg:height="0.04931in" draw:id="id1064" draw:style-name="a1087" draw:name="Oval 151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29124in" svg:y="1.89673in" svg:width="0.04722in" svg:height="0.04931in" draw:id="id1065" draw:style-name="a1088" draw:name="Oval 151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42579in" svg:y="1.83533in" svg:width="0.04722in" svg:height="0.04931in" draw:id="id1066" draw:style-name="a1089" draw:name="Oval 151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1522in" svg:y="1.95515in" svg:width="0.04722in" svg:height="0.04931in" draw:id="id1067" draw:style-name="a1090" draw:name="Oval 151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80541in" svg:y="2.00445in" svg:width="0.04722in" svg:height="0.04931in" draw:id="id1068" draw:style-name="a1091" draw:name="Oval 151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19809in" svg:y="1.08899in" svg:width="0.04722in" svg:height="0.04931in" draw:id="id1069" draw:style-name="a1092" draw:name="Oval 151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80543in" svg:y="0.19685in" svg:width="0.04722in" svg:height="0.04931in" draw:id="id1070" draw:style-name="a1093" draw:name="Oval 151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54232in" svg:y="0.19685in" svg:width="0.04722in" svg:height="0.04931in" draw:id="id1071" draw:style-name="a1094" draw:name="Oval 152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37815in" svg:y="1.47078in" svg:width="0.04722in" svg:height="0.04931in" draw:id="id1072" draw:style-name="a1095" draw:name="Oval 152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46149in" svg:y="1.64231in" svg:width="0.04722in" svg:height="0.04931in" draw:id="id1073" draw:style-name="a1096" draw:name="Oval 152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2852in" svg:y="1.27304in" svg:width="0.04722in" svg:height="0.04931in" draw:id="id1074" draw:style-name="a1097" draw:name="Oval 152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2556in" svg:y="1.49856in" svg:width="0.04722in" svg:height="0.04931in" draw:id="id1075" draw:style-name="a1098" draw:name="Oval 152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10458in" svg:y="1.29768in" svg:width="0.04722in" svg:height="0.04931in" draw:id="id1076" draw:style-name="a1099" draw:name="Oval 152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9221in" svg:y="1.74125in" svg:width="0.04722in" svg:height="0.04931in" draw:id="id1077" draw:style-name="a1100" draw:name="Oval 152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0204in" svg:y="0.66283in" svg:width="0.04722in" svg:height="0.04931in" draw:id="id1078" draw:style-name="a1101" draw:name="Oval 152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09549in" svg:y="0.86315in" svg:width="0.04722in" svg:height="0.04931in" draw:id="id1079" draw:style-name="a1102" draw:name="Oval 152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90107in" svg:y="0.43601in" svg:width="0.04722in" svg:height="0.04931in" draw:id="id1080" draw:style-name="a1103" draw:name="Oval 152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37705in" svg:y="0.63298in" svg:width="0.04722in" svg:height="0.04931in" draw:id="id1081" draw:style-name="a1104" draw:name="Oval 153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46106in" svg:y="0.41277in" svg:width="0.04722in" svg:height="0.04931in" draw:id="id1082" draw:style-name="a1105" draw:name="Oval 153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29868in" svg:y="0.84461in" svg:width="0.04722in" svg:height="0.04931in" draw:id="id1083" draw:style-name="a1106" draw:name="Oval 153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type="line" svg:x1="1.77153in" svg:y1="1.11074in" svg:x2="2.36772in" svg:y2="0.47075in" draw:id="id1084" draw:style-name="a1107" draw:name="Straight Connector 1533"><svg:title/><svg:desc/></draw:connector><draw:connector draw:type="line" svg:x1="0.26999in" svg:y1="3.78392in" svg:x2="0.87853in" svg:y2="2.88926in" draw:id="id1085" draw:style-name="a1108" draw:name="Straight Connector 1534"><svg:title/><svg:desc/></draw:connector><draw:connector draw:type="line" svg:x1="0.87853in" svg:y1="2.88884in" svg:x2="1.34136in" svg:y2="2.0396in" draw:id="id1086" draw:style-name="a1109" draw:name="Straight Connector 1535"><svg:title/><svg:desc/></draw:connector><draw:connector draw:type="line" svg:x1="1.34136in" svg:y1="2.0396in" svg:x2="1.77138in" svg:y2="1.11074in" draw:id="id1087" draw:style-name="a1110" draw:name="Straight Connector 1536"><svg:title/><svg:desc/></draw:connector><draw:connector draw:type="line" svg:x1="2.94505in" svg:y1="2.0396in" svg:x2="2.51636in" svg:y2="1.10501in" draw:id="id1088" draw:style-name="a1111" draw:name="Straight Connector 1537"><svg:title/><svg:desc/></draw:connector><draw:connector draw:type="line" svg:x1="2.38175in" svg:y1="3.48658in" svg:x2="2.94505in" svg:y2="2.30198in" draw:id="id1089" draw:style-name="a1112" draw:name="Straight Connector 1538"><svg:title/><svg:desc/></draw:connector><draw:connector draw:type="line" svg:x1="2.94505in" svg:y1="2.30198in" svg:x2="2.94505in" svg:y2="2.0396in" draw:id="id1090" draw:style-name="a1113" draw:name="Straight Connector 1539"><svg:title/><svg:desc/></draw:connector><draw:connector draw:type="line" svg:x1="2.51594in" svg:y1="1.11074in" svg:x2="2.36792in" svg:y2="0.47075in" draw:id="id1091" draw:style-name="a1114" draw:name="Straight Connector 1540"><svg:title/><svg:desc/></draw:connector><draw:connector draw:type="line" svg:x1="2.17892in" svg:y1="3.73767in" svg:x2="2.38215in" svg:y2="3.48658in" draw:id="id1092" draw:style-name="a1115" draw:name="Straight Connector 1541"><svg:title/><svg:desc/></draw:connector><draw:connector draw:type="line" svg:x1="2.17947in" svg:y1="3.73767in" svg:x2="3.29084in" svg:y2="3.48658in" draw:id="id1093" draw:style-name="a1116" draw:name="Straight Connector 1542"><svg:title/><svg:desc/></draw:connector><draw:connector draw:type="line" svg:x1="3.2914in" svg:y1="3.48658in" svg:x2="4.10027in" svg:y2="2.91967in" draw:id="id1094" draw:style-name="a1117" draw:name="Straight Connector 1543"><svg:title/><svg:desc/></draw:connector><draw:connector draw:type="line" svg:x1="4.10032in" svg:y1="2.92778in" svg:x2="4.63308in" svg:y2="2.62565in" draw:id="id1095" draw:style-name="a1118" draw:name="Straight Connector 1544"><svg:title/><svg:desc/></draw:connector><draw:connector draw:type="line" svg:x1="4.63386in" svg:y1="2.62565in" svg:x2="5.04866in" svg:y2="2.29208in" draw:id="id1096" draw:style-name="a1119" draw:name="Straight Connector 1545"><svg:title/><svg:desc/></draw:connector><draw:connector draw:type="line" svg:x1="5.04866in" svg:y1="2.29208in" svg:x2="5.53436in" svg:y2="0.99774in" draw:id="id1097" draw:style-name="a1120" draw:name="Straight Connector 1546"><svg:title/><svg:desc/></draw:connector><draw:connector draw:type="line" svg:x1="0.26985in" svg:y1="3.7799in" svg:x2="1.34136in" svg:y2="2.0396in" draw:end-shape="id814" draw:end-glue-point="6" draw:id="id1098" draw:style-name="a1121" draw:name="Straight Connector 1548"><svg:title/><svg:desc/></draw:connector><draw:connector draw:type="line" svg:x1="1.34136in" svg:y1="2.0396in" draw:start-shape="id814" draw:start-glue-point="6" svg:x2="2.36772in" svg:y2="0.47075in" draw:id="id1099" draw:style-name="a1122" draw:name="Straight Connector 1549"><svg:title/><svg:desc/></draw:connector><draw:connector draw:type="line" svg:x1="2.35606in" svg:y1="0.48532in" svg:x2="2.94505in" svg:y2="2.0396in" draw:end-shape="id814" draw:end-glue-point="7" draw:id="id1100" draw:style-name="a1123" draw:name="Straight Connector 1550"><svg:title/><svg:desc/></draw:connector><draw:connector draw:type="line" svg:x1="2.18951in" svg:y1="3.73531in" svg:x2="2.94505in" svg:y2="2.30198in" draw:end-shape="id814" draw:end-glue-point="8" draw:id="id1101" draw:style-name="a1124" draw:name="Straight Connector 1551"><svg:title/><svg:desc/></draw:connector><draw:connector draw:type="line" svg:x1="2.18932in" svg:y1="3.73531in" svg:x2="5.04866in" svg:y2="2.29208in" draw:end-shape="id814" draw:end-glue-point="16" draw:id="id1102" draw:style-name="a1125" draw:name="Straight Connector 1552"><svg:title/><svg:desc/></draw:connector><draw:custom-shape svg:x="2.29805in" svg:y="0.42319in" svg:width="0.10346in" svg:height="0.10417in" draw:id="id1103" draw:style-name="a1126" draw:name="Oval 155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2.14644in" svg:y="3.67471in" svg:width="0.10346in" svg:height="0.10417in" draw:id="id1104" draw:style-name="a1127" draw:name="Oval 155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text:p>
      <text:h text:style-name="Heading1" text:outline-level="1">Topics of Interest</text:h>
      <text:p text:style-name="Normal"><text:a office:title="https://en.wikipedia.org/wiki/Constraint_satisfaction_problem" xlink:href="https://en.wikipedia.org/wiki/Constraint_satisfaction_problem" office:target-frame-name="_top" xlink:show="replace"><text:span text:style-name="T81">Constraint Satisfaction Problem, Wikipedia</text:span></text:a></text:p>
      <text:p text:style-name="Normal"><text:a office:title="https://en.wikipedia.org/wiki/Local_search_(optimization)" xlink:href="https://en.wikipedia.org/wiki/Local_search_(optimization)" office:target-frame-name="_top" xlink:show="replace"><text:span text:style-name="T82">Local Search, Wikipedia</text:span></text:a></text:p>
      <text:p text:style-name="Normal"><text:a office:title="https://en.wikipedia.org/wiki/Tree_traversal" xlink:href="https://en.wikipedia.org/wiki/Tree_traversal" office:target-frame-name="_top" xlink:show="replace"><text:span text:style-name="T83">Tree Search Algorithms, Wikipedia</text:span></text:a></text:p>
      <text:p text:style-name="Normal"><text:a office:title="https://en.wikipedia.org/wiki/Game_tree" xlink:href="https://en.wikipedia.org/wiki/Game_tree" office:target-frame-name="_top" xlink:show="replace"><text:span text:style-name="T84">Game Tree, Wikipedia</text:span></text:a></text:p>
      <text:p text:style-name="Normal"><text:a xlink:href="http://theory.stanford.edu/~amitp/GameProgramming/MapRepresentations.html" office:target-frame-name="_top" xlink:show="replace"><text:span text:style-name="Hyperlink">Map Representations, Stanford Theory</text:span></text:a></text:p>
      <text:p text:style-name="Normal"><text:a office:title="https://en.wikipedia.org/wiki/Graph_traversal" xlink:href="https://en.wikipedia.org/wiki/Graph_traversal" office:target-frame-name="_top" xlink:show="replace"><text:span text:style-name="Hyperlink">Graph Traversal, Wikipedia</text:span></text:a></text:p>
      <text:p text:style-name="Normal"><text:a xlink:href="http://theory.stanford.edu/~amitp/GameProgramming/AStarComparison.html" office:target-frame-name="_top" xlink:show="replace"><text:span text:style-name="Hyperlink">A*</text:span><text:span text:style-name="Hyperlink"><text:s/>Pathfinding, Stanford Theory</text:span></text:a></text:p>
      <text:p text:style-name="Normal"><text:a xlink:href="https://en.wikipedia.org/wiki/A*_search_algorithm" office:target-frame-name="_top" xlink:show="replace"><text:span text:style-name="Hyperlink">A* Search Algorithm, Wikipedia</text:span></text:a><text:tab/><text:tab/><text:a xlink:href="https://en.wikipedia.org/wiki/A*_search_algorithm#Pseudocode" office:target-frame-name="_top" xlink:show="replace"><text:span text:style-name="Hyperlink">Pseudocode</text:span></text:a></text:p>
      <text:p text:style-name="Normal"><text:a xlink:href="http://idm-lab.org/bib/abstracts/papers/aaai02b.pdf" office:target-frame-name="_top" xlink:show="replace"><text:span text:style-name="Hyperlink">D* Lite</text:span><text:span text:style-name="Hyperlink"><text:s/>Article</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Spacing" style:display-name="No Spacing" style:family="paragraph">
      <style:paragraph-properties fo:margin-bottom="0in" fo:line-height="100%"/>
      <style:text-properties fo:hyphenate="false"/>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marker draw:name="a91" svg:viewBox="0 0 20 30" svg:d="m10 0-10 30h20z"/>
    <draw:marker draw:name="a14" svg:viewBox="0 0 20 30" svg:d="m10 0-10 30h20z"/>
    <draw:marker draw:name="a849" svg:viewBox="0 0 20 30" svg:d="m10 0-10 30h20z"/>
    <draw:marker draw:name="a283" svg:viewBox="0 0 20 30" svg:d="m10 0-10 30h20z"/>
    <draw:marker draw:name="a16" svg:viewBox="0 0 20 30" svg:d="m10 0-10 30h20z"/>
    <draw:marker draw:name="a279" svg:viewBox="0 0 20 30" svg:d="m10 0-10 30h20z"/>
    <draw:marker draw:name="a95" svg:viewBox="0 0 20 30" svg:d="m10 0-10 30h20z"/>
    <draw:marker draw:name="a555" svg:viewBox="0 0 20 30" svg:d="m10 0-10 30h20z"/>
    <draw:marker draw:name="a559" svg:viewBox="0 0 20 30" svg:d="m10 0-10 30h20z"/>
    <draw:marker draw:name="a71" svg:viewBox="0 0 20 30" svg:d="m10 0-10 30h20z"/>
    <draw:marker draw:name="a75" svg:viewBox="0 0 20 30" svg:d="m10 0-10 30h20z"/>
    <draw:marker draw:name="a845" svg:viewBox="0 0 20 30" svg:d="m10 0-10 30h20z"/>
    <draw:stroke-dash draw:name="a268" draw:display-name="Dash" draw:style="rect" draw:dots1="1" draw:dots1-length="0.04167in" draw:dots2="0" draw:dots2-length="0in" draw:distance="0.04167in"/>
    <draw:stroke-dash draw:name="a153" draw:display-name="Dash" draw:style="rect" draw:dots1="1" draw:dots1-length="0.04167in" draw:dots2="0" draw:dots2-length="0in" draw:distance="0.04167in"/>
    <draw:stroke-dash draw:name="a160" draw:display-name="Dash" draw:style="rect" draw:dots1="1" draw:dots1-length="0.04167in" draw:dots2="0" draw:dots2-length="0in" draw:distance="0.04167in"/>
    <draw:stroke-dash draw:name="a155" draw:display-name="Dash" draw:style="rect" draw:dots1="1" draw:dots1-length="0.04167in" draw:dots2="0" draw:dots2-length="0in" draw:distance="0.04167in"/>
    <draw:stroke-dash draw:name="a544" draw:display-name="Dash" draw:style="rect" draw:dots1="1" draw:dots1-length="0.04167in" draw:dots2="0" draw:dots2-length="0in" draw:distance="0.04167in"/>
    <draw:stroke-dash draw:name="a164" draw:display-name="Dash" draw:style="rect" draw:dots1="1" draw:dots1-length="0.04167in" draw:dots2="0" draw:dots2-length="0in" draw:distance="0.04167in"/>
    <draw:stroke-dash draw:name="a182" draw:display-name="Dash" draw:style="rect" draw:dots1="1" draw:dots1-length="0.04167in" draw:dots2="0" draw:dots2-length="0in" draw:distance="0.04167in"/>
    <draw:stroke-dash draw:name="a184" draw:display-name="Dash" draw:style="rect" draw:dots1="1" draw:dots1-length="0.04167in" draw:dots2="0" draw:dots2-length="0in" draw:distance="0.04167in"/>
    <draw:stroke-dash draw:name="a193" draw:display-name="Dash" draw:style="rect" draw:dots1="1" draw:dots1-length="0.04167in" draw:dots2="0" draw:dots2-length="0in" draw:distance="0.04167in"/>
    <draw:stroke-dash draw:name="a189" draw:display-name="Dash" draw:style="rect" draw:dots1="1" draw:dots1-length="0.04167in" draw:dots2="0" draw:dots2-length="0in" draw:distance="0.04167in"/>
    <draw:stroke-dash draw:name="a834" draw:display-name="Dash" draw:style="rect" draw:dots1="1" draw:dots1-length="0.04167in" draw:dots2="0" draw:dots2-length="0in" draw:distance="0.04167in"/>
    <draw:stroke-dash draw:name="a80" draw:display-name="Dash" draw:style="rect" draw:dots1="1" draw:dots1-length="0.02083in" draw:dots2="0" draw:dots2-length="0in" draw:distance="0.02083in"/>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 Webberley</meta:initial-creator>
    <dc:creator>Matt Webberley</dc:creator>
    <meta:creation-date>2020-04-12T18:10:00Z</meta:creation-date>
    <dc:date>2020-04-12T18:10:00Z</dc:date>
    <meta:template xlink:href="Normal" xlink:type="simple"/>
    <meta:editing-cycles>2</meta:editing-cycles>
    <meta:editing-duration>PT0S</meta:editing-duration>
    <meta:document-statistic meta:page-count="7" meta:paragraph-count="10" meta:word-count="771" meta:character-count="5158" meta:row-count="36" meta:non-whitespace-character-count="4397"/>
  </office:meta>
</office:document-meta>
</file>